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91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751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561cm"/>
    </style:style>
    <style:style style:name="co8" style:family="table-column">
      <style:table-column-properties fo:break-before="auto" style:column-width="0.885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37cm"/>
    </style:style>
    <style:style style:name="co12" style:family="table-column">
      <style:table-column-properties fo:break-before="auto" style:column-width="0.663cm"/>
    </style:style>
    <style:style style:name="co13" style:family="table-column">
      <style:table-column-properties fo:break-before="auto" style:column-width="0.589cm"/>
    </style:style>
    <style:style style:name="co14" style:family="table-column">
      <style:table-column-properties fo:break-before="auto" style:column-width="2.066cm"/>
    </style:style>
    <style:style style:name="co15" style:family="table-column">
      <style:table-column-properties fo:break-before="auto" style:column-width="2.905cm"/>
    </style:style>
    <style:style style:name="co16" style:family="table-column">
      <style:table-column-properties fo:break-before="auto" style:column-width="0.614cm"/>
    </style:style>
    <style:style style:name="co17" style:family="table-column">
      <style:table-column-properties fo:break-before="auto" style:column-width="0.73cm"/>
    </style:style>
    <style:style style:name="co18" style:family="table-column">
      <style:table-column-properties fo:break-before="auto" style:column-width="5.195cm"/>
    </style:style>
    <style:style style:name="co19" style:family="table-column">
      <style:table-column-properties fo:break-before="auto" style:column-width="0.818cm"/>
    </style:style>
    <style:style style:name="co22" style:family="table-column">
      <style:table-column-properties fo:break-before="auto" style:column-width="0.3cm"/>
    </style:style>
    <style:style style:name="co23" style:family="table-column">
      <style:table-column-properties fo:break-before="auto" style:column-width="0.101cm"/>
    </style:style>
    <style:style style:name="co24" style:family="table-column">
      <style:table-column-properties fo:break-before="auto" style:column-width="0.499cm"/>
    </style:style>
    <style:style style:name="co25" style:family="table-column">
      <style:table-column-properties fo:break-before="auto" style:column-width="0.981cm"/>
    </style:style>
    <style:style style:name="co26" style:family="table-column">
      <style:table-column-properties fo:break-before="auto" style:column-width="0.997cm"/>
    </style:style>
    <style:style style:name="co27" style:family="table-column">
      <style:table-column-properties fo:break-before="auto" style:column-width="0.965cm"/>
    </style:style>
    <style:style style:name="co28" style:family="table-column">
      <style:table-column-properties fo:break-before="auto" style:column-width="0.974cm"/>
    </style:style>
    <style:style style:name="co29" style:family="table-column">
      <style:table-column-properties fo:break-before="auto" style:column-width="4.008cm"/>
    </style:style>
    <style:style style:name="co30" style:family="table-column">
      <style:table-column-properties fo:break-before="auto" style:column-width="0.265cm"/>
    </style:style>
    <style:style style:name="co31" style:family="table-column">
      <style:table-column-properties fo:break-before="auto" style:column-width="0.22cm"/>
    </style:style>
    <style:style style:name="ro1" style:family="table-row">
      <style:table-row-properties style:row-height="0.409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0.826cm" fo:break-before="auto" style:use-optimal-row-height="false"/>
    </style:style>
    <style:style style:name="ro4" style:family="table-row">
      <style:table-row-properties style:row-height="0.409cm" fo:break-before="auto" style:use-optimal-row-height="true"/>
    </style:style>
    <style:style style:name="ro5" style:family="table-row">
      <style:table-row-properties style:row-height="0.803cm" fo:break-before="auto" style:use-optimal-row-height="true"/>
    </style:style>
    <style:style style:name="ro6" style:family="table-row">
      <style:table-row-properties style:row-height="0.423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647cm" fo:break-before="auto" style:use-optimal-row-height="false"/>
    </style:style>
    <style:style style:name="ro9" style:family="table-row">
      <style:table-row-properties style:row-height="0.3cm" fo:break-before="auto" style:use-optimal-row-height="false"/>
    </style:style>
    <style:style style:name="ro10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66ffff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39" style:family="table-cell" style:parent-style-name="Default">
      <style:table-cell-properties fo:background-color="#ffff00" fo:border="0.002cm solid #000000"/>
    </style:style>
    <style:style style:name="ce40" style:family="table-cell" style:parent-style-name="Default">
      <style:text-properties fo:color="#0066ff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style:use-window-font-color="tru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transparent"/>
      <style:text-properties fo:color="#0066ff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ff66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2" style:family="table-cell" style:parent-style-name="Default">
      <style:table-cell-properties fo:background-color="#0084d1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4" style:family="table-cell" style:parent-style-name="Default">
      <style:table-cell-properties fo:background-color="#333333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71" style:family="table-cell" style:parent-style-name="Default">
      <style:table-cell-properties fo:border-bottom="0.002cm solid #000000" fo:background-color="#004586" style:text-align-source="fix" style:repeat-content="false" fo:border-left="0.002cm solid #000000" fo:border-right="none" style:rotation-angle="270" fo:border-top="0.002cm solid #000000" style:vertical-align="middle"/>
      <style:paragraph-properties fo:text-align="center" fo:margin-left="0cm"/>
      <style:text-properties style:font-name="Courier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73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75" style:family="table-cell" style:parent-style-name="Default">
      <style:table-cell-properties fo:border-bottom="0.002cm solid #000000" fo:background-color="#00458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76" style:family="table-cell" style:parent-style-name="Default">
      <style:table-cell-properties fo:border-bottom="none" fo:background-color="#0066cc" style:text-align-source="fix" style:repeat-content="false" fo:border-left="0.002cm solid #000000" fo:border-right="0.002cm solid #000000" style:rotation-angle="270" fo:border-top="0.002cm solid #000000" style:vertical-align="middle"/>
      <style:paragraph-properties fo:text-align="center" fo:margin-left="0cm"/>
      <style:text-properties fo:color="#ffffff" style:font-name="Courier" fo:font-size="8pt" style:font-size-asian="8pt" style:font-size-complex="8pt"/>
    </style:style>
    <style:style style:name="ce77" style:family="table-cell" style:parent-style-name="Default">
      <style:table-cell-properties fo:border-bottom="none" fo:background-color="#0066cc" style:text-align-source="fix" style:repeat-content="false" fo:border-left="0.002cm solid #000000" fo:border-right="0.002cm solid #000000" style:rotation-angle="270" fo:border-top="none" style:vertical-align="middle"/>
      <style:paragraph-properties fo:text-align="center" fo:margin-left="0cm"/>
      <style:text-properties fo:color="#ffffff" style:font-name="Courier" fo:font-size="8pt" style:font-size-asian="8pt" style:font-size-complex="8pt"/>
    </style:style>
    <style:style style:name="ce78" style:family="table-cell" style:parent-style-name="Default">
      <style:table-cell-properties fo:border-bottom="none" fo:background-color="#0066cc" style:text-align-source="fix" style:repeat-content="false" fo:border-left="0.002cm solid #000000" fo:border-right="none" style:rotation-angle="270" fo:border-top="0.002cm solid #000000" style:vertical-align="middle"/>
      <style:paragraph-properties fo:text-align="center" fo:margin-left="0cm"/>
      <style:text-properties fo:color="#ffffff" style:font-name="Courier" fo:font-size="8pt" style:font-size-asian="8pt" style:font-size-complex="8pt"/>
    </style:style>
    <style:style style:name="ce79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0.002cm solid #000000" style:rotation-angle="270" fo:border-top="none" style:vertical-align="middle"/>
      <style:paragraph-properties fo:text-align="center" fo:margin-left="0cm"/>
      <style:text-properties fo:color="#ffffff" style:font-name="Courier" fo:font-size="8pt" style:font-size-asian="8pt" style:font-size-complex="8pt"/>
    </style:style>
    <style:style style:name="ce8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8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83" style:family="table-cell" style:parent-style-name="Default">
      <style:table-cell-properties fo:border-bottom="0.002cm solid #000000" fo:background-color="#00458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84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85" style:family="table-cell" style:parent-style-name="Default">
      <style:table-cell-properties fo:border-bottom="none" fo:background-color="#3399ff" style:text-align-source="fix" style:repeat-content="false" fo:border-left="0.002cm solid #000000" fo:border-right="none" style:rotation-angle="270" fo:border-top="0.002cm solid #000000" style:vertical-align="middle"/>
      <style:paragraph-properties fo:text-align="center" fo:margin-left="0cm"/>
      <style:text-properties fo:color="#ffffff" style:font-name="Courier" fo:font-size="6pt" style:font-size-asian="6pt" style:font-size-complex="6pt"/>
    </style:style>
    <style:style style:name="ce86" style:family="table-cell" style:parent-style-name="Default">
      <style:table-cell-properties fo:border-bottom="none" fo:background-color="#3399ff" style:text-align-source="fix" style:repeat-content="false" fo:border-left="0.002cm solid #000000" fo:border-right="0.002cm solid #000000" style:rotation-angle="270" fo:border-top="none" style:vertical-align="middle"/>
      <style:paragraph-properties fo:text-align="center" fo:margin-left="0cm"/>
      <style:text-properties fo:color="#ffffff" style:font-name="Courier" fo:font-size="6pt" style:font-size-asian="6pt" style:font-size-complex="6pt"/>
    </style:style>
    <style:style style:name="ce87" style:family="table-cell" style:parent-style-name="Default">
      <style:table-cell-properties fo:border-bottom="none" fo:background-color="#3399ff" style:text-align-source="fix" style:repeat-content="false" fo:border-left="none" fo:border-right="none" style:rotation-angle="270" fo:border-top="0.002cm solid #000000" style:vertical-align="middle"/>
      <style:paragraph-properties fo:text-align="center" fo:margin-left="0cm"/>
      <style:text-properties fo:color="#ffffff" style:font-name="Courier" fo:font-size="6pt" style:font-size-asian="6pt" style:font-size-complex="6pt"/>
    </style:style>
    <style:style style:name="ce88" style:family="table-cell" style:parent-style-name="Default">
      <style:table-cell-properties fo:background-color="#3399ff" style:text-align-source="fix" style:repeat-content="false" style:rotation-angle="270" style:vertical-align="middle"/>
      <style:paragraph-properties fo:text-align="center" fo:margin-left="0cm"/>
      <style:text-properties fo:color="#ffffff" style:font-name="Courier" fo:font-size="6pt" style:font-size-asian="6pt" style:font-size-complex="6pt"/>
    </style:style>
    <style:style style:name="ce89" style:family="table-cell" style:parent-style-name="Default">
      <style:table-cell-properties fo:border-bottom="0.002cm solid #000000" fo:background-color="#3399ff" style:text-align-source="fix" style:repeat-content="false" fo:border-left="0.002cm solid #000000" fo:border-right="0.002cm solid #000000" style:rotation-angle="270" fo:border-top="none" style:vertical-align="middle"/>
      <style:paragraph-properties fo:text-align="center" fo:margin-left="0cm"/>
      <style:text-properties fo:color="#ffffff" style:font-name="Courier" fo:font-size="6pt" style:font-size-asian="6pt" style:font-size-complex="6pt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9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92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" fo:font-size="5pt" style:font-size-asian="5pt" style:font-size-complex="5pt"/>
    </style:style>
    <style:style style:name="ce94" style:family="table-cell" style:parent-style-name="Default">
      <style:table-cell-properties fo:border-bottom="0.002cm solid #000000" fo:background-color="#00458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5pt" style:font-size-asian="5pt" style:font-size-complex="5pt"/>
    </style:style>
    <style:style style:name="ce95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5pt" style:font-size-asian="5pt" style:font-size-complex="5pt"/>
    </style:style>
    <style:style style:name="ce96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5pt" style:font-size-asian="5pt" style:font-size-complex="5pt"/>
    </style:style>
    <style:style style:name="ce97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use-window-font-color="true" style:font-name="Courier" fo:font-size="5pt" style:font-size-asian="5pt" style:font-size-complex="5pt"/>
    </style:style>
    <style:style style:name="ce98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use-window-font-color="true" style:font-name="Courier" fo:font-size="5pt" style:font-size-asian="5pt" style:font-size-complex="5pt"/>
    </style:style>
    <style:style style:name="ce99" style:family="table-cell" style:parent-style-name="Default">
      <style:table-cell-properties fo:border-bottom="none" fo:background-color="#83caff" style:text-align-source="fix" style:repeat-content="false" fo:border-left="0.002cm solid #000000" fo:border-right="none" style:rotation-angle="27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00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style:rotation-angle="270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01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style:rotation-angle="270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02" style:family="table-cell" style:parent-style-name="Default">
      <style:table-cell-properties fo:border-bottom="0.002cm solid #000000" fo:background-color="#3399ff" style:text-align-source="fix" style:repeat-content="false" fo:border-left="none" fo:border-right="none" style:rotation-angle="27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03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5pt" style:font-size-asian="5pt" style:font-size-complex="5pt"/>
    </style:style>
    <style:style style:name="ce1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urier" fo:font-size="5pt" style:font-size-asian="5pt" style:font-size-complex="5pt"/>
    </style:style>
    <style:style style:name="ce10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" fo:font-size="5pt" style:font-size-asian="5pt" style:font-size-complex="5pt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07" style:family="table-cell" style:parent-style-name="Default">
      <style:table-cell-properties fo:border-bottom="0.002cm solid #000000" fo:background-color="#004586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18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19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20" style:family="table-cell" style:parent-style-name="Default">
      <style:table-cell-properties fo:border-bottom="0.002cm solid #000000" fo:background-color="#83caff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21" style:family="table-cell" style:parent-style-name="Default">
      <style:table-cell-properties fo:background-color="#3399ff" style:text-align-source="fix" style:repeat-content="false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22" style:family="table-cell" style:parent-style-name="Default">
      <style:table-cell-properties fo:border-bottom="0.002cm solid #000000" fo:background-color="#cfe7f5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2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2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Courier" fo:font-size="5pt" style:font-size-asian="5pt" style:font-size-complex="5pt"/>
    </style:style>
    <style:style style:name="ce126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27" style:family="table-cell" style:parent-style-name="Default">
      <style:table-cell-properties fo:border-bottom="0.002cm solid #000000" fo:background-color="#83ca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28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29" style:family="table-cell" style:parent-style-name="Default">
      <style:table-cell-properties fo:border-bottom="0.002cm solid #000000" fo:background-color="#cfe7f5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" fo:font-size="6pt" style:font-size-asian="6pt" style:font-size-complex="6pt"/>
    </style:style>
    <style:style style:name="ce130" style:family="table-cell" style:parent-style-name="Default">
      <style:table-cell-properties fo:border-bottom="0.002cm solid #000000" fo:background-color="#cfe7f5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1" style:family="table-cell" style:parent-style-name="Default">
      <style:table-cell-properties fo:border-bottom="0.002cm solid #000000" fo:background-color="#00458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2" style:family="table-cell" style:parent-style-name="Default">
      <style:table-cell-properties fo:border-bottom="0.002cm solid #000000" fo:background-color="#0066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3" style:family="table-cell" style:parent-style-name="Default">
      <style:table-cell-properties fo:border-bottom="0.002cm solid #000000" fo:background-color="#3399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4" style:family="table-cell" style:parent-style-name="Default">
      <style:table-cell-properties fo:border-bottom="0.002cm solid #000000" fo:background-color="#83ca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5" style:family="table-cell" style:parent-style-name="Default">
      <style:table-cell-properties fo:border-bottom="none" fo:background-color="#3399ff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6" style:family="table-cell" style:parent-style-name="Default">
      <style:table-cell-properties fo:border-bottom="0.002cm solid #000000" fo:background-color="#cfe7f5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39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40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4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42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43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style:font-name="Courier" fo:font-size="6pt" style:font-size-asian="6pt" style:font-size-complex="6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" fo:font-size="6pt" style:font-size-asian="6pt" style:font-size-complex="6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1" fo:font-size="7pt" style:font-size-asian="7pt" style:font-size-complex="7pt"/>
    </style:style>
    <style:style style:name="ce14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Courier1" fo:font-size="7pt" style:font-size-asian="7pt" style:font-size-complex="7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1" fo:font-size="7pt" style:font-size-asian="7pt" style:font-size-complex="7pt"/>
    </style:style>
    <style:style style:name="ce148" style:family="table-cell" style:parent-style-name="Default">
      <style:table-cell-properties fo:background-color="#0066cc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9" style:family="table-cell" style:parent-style-name="Default">
      <style:table-cell-properties fo:background-color="#3399ff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0" style:family="table-cell" style:parent-style-name="Default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1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2" style:family="table-cell" style:parent-style-name="Default">
      <style:table-cell-properties fo:background-color="#004586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Courier1" fo:font-size="7pt" style:font-size-asian="7pt" style:font-size-complex="7pt"/>
    </style:style>
    <style:style style:name="ce154" style:family="table-cell" style:parent-style-name="Default">
      <style:text-properties style:font-name="Courier1" fo:font-size="7pt" style:font-size-asian="7pt" style:font-size-complex="7pt"/>
    </style:style>
    <style:style style:name="T1" style:family="text">
      <style:text-properties fo:color="#ff3333"/>
    </style:style>
    <style:style style:name="T2" style:family="text">
      <style:text-properties style:text-position="super 58%"/>
    </style:style>
  </office:automatic-styles>
  <office:body>
    <office:spreadsheet>
      <table:table table:name="ConvLayer1" table:style-name="ta1" table:print="false">
        <office:forms form:automatic-focus="false" form:apply-design-mode="false"/>
        <table:table-column table:style-name="co1" table:number-columns-repeated="1002" table:default-cell-style-name="ce3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Input Layer</text:p>
          </table:table-cell>
          <table:table-cell table:number-columns-repeated="10"/>
          <table:table-cell table:style-name="ce1" office:value-type="string">
            <text:p>Conv Layer 1</text:p>
          </table:table-cell>
          <table:table-cell table:number-columns-repeated="8"/>
          <table:table-cell table:style-name="ce1" office:value-type="string">
            <text:p>Conv Layer 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Width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7"/>
          <table:table-cell table:style-name="ce2" office:value-type="string">
            <text:p>Wid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table:style-name="ce2" office:value-type="string">
            <text:p>Width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Heigh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7"/>
          <table:table-cell table:style-name="ce2" office:value-type="string">
            <text:p>Heigh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table:style-name="ce2" office:value-type="string">
            <text:p>Heigh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Dept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style-name="ce2" office:value-type="string">
            <text:p>Depth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table:style-name="ce2" office:value-type="string">
            <text:p>Dep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10"/>
          <table:table-cell table:style-name="ce2" office:value-type="string">
            <text:p>Filt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table:style-name="ce2" office:value-type="string">
            <text:p>Filt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number-columns-repeated="3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3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5" office:value-type="float" office:value="0">
            <text:p>0</text:p>
          </table:table-cell>
          <table:table-cell table:style-name="ce7" table:formula="of:=[.$A8]*[.$D$2]+[.B$7]&amp;&quot;-0&quot;" office:value-type="string" office:string-value="0-0">
            <text:p>0-0</text:p>
          </table:table-cell>
          <table:table-cell table:style-name="ce7" table:formula="of:=[.$A8]*[.$D$2]+[.C$7]&amp;&quot;-0&quot;" office:value-type="string" office:string-value="1-0">
            <text:p>1-0</text:p>
          </table:table-cell>
          <table:table-cell table:style-name="ce7" table:formula="of:=[.$A8]*[.$D$2]+[.D$7]&amp;&quot;-0&quot;" office:value-type="string" office:string-value="2-0">
            <text:p>2-0</text:p>
          </table:table-cell>
          <table:table-cell table:style-name="ce8" table:formula="of:=[.$A8]*[.$D$2]+[.E$7]&amp;&quot;-0&quot;" office:value-type="string" office:string-value="3-0">
            <text:p>3-0</text:p>
          </table:table-cell>
          <table:table-cell table:style-name="ce8" table:formula="of:=[.$A8]*[.$D$2]+[.F$7]&amp;&quot;-0&quot;" office:value-type="string" office:string-value="4-0">
            <text:p>4-0</text:p>
          </table:table-cell>
          <table:table-cell table:style-name="ce8" table:formula="of:=[.$A8]*[.$D$2]+[.G$7]&amp;&quot;-0&quot;" office:value-type="string" office:string-value="5-0">
            <text:p>5-0</text:p>
          </table:table-cell>
          <table:table-cell table:style-name="ce8" table:formula="of:=[.$A8]*[.$D$2]+[.H$7]&amp;&quot;-0&quot;" office:value-type="string" office:string-value="6-0">
            <text:p>6-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7" table:formula="of:=[.$L8]*[.$O$2]+[.M$7]&amp;&quot;-0&quot;" office:value-type="string" office:string-value="0-0">
            <text:p>0-0</text:p>
          </table:table-cell>
          <table:table-cell table:style-name="ce8" table:formula="of:=[.$L8]*[.$O$2]+[.N$7]&amp;&quot;-0&quot;" office:value-type="string" office:string-value="1-0">
            <text:p>1-0</text:p>
          </table:table-cell>
          <table:table-cell table:style-name="ce12" table:formula="of:=[.$L8]*[.$O$2]+[.O$7]&amp;&quot;-0&quot;" office:value-type="string" office:string-value="2-0">
            <text:p>2-0</text:p>
          </table:table-cell>
          <table:table-cell table:style-name="ce12" table:formula="of:=[.$L8]*[.$O$2]+[.P$7]&amp;&quot;-0&quot;" office:value-type="string" office:string-value="3-0">
            <text:p>3-0</text:p>
          </table:table-cell>
          <table:table-cell table:style-name="ce12" table:formula="of:=[.$L8]*[.$O$2]+[.Q$7]&amp;&quot;-0&quot;" office:value-type="string" office:string-value="4-0">
            <text:p>4-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8" table:formula="of:=[.$U8]*[.$X$2]+[.V$7]&amp;&quot;-0&quot;" office:value-type="string" office:string-value="0-0">
            <text:p>0-0</text:p>
          </table:table-cell>
          <table:table-cell table:style-name="ce8" table:formula="of:=[.$U8]*[.$X$2]+[.W$7]&amp;&quot;-0&quot;" office:value-type="string" office:string-value="1-0">
            <text:p>1-0</text:p>
          </table:table-cell>
          <table:table-cell table:style-name="ce12" table:formula="of:=[.$U8]*[.$X$2]+[.X$7]&amp;&quot;-0&quot;" office:value-type="string" office:string-value="2-0">
            <text:p>2-0</text:p>
          </table:table-cell>
          <table:table-cell/>
          <table:table-cell office:value-type="string">
            <text:p>9 weights</text:p>
          </table:table-cell>
          <table:table-cell table:number-columns-repeated="99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7" table:formula="of:=[.$A9]*[.$D$2]+[.B$7]&amp;&quot;-0&quot;" office:value-type="string" office:string-value="7-0">
            <text:p>7-0</text:p>
          </table:table-cell>
          <table:table-cell table:style-name="ce7" table:formula="of:=[.$A9]*[.$D$2]+[.C$7]&amp;&quot;-0&quot;" office:value-type="string" office:string-value="8-0">
            <text:p>8-0</text:p>
          </table:table-cell>
          <table:table-cell table:style-name="ce7" table:formula="of:=[.$A9]*[.$D$2]+[.D$7]&amp;&quot;-0&quot;" office:value-type="string" office:string-value="9-0">
            <text:p>9-0</text:p>
          </table:table-cell>
          <table:table-cell table:style-name="ce8" table:formula="of:=[.$A9]*[.$D$2]+[.E$7]&amp;&quot;-0&quot;" office:value-type="string" office:string-value="10-0">
            <text:p>10-0</text:p>
          </table:table-cell>
          <table:table-cell table:style-name="ce8" table:formula="of:=[.$A9]*[.$D$2]+[.F$7]&amp;&quot;-0&quot;" office:value-type="string" office:string-value="11-0">
            <text:p>11-0</text:p>
          </table:table-cell>
          <table:table-cell table:style-name="ce8" table:formula="of:=[.$A9]*[.$D$2]+[.G$7]&amp;&quot;-0&quot;" office:value-type="string" office:string-value="12-0">
            <text:p>12-0</text:p>
          </table:table-cell>
          <table:table-cell table:style-name="ce8" table:formula="of:=[.$A9]*[.$D$2]+[.H$7]&amp;&quot;-0&quot;" office:value-type="string" office:string-value="13-0">
            <text:p>13-0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10" table:formula="of:=[.$L9]*[.$O$2]+[.M$7]&amp;&quot;-0&quot;" office:value-type="string" office:string-value="5-0">
            <text:p>5-0</text:p>
          </table:table-cell>
          <table:table-cell table:style-name="ce10" table:formula="of:=[.$L9]*[.$O$2]+[.N$7]&amp;&quot;-0&quot;" office:value-type="string" office:string-value="6-0">
            <text:p>6-0</text:p>
          </table:table-cell>
          <table:table-cell table:style-name="ce10" table:formula="of:=[.$L9]*[.$O$2]+[.O$7]&amp;&quot;-0&quot;" office:value-type="string" office:string-value="7-0">
            <text:p>7-0</text:p>
          </table:table-cell>
          <table:table-cell table:style-name="ce12" table:formula="of:=[.$L9]*[.$O$2]+[.P$7]&amp;&quot;-0&quot;" office:value-type="string" office:string-value="8-0">
            <text:p>8-0</text:p>
          </table:table-cell>
          <table:table-cell table:style-name="ce12" table:formula="of:=[.$L9]*[.$O$2]+[.Q$7]&amp;&quot;-0&quot;" office:value-type="string" office:string-value="9-0">
            <text:p>9-0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8" table:formula="of:=[.$U9]*[.$X$2]+[.V$7]&amp;&quot;-0&quot;" office:value-type="string" office:string-value="3-0">
            <text:p>3-0</text:p>
          </table:table-cell>
          <table:table-cell table:style-name="ce8" table:formula="of:=[.$U9]*[.$X$2]+[.W$7]&amp;&quot;-0&quot;" office:value-type="string" office:string-value="4-0">
            <text:p>4-0</text:p>
          </table:table-cell>
          <table:table-cell table:style-name="ce8" table:formula="of:=[.$U9]*[.$X$2]+[.X$7]&amp;&quot;-0&quot;" office:value-type="string" office:string-value="5-0">
            <text:p>5-0</text:p>
          </table:table-cell>
          <table:table-cell table:number-columns-repeated="1000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7" table:formula="of:=[.$A10]*[.$D$2]+[.B$7]&amp;&quot;-0&quot;" office:value-type="string" office:string-value="14-0">
            <text:p>14-0</text:p>
          </table:table-cell>
          <table:table-cell table:style-name="ce7" table:formula="of:=[.$A10]*[.$D$2]+[.C$7]&amp;&quot;-0&quot;" office:value-type="string" office:string-value="15-0">
            <text:p>15-0</text:p>
          </table:table-cell>
          <table:table-cell table:style-name="ce7" table:formula="of:=[.$A10]*[.$D$2]+[.D$7]&amp;&quot;-0&quot;" office:value-type="string" office:string-value="16-0">
            <text:p>16-0</text:p>
          </table:table-cell>
          <table:table-cell table:style-name="ce8" table:formula="of:=[.$A10]*[.$D$2]+[.E$7]&amp;&quot;-0&quot;" office:value-type="string" office:string-value="17-0">
            <text:p>17-0</text:p>
          </table:table-cell>
          <table:table-cell table:style-name="ce8" table:formula="of:=[.$A10]*[.$D$2]+[.F$7]&amp;&quot;-0&quot;" office:value-type="string" office:string-value="18-0">
            <text:p>18-0</text:p>
          </table:table-cell>
          <table:table-cell table:style-name="ce8" table:formula="of:=[.$A10]*[.$D$2]+[.G$7]&amp;&quot;-0&quot;" office:value-type="string" office:string-value="19-0">
            <text:p>19-0</text:p>
          </table:table-cell>
          <table:table-cell table:style-name="ce8" table:formula="of:=[.$A10]*[.$D$2]+[.H$7]&amp;&quot;-0&quot;" office:value-type="string" office:string-value="20-0">
            <text:p>20-0</text:p>
          </table:table-cell>
          <table:table-cell table:number-columns-repeated="3"/>
          <table:table-cell table:style-name="ce5" office:value-type="float" office:value="2">
            <text:p>2</text:p>
          </table:table-cell>
          <table:table-cell table:style-name="ce10" table:formula="of:=[.$L10]*[.$O$2]+[.M$7]&amp;&quot;-0&quot;" office:value-type="string" office:string-value="10-0">
            <text:p>10-0</text:p>
          </table:table-cell>
          <table:table-cell table:style-name="ce10" table:formula="of:=[.$L10]*[.$O$2]+[.N$7]&amp;&quot;-0&quot;" office:value-type="string" office:string-value="11-0">
            <text:p>11-0</text:p>
          </table:table-cell>
          <table:table-cell table:style-name="ce10" table:formula="of:=[.$L10]*[.$O$2]+[.O$7]&amp;&quot;-0&quot;" office:value-type="string" office:string-value="12-0">
            <text:p>12-0</text:p>
          </table:table-cell>
          <table:table-cell table:style-name="ce12" table:formula="of:=[.$L10]*[.$O$2]+[.P$7]&amp;&quot;-0&quot;" office:value-type="string" office:string-value="13-0">
            <text:p>13-0</text:p>
          </table:table-cell>
          <table:table-cell table:style-name="ce12" table:formula="of:=[.$L10]*[.$O$2]+[.Q$7]&amp;&quot;-0&quot;" office:value-type="string" office:string-value="14-0">
            <text:p>14-0</text:p>
          </table:table-cell>
          <table:table-cell table:number-columns-repeated="3"/>
          <table:table-cell table:style-name="ce5" office:value-type="float" office:value="2">
            <text:p>2</text:p>
          </table:table-cell>
          <table:table-cell table:style-name="ce8" table:formula="of:=[.$U10]*[.$X$2]+[.V$7]&amp;&quot;-0&quot;" office:value-type="string" office:string-value="6-0">
            <text:p>6-0</text:p>
          </table:table-cell>
          <table:table-cell table:style-name="ce8" table:formula="of:=[.$U10]*[.$X$2]+[.W$7]&amp;&quot;-0&quot;" office:value-type="string" office:string-value="7-0">
            <text:p>7-0</text:p>
          </table:table-cell>
          <table:table-cell table:style-name="ce8" table:formula="of:=[.$U10]*[.$X$2]+[.X$7]&amp;&quot;-0&quot;" office:value-type="string" office:string-value="8-0">
            <text:p>8-0</text:p>
          </table:table-cell>
          <table:table-cell table:number-columns-repeated="1000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8" table:formula="of:=[.$A11]*[.$D$2]+[.B$7]&amp;&quot;-0&quot;" office:value-type="string" office:string-value="21-0">
            <text:p>21-0</text:p>
          </table:table-cell>
          <table:table-cell table:style-name="ce8" table:formula="of:=[.$A11]*[.$D$2]+[.C$7]&amp;&quot;-0&quot;" office:value-type="string" office:string-value="22-0">
            <text:p>22-0</text:p>
          </table:table-cell>
          <table:table-cell table:style-name="ce8" table:formula="of:=[.$A11]*[.$D$2]+[.D$7]&amp;&quot;-0&quot;" office:value-type="string" office:string-value="23-0">
            <text:p>23-0</text:p>
          </table:table-cell>
          <table:table-cell table:style-name="ce8" table:formula="of:=[.$A11]*[.$D$2]+[.E$7]&amp;&quot;-0&quot;" office:value-type="string" office:string-value="24-0">
            <text:p>24-0</text:p>
          </table:table-cell>
          <table:table-cell table:style-name="ce8" table:formula="of:=[.$A11]*[.$D$2]+[.F$7]&amp;&quot;-0&quot;" office:value-type="string" office:string-value="25-0">
            <text:p>25-0</text:p>
          </table:table-cell>
          <table:table-cell table:style-name="ce8" table:formula="of:=[.$A11]*[.$D$2]+[.G$7]&amp;&quot;-0&quot;" office:value-type="string" office:string-value="26-0">
            <text:p>26-0</text:p>
          </table:table-cell>
          <table:table-cell table:style-name="ce8" table:formula="of:=[.$A11]*[.$D$2]+[.H$7]&amp;&quot;-0&quot;" office:value-type="string" office:string-value="27-0">
            <text:p>27-0</text:p>
          </table:table-cell>
          <table:table-cell table:number-columns-repeated="3"/>
          <table:table-cell table:style-name="ce5" office:value-type="float" office:value="3">
            <text:p>3</text:p>
          </table:table-cell>
          <table:table-cell table:style-name="ce10" table:formula="of:=[.$L11]*[.$O$2]+[.M$7]&amp;&quot;-0&quot;" office:value-type="string" office:string-value="15-0">
            <text:p>15-0</text:p>
          </table:table-cell>
          <table:table-cell table:style-name="ce10" table:formula="of:=[.$L11]*[.$O$2]+[.N$7]&amp;&quot;-0&quot;" office:value-type="string" office:string-value="16-0">
            <text:p>16-0</text:p>
          </table:table-cell>
          <table:table-cell table:style-name="ce10" table:formula="of:=[.$L11]*[.$O$2]+[.O$7]&amp;&quot;-0&quot;" office:value-type="string" office:string-value="17-0">
            <text:p>17-0</text:p>
          </table:table-cell>
          <table:table-cell table:style-name="ce8" table:formula="of:=[.$L11]*[.$O$2]+[.P$7]&amp;&quot;-0&quot;" office:value-type="string" office:string-value="18-0">
            <text:p>18-0</text:p>
          </table:table-cell>
          <table:table-cell table:style-name="ce8" table:formula="of:=[.$L11]*[.$O$2]+[.Q$7]&amp;&quot;-0&quot;" office:value-type="string" office:string-value="19-0">
            <text:p>19-0</text:p>
          </table:table-cell>
          <table:table-cell table:number-columns-repeated="1007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table:formula="of:=[.$A12]*[.$D$2]+[.B$7]&amp;&quot;-0&quot;" office:value-type="string" office:string-value="28-0">
            <text:p>28-0</text:p>
          </table:table-cell>
          <table:table-cell table:style-name="ce8" table:formula="of:=[.$A12]*[.$D$2]+[.C$7]&amp;&quot;-0&quot;" office:value-type="string" office:string-value="29-0">
            <text:p>29-0</text:p>
          </table:table-cell>
          <table:table-cell table:style-name="ce8" table:formula="of:=[.$A12]*[.$D$2]+[.D$7]&amp;&quot;-0&quot;" office:value-type="string" office:string-value="30-0">
            <text:p>30-0</text:p>
          </table:table-cell>
          <table:table-cell table:style-name="ce8" table:formula="of:=[.$A12]*[.$D$2]+[.E$7]&amp;&quot;-0&quot;" office:value-type="string" office:string-value="31-0">
            <text:p>31-0</text:p>
          </table:table-cell>
          <table:table-cell table:style-name="ce8" table:formula="of:=[.$A12]*[.$D$2]+[.F$7]&amp;&quot;-0&quot;" office:value-type="string" office:string-value="32-0">
            <text:p>32-0</text:p>
          </table:table-cell>
          <table:table-cell table:style-name="ce8" table:formula="of:=[.$A12]*[.$D$2]+[.G$7]&amp;&quot;-0&quot;" office:value-type="string" office:string-value="33-0">
            <text:p>33-0</text:p>
          </table:table-cell>
          <table:table-cell table:style-name="ce8" table:formula="of:=[.$A12]*[.$D$2]+[.H$7]&amp;&quot;-0&quot;" office:value-type="string" office:string-value="34-0">
            <text:p>34-0</text:p>
          </table:table-cell>
          <table:table-cell table:number-columns-repeated="3"/>
          <table:table-cell table:style-name="ce5" office:value-type="float" office:value="4">
            <text:p>4</text:p>
          </table:table-cell>
          <table:table-cell table:style-name="ce8" table:formula="of:=[.$L12]*[.$O$2]+[.M$7]&amp;&quot;-0&quot;" office:value-type="string" office:string-value="20-0">
            <text:p>20-0</text:p>
          </table:table-cell>
          <table:table-cell table:style-name="ce8" table:formula="of:=[.$L12]*[.$O$2]+[.N$7]&amp;&quot;-0&quot;" office:value-type="string" office:string-value="21-0">
            <text:p>21-0</text:p>
          </table:table-cell>
          <table:table-cell table:style-name="ce8" table:formula="of:=[.$L12]*[.$O$2]+[.O$7]&amp;&quot;-0&quot;" office:value-type="string" office:string-value="22-0">
            <text:p>22-0</text:p>
          </table:table-cell>
          <table:table-cell table:style-name="ce8" table:formula="of:=[.$L12]*[.$O$2]+[.P$7]&amp;&quot;-0&quot;" office:value-type="string" office:string-value="23-0">
            <text:p>23-0</text:p>
          </table:table-cell>
          <table:table-cell table:style-name="ce8" table:formula="of:=[.$L12]*[.$O$2]+[.Q$7]&amp;&quot;-0&quot;" office:value-type="string" office:string-value="24-0">
            <text:p>24-0</text:p>
          </table:table-cell>
          <table:table-cell table:number-columns-repeated="3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8" table:formula="of:=[.$A13]*[.$D$2]+[.B$7]&amp;&quot;-0&quot;" office:value-type="string" office:string-value="35-0">
            <text:p>35-0</text:p>
          </table:table-cell>
          <table:table-cell table:style-name="ce8" table:formula="of:=[.$A13]*[.$D$2]+[.C$7]&amp;&quot;-0&quot;" office:value-type="string" office:string-value="36-0">
            <text:p>36-0</text:p>
          </table:table-cell>
          <table:table-cell table:style-name="ce8" table:formula="of:=[.$A13]*[.$D$2]+[.D$7]&amp;&quot;-0&quot;" office:value-type="string" office:string-value="37-0">
            <text:p>37-0</text:p>
          </table:table-cell>
          <table:table-cell table:style-name="ce8" table:formula="of:=[.$A13]*[.$D$2]+[.E$7]&amp;&quot;-0&quot;" office:value-type="string" office:string-value="38-0">
            <text:p>38-0</text:p>
          </table:table-cell>
          <table:table-cell table:style-name="ce8" table:formula="of:=[.$A13]*[.$D$2]+[.F$7]&amp;&quot;-0&quot;" office:value-type="string" office:string-value="39-0">
            <text:p>39-0</text:p>
          </table:table-cell>
          <table:table-cell table:style-name="ce8" table:formula="of:=[.$A13]*[.$D$2]+[.G$7]&amp;&quot;-0&quot;" office:value-type="string" office:string-value="40-0">
            <text:p>40-0</text:p>
          </table:table-cell>
          <table:table-cell table:style-name="ce8" table:formula="of:=[.$A13]*[.$D$2]+[.H$7]&amp;&quot;-0&quot;" office:value-type="string" office:string-value="41-0">
            <text:p>41-0</text:p>
          </table:table-cell>
          <table:table-cell table:number-columns-repeated="12"/>
          <table:table-cell table:style-name="ce5" office:value-type="float" office:value="0">
            <text:p>0</text:p>
          </table:table-cell>
          <table:table-cell table:style-name="ce8" table:formula="of:=[.$U13]*[.$X$2]+[.V$7]&amp;&quot;-1&quot;" office:value-type="string" office:string-value="0-1">
            <text:p>0-1</text:p>
          </table:table-cell>
          <table:table-cell table:style-name="ce8" table:formula="of:=[.$U13]*[.$X$2]+[.W$7]&amp;&quot;-1&quot;" office:value-type="string" office:string-value="1-1">
            <text:p>1-1</text:p>
          </table:table-cell>
          <table:table-cell table:style-name="ce12" table:formula="of:=[.$U13]*[.$X$2]+[.X$7]&amp;&quot;-1&quot;" office:value-type="string" office:string-value="2-1">
            <text:p>2-1</text:p>
          </table:table-cell>
          <table:table-cell table:number-columns-repeated="3"/>
          <table:table-cell office:value-type="string">
            <text:p>filterPoint</text:p>
          </table:table-cell>
          <table:table-cell table:number-columns-repeated="2"/>
          <table:table-cell table:style-name="ce14" office:value-type="string">
            <text:p>“1-9</text:p>
          </table:table-cell>
          <table:table-cell table:number-columns-repeated="993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8" table:formula="of:=[.$A14]*[.$D$2]+[.B$7]&amp;&quot;-0&quot;" office:value-type="string" office:string-value="42-0">
            <text:p>42-0</text:p>
          </table:table-cell>
          <table:table-cell table:style-name="ce8" table:formula="of:=[.$A14]*[.$D$2]+[.C$7]&amp;&quot;-0&quot;" office:value-type="string" office:string-value="43-0">
            <text:p>43-0</text:p>
          </table:table-cell>
          <table:table-cell table:style-name="ce8" table:formula="of:=[.$A14]*[.$D$2]+[.D$7]&amp;&quot;-0&quot;" office:value-type="string" office:string-value="44-0">
            <text:p>44-0</text:p>
          </table:table-cell>
          <table:table-cell table:style-name="ce8" table:formula="of:=[.$A14]*[.$D$2]+[.E$7]&amp;&quot;-0&quot;" office:value-type="string" office:string-value="45-0">
            <text:p>45-0</text:p>
          </table:table-cell>
          <table:table-cell table:style-name="ce8" table:formula="of:=[.$A14]*[.$D$2]+[.F$7]&amp;&quot;-0&quot;" office:value-type="string" office:string-value="46-0">
            <text:p>46-0</text:p>
          </table:table-cell>
          <table:table-cell table:style-name="ce8" table:formula="of:=[.$A14]*[.$D$2]+[.G$7]&amp;&quot;-0&quot;" office:value-type="string" office:string-value="47-0">
            <text:p>47-0</text:p>
          </table:table-cell>
          <table:table-cell table:style-name="ce8" table:formula="of:=[.$A14]*[.$D$2]+[.H$7]&amp;&quot;-0&quot;" office:value-type="string" office:string-value="48-0">
            <text:p>48-0</text:p>
          </table:table-cell>
          <table:table-cell table:number-columns-repeated="3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10" table:formula="of:=[.$U14]*[.$X$2]+[.V$7]&amp;&quot;-1&quot;" office:value-type="string" office:string-value="3-1">
            <text:p>3-1</text:p>
          </table:table-cell>
          <table:table-cell table:style-name="ce8" table:formula="of:=[.$U14]*[.$X$2]+[.W$7]&amp;&quot;-1&quot;" office:value-type="string" office:string-value="4-1">
            <text:p>4-1</text:p>
          </table:table-cell>
          <table:table-cell table:style-name="ce8" table:formula="of:=[.$U14]*[.$X$2]+[.X$7]&amp;&quot;-1&quot;" office:value-type="string" office:string-value="5-1">
            <text:p>5-1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5" office:value-type="float" office:value="0">
            <text:p>0</text:p>
          </table:table-cell>
          <table:table-cell table:style-name="ce7" table:formula="of:=[.$L15]*[.$O$2]+[.M$7]&amp;&quot;-1&quot;" office:value-type="string" office:string-value="0-1">
            <text:p>0-1</text:p>
          </table:table-cell>
          <table:table-cell table:style-name="ce8" table:formula="of:=[.$L15]*[.$O$2]+[.N$7]&amp;&quot;-1&quot;" office:value-type="string" office:string-value="1-1">
            <text:p>1-1</text:p>
          </table:table-cell>
          <table:table-cell table:style-name="ce12" table:formula="of:=[.$L15]*[.$O$2]+[.O$7]&amp;&quot;-1&quot;" office:value-type="string" office:string-value="2-1">
            <text:p>2-1</text:p>
          </table:table-cell>
          <table:table-cell table:style-name="ce12" table:formula="of:=[.$L15]*[.$O$2]+[.P$7]&amp;&quot;-1&quot;" office:value-type="string" office:string-value="3-1">
            <text:p>3-1</text:p>
          </table:table-cell>
          <table:table-cell table:style-name="ce12" table:formula="of:=[.$L15]*[.$O$2]+[.Q$7]&amp;&quot;-1&quot;" office:value-type="string" office:string-value="4-1">
            <text:p>4-1</text:p>
          </table:table-cell>
          <table:table-cell table:number-columns-repeated="3"/>
          <table:table-cell table:style-name="ce5" office:value-type="float" office:value="2">
            <text:p>2</text:p>
          </table:table-cell>
          <table:table-cell table:style-name="ce8" table:formula="of:=[.$U15]*[.$X$2]+[.V$7]&amp;&quot;-1&quot;" office:value-type="string" office:string-value="6-1">
            <text:p>6-1</text:p>
          </table:table-cell>
          <table:table-cell table:style-name="ce8" table:formula="of:=[.$U15]*[.$X$2]+[.W$7]&amp;&quot;-1&quot;" office:value-type="string" office:string-value="7-1">
            <text:p>7-1</text:p>
          </table:table-cell>
          <table:table-cell table:style-name="ce8" table:formula="of:=[.$U15]*[.$X$2]+[.X$7]&amp;&quot;-1&quot;" office:value-type="string" office:string-value="8-1">
            <text:p>8-1</text:p>
          </table:table-cell>
          <table:table-cell table:number-columns-repeated="3"/>
          <table:table-cell office:value-type="string">
            <text:p>FilterSize * targetLevel</text:p>
          </table:table-cell>
          <table:table-cell table:number-columns-repeated="996"/>
        </table:table-row>
        <table:table-row table:style-name="ro2">
          <table:table-cell table:number-columns-repeated="11"/>
          <table:table-cell table:style-name="ce5" office:value-type="float" office:value="1">
            <text:p>1</text:p>
          </table:table-cell>
          <table:table-cell table:style-name="ce11" table:formula="of:=[.$L16]*[.$O$2]+[.M$7]&amp;&quot;-1&quot;" office:value-type="string" office:string-value="5-1">
            <text:p>5-1</text:p>
          </table:table-cell>
          <table:table-cell table:style-name="ce11" table:formula="of:=[.$L16]*[.$O$2]+[.N$7]&amp;&quot;-1&quot;" office:value-type="string" office:string-value="6-1">
            <text:p>6-1</text:p>
          </table:table-cell>
          <table:table-cell table:style-name="ce11" table:formula="of:=[.$L16]*[.$O$2]+[.O$7]&amp;&quot;-1&quot;" office:value-type="string" office:string-value="7-1">
            <text:p>7-1</text:p>
          </table:table-cell>
          <table:table-cell table:style-name="ce12" table:formula="of:=[.$L16]*[.$O$2]+[.P$7]&amp;&quot;-1&quot;" office:value-type="string" office:string-value="8-1">
            <text:p>8-1</text:p>
          </table:table-cell>
          <table:table-cell table:style-name="ce12" table:formula="of:=[.$L16]*[.$O$2]+[.Q$7]&amp;&quot;-1&quot;" office:value-type="string" office:string-value="9-1">
            <text:p>9-1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5" office:value-type="float" office:value="2">
            <text:p>2</text:p>
          </table:table-cell>
          <table:table-cell table:style-name="ce11" table:formula="of:=[.$L17]*[.$O$2]+[.M$7]&amp;&quot;-1&quot;" office:value-type="string" office:string-value="10-1">
            <text:p>10-1</text:p>
          </table:table-cell>
          <table:table-cell table:style-name="ce11" table:formula="of:=[.$L17]*[.$O$2]+[.N$7]&amp;&quot;-1&quot;" office:value-type="string" office:string-value="11-1">
            <text:p>11-1</text:p>
          </table:table-cell>
          <table:table-cell table:style-name="ce11" table:formula="of:=[.$L17]*[.$O$2]+[.O$7]&amp;&quot;-1&quot;" office:value-type="string" office:string-value="12-1">
            <text:p>12-1</text:p>
          </table:table-cell>
          <table:table-cell table:style-name="ce12" table:formula="of:=[.$L17]*[.$O$2]+[.P$7]&amp;&quot;-1&quot;" office:value-type="string" office:string-value="13-1">
            <text:p>13-1</text:p>
          </table:table-cell>
          <table:table-cell table:style-name="ce12" table:formula="of:=[.$L17]*[.$O$2]+[.Q$7]&amp;&quot;-1&quot;" office:value-type="string" office:string-value="14-1">
            <text:p>14-1</text:p>
          </table:table-cell>
          <table:table-cell table:number-columns-repeated="3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office:value-type="string">
            <text:p>TargetDepth * filterSize * srcLevel</text:p>
          </table:table-cell>
          <table:table-cell table:number-columns-repeated="996"/>
        </table:table-row>
        <table:table-row table:style-name="ro2">
          <table:table-cell table:number-columns-repeated="11"/>
          <table:table-cell table:style-name="ce5" office:value-type="float" office:value="3">
            <text:p>3</text:p>
          </table:table-cell>
          <table:table-cell table:style-name="ce11" table:formula="of:=[.$L18]*[.$O$2]+[.M$7]&amp;&quot;-1&quot;" office:value-type="string" office:string-value="15-1">
            <text:p>15-1</text:p>
          </table:table-cell>
          <table:table-cell table:style-name="ce11" table:formula="of:=[.$L18]*[.$O$2]+[.N$7]&amp;&quot;-1&quot;" office:value-type="string" office:string-value="16-1">
            <text:p>16-1</text:p>
          </table:table-cell>
          <table:table-cell table:style-name="ce11" table:formula="of:=[.$L18]*[.$O$2]+[.O$7]&amp;&quot;-1&quot;" office:value-type="string" office:string-value="17-1">
            <text:p>17-1</text:p>
          </table:table-cell>
          <table:table-cell table:style-name="ce8" table:formula="of:=[.$L18]*[.$O$2]+[.P$7]&amp;&quot;-1&quot;" office:value-type="string" office:string-value="18-1">
            <text:p>18-1</text:p>
          </table:table-cell>
          <table:table-cell table:style-name="ce8" table:formula="of:=[.$L18]*[.$O$2]+[.Q$7]&amp;&quot;-1&quot;" office:value-type="string" office:string-value="19-1">
            <text:p>19-1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8" table:formula="of:=[.$U18]*[.$X$2]+[.V$7]&amp;&quot;-2&quot;" office:value-type="string" office:string-value="0-2">
            <text:p>0-2</text:p>
          </table:table-cell>
          <table:table-cell table:style-name="ce8" table:formula="of:=[.$U18]*[.$X$2]+[.W$7]&amp;&quot;-2&quot;" office:value-type="string" office:string-value="1-2">
            <text:p>1-2</text:p>
          </table:table-cell>
          <table:table-cell table:style-name="ce12" table:formula="of:=[.$U18]*[.$X$2]+[.X$7]&amp;&quot;-2&quot;" office:value-type="string" office:string-value="2-2">
            <text:p>2-2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5" office:value-type="float" office:value="4">
            <text:p>4</text:p>
          </table:table-cell>
          <table:table-cell table:style-name="ce8" table:formula="of:=[.$L19]*[.$O$2]+[.M$7]&amp;&quot;-1&quot;" office:value-type="string" office:string-value="20-1">
            <text:p>20-1</text:p>
          </table:table-cell>
          <table:table-cell table:style-name="ce8" table:formula="of:=[.$L19]*[.$O$2]+[.N$7]&amp;&quot;-1&quot;" office:value-type="string" office:string-value="21-1">
            <text:p>21-1</text:p>
          </table:table-cell>
          <table:table-cell table:style-name="ce8" table:formula="of:=[.$L19]*[.$O$2]+[.O$7]&amp;&quot;-1&quot;" office:value-type="string" office:string-value="22-1">
            <text:p>22-1</text:p>
          </table:table-cell>
          <table:table-cell table:style-name="ce8" table:formula="of:=[.$L19]*[.$O$2]+[.P$7]&amp;&quot;-1&quot;" office:value-type="string" office:string-value="23-1">
            <text:p>23-1</text:p>
          </table:table-cell>
          <table:table-cell table:style-name="ce8" table:formula="of:=[.$L19]*[.$O$2]+[.Q$7]&amp;&quot;-1&quot;" office:value-type="string" office:string-value="24-1">
            <text:p>24-1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8" table:formula="of:=[.$U19]*[.$X$2]+[.V$7]&amp;&quot;-2&quot;" office:value-type="string" office:string-value="3-2">
            <text:p>3-2</text:p>
          </table:table-cell>
          <table:table-cell table:style-name="ce8" table:formula="of:=[.$U19]*[.$X$2]+[.W$7]&amp;&quot;-2&quot;" office:value-type="string" office:string-value="4-2">
            <text:p>4-2</text:p>
          </table:table-cell>
          <table:table-cell table:style-name="ce8" table:formula="of:=[.$U19]*[.$X$2]+[.X$7]&amp;&quot;-2&quot;" office:value-type="string" office:string-value="5-2">
            <text:p>5-2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5" office:value-type="float" office:value="2">
            <text:p>2</text:p>
          </table:table-cell>
          <table:table-cell table:style-name="ce8" table:formula="of:=[.$U20]*[.$X$2]+[.V$7]&amp;&quot;-2&quot;" office:value-type="string" office:string-value="6-2">
            <text:p>6-2</text:p>
          </table:table-cell>
          <table:table-cell table:style-name="ce8" table:formula="of:=[.$U20]*[.$X$2]+[.W$7]&amp;&quot;-2&quot;" office:value-type="string" office:string-value="7-2">
            <text:p>7-2</text:p>
          </table:table-cell>
          <table:table-cell table:style-name="ce8" table:formula="of:=[.$U20]*[.$X$2]+[.X$7]&amp;&quot;-2&quot;" office:value-type="string" office:string-value="8-2">
            <text:p>8-2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5" office:value-type="float" office:value="0">
            <text:p>0</text:p>
          </table:table-cell>
          <table:table-cell table:style-name="ce7" table:formula="of:=[.$L22]*[.$O$2]+[.M$7]&amp;&quot;-2&quot;" office:value-type="string" office:string-value="0-2">
            <text:p>0-2</text:p>
          </table:table-cell>
          <table:table-cell table:style-name="ce8" table:formula="of:=[.$L22]*[.$O$2]+[.N$7]&amp;&quot;-2&quot;" office:value-type="string" office:string-value="1-2">
            <text:p>1-2</text:p>
          </table:table-cell>
          <table:table-cell table:style-name="ce12" table:formula="of:=[.$L22]*[.$O$2]+[.O$7]&amp;&quot;-2&quot;" office:value-type="string" office:string-value="2-2">
            <text:p>2-2</text:p>
          </table:table-cell>
          <table:table-cell table:style-name="ce12" table:formula="of:=[.$L22]*[.$O$2]+[.P$7]&amp;&quot;-2&quot;" office:value-type="string" office:string-value="3-2">
            <text:p>3-2</text:p>
          </table:table-cell>
          <table:table-cell table:style-name="ce12" table:formula="of:=[.$L22]*[.$O$2]+[.Q$7]&amp;&quot;-2&quot;" office:value-type="string" office:string-value="4-2">
            <text:p>4-2</text:p>
          </table:table-cell>
          <table:table-cell table:number-columns-repeated="3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5" office:value-type="float" office:value="1">
            <text:p>1</text:p>
          </table:table-cell>
          <table:table-cell table:style-name="ce11" table:formula="of:=[.$L23]*[.$O$2]+[.M$7]&amp;&quot;-2&quot;" office:value-type="string" office:string-value="5-2">
            <text:p>5-2</text:p>
          </table:table-cell>
          <table:table-cell table:style-name="ce11" table:formula="of:=[.$L23]*[.$O$2]+[.N$7]&amp;&quot;-2&quot;" office:value-type="string" office:string-value="6-2">
            <text:p>6-2</text:p>
          </table:table-cell>
          <table:table-cell table:style-name="ce11" table:formula="of:=[.$L23]*[.$O$2]+[.O$7]&amp;&quot;-2&quot;" office:value-type="string" office:string-value="7-2">
            <text:p>7-2</text:p>
          </table:table-cell>
          <table:table-cell table:style-name="ce12" table:formula="of:=[.$L23]*[.$O$2]+[.P$7]&amp;&quot;-2&quot;" office:value-type="string" office:string-value="8-2">
            <text:p>8-2</text:p>
          </table:table-cell>
          <table:table-cell table:style-name="ce12" table:formula="of:=[.$L23]*[.$O$2]+[.Q$7]&amp;&quot;-2&quot;" office:value-type="string" office:string-value="9-2">
            <text:p>9-2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8" table:formula="of:=[.$U23]*[.$X$2]+[.V$7]&amp;&quot;-3&quot;" office:value-type="string" office:string-value="0-3">
            <text:p>0-3</text:p>
          </table:table-cell>
          <table:table-cell table:style-name="ce8" table:formula="of:=[.$U23]*[.$X$2]+[.W$7]&amp;&quot;-3&quot;" office:value-type="string" office:string-value="1-3">
            <text:p>1-3</text:p>
          </table:table-cell>
          <table:table-cell table:style-name="ce12" table:formula="of:=[.$U23]*[.$X$2]+[.X$7]&amp;&quot;-3&quot;" office:value-type="string" office:string-value="2-3">
            <text:p>2-3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5" office:value-type="float" office:value="2">
            <text:p>2</text:p>
          </table:table-cell>
          <table:table-cell table:style-name="ce11" table:formula="of:=[.$L24]*[.$O$2]+[.M$7]&amp;&quot;-2&quot;" office:value-type="string" office:string-value="10-2">
            <text:p>10-2</text:p>
          </table:table-cell>
          <table:table-cell table:style-name="ce11" table:formula="of:=[.$L24]*[.$O$2]+[.N$7]&amp;&quot;-2&quot;" office:value-type="string" office:string-value="11-2">
            <text:p>11-2</text:p>
          </table:table-cell>
          <table:table-cell table:style-name="ce11" table:formula="of:=[.$L24]*[.$O$2]+[.O$7]&amp;&quot;-2&quot;" office:value-type="string" office:string-value="12-2">
            <text:p>12-2</text:p>
          </table:table-cell>
          <table:table-cell table:style-name="ce12" table:formula="of:=[.$L24]*[.$O$2]+[.P$7]&amp;&quot;-2&quot;" office:value-type="string" office:string-value="13-2">
            <text:p>13-2</text:p>
          </table:table-cell>
          <table:table-cell table:style-name="ce12" table:formula="of:=[.$L24]*[.$O$2]+[.Q$7]&amp;&quot;-2&quot;" office:value-type="string" office:string-value="14-2">
            <text:p>14-2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8" table:formula="of:=[.$U24]*[.$X$2]+[.V$7]&amp;&quot;-3&quot;" office:value-type="string" office:string-value="3-3">
            <text:p>3-3</text:p>
          </table:table-cell>
          <table:table-cell table:style-name="ce8" table:formula="of:=[.$U24]*[.$X$2]+[.W$7]&amp;&quot;-3&quot;" office:value-type="string" office:string-value="4-3">
            <text:p>4-3</text:p>
          </table:table-cell>
          <table:table-cell table:style-name="ce8" table:formula="of:=[.$U24]*[.$X$2]+[.X$7]&amp;&quot;-3&quot;" office:value-type="string" office:string-value="5-3">
            <text:p>5-3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5" office:value-type="float" office:value="3">
            <text:p>3</text:p>
          </table:table-cell>
          <table:table-cell table:style-name="ce11" table:formula="of:=[.$L25]*[.$O$2]+[.M$7]&amp;&quot;-2&quot;" office:value-type="string" office:string-value="15-2">
            <text:p>15-2</text:p>
          </table:table-cell>
          <table:table-cell table:style-name="ce11" table:formula="of:=[.$L25]*[.$O$2]+[.N$7]&amp;&quot;-2&quot;" office:value-type="string" office:string-value="16-2">
            <text:p>16-2</text:p>
          </table:table-cell>
          <table:table-cell table:style-name="ce11" table:formula="of:=[.$L25]*[.$O$2]+[.O$7]&amp;&quot;-2&quot;" office:value-type="string" office:string-value="17-2">
            <text:p>17-2</text:p>
          </table:table-cell>
          <table:table-cell table:style-name="ce8" table:formula="of:=[.$L25]*[.$O$2]+[.P$7]&amp;&quot;-2&quot;" office:value-type="string" office:string-value="18-2">
            <text:p>18-2</text:p>
          </table:table-cell>
          <table:table-cell table:style-name="ce8" table:formula="of:=[.$L25]*[.$O$2]+[.Q$7]&amp;&quot;-2&quot;" office:value-type="string" office:string-value="19-2">
            <text:p>19-2</text:p>
          </table:table-cell>
          <table:table-cell table:number-columns-repeated="3"/>
          <table:table-cell table:style-name="ce5" office:value-type="float" office:value="2">
            <text:p>2</text:p>
          </table:table-cell>
          <table:table-cell table:style-name="ce8" table:formula="of:=[.$U25]*[.$X$2]+[.V$7]&amp;&quot;-3&quot;" office:value-type="string" office:string-value="6-3">
            <text:p>6-3</text:p>
          </table:table-cell>
          <table:table-cell table:style-name="ce8" table:formula="of:=[.$U25]*[.$X$2]+[.W$7]&amp;&quot;-3&quot;" office:value-type="string" office:string-value="7-3">
            <text:p>7-3</text:p>
          </table:table-cell>
          <table:table-cell table:style-name="ce8" table:formula="of:=[.$U25]*[.$X$2]+[.X$7]&amp;&quot;-3&quot;" office:value-type="string" office:string-value="8-3">
            <text:p>8-3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5" office:value-type="float" office:value="4">
            <text:p>4</text:p>
          </table:table-cell>
          <table:table-cell table:style-name="ce8" table:formula="of:=[.$L26]*[.$O$2]+[.M$7]&amp;&quot;-2&quot;" office:value-type="string" office:string-value="20-2">
            <text:p>20-2</text:p>
          </table:table-cell>
          <table:table-cell table:style-name="ce8" table:formula="of:=[.$L26]*[.$O$2]+[.N$7]&amp;&quot;-2&quot;" office:value-type="string" office:string-value="21-2">
            <text:p>21-2</text:p>
          </table:table-cell>
          <table:table-cell table:style-name="ce8" table:formula="of:=[.$L26]*[.$O$2]+[.O$7]&amp;&quot;-2&quot;" office:value-type="string" office:string-value="22-2">
            <text:p>22-2</text:p>
          </table:table-cell>
          <table:table-cell table:style-name="ce8" table:formula="of:=[.$L26]*[.$O$2]+[.P$7]&amp;&quot;-2&quot;" office:value-type="string" office:string-value="23-2">
            <text:p>23-2</text:p>
          </table:table-cell>
          <table:table-cell table:style-name="ce8" table:formula="of:=[.$L26]*[.$O$2]+[.Q$7]&amp;&quot;-2&quot;" office:value-type="string" office:string-value="24-2">
            <text:p>24-2</text:p>
          </table:table-cell>
          <table:table-cell table:number-columns-repeated="1007"/>
        </table:table-row>
        <table:table-row table:style-name="ro2">
          <table:table-cell table:number-columns-repeated="20"/>
          <table:table-cell table:style-name="ce4" office:value-type="string">
            <text:p>COL-</text:p>
            <text:p>NOD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5" office:value-type="float" office:value="0">
            <text:p>0</text:p>
          </table:table-cell>
          <table:table-cell table:style-name="ce8" table:formula="of:=[.$U28]*[.$X$2]+[.V$7]&amp;&quot;-4&quot;" office:value-type="string" office:string-value="0-4">
            <text:p>0-4</text:p>
          </table:table-cell>
          <table:table-cell table:style-name="ce8" table:formula="of:=[.$U28]*[.$X$2]+[.W$7]&amp;&quot;-4&quot;" office:value-type="string" office:string-value="1-4">
            <text:p>1-4</text:p>
          </table:table-cell>
          <table:table-cell table:style-name="ce12" table:formula="of:=[.$U28]*[.$X$2]+[.X$7]&amp;&quot;-4&quot;" office:value-type="string" office:string-value="2-4">
            <text:p>2-4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5" office:value-type="float" office:value="1">
            <text:p>1</text:p>
          </table:table-cell>
          <table:table-cell table:style-name="ce8" table:formula="of:=[.$U29]*[.$X$2]+[.V$7]&amp;&quot;-4&quot;" office:value-type="string" office:string-value="3-4">
            <text:p>3-4</text:p>
          </table:table-cell>
          <table:table-cell table:style-name="ce8" table:formula="of:=[.$U29]*[.$X$2]+[.W$7]&amp;&quot;-4&quot;" office:value-type="string" office:string-value="4-4">
            <text:p>4-4</text:p>
          </table:table-cell>
          <table:table-cell table:style-name="ce8" table:formula="of:=[.$U29]*[.$X$2]+[.X$7]&amp;&quot;-4&quot;" office:value-type="string" office:string-value="5-4">
            <text:p>5-4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5" office:value-type="float" office:value="2">
            <text:p>2</text:p>
          </table:table-cell>
          <table:table-cell table:style-name="ce8" table:formula="of:=[.$U30]*[.$X$2]+[.V$7]&amp;&quot;-4&quot;" office:value-type="string" office:string-value="6-4">
            <text:p>6-4</text:p>
          </table:table-cell>
          <table:table-cell table:style-name="ce8" table:formula="of:=[.$U30]*[.$X$2]+[.W$7]&amp;&quot;-4&quot;" office:value-type="string" office:string-value="7-4">
            <text:p>7-4</text:p>
          </table:table-cell>
          <table:table-cell table:style-name="ce8" table:formula="of:=[.$U30]*[.$X$2]+[.X$7]&amp;&quot;-4&quot;" office:value-type="string" office:string-value="8-4">
            <text:p>8-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1" office:value-type="string">
            <text:p>Weights:</text:p>
          </table:table-cell>
          <table:table-cell table:number-columns-repeated="2"/>
          <table:table-cell table:formula="of:=[.O5]*[.O5]*[.O4]*[.D4]" office:value-type="float" office:value="27" table:number-columns-spanned="2" table:number-rows-spanned="1">
            <text:p>27</text:p>
          </table:table-cell>
          <table:covered-table-cell table:style-name="Default"/>
          <table:table-cell table:number-columns-repeated="4"/>
          <table:table-cell table:style-name="ce1" office:value-type="string">
            <text:p>Weights:</text:p>
          </table:table-cell>
          <table:table-cell table:number-columns-repeated="2"/>
          <table:table-cell table:formula="of:=[.X5]*[.X5]*[.X4]*[.O4]" office:value-type="float" office:value="135" table:number-columns-spanned="2" table:number-rows-spanned="1">
            <text:p>135</text:p>
          </table:table-cell>
          <table:covered-table-cell table:style-name="Default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34]+1" office:value-type="float" office:value="1" table:number-columns-spanned="2" table:number-rows-spanned="1">
            <text:p>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34]+1" office:value-type="float" office:value="1" table:number-columns-spanned="2" table:number-rows-spanned="1">
            <text:p>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35]+1" office:value-type="float" office:value="2" table:number-columns-spanned="2" table:number-rows-spanned="1">
            <text:p>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35]+1" office:value-type="float" office:value="2" table:number-columns-spanned="2" table:number-rows-spanned="1">
            <text:p>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36]+1" office:value-type="float" office:value="3" table:number-columns-spanned="2" table:number-rows-spanned="1">
            <text:p>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36]+1" office:value-type="float" office:value="3" table:number-columns-spanned="2" table:number-rows-spanned="1">
            <text:p>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37]+1" office:value-type="float" office:value="4" table:number-columns-spanned="2" table:number-rows-spanned="1">
            <text:p>4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37]+1" office:value-type="float" office:value="4" table:number-columns-spanned="2" table:number-rows-spanned="1">
            <text:p>4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38]+1" office:value-type="float" office:value="5" table:number-columns-spanned="2" table:number-rows-spanned="1">
            <text:p>5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38]+1" office:value-type="float" office:value="5" table:number-columns-spanned="2" table:number-rows-spanned="1">
            <text:p>5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39]+1" office:value-type="float" office:value="6" table:number-columns-spanned="2" table:number-rows-spanned="1">
            <text:p>6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39]+1" office:value-type="float" office:value="6" table:number-columns-spanned="2" table:number-rows-spanned="1">
            <text:p>6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0]+1" office:value-type="float" office:value="7" table:number-columns-spanned="2" table:number-rows-spanned="1">
            <text:p>7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0]+1" office:value-type="float" office:value="7" table:number-columns-spanned="2" table:number-rows-spanned="1">
            <text:p>7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1]+1" office:value-type="float" office:value="8" table:number-columns-spanned="2" table:number-rows-spanned="1">
            <text:p>8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1]+1" office:value-type="float" office:value="8" table:number-columns-spanned="2" table:number-rows-spanned="1">
            <text:p>8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2]+1" office:value-type="float" office:value="9" table:number-columns-spanned="2" table:number-rows-spanned="1">
            <text:p>9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2]+1" office:value-type="float" office:value="9" table:number-columns-spanned="2" table:number-rows-spanned="1">
            <text:p>9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3]+1" office:value-type="float" office:value="10" table:number-columns-spanned="2" table:number-rows-spanned="1">
            <text:p>10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3]+1" office:value-type="float" office:value="10" table:number-columns-spanned="2" table:number-rows-spanned="1">
            <text:p>10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4]+1" office:value-type="float" office:value="11" table:number-columns-spanned="2" table:number-rows-spanned="1">
            <text:p>1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4]+1" office:value-type="float" office:value="11" table:number-columns-spanned="2" table:number-rows-spanned="1">
            <text:p>1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5]+1" office:value-type="float" office:value="12" table:number-columns-spanned="2" table:number-rows-spanned="1">
            <text:p>1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5]+1" office:value-type="float" office:value="12" table:number-columns-spanned="2" table:number-rows-spanned="1">
            <text:p>1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6]+1" office:value-type="float" office:value="13" table:number-columns-spanned="2" table:number-rows-spanned="1">
            <text:p>1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6]+1" office:value-type="float" office:value="13" table:number-columns-spanned="2" table:number-rows-spanned="1">
            <text:p>1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7]+1" office:value-type="float" office:value="14" table:number-columns-spanned="2" table:number-rows-spanned="1">
            <text:p>14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7]+1" office:value-type="float" office:value="14" table:number-columns-spanned="2" table:number-rows-spanned="1">
            <text:p>14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8]+1" office:value-type="float" office:value="15" table:number-columns-spanned="2" table:number-rows-spanned="1">
            <text:p>15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8]+1" office:value-type="float" office:value="15" table:number-columns-spanned="2" table:number-rows-spanned="1">
            <text:p>15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49]+1" office:value-type="float" office:value="16" table:number-columns-spanned="2" table:number-rows-spanned="1">
            <text:p>16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49]+1" office:value-type="float" office:value="16" table:number-columns-spanned="2" table:number-rows-spanned="1">
            <text:p>16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0]+1" office:value-type="float" office:value="17" table:number-columns-spanned="2" table:number-rows-spanned="1">
            <text:p>17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0]+1" office:value-type="float" office:value="17" table:number-columns-spanned="2" table:number-rows-spanned="1">
            <text:p>17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1]+1" office:value-type="float" office:value="18" table:number-columns-spanned="2" table:number-rows-spanned="1">
            <text:p>18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1]+1" office:value-type="float" office:value="18" table:number-columns-spanned="2" table:number-rows-spanned="1">
            <text:p>18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2]+1" office:value-type="float" office:value="19" table:number-columns-spanned="2" table:number-rows-spanned="1">
            <text:p>19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2]+1" office:value-type="float" office:value="19" table:number-columns-spanned="2" table:number-rows-spanned="1">
            <text:p>19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3]+1" office:value-type="float" office:value="20" table:number-columns-spanned="2" table:number-rows-spanned="1">
            <text:p>20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3]+1" office:value-type="float" office:value="20" table:number-columns-spanned="2" table:number-rows-spanned="1">
            <text:p>20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4]+1" office:value-type="float" office:value="21" table:number-columns-spanned="2" table:number-rows-spanned="1">
            <text:p>2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4]+1" office:value-type="float" office:value="21" table:number-columns-spanned="2" table:number-rows-spanned="1">
            <text:p>2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5]+1" office:value-type="float" office:value="22" table:number-columns-spanned="2" table:number-rows-spanned="1">
            <text:p>2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5]+1" office:value-type="float" office:value="22" table:number-columns-spanned="2" table:number-rows-spanned="1">
            <text:p>2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6]+1" office:value-type="float" office:value="23" table:number-columns-spanned="2" table:number-rows-spanned="1">
            <text:p>2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6]+1" office:value-type="float" office:value="23" table:number-columns-spanned="2" table:number-rows-spanned="1">
            <text:p>2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7]+1" office:value-type="float" office:value="24" table:number-columns-spanned="2" table:number-rows-spanned="1">
            <text:p>24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7]+1" office:value-type="float" office:value="24" table:number-columns-spanned="2" table:number-rows-spanned="1">
            <text:p>24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8]+1" office:value-type="float" office:value="25" table:number-columns-spanned="2" table:number-rows-spanned="1">
            <text:p>25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8]+1" office:value-type="float" office:value="25" table:number-columns-spanned="2" table:number-rows-spanned="1">
            <text:p>25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11"/>
          <table:table-cell table:style-name="ce9" table:formula="of:=[.L59]+1" office:value-type="float" office:value="26" table:number-columns-spanned="2" table:number-rows-spanned="1">
            <text:p>26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3"/>
          <table:table-cell table:style-name="ce9" table:formula="of:=[.U59]+1" office:value-type="float" office:value="26" table:number-columns-spanned="2" table:number-rows-spanned="1">
            <text:p>26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0]+1" office:value-type="float" office:value="27" table:number-columns-spanned="2" table:number-rows-spanned="1">
            <text:p>27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1]+1" office:value-type="float" office:value="28" table:number-columns-spanned="2" table:number-rows-spanned="1">
            <text:p>28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2]+1" office:value-type="float" office:value="29" table:number-columns-spanned="2" table:number-rows-spanned="1">
            <text:p>29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3]+1" office:value-type="float" office:value="30" table:number-columns-spanned="2" table:number-rows-spanned="1">
            <text:p>30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4]+1" office:value-type="float" office:value="31" table:number-columns-spanned="2" table:number-rows-spanned="1">
            <text:p>3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5]+1" office:value-type="float" office:value="32" table:number-columns-spanned="2" table:number-rows-spanned="1">
            <text:p>3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6]+1" office:value-type="float" office:value="33" table:number-columns-spanned="2" table:number-rows-spanned="1">
            <text:p>3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7]+1" office:value-type="float" office:value="34" table:number-columns-spanned="2" table:number-rows-spanned="1">
            <text:p>34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8]+1" office:value-type="float" office:value="35" table:number-columns-spanned="2" table:number-rows-spanned="1">
            <text:p>35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69]+1" office:value-type="float" office:value="36" table:number-columns-spanned="2" table:number-rows-spanned="1">
            <text:p>36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70]+1" office:value-type="float" office:value="37" table:number-columns-spanned="2" table:number-rows-spanned="1">
            <text:p>37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71]+1" office:value-type="float" office:value="38" table:number-columns-spanned="2" table:number-rows-spanned="1">
            <text:p>38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72]+1" office:value-type="float" office:value="39" table:number-columns-spanned="2" table:number-rows-spanned="1">
            <text:p>39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73]+1" office:value-type="float" office:value="40" table:number-columns-spanned="2" table:number-rows-spanned="1">
            <text:p>40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74]+1" office:value-type="float" office:value="41" table:number-columns-spanned="2" table:number-rows-spanned="1">
            <text:p>41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75]+1" office:value-type="float" office:value="42" table:number-columns-spanned="2" table:number-rows-spanned="1">
            <text:p>42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 table:number-columns-repeated="20"/>
          <table:table-cell table:style-name="ce9" table:formula="of:=[.U76]+1" office:value-type="float" office:value="43" table:number-columns-spanned="2" table:number-rows-spanned="1">
            <text:p>43</text:p>
          </table:table-cell>
          <table:covered-table-cell table:style-name="Default"/>
          <table:table-cell/>
          <table:table-cell table:style-name="ce13" office:value-type="float" office:value="0.5" table:number-columns-spanned="3" table:number-rows-spanned="1">
            <text:p>0.5000</text:p>
          </table:table-cell>
          <table:covered-table-cell table:number-columns-repeated="2"/>
          <table:table-cell table:number-columns-repeated="998"/>
        </table:table-row>
        <table:table-row table:style-name="ro2" table:number-rows-repeated="1048452">
          <table:table-cell table:number-columns-repeated="1024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Layer1_2" table:style-name="ta1" table:print="false">
        <table:table-column table:style-name="co2" table:number-columns-repeated="14" table:default-cell-style-name="ce3"/>
        <table:table-column table:style-name="co2" table:number-columns-repeated="15" table:default-cell-style-name="ce24"/>
        <table:table-column table:style-name="co2" table:number-columns-repeated="16" table:default-cell-style-name="ce3"/>
        <table:table-column table:style-name="co3" table:default-cell-style-name="ce3"/>
        <table:table-column table:style-name="co2" table:number-columns-repeated="977" table:default-cell-style-name="ce3"/>
        <table:table-column table:style-name="co2" table:default-cell-style-name="Default"/>
        <table:table-row table:style-name="ro2">
          <table:table-cell table:style-name="ce15" office:value-type="string">
            <text:p>Feature Map 1</text:p>
          </table:table-cell>
          <table:table-cell table:style-name="ce19" table:number-columns-repeated="28"/>
          <table:table-cell table:number-columns-repeated="3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3" table:number-columns-repeated="8"/>
          <table:table-cell/>
          <table:table-cell office:value-type="float" office:value="1">
            <text:p>1</text:p>
          </table:table-cell>
          <table:table-cell table:formula="of:=[.AV1]+1" office:value-type="float" office:value="2">
            <text:p>2</text:p>
          </table:table-cell>
          <table:table-cell table:formula="of:=[.AW1]+1" office:value-type="float" office:value="3">
            <text:p>3</text:p>
          </table:table-cell>
          <table:table-cell table:formula="of:=[.AX1]+1" office:value-type="float" office:value="4">
            <text:p>4</text:p>
          </table:table-cell>
          <table:table-cell table:formula="of:=[.AY1]+1" office:value-type="float" office:value="5">
            <text:p>5</text:p>
          </table:table-cell>
          <table:table-cell table:formula="of:=[.AZ1]+1" office:value-type="float" office:value="6">
            <text:p>6</text:p>
          </table:table-cell>
          <table:table-cell table:formula="of:=[.BA1]+1" office:value-type="float" office:value="7">
            <text:p>7</text:p>
          </table:table-cell>
          <table:table-cell table:formula="of:=[.BB1]+1" office:value-type="float" office:value="8">
            <text:p>8</text:p>
          </table:table-cell>
          <table:table-cell table:formula="of:=[.BC1]+1" office:value-type="float" office:value="9">
            <text:p>9</text:p>
          </table:table-cell>
          <table:table-cell table:formula="of:=[.BD1]+1" office:value-type="float" office:value="10">
            <text:p>10</text:p>
          </table:table-cell>
          <table:table-cell table:formula="of:=[.BE1]+1" office:value-type="float" office:value="11">
            <text:p>11</text:p>
          </table:table-cell>
          <table:table-cell table:formula="of:=[.BF1]+1" office:value-type="float" office:value="12">
            <text:p>12</text:p>
          </table:table-cell>
          <table:table-cell table:formula="of:=[.BG1]+1" office:value-type="float" office:value="13">
            <text:p>13</text:p>
          </table:table-cell>
          <table:table-cell table:formula="of:=[.BH1]+1" office:value-type="float" office:value="14">
            <text:p>14</text:p>
          </table:table-cell>
          <table:table-cell table:number-columns-repeated="963"/>
        </table:table-row>
        <table:table-row table:style-name="ro2"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23" table:number-columns-repeated="15"/>
          <table:table-cell table:number-columns-repeated="3"/>
          <table:table-cell table:style-name="ce16" office:value-type="float" office:value="0">
            <text:p>0</text:p>
          </table:table-cell>
          <table:table-cell table:style-name="ce27" table:formula="of:=([.$AG2]*5)+[.AH$1]" office:value-type="float" office:value="0">
            <text:p>0</text:p>
          </table:table-cell>
          <table:table-cell table:style-name="ce27" table:formula="of:=([.$AG2]*5)+[.AI$1]" office:value-type="float" office:value="1">
            <text:p>1</text:p>
          </table:table-cell>
          <table:table-cell table:style-name="ce27" table:formula="of:=([.$AG2]*5)+[.AJ$1]" office:value-type="float" office:value="2">
            <text:p>2</text:p>
          </table:table-cell>
          <table:table-cell table:style-name="ce27" table:formula="of:=([.$AG2]*5)+[.AK$1]" office:value-type="float" office:value="3">
            <text:p>3</text:p>
          </table:table-cell>
          <table:table-cell table:style-name="ce27" table:formula="of:=([.$AG2]*5)+[.AL$1]" office:value-type="float" office:value="4">
            <text:p>4</text:p>
          </table:table-cell>
          <table:table-cell table:style-name="ce17" table:number-columns-repeated="8"/>
          <table:table-cell/>
          <table:table-cell office:value-type="float" office:value="0">
            <text:p>0</text:p>
          </table:table-cell>
          <table:table-cell table:formula="of:=[.AV2]+3" office:value-type="float" office:value="3">
            <text:p>3</text:p>
          </table:table-cell>
          <table:table-cell table:formula="of:=[.AW2]+3" office:value-type="float" office:value="6">
            <text:p>6</text:p>
          </table:table-cell>
          <table:table-cell table:formula="of:=[.AX2]+3" office:value-type="float" office:value="9">
            <text:p>9</text:p>
          </table:table-cell>
          <table:table-cell table:formula="of:=[.AY2]+3" office:value-type="float" office:value="12">
            <text:p>12</text:p>
          </table:table-cell>
          <table:table-cell table:formula="of:=[.AZ2]+3" office:value-type="float" office:value="15">
            <text:p>15</text:p>
          </table:table-cell>
          <table:table-cell table:formula="of:=[.BA2]+3" office:value-type="float" office:value="18">
            <text:p>18</text:p>
          </table:table-cell>
          <table:table-cell table:formula="of:=[.BB2]+3" office:value-type="float" office:value="21">
            <text:p>21</text:p>
          </table:table-cell>
          <table:table-cell table:formula="of:=[.BC2]+3" office:value-type="float" office:value="24">
            <text:p>24</text:p>
          </table:table-cell>
          <table:table-cell table:formula="of:=[.BD2]+3" office:value-type="float" office:value="27">
            <text:p>27</text:p>
          </table:table-cell>
          <table:table-cell table:formula="of:=[.BE2]+3" office:value-type="float" office:value="30">
            <text:p>30</text:p>
          </table:table-cell>
          <table:table-cell table:formula="of:=[.BF2]+3" office:value-type="float" office:value="33">
            <text:p>33</text:p>
          </table:table-cell>
          <table:table-cell table:formula="of:=[.BG2]+3" office:value-type="float" office:value="36">
            <text:p>36</text:p>
          </table:table-cell>
          <table:table-cell table:formula="of:=[.BH2]+3" office:value-type="float" office:value="39">
            <text:p>39</text:p>
          </table:table-cell>
          <table:table-cell table:number-columns-repeated="963"/>
        </table:table-row>
        <table:table-row table:style-name="ro2">
          <table:table-cell table:style-name="ce16" office:value-type="float" office:value="0">
            <text:p>0</text:p>
          </table:table-cell>
          <table:table-cell table:style-name="ce7" table:formula="of:=[.$A3]*13+[.B$2]" office:value-type="float" office:value="0">
            <text:p>0</text:p>
          </table:table-cell>
          <table:table-cell table:style-name="ce7" table:formula="of:=[.$A3]*13+[.C$2]" office:value-type="float" office:value="1">
            <text:p>1</text:p>
          </table:table-cell>
          <table:table-cell table:style-name="ce7" table:formula="of:=[.$A3]*13+[.D$2]" office:value-type="float" office:value="2">
            <text:p>2</text:p>
          </table:table-cell>
          <table:table-cell table:style-name="ce7" table:formula="of:=[.$A3]*13+[.E$2]" office:value-type="float" office:value="3">
            <text:p>3</text:p>
          </table:table-cell>
          <table:table-cell table:style-name="ce7" table:formula="of:=[.$A3]*13+[.F$2]" office:value-type="float" office:value="4">
            <text:p>4</text:p>
          </table:table-cell>
          <table:table-cell table:style-name="ce20" table:formula="of:=[.$A3]*13+[.G$2]" office:value-type="float" office:value="5">
            <text:p>5</text:p>
          </table:table-cell>
          <table:table-cell table:style-name="ce20" table:formula="of:=[.$A3]*13+[.H$2]" office:value-type="float" office:value="6">
            <text:p>6</text:p>
          </table:table-cell>
          <table:table-cell table:style-name="ce20" table:formula="of:=[.$A3]*13+[.I$2]" office:value-type="float" office:value="7">
            <text:p>7</text:p>
          </table:table-cell>
          <table:table-cell table:style-name="ce7" table:formula="of:=[.$A3]*13+[.J$2]" office:value-type="float" office:value="8">
            <text:p>8</text:p>
          </table:table-cell>
          <table:table-cell table:style-name="ce7" table:formula="of:=[.$A3]*13+[.K$2]" office:value-type="float" office:value="9">
            <text:p>9</text:p>
          </table:table-cell>
          <table:table-cell table:style-name="ce7" table:formula="of:=[.$A3]*13+[.L$2]" office:value-type="float" office:value="10">
            <text:p>10</text:p>
          </table:table-cell>
          <table:table-cell table:style-name="ce7" table:formula="of:=[.$A3]*13+[.M$2]" office:value-type="float" office:value="11">
            <text:p>11</text:p>
          </table:table-cell>
          <table:table-cell table:style-name="ce7" table:formula="of:=[.$A3]*13+[.N$2]" office:value-type="float" office:value="12">
            <text:p>12</text:p>
          </table:table-cell>
          <table:table-cell table:style-name="ce23" table:number-columns-repeated="15"/>
          <table:table-cell table:number-columns-repeated="3"/>
          <table:table-cell table:style-name="ce16" office:value-type="float" office:value="1">
            <text:p>1</text:p>
          </table:table-cell>
          <table:table-cell table:style-name="ce27" table:formula="of:=([.$AG3]*5)+[.AH$1]" office:value-type="float" office:value="5">
            <text:p>5</text:p>
          </table:table-cell>
          <table:table-cell table:style-name="ce27" table:formula="of:=([.$AG3]*5)+[.AI$1]" office:value-type="float" office:value="6">
            <text:p>6</text:p>
          </table:table-cell>
          <table:table-cell table:style-name="ce27" table:formula="of:=([.$AG3]*5)+[.AJ$1]" office:value-type="float" office:value="7">
            <text:p>7</text:p>
          </table:table-cell>
          <table:table-cell table:style-name="ce27" table:formula="of:=([.$AG3]*5)+[.AK$1]" office:value-type="float" office:value="8">
            <text:p>8</text:p>
          </table:table-cell>
          <table:table-cell table:style-name="ce27" table:formula="of:=([.$AG3]*5)+[.AL$1]" office:value-type="float" office:value="9">
            <text:p>9</text:p>
          </table:table-cell>
          <table:table-cell table:style-name="ce17" table:number-columns-repeated="8"/>
          <table:table-cell/>
          <table:table-cell table:formula="of:=[.AV2]+7" office:value-type="float" office:value="7">
            <text:p>7</text:p>
          </table:table-cell>
          <table:table-cell table:formula="of:=[.AW2]+7" office:value-type="float" office:value="10">
            <text:p>10</text:p>
          </table:table-cell>
          <table:table-cell table:formula="of:=[.AX2]+7" office:value-type="float" office:value="13">
            <text:p>13</text:p>
          </table:table-cell>
          <table:table-cell table:formula="of:=[.AY2]+7" office:value-type="float" office:value="16">
            <text:p>16</text:p>
          </table:table-cell>
          <table:table-cell table:formula="of:=[.AZ2]+7" office:value-type="float" office:value="19">
            <text:p>19</text:p>
          </table:table-cell>
          <table:table-cell table:formula="of:=[.BA2]+7" office:value-type="float" office:value="22">
            <text:p>22</text:p>
          </table:table-cell>
          <table:table-cell table:formula="of:=[.BB2]+7" office:value-type="float" office:value="25">
            <text:p>25</text:p>
          </table:table-cell>
          <table:table-cell table:formula="of:=[.BC2]+7" office:value-type="float" office:value="28">
            <text:p>28</text:p>
          </table:table-cell>
          <table:table-cell table:formula="of:=[.BD2]+7" office:value-type="float" office:value="31">
            <text:p>31</text:p>
          </table:table-cell>
          <table:table-cell table:formula="of:=[.BE2]+7" office:value-type="float" office:value="34">
            <text:p>34</text:p>
          </table:table-cell>
          <table:table-cell table:formula="of:=[.BF2]+7" office:value-type="float" office:value="37">
            <text:p>37</text:p>
          </table:table-cell>
          <table:table-cell table:formula="of:=[.BG2]+7" office:value-type="float" office:value="40">
            <text:p>40</text:p>
          </table:table-cell>
          <table:table-cell table:formula="of:=[.BH2]+7" office:value-type="float" office:value="43">
            <text:p>43</text:p>
          </table:table-cell>
          <table:table-cell table:formula="of:=[.BI2]+7" office:value-type="float" office:value="46">
            <text:p>46</text:p>
          </table:table-cell>
          <table:table-cell table:number-columns-repeated="96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7" table:formula="of:=[.$A4]*13+[.B$2]" office:value-type="float" office:value="13">
            <text:p>13</text:p>
          </table:table-cell>
          <table:table-cell table:style-name="ce7" table:formula="of:=[.$A4]*13+[.C$2]" office:value-type="float" office:value="14">
            <text:p>14</text:p>
          </table:table-cell>
          <table:table-cell table:style-name="ce7" table:formula="of:=[.$A4]*13+[.D$2]" office:value-type="float" office:value="15">
            <text:p>15</text:p>
          </table:table-cell>
          <table:table-cell table:style-name="ce7" table:formula="of:=[.$A4]*13+[.E$2]" office:value-type="float" office:value="16">
            <text:p>16</text:p>
          </table:table-cell>
          <table:table-cell table:style-name="ce7" table:formula="of:=[.$A4]*13+[.F$2]" office:value-type="float" office:value="17">
            <text:p>17</text:p>
          </table:table-cell>
          <table:table-cell table:style-name="ce20" table:formula="of:=[.$A4]*13+[.G$2]" office:value-type="float" office:value="18">
            <text:p>18</text:p>
          </table:table-cell>
          <table:table-cell table:style-name="ce20" table:formula="of:=[.$A4]*13+[.H$2]" office:value-type="float" office:value="19">
            <text:p>19</text:p>
          </table:table-cell>
          <table:table-cell table:style-name="ce20" table:formula="of:=[.$A4]*13+[.I$2]" office:value-type="float" office:value="20">
            <text:p>20</text:p>
          </table:table-cell>
          <table:table-cell table:style-name="ce7" table:formula="of:=[.$A4]*13+[.J$2]" office:value-type="float" office:value="21">
            <text:p>21</text:p>
          </table:table-cell>
          <table:table-cell table:style-name="ce7" table:formula="of:=[.$A4]*13+[.K$2]" office:value-type="float" office:value="22">
            <text:p>22</text:p>
          </table:table-cell>
          <table:table-cell table:style-name="ce7" table:formula="of:=[.$A4]*13+[.L$2]" office:value-type="float" office:value="23">
            <text:p>23</text:p>
          </table:table-cell>
          <table:table-cell table:style-name="ce7" table:formula="of:=[.$A4]*13+[.M$2]" office:value-type="float" office:value="24">
            <text:p>24</text:p>
          </table:table-cell>
          <table:table-cell table:style-name="ce7" table:formula="of:=[.$A4]*13+[.N$2]" office:value-type="float" office:value="25">
            <text:p>25</text:p>
          </table:table-cell>
          <table:table-cell table:style-name="ce23" table:number-columns-repeated="15"/>
          <table:table-cell table:number-columns-repeated="3"/>
          <table:table-cell table:style-name="ce16" office:value-type="float" office:value="2">
            <text:p>2</text:p>
          </table:table-cell>
          <table:table-cell table:style-name="ce27" table:formula="of:=([.$AG4]*5)+[.AH$1]" office:value-type="float" office:value="10">
            <text:p>10</text:p>
          </table:table-cell>
          <table:table-cell table:style-name="ce27" table:formula="of:=([.$AG4]*5)+[.AI$1]" office:value-type="float" office:value="11">
            <text:p>11</text:p>
          </table:table-cell>
          <table:table-cell table:style-name="ce27" table:formula="of:=([.$AG4]*5)+[.AJ$1]" office:value-type="float" office:value="12">
            <text:p>12</text:p>
          </table:table-cell>
          <table:table-cell table:style-name="ce27" table:formula="of:=([.$AG4]*5)+[.AK$1]" office:value-type="float" office:value="13">
            <text:p>13</text:p>
          </table:table-cell>
          <table:table-cell table:style-name="ce27" table:formula="of:=([.$AG4]*5)+[.AL$1]" office:value-type="float" office:value="14">
            <text:p>14</text:p>
          </table:table-cell>
          <table:table-cell table:style-name="ce17" table:number-columns-repeated="8"/>
          <table:table-cell table:number-columns-repeated="978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7" table:formula="of:=[.$A5]*13+[.B$2]" office:value-type="float" office:value="26">
            <text:p>26</text:p>
          </table:table-cell>
          <table:table-cell table:style-name="ce7" table:formula="of:=[.$A5]*13+[.C$2]" office:value-type="float" office:value="27">
            <text:p>27</text:p>
          </table:table-cell>
          <table:table-cell table:style-name="ce7" table:formula="of:=[.$A5]*13+[.D$2]" office:value-type="float" office:value="28">
            <text:p>28</text:p>
          </table:table-cell>
          <table:table-cell table:style-name="ce7" table:formula="of:=[.$A5]*13+[.E$2]" office:value-type="float" office:value="29">
            <text:p>29</text:p>
          </table:table-cell>
          <table:table-cell table:style-name="ce7" table:formula="of:=[.$A5]*13+[.F$2]" office:value-type="float" office:value="30">
            <text:p>30</text:p>
          </table:table-cell>
          <table:table-cell table:style-name="ce20" table:formula="of:=[.$A5]*13+[.G$2]" office:value-type="float" office:value="31">
            <text:p>31</text:p>
          </table:table-cell>
          <table:table-cell table:style-name="ce20" table:formula="of:=[.$A5]*13+[.H$2]" office:value-type="float" office:value="32">
            <text:p>32</text:p>
          </table:table-cell>
          <table:table-cell table:style-name="ce20" table:formula="of:=[.$A5]*13+[.I$2]" office:value-type="float" office:value="33">
            <text:p>33</text:p>
          </table:table-cell>
          <table:table-cell table:style-name="ce7" table:formula="of:=[.$A5]*13+[.J$2]" office:value-type="float" office:value="34">
            <text:p>34</text:p>
          </table:table-cell>
          <table:table-cell table:style-name="ce7" table:formula="of:=[.$A5]*13+[.K$2]" office:value-type="float" office:value="35">
            <text:p>35</text:p>
          </table:table-cell>
          <table:table-cell table:style-name="ce7" table:formula="of:=[.$A5]*13+[.L$2]" office:value-type="float" office:value="36">
            <text:p>36</text:p>
          </table:table-cell>
          <table:table-cell table:style-name="ce7" table:formula="of:=[.$A5]*13+[.M$2]" office:value-type="float" office:value="37">
            <text:p>37</text:p>
          </table:table-cell>
          <table:table-cell table:style-name="ce7" table:formula="of:=[.$A5]*13+[.N$2]" office:value-type="float" office:value="38">
            <text:p>38</text:p>
          </table:table-cell>
          <table:table-cell table:style-name="ce23" table:number-columns-repeated="15"/>
          <table:table-cell table:number-columns-repeated="3"/>
          <table:table-cell table:style-name="ce16" office:value-type="float" office:value="3">
            <text:p>3</text:p>
          </table:table-cell>
          <table:table-cell table:style-name="ce27" table:formula="of:=([.$AG5]*5)+[.AH$1]" office:value-type="float" office:value="15">
            <text:p>15</text:p>
          </table:table-cell>
          <table:table-cell table:style-name="ce27" table:formula="of:=([.$AG5]*5)+[.AI$1]" office:value-type="float" office:value="16">
            <text:p>16</text:p>
          </table:table-cell>
          <table:table-cell table:style-name="ce27" table:formula="of:=([.$AG5]*5)+[.AJ$1]" office:value-type="float" office:value="17">
            <text:p>17</text:p>
          </table:table-cell>
          <table:table-cell table:style-name="ce27" table:formula="of:=([.$AG5]*5)+[.AK$1]" office:value-type="float" office:value="18">
            <text:p>18</text:p>
          </table:table-cell>
          <table:table-cell table:style-name="ce27" table:formula="of:=([.$AG5]*5)+[.AL$1]" office:value-type="float" office:value="19">
            <text:p>19</text:p>
          </table:table-cell>
          <table:table-cell table:style-name="ce17" table:number-columns-repeated="8"/>
          <table:table-cell table:number-columns-repeated="978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7" table:formula="of:=[.$A6]*13+[.B$2]" office:value-type="float" office:value="39">
            <text:p>39</text:p>
          </table:table-cell>
          <table:table-cell table:style-name="ce7" table:formula="of:=[.$A6]*13+[.C$2]" office:value-type="float" office:value="40">
            <text:p>40</text:p>
          </table:table-cell>
          <table:table-cell table:style-name="ce7" table:formula="of:=[.$A6]*13+[.D$2]" office:value-type="float" office:value="41">
            <text:p>41</text:p>
          </table:table-cell>
          <table:table-cell table:style-name="ce7" table:formula="of:=[.$A6]*13+[.E$2]" office:value-type="float" office:value="42">
            <text:p>42</text:p>
          </table:table-cell>
          <table:table-cell table:style-name="ce7" table:formula="of:=[.$A6]*13+[.F$2]" office:value-type="float" office:value="43">
            <text:p>43</text:p>
          </table:table-cell>
          <table:table-cell table:style-name="ce20" table:formula="of:=[.$A6]*13+[.G$2]" office:value-type="float" office:value="44">
            <text:p>44</text:p>
          </table:table-cell>
          <table:table-cell table:style-name="ce20" table:formula="of:=[.$A6]*13+[.H$2]" office:value-type="float" office:value="45">
            <text:p>45</text:p>
          </table:table-cell>
          <table:table-cell table:style-name="ce20" table:formula="of:=[.$A6]*13+[.I$2]" office:value-type="float" office:value="46">
            <text:p>46</text:p>
          </table:table-cell>
          <table:table-cell table:style-name="ce7" table:formula="of:=[.$A6]*13+[.J$2]" office:value-type="float" office:value="47">
            <text:p>47</text:p>
          </table:table-cell>
          <table:table-cell table:style-name="ce7" table:formula="of:=[.$A6]*13+[.K$2]" office:value-type="float" office:value="48">
            <text:p>48</text:p>
          </table:table-cell>
          <table:table-cell table:style-name="ce7" table:formula="of:=[.$A6]*13+[.L$2]" office:value-type="float" office:value="49">
            <text:p>49</text:p>
          </table:table-cell>
          <table:table-cell table:style-name="ce7" table:formula="of:=[.$A6]*13+[.M$2]" office:value-type="float" office:value="50">
            <text:p>50</text:p>
          </table:table-cell>
          <table:table-cell table:style-name="ce7" table:formula="of:=[.$A6]*13+[.N$2]" office:value-type="float" office:value="51">
            <text:p>51</text:p>
          </table:table-cell>
          <table:table-cell table:style-name="ce23" table:number-columns-repeated="15"/>
          <table:table-cell table:number-columns-repeated="3"/>
          <table:table-cell table:style-name="ce16" office:value-type="float" office:value="4">
            <text:p>4</text:p>
          </table:table-cell>
          <table:table-cell table:style-name="ce27" table:formula="of:=([.$AG6]*5)+[.AH$1]" office:value-type="float" office:value="20">
            <text:p>20</text:p>
          </table:table-cell>
          <table:table-cell table:style-name="ce27" table:formula="of:=([.$AG6]*5)+[.AI$1]" office:value-type="float" office:value="21">
            <text:p>21</text:p>
          </table:table-cell>
          <table:table-cell table:style-name="ce27" table:formula="of:=([.$AG6]*5)+[.AJ$1]" office:value-type="float" office:value="22">
            <text:p>22</text:p>
          </table:table-cell>
          <table:table-cell table:style-name="ce27" table:formula="of:=([.$AG6]*5)+[.AK$1]" office:value-type="float" office:value="23">
            <text:p>23</text:p>
          </table:table-cell>
          <table:table-cell table:style-name="ce27" table:formula="of:=([.$AG6]*5)+[.AL$1]" office:value-type="float" office:value="24">
            <text:p>24</text:p>
          </table:table-cell>
          <table:table-cell table:style-name="ce17" table:number-columns-repeated="8"/>
          <table:table-cell table:number-columns-repeated="978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7" table:formula="of:=[.$A7]*13+[.B$2]" office:value-type="float" office:value="52">
            <text:p>52</text:p>
          </table:table-cell>
          <table:table-cell table:style-name="ce7" table:formula="of:=[.$A7]*13+[.C$2]" office:value-type="float" office:value="53">
            <text:p>53</text:p>
          </table:table-cell>
          <table:table-cell table:style-name="ce7" table:formula="of:=[.$A7]*13+[.D$2]" office:value-type="float" office:value="54">
            <text:p>54</text:p>
          </table:table-cell>
          <table:table-cell table:style-name="ce7" table:formula="of:=[.$A7]*13+[.E$2]" office:value-type="float" office:value="55">
            <text:p>55</text:p>
          </table:table-cell>
          <table:table-cell table:style-name="ce7" table:formula="of:=[.$A7]*13+[.F$2]" office:value-type="float" office:value="56">
            <text:p>56</text:p>
          </table:table-cell>
          <table:table-cell table:style-name="ce20" table:formula="of:=[.$A7]*13+[.G$2]" office:value-type="float" office:value="57">
            <text:p>57</text:p>
          </table:table-cell>
          <table:table-cell table:style-name="ce20" table:formula="of:=[.$A7]*13+[.H$2]" office:value-type="float" office:value="58">
            <text:p>58</text:p>
          </table:table-cell>
          <table:table-cell table:style-name="ce20" table:formula="of:=[.$A7]*13+[.I$2]" office:value-type="float" office:value="59">
            <text:p>59</text:p>
          </table:table-cell>
          <table:table-cell table:style-name="ce7" table:formula="of:=[.$A7]*13+[.J$2]" office:value-type="float" office:value="60">
            <text:p>60</text:p>
          </table:table-cell>
          <table:table-cell table:style-name="ce7" table:formula="of:=[.$A7]*13+[.K$2]" office:value-type="float" office:value="61">
            <text:p>61</text:p>
          </table:table-cell>
          <table:table-cell table:style-name="ce7" table:formula="of:=[.$A7]*13+[.L$2]" office:value-type="float" office:value="62">
            <text:p>62</text:p>
          </table:table-cell>
          <table:table-cell table:style-name="ce7" table:formula="of:=[.$A7]*13+[.M$2]" office:value-type="float" office:value="63">
            <text:p>63</text:p>
          </table:table-cell>
          <table:table-cell table:style-name="ce7" table:formula="of:=[.$A7]*13+[.N$2]" office:value-type="float" office:value="64">
            <text:p>64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7"/>
          <table:table-cell table:number-columns-repeated="978"/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20" table:formula="of:=[.$A8]*13+[.B$2]" office:value-type="float" office:value="65">
            <text:p>65</text:p>
          </table:table-cell>
          <table:table-cell table:style-name="ce20" table:formula="of:=[.$A8]*13+[.C$2]" office:value-type="float" office:value="66">
            <text:p>66</text:p>
          </table:table-cell>
          <table:table-cell table:style-name="ce20" table:formula="of:=[.$A8]*13+[.D$2]" office:value-type="float" office:value="67">
            <text:p>67</text:p>
          </table:table-cell>
          <table:table-cell table:style-name="ce20" table:formula="of:=[.$A8]*13+[.E$2]" office:value-type="float" office:value="68">
            <text:p>68</text:p>
          </table:table-cell>
          <table:table-cell table:style-name="ce20" table:formula="of:=[.$A8]*13+[.F$2]" office:value-type="float" office:value="69">
            <text:p>69</text:p>
          </table:table-cell>
          <table:table-cell table:style-name="ce20" table:formula="of:=[.$A8]*13+[.G$2]" office:value-type="float" office:value="70">
            <text:p>70</text:p>
          </table:table-cell>
          <table:table-cell table:style-name="ce20" table:formula="of:=[.$A8]*13+[.H$2]" office:value-type="float" office:value="71">
            <text:p>71</text:p>
          </table:table-cell>
          <table:table-cell table:style-name="ce20" table:formula="of:=[.$A8]*13+[.I$2]" office:value-type="float" office:value="72">
            <text:p>72</text:p>
          </table:table-cell>
          <table:table-cell table:style-name="ce20" table:formula="of:=[.$A8]*13+[.J$2]" office:value-type="float" office:value="73">
            <text:p>73</text:p>
          </table:table-cell>
          <table:table-cell table:style-name="ce20" table:formula="of:=[.$A8]*13+[.K$2]" office:value-type="float" office:value="74">
            <text:p>74</text:p>
          </table:table-cell>
          <table:table-cell table:style-name="ce20" table:formula="of:=[.$A8]*13+[.L$2]" office:value-type="float" office:value="75">
            <text:p>75</text:p>
          </table:table-cell>
          <table:table-cell table:style-name="ce20" table:formula="of:=[.$A8]*13+[.M$2]" office:value-type="float" office:value="76">
            <text:p>76</text:p>
          </table:table-cell>
          <table:table-cell table:style-name="ce20" table:formula="of:=[.$A8]*13+[.N$2]" office:value-type="float" office:value="77">
            <text:p>77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7"/>
          <table:table-cell table:number-columns-repeated="978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20" table:formula="of:=[.$A9]*13+[.B$2]" office:value-type="float" office:value="78">
            <text:p>78</text:p>
          </table:table-cell>
          <table:table-cell table:style-name="ce20" table:formula="of:=[.$A9]*13+[.C$2]" office:value-type="float" office:value="79">
            <text:p>79</text:p>
          </table:table-cell>
          <table:table-cell table:style-name="ce20" table:formula="of:=[.$A9]*13+[.D$2]" office:value-type="float" office:value="80">
            <text:p>80</text:p>
          </table:table-cell>
          <table:table-cell table:style-name="ce20" table:formula="of:=[.$A9]*13+[.E$2]" office:value-type="float" office:value="81">
            <text:p>81</text:p>
          </table:table-cell>
          <table:table-cell table:style-name="ce20" table:formula="of:=[.$A9]*13+[.F$2]" office:value-type="float" office:value="82">
            <text:p>82</text:p>
          </table:table-cell>
          <table:table-cell table:style-name="ce20" table:formula="of:=[.$A9]*13+[.G$2]" office:value-type="float" office:value="83">
            <text:p>83</text:p>
          </table:table-cell>
          <table:table-cell table:style-name="ce20" table:formula="of:=[.$A9]*13+[.H$2]" office:value-type="float" office:value="84">
            <text:p>84</text:p>
          </table:table-cell>
          <table:table-cell table:style-name="ce20" table:formula="of:=[.$A9]*13+[.I$2]" office:value-type="float" office:value="85">
            <text:p>85</text:p>
          </table:table-cell>
          <table:table-cell table:style-name="ce20" table:formula="of:=[.$A9]*13+[.J$2]" office:value-type="float" office:value="86">
            <text:p>86</text:p>
          </table:table-cell>
          <table:table-cell table:style-name="ce20" table:formula="of:=[.$A9]*13+[.K$2]" office:value-type="float" office:value="87">
            <text:p>87</text:p>
          </table:table-cell>
          <table:table-cell table:style-name="ce20" table:formula="of:=[.$A9]*13+[.L$2]" office:value-type="float" office:value="88">
            <text:p>88</text:p>
          </table:table-cell>
          <table:table-cell table:style-name="ce20" table:formula="of:=[.$A9]*13+[.M$2]" office:value-type="float" office:value="89">
            <text:p>89</text:p>
          </table:table-cell>
          <table:table-cell table:style-name="ce20" table:formula="of:=[.$A9]*13+[.N$2]" office:value-type="float" office:value="90">
            <text:p>90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7"/>
          <table:table-cell table:number-columns-repeated="978"/>
        </table:table-row>
        <table:table-row table:style-name="ro2">
          <table:table-cell table:style-name="ce16" office:value-type="float" office:value="7">
            <text:p>7</text:p>
          </table:table-cell>
          <table:table-cell table:style-name="ce20" table:formula="of:=[.$A10]*13+[.B$2]" office:value-type="float" office:value="91">
            <text:p>91</text:p>
          </table:table-cell>
          <table:table-cell table:style-name="ce20" table:formula="of:=[.$A10]*13+[.C$2]" office:value-type="float" office:value="92">
            <text:p>92</text:p>
          </table:table-cell>
          <table:table-cell table:style-name="ce20" table:formula="of:=[.$A10]*13+[.D$2]" office:value-type="float" office:value="93">
            <text:p>93</text:p>
          </table:table-cell>
          <table:table-cell table:style-name="ce20" table:formula="of:=[.$A10]*13+[.E$2]" office:value-type="float" office:value="94">
            <text:p>94</text:p>
          </table:table-cell>
          <table:table-cell table:style-name="ce20" table:formula="of:=[.$A10]*13+[.F$2]" office:value-type="float" office:value="95">
            <text:p>95</text:p>
          </table:table-cell>
          <table:table-cell table:style-name="ce20" table:formula="of:=[.$A10]*13+[.G$2]" office:value-type="float" office:value="96">
            <text:p>96</text:p>
          </table:table-cell>
          <table:table-cell table:style-name="ce20" table:formula="of:=[.$A10]*13+[.H$2]" office:value-type="float" office:value="97">
            <text:p>97</text:p>
          </table:table-cell>
          <table:table-cell table:style-name="ce20" table:formula="of:=[.$A10]*13+[.I$2]" office:value-type="float" office:value="98">
            <text:p>98</text:p>
          </table:table-cell>
          <table:table-cell table:style-name="ce20" table:formula="of:=[.$A10]*13+[.J$2]" office:value-type="float" office:value="99">
            <text:p>99</text:p>
          </table:table-cell>
          <table:table-cell table:style-name="ce20" table:formula="of:=[.$A10]*13+[.K$2]" office:value-type="float" office:value="100">
            <text:p>100</text:p>
          </table:table-cell>
          <table:table-cell table:style-name="ce20" table:formula="of:=[.$A10]*13+[.L$2]" office:value-type="float" office:value="101">
            <text:p>101</text:p>
          </table:table-cell>
          <table:table-cell table:style-name="ce20" table:formula="of:=[.$A10]*13+[.M$2]" office:value-type="float" office:value="102">
            <text:p>102</text:p>
          </table:table-cell>
          <table:table-cell table:style-name="ce20" table:formula="of:=[.$A10]*13+[.N$2]" office:value-type="float" office:value="103">
            <text:p>103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7"/>
          <table:table-cell table:number-columns-repeated="978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7" table:formula="of:=[.$A11]*13+[.B$2]" office:value-type="float" office:value="104">
            <text:p>104</text:p>
          </table:table-cell>
          <table:table-cell table:style-name="ce7" table:formula="of:=[.$A11]*13+[.C$2]" office:value-type="float" office:value="105">
            <text:p>105</text:p>
          </table:table-cell>
          <table:table-cell table:style-name="ce7" table:formula="of:=[.$A11]*13+[.D$2]" office:value-type="float" office:value="106">
            <text:p>106</text:p>
          </table:table-cell>
          <table:table-cell table:style-name="ce7" table:formula="of:=[.$A11]*13+[.E$2]" office:value-type="float" office:value="107">
            <text:p>107</text:p>
          </table:table-cell>
          <table:table-cell table:style-name="ce7" table:formula="of:=[.$A11]*13+[.F$2]" office:value-type="float" office:value="108">
            <text:p>108</text:p>
          </table:table-cell>
          <table:table-cell table:style-name="ce20" table:formula="of:=[.$A11]*13+[.G$2]" office:value-type="float" office:value="109">
            <text:p>109</text:p>
          </table:table-cell>
          <table:table-cell table:style-name="ce20" table:formula="of:=[.$A11]*13+[.H$2]" office:value-type="float" office:value="110">
            <text:p>110</text:p>
          </table:table-cell>
          <table:table-cell table:style-name="ce20" table:formula="of:=[.$A11]*13+[.I$2]" office:value-type="float" office:value="111">
            <text:p>111</text:p>
          </table:table-cell>
          <table:table-cell table:style-name="ce7" table:formula="of:=[.$A11]*13+[.J$2]" office:value-type="float" office:value="112">
            <text:p>112</text:p>
          </table:table-cell>
          <table:table-cell table:style-name="ce7" table:formula="of:=[.$A11]*13+[.K$2]" office:value-type="float" office:value="113">
            <text:p>113</text:p>
          </table:table-cell>
          <table:table-cell table:style-name="ce7" table:formula="of:=[.$A11]*13+[.L$2]" office:value-type="float" office:value="114">
            <text:p>114</text:p>
          </table:table-cell>
          <table:table-cell table:style-name="ce7" table:formula="of:=[.$A11]*13+[.M$2]" office:value-type="float" office:value="115">
            <text:p>115</text:p>
          </table:table-cell>
          <table:table-cell table:style-name="ce7" table:formula="of:=[.$A11]*13+[.N$2]" office:value-type="float" office:value="116">
            <text:p>116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7"/>
          <table:table-cell table:number-columns-repeated="978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7" table:formula="of:=[.$A12]*13+[.B$2]" office:value-type="float" office:value="117">
            <text:p>117</text:p>
          </table:table-cell>
          <table:table-cell table:style-name="ce7" table:formula="of:=[.$A12]*13+[.C$2]" office:value-type="float" office:value="118">
            <text:p>118</text:p>
          </table:table-cell>
          <table:table-cell table:style-name="ce7" table:formula="of:=[.$A12]*13+[.D$2]" office:value-type="float" office:value="119">
            <text:p>119</text:p>
          </table:table-cell>
          <table:table-cell table:style-name="ce7" table:formula="of:=[.$A12]*13+[.E$2]" office:value-type="float" office:value="120">
            <text:p>120</text:p>
          </table:table-cell>
          <table:table-cell table:style-name="ce7" table:formula="of:=[.$A12]*13+[.F$2]" office:value-type="float" office:value="121">
            <text:p>121</text:p>
          </table:table-cell>
          <table:table-cell table:style-name="ce20" table:formula="of:=[.$A12]*13+[.G$2]" office:value-type="float" office:value="122">
            <text:p>122</text:p>
          </table:table-cell>
          <table:table-cell table:style-name="ce20" table:formula="of:=[.$A12]*13+[.H$2]" office:value-type="float" office:value="123">
            <text:p>123</text:p>
          </table:table-cell>
          <table:table-cell table:style-name="ce20" table:formula="of:=[.$A12]*13+[.I$2]" office:value-type="float" office:value="124">
            <text:p>124</text:p>
          </table:table-cell>
          <table:table-cell table:style-name="ce7" table:formula="of:=[.$A12]*13+[.J$2]" office:value-type="float" office:value="125">
            <text:p>125</text:p>
          </table:table-cell>
          <table:table-cell table:style-name="ce7" table:formula="of:=[.$A12]*13+[.K$2]" office:value-type="float" office:value="126">
            <text:p>126</text:p>
          </table:table-cell>
          <table:table-cell table:style-name="ce7" table:formula="of:=[.$A12]*13+[.L$2]" office:value-type="float" office:value="127">
            <text:p>127</text:p>
          </table:table-cell>
          <table:table-cell table:style-name="ce7" table:formula="of:=[.$A12]*13+[.M$2]" office:value-type="float" office:value="128">
            <text:p>128</text:p>
          </table:table-cell>
          <table:table-cell table:style-name="ce7" table:formula="of:=[.$A12]*13+[.N$2]" office:value-type="float" office:value="129">
            <text:p>129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7"/>
          <table:table-cell table:number-columns-repeated="978"/>
        </table:table-row>
        <table:table-row table:style-name="ro2">
          <table:table-cell table:style-name="ce16" office:value-type="float" office:value="10">
            <text:p>10</text:p>
          </table:table-cell>
          <table:table-cell table:style-name="ce7" table:formula="of:=[.$A13]*13+[.B$2]" office:value-type="float" office:value="130">
            <text:p>130</text:p>
          </table:table-cell>
          <table:table-cell table:style-name="ce7" table:formula="of:=[.$A13]*13+[.C$2]" office:value-type="float" office:value="131">
            <text:p>131</text:p>
          </table:table-cell>
          <table:table-cell table:style-name="ce7" table:formula="of:=[.$A13]*13+[.D$2]" office:value-type="float" office:value="132">
            <text:p>132</text:p>
          </table:table-cell>
          <table:table-cell table:style-name="ce7" table:formula="of:=[.$A13]*13+[.E$2]" office:value-type="float" office:value="133">
            <text:p>133</text:p>
          </table:table-cell>
          <table:table-cell table:style-name="ce7" table:formula="of:=[.$A13]*13+[.F$2]" office:value-type="float" office:value="134">
            <text:p>134</text:p>
          </table:table-cell>
          <table:table-cell table:style-name="ce20" table:formula="of:=[.$A13]*13+[.G$2]" office:value-type="float" office:value="135">
            <text:p>135</text:p>
          </table:table-cell>
          <table:table-cell table:style-name="ce20" table:formula="of:=[.$A13]*13+[.H$2]" office:value-type="float" office:value="136">
            <text:p>136</text:p>
          </table:table-cell>
          <table:table-cell table:style-name="ce20" table:formula="of:=[.$A13]*13+[.I$2]" office:value-type="float" office:value="137">
            <text:p>137</text:p>
          </table:table-cell>
          <table:table-cell table:style-name="ce7" table:formula="of:=[.$A13]*13+[.J$2]" office:value-type="float" office:value="138">
            <text:p>138</text:p>
          </table:table-cell>
          <table:table-cell table:style-name="ce7" table:formula="of:=[.$A13]*13+[.K$2]" office:value-type="float" office:value="139">
            <text:p>139</text:p>
          </table:table-cell>
          <table:table-cell table:style-name="ce7" table:formula="of:=[.$A13]*13+[.L$2]" office:value-type="float" office:value="140">
            <text:p>140</text:p>
          </table:table-cell>
          <table:table-cell table:style-name="ce7" table:formula="of:=[.$A13]*13+[.M$2]" office:value-type="float" office:value="141">
            <text:p>141</text:p>
          </table:table-cell>
          <table:table-cell table:style-name="ce7" table:formula="of:=[.$A13]*13+[.N$2]" office:value-type="float" office:value="142">
            <text:p>142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7"/>
          <table:table-cell table:number-columns-repeated="978"/>
        </table:table-row>
        <table:table-row table:style-name="ro2">
          <table:table-cell table:style-name="ce16" office:value-type="float" office:value="11">
            <text:p>11</text:p>
          </table:table-cell>
          <table:table-cell table:style-name="ce7" table:formula="of:=[.$A14]*13+[.B$2]" office:value-type="float" office:value="143">
            <text:p>143</text:p>
          </table:table-cell>
          <table:table-cell table:style-name="ce7" table:formula="of:=[.$A14]*13+[.C$2]" office:value-type="float" office:value="144">
            <text:p>144</text:p>
          </table:table-cell>
          <table:table-cell table:style-name="ce7" table:formula="of:=[.$A14]*13+[.D$2]" office:value-type="float" office:value="145">
            <text:p>145</text:p>
          </table:table-cell>
          <table:table-cell table:style-name="ce7" table:formula="of:=[.$A14]*13+[.E$2]" office:value-type="float" office:value="146">
            <text:p>146</text:p>
          </table:table-cell>
          <table:table-cell table:style-name="ce7" table:formula="of:=[.$A14]*13+[.F$2]" office:value-type="float" office:value="147">
            <text:p>147</text:p>
          </table:table-cell>
          <table:table-cell table:style-name="ce20" table:formula="of:=[.$A14]*13+[.G$2]" office:value-type="float" office:value="148">
            <text:p>148</text:p>
          </table:table-cell>
          <table:table-cell table:style-name="ce20" table:formula="of:=[.$A14]*13+[.H$2]" office:value-type="float" office:value="149">
            <text:p>149</text:p>
          </table:table-cell>
          <table:table-cell table:style-name="ce20" table:formula="of:=[.$A14]*13+[.I$2]" office:value-type="float" office:value="150">
            <text:p>150</text:p>
          </table:table-cell>
          <table:table-cell table:style-name="ce7" table:formula="of:=[.$A14]*13+[.J$2]" office:value-type="float" office:value="151">
            <text:p>151</text:p>
          </table:table-cell>
          <table:table-cell table:style-name="ce7" table:formula="of:=[.$A14]*13+[.K$2]" office:value-type="float" office:value="152">
            <text:p>152</text:p>
          </table:table-cell>
          <table:table-cell table:style-name="ce7" table:formula="of:=[.$A14]*13+[.L$2]" office:value-type="float" office:value="153">
            <text:p>153</text:p>
          </table:table-cell>
          <table:table-cell table:style-name="ce7" table:formula="of:=[.$A14]*13+[.M$2]" office:value-type="float" office:value="154">
            <text:p>154</text:p>
          </table:table-cell>
          <table:table-cell table:style-name="ce7" table:formula="of:=[.$A14]*13+[.N$2]" office:value-type="float" office:value="155">
            <text:p>155</text:p>
          </table:table-cell>
          <table:table-cell table:style-name="ce23" table:number-columns-repeated="15"/>
          <table:table-cell table:number-columns-repeated="3"/>
          <table:table-cell table:style-name="ce19"/>
          <table:table-cell table:style-name="ce23" table:number-columns-repeated="6"/>
          <table:table-cell table:style-name="ce17" table:number-columns-repeated="6"/>
          <table:table-cell table:style-name="ce17"/>
          <table:table-cell table:number-columns-repeated="3"/>
          <table:table-cell table:formula="of:=6*[.AT14]" office:value-type="float" office:value="0" table:number-columns-spanned="2" table:number-rows-spanned="1">
            <text:p>0</text:p>
          </table:table-cell>
          <table:covered-table-cell/>
          <table:table-cell table:number-columns-repeated="973"/>
        </table:table-row>
        <table:table-row table:style-name="ro2">
          <table:table-cell table:style-name="ce16" office:value-type="float" office:value="12">
            <text:p>12</text:p>
          </table:table-cell>
          <table:table-cell table:style-name="ce7" table:formula="of:=[.$A15]*13+[.B$2]" office:value-type="float" office:value="156">
            <text:p>156</text:p>
          </table:table-cell>
          <table:table-cell table:style-name="ce7" table:formula="of:=[.$A15]*13+[.C$2]" office:value-type="float" office:value="157">
            <text:p>157</text:p>
          </table:table-cell>
          <table:table-cell table:style-name="ce7" table:formula="of:=[.$A15]*13+[.D$2]" office:value-type="float" office:value="158">
            <text:p>158</text:p>
          </table:table-cell>
          <table:table-cell table:style-name="ce7" table:formula="of:=[.$A15]*13+[.E$2]" office:value-type="float" office:value="159">
            <text:p>159</text:p>
          </table:table-cell>
          <table:table-cell table:style-name="ce7" table:formula="of:=[.$A15]*13+[.F$2]" office:value-type="float" office:value="160">
            <text:p>160</text:p>
          </table:table-cell>
          <table:table-cell table:style-name="ce20" table:formula="of:=[.$A15]*13+[.G$2]" office:value-type="float" office:value="161">
            <text:p>161</text:p>
          </table:table-cell>
          <table:table-cell table:style-name="ce20" table:formula="of:=[.$A15]*13+[.H$2]" office:value-type="float" office:value="162">
            <text:p>162</text:p>
          </table:table-cell>
          <table:table-cell table:style-name="ce20" table:formula="of:=[.$A15]*13+[.I$2]" office:value-type="float" office:value="163">
            <text:p>163</text:p>
          </table:table-cell>
          <table:table-cell table:style-name="ce7" table:formula="of:=[.$A15]*13+[.J$2]" office:value-type="float" office:value="164">
            <text:p>164</text:p>
          </table:table-cell>
          <table:table-cell table:style-name="ce7" table:formula="of:=[.$A15]*13+[.K$2]" office:value-type="float" office:value="165">
            <text:p>165</text:p>
          </table:table-cell>
          <table:table-cell table:style-name="ce7" table:formula="of:=[.$A15]*13+[.L$2]" office:value-type="float" office:value="166">
            <text:p>166</text:p>
          </table:table-cell>
          <table:table-cell table:style-name="ce7" table:formula="of:=[.$A15]*13+[.M$2]" office:value-type="float" office:value="167">
            <text:p>167</text:p>
          </table:table-cell>
          <table:table-cell table:style-name="ce7" table:formula="of:=[.$A15]*13+[.N$2]" office:value-type="float" office:value="168">
            <text:p>168</text:p>
          </table:table-cell>
          <table:table-cell table:style-name="ce23" table:number-columns-repeated="15"/>
          <table:table-cell table:number-columns-repeated="995"/>
        </table:table-row>
        <table:table-row table:style-name="ro2">
          <table:table-cell table:style-name="ce17" table:number-columns-repeated="14"/>
          <table:table-cell table:style-name="ce23" table:number-columns-repeated="15"/>
          <table:table-cell table:number-columns-repeated="3"/>
          <table:table-cell table:style-name="ce18" office:value-type="string">
            <text:p>all weights inside a kernel are different</text:p>
          </table:table-cell>
          <table:table-cell table:number-columns-repeated="991"/>
        </table:table-row>
        <table:table-row table:style-name="ro2">
          <table:table-cell table:style-name="ce15" office:value-type="string">
            <text:p>Feature Map 2</text:p>
          </table:table-cell>
          <table:table-cell table:style-name="ce19" table:number-columns-repeated="13"/>
          <table:table-cell table:style-name="ce23" table:number-columns-repeated="15"/>
          <table:table-cell table:number-columns-repeated="3"/>
          <table:table-cell table:style-name="ce18" office:value-type="string">
            <text:p>but all kernels share same weights matrix</text:p>
          </table:table-cell>
          <table:table-cell table:number-columns-repeated="991"/>
        </table:table-row>
        <table:table-row table:style-name="ro2"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23" table:number-columns-repeated="15"/>
          <table:table-cell table:number-columns-repeated="3"/>
          <table:table-cell table:style-name="ce18"/>
          <table:table-cell table:number-columns-repeated="991"/>
        </table:table-row>
        <table:table-row table:style-name="ro2">
          <table:table-cell table:style-name="ce16" office:value-type="float" office:value="0">
            <text:p>0</text:p>
          </table:table-cell>
          <table:table-cell table:style-name="ce7" table:formula="of:=169+([.$A19]*13+[.B$2])" office:value-type="float" office:value="169">
            <text:p>169</text:p>
          </table:table-cell>
          <table:table-cell table:style-name="ce7" table:formula="of:=169+([.$A19]*13+[.C$2])" office:value-type="float" office:value="170">
            <text:p>170</text:p>
          </table:table-cell>
          <table:table-cell table:style-name="ce7" table:formula="of:=169+([.$A19]*13+[.D$2])" office:value-type="float" office:value="171">
            <text:p>171</text:p>
          </table:table-cell>
          <table:table-cell table:style-name="ce7" table:formula="of:=169+([.$A19]*13+[.E$2])" office:value-type="float" office:value="172">
            <text:p>172</text:p>
          </table:table-cell>
          <table:table-cell table:style-name="ce7" table:formula="of:=169+([.$A19]*13+[.F$2])" office:value-type="float" office:value="173">
            <text:p>173</text:p>
          </table:table-cell>
          <table:table-cell table:style-name="ce20" table:formula="of:=169+([.$A19]*13+[.G$2])" office:value-type="float" office:value="174">
            <text:p>174</text:p>
          </table:table-cell>
          <table:table-cell table:style-name="ce20" table:formula="of:=169+([.$A19]*13+[.H$2])" office:value-type="float" office:value="175">
            <text:p>175</text:p>
          </table:table-cell>
          <table:table-cell table:style-name="ce20" table:formula="of:=169+([.$A19]*13+[.I$2])" office:value-type="float" office:value="176">
            <text:p>176</text:p>
          </table:table-cell>
          <table:table-cell table:style-name="ce7" table:formula="of:=169+([.$A19]*13+[.J$2])" office:value-type="float" office:value="177">
            <text:p>177</text:p>
          </table:table-cell>
          <table:table-cell table:style-name="ce7" table:formula="of:=169+([.$A19]*13+[.K$2])" office:value-type="float" office:value="178">
            <text:p>178</text:p>
          </table:table-cell>
          <table:table-cell table:style-name="ce7" table:formula="of:=169+([.$A19]*13+[.L$2])" office:value-type="float" office:value="179">
            <text:p>179</text:p>
          </table:table-cell>
          <table:table-cell table:style-name="ce7" table:formula="of:=169+([.$A19]*13+[.M$2])" office:value-type="float" office:value="180">
            <text:p>180</text:p>
          </table:table-cell>
          <table:table-cell table:style-name="ce7" table:formula="of:=169+([.$A19]*13+[.N$2])" office:value-type="float" office:value="181">
            <text:p>181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Layer 2 (conv-layer-1):</text:p>
          </table:table-cell>
          <table:table-cell table:style-name="ce18" table:number-columns-repeated="13"/>
          <table:table-cell table:number-columns-repeated="978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7" table:formula="of:=169+([.$A20]*13+[.B$2])" office:value-type="float" office:value="182">
            <text:p>182</text:p>
          </table:table-cell>
          <table:table-cell table:style-name="ce7" table:formula="of:=169+([.$A20]*13+[.C$2])" office:value-type="float" office:value="183">
            <text:p>183</text:p>
          </table:table-cell>
          <table:table-cell table:style-name="ce7" table:formula="of:=169+([.$A20]*13+[.D$2])" office:value-type="float" office:value="184">
            <text:p>184</text:p>
          </table:table-cell>
          <table:table-cell table:style-name="ce7" table:formula="of:=169+([.$A20]*13+[.E$2])" office:value-type="float" office:value="185">
            <text:p>185</text:p>
          </table:table-cell>
          <table:table-cell table:style-name="ce7" table:formula="of:=169+([.$A20]*13+[.F$2])" office:value-type="float" office:value="186">
            <text:p>186</text:p>
          </table:table-cell>
          <table:table-cell table:style-name="ce20" table:formula="of:=169+([.$A20]*13+[.G$2])" office:value-type="float" office:value="187">
            <text:p>187</text:p>
          </table:table-cell>
          <table:table-cell table:style-name="ce20" table:formula="of:=169+([.$A20]*13+[.H$2])" office:value-type="float" office:value="188">
            <text:p>188</text:p>
          </table:table-cell>
          <table:table-cell table:style-name="ce20" table:formula="of:=169+([.$A20]*13+[.I$2])" office:value-type="float" office:value="189">
            <text:p>189</text:p>
          </table:table-cell>
          <table:table-cell table:style-name="ce7" table:formula="of:=169+([.$A20]*13+[.J$2])" office:value-type="float" office:value="190">
            <text:p>190</text:p>
          </table:table-cell>
          <table:table-cell table:style-name="ce7" table:formula="of:=169+([.$A20]*13+[.K$2])" office:value-type="float" office:value="191">
            <text:p>191</text:p>
          </table:table-cell>
          <table:table-cell table:style-name="ce7" table:formula="of:=169+([.$A20]*13+[.L$2])" office:value-type="float" office:value="192">
            <text:p>192</text:p>
          </table:table-cell>
          <table:table-cell table:style-name="ce7" table:formula="of:=169+([.$A20]*13+[.M$2])" office:value-type="float" office:value="193">
            <text:p>193</text:p>
          </table:table-cell>
          <table:table-cell table:style-name="ce7" table:formula="of:=169+([.$A20]*13+[.N$2])" office:value-type="float" office:value="194">
            <text:p>194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Number of nodes:</text:p>
          </table:table-cell>
          <table:table-cell table:style-name="ce18" table:number-columns-repeated="6"/>
          <table:table-cell table:style-name="ce18" office:value-type="string">
            <text:p>13*13*6</text:p>
          </table:table-cell>
          <table:table-cell table:style-name="ce18" table:number-columns-repeated="4"/>
          <table:table-cell table:style-name="ce18" table:formula="of:=13*13*6" office:value-type="float" office:value="1014" table:number-columns-spanned="2" table:number-rows-spanned="1">
            <text:p>1014</text:p>
          </table:table-cell>
          <table:covered-table-cell table:style-name="ce18"/>
          <table:table-cell/>
          <table:table-cell table:style-name="ce18" office:value-type="string">
            <text:p>fMapSize * fMapCount</text:p>
          </table:table-cell>
          <table:table-cell table:style-name="ce18" table:number-columns-repeated="3"/>
          <table:table-cell table:number-columns-repeated="973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7" table:formula="of:=169+([.$A21]*13+[.B$2])" office:value-type="float" office:value="195">
            <text:p>195</text:p>
          </table:table-cell>
          <table:table-cell table:style-name="ce7" table:formula="of:=169+([.$A21]*13+[.C$2])" office:value-type="float" office:value="196">
            <text:p>196</text:p>
          </table:table-cell>
          <table:table-cell table:style-name="ce7" table:formula="of:=169+([.$A21]*13+[.D$2])" office:value-type="float" office:value="197">
            <text:p>197</text:p>
          </table:table-cell>
          <table:table-cell table:style-name="ce7" table:formula="of:=169+([.$A21]*13+[.E$2])" office:value-type="float" office:value="198">
            <text:p>198</text:p>
          </table:table-cell>
          <table:table-cell table:style-name="ce7" table:formula="of:=169+([.$A21]*13+[.F$2])" office:value-type="float" office:value="199">
            <text:p>199</text:p>
          </table:table-cell>
          <table:table-cell table:style-name="ce20" table:formula="of:=169+([.$A21]*13+[.G$2])" office:value-type="float" office:value="200">
            <text:p>200</text:p>
          </table:table-cell>
          <table:table-cell table:style-name="ce20" table:formula="of:=169+([.$A21]*13+[.H$2])" office:value-type="float" office:value="201">
            <text:p>201</text:p>
          </table:table-cell>
          <table:table-cell table:style-name="ce20" table:formula="of:=169+([.$A21]*13+[.I$2])" office:value-type="float" office:value="202">
            <text:p>202</text:p>
          </table:table-cell>
          <table:table-cell table:style-name="ce7" table:formula="of:=169+([.$A21]*13+[.J$2])" office:value-type="float" office:value="203">
            <text:p>203</text:p>
          </table:table-cell>
          <table:table-cell table:style-name="ce7" table:formula="of:=169+([.$A21]*13+[.K$2])" office:value-type="float" office:value="204">
            <text:p>204</text:p>
          </table:table-cell>
          <table:table-cell table:style-name="ce7" table:formula="of:=169+([.$A21]*13+[.L$2])" office:value-type="float" office:value="205">
            <text:p>205</text:p>
          </table:table-cell>
          <table:table-cell table:style-name="ce7" table:formula="of:=169+([.$A21]*13+[.M$2])" office:value-type="float" office:value="206">
            <text:p>206</text:p>
          </table:table-cell>
          <table:table-cell table:style-name="ce7" table:formula="of:=169+([.$A21]*13+[.N$2])" office:value-type="float" office:value="207">
            <text:p>207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Number of connections:</text:p>
          </table:table-cell>
          <table:table-cell table:style-name="ce18" table:number-columns-repeated="6"/>
          <table:table-cell table:style-name="ce18" office:value-type="string">
            <text:p>1024*5*5</text:p>
          </table:table-cell>
          <table:table-cell table:style-name="ce18" table:number-columns-repeated="4"/>
          <table:table-cell table:style-name="ce18" table:formula="of:=[.AS20]*5*5" office:value-type="float" office:value="25350" table:number-columns-spanned="2" table:number-rows-spanned="1">
            <text:p>25350</text:p>
          </table:table-cell>
          <table:covered-table-cell table:style-name="ce18"/>
          <table:table-cell/>
          <table:table-cell table:style-name="ce18" office:value-type="string">
            <text:p>NodesCount * kernelSize</text:p>
          </table:table-cell>
          <table:table-cell table:style-name="ce18" table:number-columns-repeated="3"/>
          <table:table-cell table:number-columns-repeated="97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7" table:formula="of:=169+([.$A22]*13+[.B$2])" office:value-type="float" office:value="208">
            <text:p>208</text:p>
          </table:table-cell>
          <table:table-cell table:style-name="ce7" table:formula="of:=169+([.$A22]*13+[.C$2])" office:value-type="float" office:value="209">
            <text:p>209</text:p>
          </table:table-cell>
          <table:table-cell table:style-name="ce7" table:formula="of:=169+([.$A22]*13+[.D$2])" office:value-type="float" office:value="210">
            <text:p>210</text:p>
          </table:table-cell>
          <table:table-cell table:style-name="ce7" table:formula="of:=169+([.$A22]*13+[.E$2])" office:value-type="float" office:value="211">
            <text:p>211</text:p>
          </table:table-cell>
          <table:table-cell table:style-name="ce7" table:formula="of:=169+([.$A22]*13+[.F$2])" office:value-type="float" office:value="212">
            <text:p>212</text:p>
          </table:table-cell>
          <table:table-cell table:style-name="ce20" table:formula="of:=169+([.$A22]*13+[.G$2])" office:value-type="float" office:value="213">
            <text:p>213</text:p>
          </table:table-cell>
          <table:table-cell table:style-name="ce20" table:formula="of:=169+([.$A22]*13+[.H$2])" office:value-type="float" office:value="214">
            <text:p>214</text:p>
          </table:table-cell>
          <table:table-cell table:style-name="ce20" table:formula="of:=169+([.$A22]*13+[.I$2])" office:value-type="float" office:value="215">
            <text:p>215</text:p>
          </table:table-cell>
          <table:table-cell table:style-name="ce7" table:formula="of:=169+([.$A22]*13+[.J$2])" office:value-type="float" office:value="216">
            <text:p>216</text:p>
          </table:table-cell>
          <table:table-cell table:style-name="ce7" table:formula="of:=169+([.$A22]*13+[.K$2])" office:value-type="float" office:value="217">
            <text:p>217</text:p>
          </table:table-cell>
          <table:table-cell table:style-name="ce7" table:formula="of:=169+([.$A22]*13+[.L$2])" office:value-type="float" office:value="218">
            <text:p>218</text:p>
          </table:table-cell>
          <table:table-cell table:style-name="ce7" table:formula="of:=169+([.$A22]*13+[.M$2])" office:value-type="float" office:value="219">
            <text:p>219</text:p>
          </table:table-cell>
          <table:table-cell table:style-name="ce7" table:formula="of:=169+([.$A22]*13+[.N$2])" office:value-type="float" office:value="220">
            <text:p>220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Number of weights:</text:p>
          </table:table-cell>
          <table:table-cell table:style-name="ce18" table:number-columns-repeated="6"/>
          <table:table-cell table:style-name="ce18" office:value-type="string">
            <text:p>5*5*6</text:p>
          </table:table-cell>
          <table:table-cell table:style-name="ce18" table:number-columns-repeated="4"/>
          <table:table-cell table:style-name="ce18" table:formula="of:=5*5*6" office:value-type="float" office:value="150" table:number-columns-spanned="2" table:number-rows-spanned="1">
            <text:p>150</text:p>
          </table:table-cell>
          <table:covered-table-cell table:style-name="ce18"/>
          <table:table-cell/>
          <table:table-cell table:style-name="ce18" office:value-type="string">
            <text:p>KernelSize * fMapCount</text:p>
          </table:table-cell>
          <table:table-cell table:style-name="ce18" table:number-columns-repeated="3"/>
          <table:table-cell table:number-columns-repeated="973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7" table:formula="of:=169+([.$A23]*13+[.B$2])" office:value-type="float" office:value="221">
            <text:p>221</text:p>
          </table:table-cell>
          <table:table-cell table:style-name="ce7" table:formula="of:=169+([.$A23]*13+[.C$2])" office:value-type="float" office:value="222">
            <text:p>222</text:p>
          </table:table-cell>
          <table:table-cell table:style-name="ce7" table:formula="of:=169+([.$A23]*13+[.D$2])" office:value-type="float" office:value="223">
            <text:p>223</text:p>
          </table:table-cell>
          <table:table-cell table:style-name="ce7" table:formula="of:=169+([.$A23]*13+[.E$2])" office:value-type="float" office:value="224">
            <text:p>224</text:p>
          </table:table-cell>
          <table:table-cell table:style-name="ce7" table:formula="of:=169+([.$A23]*13+[.F$2])" office:value-type="float" office:value="225">
            <text:p>225</text:p>
          </table:table-cell>
          <table:table-cell table:style-name="ce20" table:formula="of:=169+([.$A23]*13+[.G$2])" office:value-type="float" office:value="226">
            <text:p>226</text:p>
          </table:table-cell>
          <table:table-cell table:style-name="ce20" table:formula="of:=169+([.$A23]*13+[.H$2])" office:value-type="float" office:value="227">
            <text:p>227</text:p>
          </table:table-cell>
          <table:table-cell table:style-name="ce20" table:formula="of:=169+([.$A23]*13+[.I$2])" office:value-type="float" office:value="228">
            <text:p>228</text:p>
          </table:table-cell>
          <table:table-cell table:style-name="ce7" table:formula="of:=169+([.$A23]*13+[.J$2])" office:value-type="float" office:value="229">
            <text:p>229</text:p>
          </table:table-cell>
          <table:table-cell table:style-name="ce7" table:formula="of:=169+([.$A23]*13+[.K$2])" office:value-type="float" office:value="230">
            <text:p>230</text:p>
          </table:table-cell>
          <table:table-cell table:style-name="ce7" table:formula="of:=169+([.$A23]*13+[.L$2])" office:value-type="float" office:value="231">
            <text:p>231</text:p>
          </table:table-cell>
          <table:table-cell table:style-name="ce7" table:formula="of:=169+([.$A23]*13+[.M$2])" office:value-type="float" office:value="232">
            <text:p>232</text:p>
          </table:table-cell>
          <table:table-cell table:style-name="ce7" table:formula="of:=169+([.$A23]*13+[.N$2])" office:value-type="float" office:value="233">
            <text:p>233</text:p>
          </table:table-cell>
          <table:table-cell table:style-name="ce23" table:number-columns-repeated="15"/>
          <table:table-cell table:number-columns-repeated="3"/>
          <table:table-cell table:style-name="ce18" table:number-columns-repeated="14"/>
          <table:table-cell table:number-columns-repeated="978"/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20" table:formula="of:=169+([.$A24]*13+[.B$2])" office:value-type="float" office:value="234">
            <text:p>234</text:p>
          </table:table-cell>
          <table:table-cell table:style-name="ce20" table:formula="of:=169+([.$A24]*13+[.C$2])" office:value-type="float" office:value="235">
            <text:p>235</text:p>
          </table:table-cell>
          <table:table-cell table:style-name="ce20" table:formula="of:=169+([.$A24]*13+[.D$2])" office:value-type="float" office:value="236">
            <text:p>236</text:p>
          </table:table-cell>
          <table:table-cell table:style-name="ce20" table:formula="of:=169+([.$A24]*13+[.E$2])" office:value-type="float" office:value="237">
            <text:p>237</text:p>
          </table:table-cell>
          <table:table-cell table:style-name="ce20" table:formula="of:=169+([.$A24]*13+[.F$2])" office:value-type="float" office:value="238">
            <text:p>238</text:p>
          </table:table-cell>
          <table:table-cell table:style-name="ce20" table:formula="of:=169+([.$A24]*13+[.G$2])" office:value-type="float" office:value="239">
            <text:p>239</text:p>
          </table:table-cell>
          <table:table-cell table:style-name="ce20" table:formula="of:=169+([.$A24]*13+[.H$2])" office:value-type="float" office:value="240">
            <text:p>240</text:p>
          </table:table-cell>
          <table:table-cell table:style-name="ce20" table:formula="of:=169+([.$A24]*13+[.I$2])" office:value-type="float" office:value="241">
            <text:p>241</text:p>
          </table:table-cell>
          <table:table-cell table:style-name="ce20" table:formula="of:=169+([.$A24]*13+[.J$2])" office:value-type="float" office:value="242">
            <text:p>242</text:p>
          </table:table-cell>
          <table:table-cell table:style-name="ce20" table:formula="of:=169+([.$A24]*13+[.K$2])" office:value-type="float" office:value="243">
            <text:p>243</text:p>
          </table:table-cell>
          <table:table-cell table:style-name="ce20" table:formula="of:=169+([.$A24]*13+[.L$2])" office:value-type="float" office:value="244">
            <text:p>244</text:p>
          </table:table-cell>
          <table:table-cell table:style-name="ce20" table:formula="of:=169+([.$A24]*13+[.M$2])" office:value-type="float" office:value="245">
            <text:p>245</text:p>
          </table:table-cell>
          <table:table-cell table:style-name="ce20" table:formula="of:=169+([.$A24]*13+[.N$2])" office:value-type="float" office:value="246">
            <text:p>246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Layer 3 (conv-layer-2):</text:p>
          </table:table-cell>
          <table:table-cell table:style-name="ce18" table:number-columns-repeated="13"/>
          <table:table-cell table:number-columns-repeated="978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20" table:formula="of:=169+([.$A25]*13+[.B$2])" office:value-type="float" office:value="247">
            <text:p>247</text:p>
          </table:table-cell>
          <table:table-cell table:style-name="ce20" table:formula="of:=169+([.$A25]*13+[.C$2])" office:value-type="float" office:value="248">
            <text:p>248</text:p>
          </table:table-cell>
          <table:table-cell table:style-name="ce20" table:formula="of:=169+([.$A25]*13+[.D$2])" office:value-type="float" office:value="249">
            <text:p>249</text:p>
          </table:table-cell>
          <table:table-cell table:style-name="ce20" table:formula="of:=169+([.$A25]*13+[.E$2])" office:value-type="float" office:value="250">
            <text:p>250</text:p>
          </table:table-cell>
          <table:table-cell table:style-name="ce20" table:formula="of:=169+([.$A25]*13+[.F$2])" office:value-type="float" office:value="251">
            <text:p>251</text:p>
          </table:table-cell>
          <table:table-cell table:style-name="ce20" table:formula="of:=169+([.$A25]*13+[.G$2])" office:value-type="float" office:value="252">
            <text:p>252</text:p>
          </table:table-cell>
          <table:table-cell table:style-name="ce20" table:formula="of:=169+([.$A25]*13+[.H$2])" office:value-type="float" office:value="253">
            <text:p>253</text:p>
          </table:table-cell>
          <table:table-cell table:style-name="ce20" table:formula="of:=169+([.$A25]*13+[.I$2])" office:value-type="float" office:value="254">
            <text:p>254</text:p>
          </table:table-cell>
          <table:table-cell table:style-name="ce20" table:formula="of:=169+([.$A25]*13+[.J$2])" office:value-type="float" office:value="255">
            <text:p>255</text:p>
          </table:table-cell>
          <table:table-cell table:style-name="ce20" table:formula="of:=169+([.$A25]*13+[.K$2])" office:value-type="float" office:value="256">
            <text:p>256</text:p>
          </table:table-cell>
          <table:table-cell table:style-name="ce20" table:formula="of:=169+([.$A25]*13+[.L$2])" office:value-type="float" office:value="257">
            <text:p>257</text:p>
          </table:table-cell>
          <table:table-cell table:style-name="ce20" table:formula="of:=169+([.$A25]*13+[.M$2])" office:value-type="float" office:value="258">
            <text:p>258</text:p>
          </table:table-cell>
          <table:table-cell table:style-name="ce20" table:formula="of:=169+([.$A25]*13+[.N$2])" office:value-type="float" office:value="259">
            <text:p>259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Number of nodes:</text:p>
          </table:table-cell>
          <table:table-cell table:style-name="ce18" table:number-columns-repeated="6"/>
          <table:table-cell table:style-name="ce18" office:value-type="string">
            <text:p>5*5*50</text:p>
          </table:table-cell>
          <table:table-cell table:style-name="ce18" table:number-columns-repeated="4"/>
          <table:table-cell table:style-name="ce18" table:formula="of:=5*5*50" office:value-type="float" office:value="1250" table:number-columns-spanned="2" table:number-rows-spanned="1">
            <text:p>1250</text:p>
          </table:table-cell>
          <table:covered-table-cell table:style-name="ce18"/>
          <table:table-cell/>
          <table:table-cell table:style-name="ce18" office:value-type="string">
            <text:p>fMapSize * fMapCount</text:p>
          </table:table-cell>
          <table:table-cell table:number-columns-repeated="976"/>
        </table:table-row>
        <table:table-row table:style-name="ro2">
          <table:table-cell table:style-name="ce16" office:value-type="float" office:value="7">
            <text:p>7</text:p>
          </table:table-cell>
          <table:table-cell table:style-name="ce20" table:formula="of:=169+([.$A26]*13+[.B$2])" office:value-type="float" office:value="260">
            <text:p>260</text:p>
          </table:table-cell>
          <table:table-cell table:style-name="ce20" table:formula="of:=169+([.$A26]*13+[.C$2])" office:value-type="float" office:value="261">
            <text:p>261</text:p>
          </table:table-cell>
          <table:table-cell table:style-name="ce20" table:formula="of:=169+([.$A26]*13+[.D$2])" office:value-type="float" office:value="262">
            <text:p>262</text:p>
          </table:table-cell>
          <table:table-cell table:style-name="ce20" table:formula="of:=169+([.$A26]*13+[.E$2])" office:value-type="float" office:value="263">
            <text:p>263</text:p>
          </table:table-cell>
          <table:table-cell table:style-name="ce20" table:formula="of:=169+([.$A26]*13+[.F$2])" office:value-type="float" office:value="264">
            <text:p>264</text:p>
          </table:table-cell>
          <table:table-cell table:style-name="ce20" table:formula="of:=169+([.$A26]*13+[.G$2])" office:value-type="float" office:value="265">
            <text:p>265</text:p>
          </table:table-cell>
          <table:table-cell table:style-name="ce20" table:formula="of:=169+([.$A26]*13+[.H$2])" office:value-type="float" office:value="266">
            <text:p>266</text:p>
          </table:table-cell>
          <table:table-cell table:style-name="ce20" table:formula="of:=169+([.$A26]*13+[.I$2])" office:value-type="float" office:value="267">
            <text:p>267</text:p>
          </table:table-cell>
          <table:table-cell table:style-name="ce20" table:formula="of:=169+([.$A26]*13+[.J$2])" office:value-type="float" office:value="268">
            <text:p>268</text:p>
          </table:table-cell>
          <table:table-cell table:style-name="ce20" table:formula="of:=169+([.$A26]*13+[.K$2])" office:value-type="float" office:value="269">
            <text:p>269</text:p>
          </table:table-cell>
          <table:table-cell table:style-name="ce20" table:formula="of:=169+([.$A26]*13+[.L$2])" office:value-type="float" office:value="270">
            <text:p>270</text:p>
          </table:table-cell>
          <table:table-cell table:style-name="ce20" table:formula="of:=169+([.$A26]*13+[.M$2])" office:value-type="float" office:value="271">
            <text:p>271</text:p>
          </table:table-cell>
          <table:table-cell table:style-name="ce20" table:formula="of:=169+([.$A26]*13+[.N$2])" office:value-type="float" office:value="272">
            <text:p>272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Number of connections:</text:p>
          </table:table-cell>
          <table:table-cell table:style-name="ce18" table:number-columns-repeated="6"/>
          <table:table-cell table:style-name="ce18" office:value-type="string">
            <text:p>1250*5*5*6</text:p>
          </table:table-cell>
          <table:table-cell table:style-name="ce18" table:number-columns-repeated="4"/>
          <table:table-cell table:style-name="ce18" table:formula="of:=[.AS25]*5*5*6" office:value-type="float" office:value="187500" table:number-columns-spanned="2" table:number-rows-spanned="1">
            <text:p>187500</text:p>
          </table:table-cell>
          <table:covered-table-cell table:style-name="ce18"/>
          <table:table-cell/>
          <table:table-cell table:style-name="ce18" office:value-type="string">
            <text:p>NodesCount * kernelSize *<text:span text:style-name="T1"> fMapCountOfPrevLay</text:span></text:p>
          </table:table-cell>
          <table:table-cell table:number-columns-repeated="976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7" table:formula="of:=169+([.$A27]*13+[.B$2])" office:value-type="float" office:value="273">
            <text:p>273</text:p>
          </table:table-cell>
          <table:table-cell table:style-name="ce7" table:formula="of:=169+([.$A27]*13+[.C$2])" office:value-type="float" office:value="274">
            <text:p>274</text:p>
          </table:table-cell>
          <table:table-cell table:style-name="ce7" table:formula="of:=169+([.$A27]*13+[.D$2])" office:value-type="float" office:value="275">
            <text:p>275</text:p>
          </table:table-cell>
          <table:table-cell table:style-name="ce7" table:formula="of:=169+([.$A27]*13+[.E$2])" office:value-type="float" office:value="276">
            <text:p>276</text:p>
          </table:table-cell>
          <table:table-cell table:style-name="ce7" table:formula="of:=169+([.$A27]*13+[.F$2])" office:value-type="float" office:value="277">
            <text:p>277</text:p>
          </table:table-cell>
          <table:table-cell table:style-name="ce20" table:formula="of:=169+([.$A27]*13+[.G$2])" office:value-type="float" office:value="278">
            <text:p>278</text:p>
          </table:table-cell>
          <table:table-cell table:style-name="ce20" table:formula="of:=169+([.$A27]*13+[.H$2])" office:value-type="float" office:value="279">
            <text:p>279</text:p>
          </table:table-cell>
          <table:table-cell table:style-name="ce20" table:formula="of:=169+([.$A27]*13+[.I$2])" office:value-type="float" office:value="280">
            <text:p>280</text:p>
          </table:table-cell>
          <table:table-cell table:style-name="ce7" table:formula="of:=169+([.$A27]*13+[.J$2])" office:value-type="float" office:value="281">
            <text:p>281</text:p>
          </table:table-cell>
          <table:table-cell table:style-name="ce7" table:formula="of:=169+([.$A27]*13+[.K$2])" office:value-type="float" office:value="282">
            <text:p>282</text:p>
          </table:table-cell>
          <table:table-cell table:style-name="ce7" table:formula="of:=169+([.$A27]*13+[.L$2])" office:value-type="float" office:value="283">
            <text:p>283</text:p>
          </table:table-cell>
          <table:table-cell table:style-name="ce7" table:formula="of:=169+([.$A27]*13+[.M$2])" office:value-type="float" office:value="284">
            <text:p>284</text:p>
          </table:table-cell>
          <table:table-cell table:style-name="ce7" table:formula="of:=169+([.$A27]*13+[.N$2])" office:value-type="float" office:value="285">
            <text:p>285</text:p>
          </table:table-cell>
          <table:table-cell table:style-name="ce23" table:number-columns-repeated="15"/>
          <table:table-cell table:number-columns-repeated="3"/>
          <table:table-cell table:style-name="ce18" office:value-type="string">
            <text:p>Number of weights:</text:p>
          </table:table-cell>
          <table:table-cell table:style-name="ce18" table:number-columns-repeated="6"/>
          <table:table-cell table:style-name="ce18" office:value-type="string">
            <text:p>5*5*6*50</text:p>
          </table:table-cell>
          <table:table-cell table:style-name="ce18" table:number-columns-repeated="4"/>
          <table:table-cell table:style-name="ce18" table:formula="of:=5*5*6*50" office:value-type="float" office:value="7500" table:number-columns-spanned="2" table:number-rows-spanned="1">
            <text:p>7500</text:p>
          </table:table-cell>
          <table:covered-table-cell table:style-name="ce18"/>
          <table:table-cell/>
          <table:table-cell table:style-name="ce18" office:value-type="string">
            <text:p>KernelSize * fMapCount * <text:span text:style-name="T1">fMapCountOfPrevLay</text:span></text:p>
          </table:table-cell>
          <table:table-cell table:number-columns-repeated="976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7" table:formula="of:=169+([.$A28]*13+[.B$2])" office:value-type="float" office:value="286">
            <text:p>286</text:p>
          </table:table-cell>
          <table:table-cell table:style-name="ce7" table:formula="of:=169+([.$A28]*13+[.C$2])" office:value-type="float" office:value="287">
            <text:p>287</text:p>
          </table:table-cell>
          <table:table-cell table:style-name="ce7" table:formula="of:=169+([.$A28]*13+[.D$2])" office:value-type="float" office:value="288">
            <text:p>288</text:p>
          </table:table-cell>
          <table:table-cell table:style-name="ce7" table:formula="of:=169+([.$A28]*13+[.E$2])" office:value-type="float" office:value="289">
            <text:p>289</text:p>
          </table:table-cell>
          <table:table-cell table:style-name="ce7" table:formula="of:=169+([.$A28]*13+[.F$2])" office:value-type="float" office:value="290">
            <text:p>290</text:p>
          </table:table-cell>
          <table:table-cell table:style-name="ce20" table:formula="of:=169+([.$A28]*13+[.G$2])" office:value-type="float" office:value="291">
            <text:p>291</text:p>
          </table:table-cell>
          <table:table-cell table:style-name="ce20" table:formula="of:=169+([.$A28]*13+[.H$2])" office:value-type="float" office:value="292">
            <text:p>292</text:p>
          </table:table-cell>
          <table:table-cell table:style-name="ce20" table:formula="of:=169+([.$A28]*13+[.I$2])" office:value-type="float" office:value="293">
            <text:p>293</text:p>
          </table:table-cell>
          <table:table-cell table:style-name="ce7" table:formula="of:=169+([.$A28]*13+[.J$2])" office:value-type="float" office:value="294">
            <text:p>294</text:p>
          </table:table-cell>
          <table:table-cell table:style-name="ce7" table:formula="of:=169+([.$A28]*13+[.K$2])" office:value-type="float" office:value="295">
            <text:p>295</text:p>
          </table:table-cell>
          <table:table-cell table:style-name="ce7" table:formula="of:=169+([.$A28]*13+[.L$2])" office:value-type="float" office:value="296">
            <text:p>296</text:p>
          </table:table-cell>
          <table:table-cell table:style-name="ce7" table:formula="of:=169+([.$A28]*13+[.M$2])" office:value-type="float" office:value="297">
            <text:p>297</text:p>
          </table:table-cell>
          <table:table-cell table:style-name="ce7" table:formula="of:=169+([.$A28]*13+[.N$2])" office:value-type="float" office:value="298">
            <text:p>298</text:p>
          </table:table-cell>
          <table:table-cell table:style-name="ce23" table:number-columns-repeated="15"/>
          <table:table-cell table:number-columns-repeated="3"/>
          <table:table-cell table:style-name="ce18"/>
          <table:table-cell table:number-columns-repeated="991"/>
        </table:table-row>
        <table:table-row table:style-name="ro2">
          <table:table-cell table:style-name="ce16" office:value-type="float" office:value="10">
            <text:p>10</text:p>
          </table:table-cell>
          <table:table-cell table:style-name="ce7" table:formula="of:=169+([.$A29]*13+[.B$2])" office:value-type="float" office:value="299">
            <text:p>299</text:p>
          </table:table-cell>
          <table:table-cell table:style-name="ce7" table:formula="of:=169+([.$A29]*13+[.C$2])" office:value-type="float" office:value="300">
            <text:p>300</text:p>
          </table:table-cell>
          <table:table-cell table:style-name="ce7" table:formula="of:=169+([.$A29]*13+[.D$2])" office:value-type="float" office:value="301">
            <text:p>301</text:p>
          </table:table-cell>
          <table:table-cell table:style-name="ce7" table:formula="of:=169+([.$A29]*13+[.E$2])" office:value-type="float" office:value="302">
            <text:p>302</text:p>
          </table:table-cell>
          <table:table-cell table:style-name="ce7" table:formula="of:=169+([.$A29]*13+[.F$2])" office:value-type="float" office:value="303">
            <text:p>303</text:p>
          </table:table-cell>
          <table:table-cell table:style-name="ce20" table:formula="of:=169+([.$A29]*13+[.G$2])" office:value-type="float" office:value="304">
            <text:p>304</text:p>
          </table:table-cell>
          <table:table-cell table:style-name="ce20" table:formula="of:=169+([.$A29]*13+[.H$2])" office:value-type="float" office:value="305">
            <text:p>305</text:p>
          </table:table-cell>
          <table:table-cell table:style-name="ce20" table:formula="of:=169+([.$A29]*13+[.I$2])" office:value-type="float" office:value="306">
            <text:p>306</text:p>
          </table:table-cell>
          <table:table-cell table:style-name="ce7" table:formula="of:=169+([.$A29]*13+[.J$2])" office:value-type="float" office:value="307">
            <text:p>307</text:p>
          </table:table-cell>
          <table:table-cell table:style-name="ce7" table:formula="of:=169+([.$A29]*13+[.K$2])" office:value-type="float" office:value="308">
            <text:p>308</text:p>
          </table:table-cell>
          <table:table-cell table:style-name="ce7" table:formula="of:=169+([.$A29]*13+[.L$2])" office:value-type="float" office:value="309">
            <text:p>309</text:p>
          </table:table-cell>
          <table:table-cell table:style-name="ce7" table:formula="of:=169+([.$A29]*13+[.M$2])" office:value-type="float" office:value="310">
            <text:p>310</text:p>
          </table:table-cell>
          <table:table-cell table:style-name="ce7" table:formula="of:=169+([.$A29]*13+[.N$2])" office:value-type="float" office:value="311">
            <text:p>311</text:p>
          </table:table-cell>
          <table:table-cell table:style-name="ce23" table:number-columns-repeated="15"/>
          <table:table-cell table:number-columns-repeated="3"/>
          <table:table-cell table:style-name="ce18"/>
          <table:table-cell table:number-columns-repeated="991"/>
        </table:table-row>
        <table:table-row table:style-name="ro2">
          <table:table-cell table:style-name="ce16" office:value-type="float" office:value="11">
            <text:p>11</text:p>
          </table:table-cell>
          <table:table-cell table:style-name="ce7" table:formula="of:=169+([.$A30]*13+[.B$2])" office:value-type="float" office:value="312">
            <text:p>312</text:p>
          </table:table-cell>
          <table:table-cell table:style-name="ce7" table:formula="of:=169+([.$A30]*13+[.C$2])" office:value-type="float" office:value="313">
            <text:p>313</text:p>
          </table:table-cell>
          <table:table-cell table:style-name="ce7" table:formula="of:=169+([.$A30]*13+[.D$2])" office:value-type="float" office:value="314">
            <text:p>314</text:p>
          </table:table-cell>
          <table:table-cell table:style-name="ce7" table:formula="of:=169+([.$A30]*13+[.E$2])" office:value-type="float" office:value="315">
            <text:p>315</text:p>
          </table:table-cell>
          <table:table-cell table:style-name="ce7" table:formula="of:=169+([.$A30]*13+[.F$2])" office:value-type="float" office:value="316">
            <text:p>316</text:p>
          </table:table-cell>
          <table:table-cell table:style-name="ce20" table:formula="of:=169+([.$A30]*13+[.G$2])" office:value-type="float" office:value="317">
            <text:p>317</text:p>
          </table:table-cell>
          <table:table-cell table:style-name="ce20" table:formula="of:=169+([.$A30]*13+[.H$2])" office:value-type="float" office:value="318">
            <text:p>318</text:p>
          </table:table-cell>
          <table:table-cell table:style-name="ce20" table:formula="of:=169+([.$A30]*13+[.I$2])" office:value-type="float" office:value="319">
            <text:p>319</text:p>
          </table:table-cell>
          <table:table-cell table:style-name="ce7" table:formula="of:=169+([.$A30]*13+[.J$2])" office:value-type="float" office:value="320">
            <text:p>320</text:p>
          </table:table-cell>
          <table:table-cell table:style-name="ce7" table:formula="of:=169+([.$A30]*13+[.K$2])" office:value-type="float" office:value="321">
            <text:p>321</text:p>
          </table:table-cell>
          <table:table-cell table:style-name="ce7" table:formula="of:=169+([.$A30]*13+[.L$2])" office:value-type="float" office:value="322">
            <text:p>322</text:p>
          </table:table-cell>
          <table:table-cell table:style-name="ce7" table:formula="of:=169+([.$A30]*13+[.M$2])" office:value-type="float" office:value="323">
            <text:p>323</text:p>
          </table:table-cell>
          <table:table-cell table:style-name="ce7" table:formula="of:=169+([.$A30]*13+[.N$2])" office:value-type="float" office:value="324">
            <text:p>324</text:p>
          </table:table-cell>
          <table:table-cell table:style-name="ce23" table:number-columns-repeated="15"/>
          <table:table-cell table:number-columns-repeated="3"/>
          <table:table-cell table:style-name="ce1" office:value-type="string">
            <text:p>Kernel Mapping</text:p>
          </table:table-cell>
          <table:table-cell table:number-columns-repeated="991"/>
        </table:table-row>
        <table:table-row table:style-name="ro2">
          <table:table-cell table:style-name="ce16" office:value-type="float" office:value="12">
            <text:p>12</text:p>
          </table:table-cell>
          <table:table-cell table:style-name="ce7" table:formula="of:=169+([.$A31]*13+[.B$2])" office:value-type="float" office:value="325">
            <text:p>325</text:p>
          </table:table-cell>
          <table:table-cell table:style-name="ce7" table:formula="of:=169+([.$A31]*13+[.C$2])" office:value-type="float" office:value="326">
            <text:p>326</text:p>
          </table:table-cell>
          <table:table-cell table:style-name="ce7" table:formula="of:=169+([.$A31]*13+[.D$2])" office:value-type="float" office:value="327">
            <text:p>327</text:p>
          </table:table-cell>
          <table:table-cell table:style-name="ce7" table:formula="of:=169+([.$A31]*13+[.E$2])" office:value-type="float" office:value="328">
            <text:p>328</text:p>
          </table:table-cell>
          <table:table-cell table:style-name="ce7" table:formula="of:=169+([.$A31]*13+[.F$2])" office:value-type="float" office:value="329">
            <text:p>329</text:p>
          </table:table-cell>
          <table:table-cell table:style-name="ce20" table:formula="of:=169+([.$A31]*13+[.G$2])" office:value-type="float" office:value="330">
            <text:p>330</text:p>
          </table:table-cell>
          <table:table-cell table:style-name="ce20" table:formula="of:=169+([.$A31]*13+[.H$2])" office:value-type="float" office:value="331">
            <text:p>331</text:p>
          </table:table-cell>
          <table:table-cell table:style-name="ce20" table:formula="of:=169+([.$A31]*13+[.I$2])" office:value-type="float" office:value="332">
            <text:p>332</text:p>
          </table:table-cell>
          <table:table-cell table:style-name="ce7" table:formula="of:=169+([.$A31]*13+[.J$2])" office:value-type="float" office:value="333">
            <text:p>333</text:p>
          </table:table-cell>
          <table:table-cell table:style-name="ce7" table:formula="of:=169+([.$A31]*13+[.K$2])" office:value-type="float" office:value="334">
            <text:p>334</text:p>
          </table:table-cell>
          <table:table-cell table:style-name="ce7" table:formula="of:=169+([.$A31]*13+[.L$2])" office:value-type="float" office:value="335">
            <text:p>335</text:p>
          </table:table-cell>
          <table:table-cell table:style-name="ce7" table:formula="of:=169+([.$A31]*13+[.M$2])" office:value-type="float" office:value="336">
            <text:p>336</text:p>
          </table:table-cell>
          <table:table-cell table:style-name="ce7" table:formula="of:=169+([.$A31]*13+[.N$2])" office:value-type="float" office:value="337">
            <text:p>337</text:p>
          </table:table-cell>
          <table:table-cell table:number-columns-repeated="1010"/>
        </table:table-row>
        <table:table-row table:style-name="ro2">
          <table:table-cell table:style-name="ce18" office:value-type="string">
            <text:p>1. Connections within a kernel linking to the same next-level node have DIFFERENT weights.</text:p>
          </table:table-cell>
          <table:table-cell table:number-columns-repeated="32"/>
          <table:table-cell table:style-name="ce1" office:value-type="string">
            <text:p>Connection</text:p>
          </table:table-cell>
          <table:table-cell table:number-columns-repeated="990"/>
        </table:table-row>
        <table:table-row table:style-name="ro2">
          <table:table-cell table:style-name="ce18" office:value-type="string">
            <text:p>2. Neurons within the sane feature maps share the same “weights map” (which has “kernel” size).</text:p>
          </table:table-cell>
          <table:table-cell table:number-columns-repeated="31"/>
          <table:table-cell table:style-name="ce25" office:value-type="string">
            <text:p>Node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number-columns-repeated="966"/>
        </table:table-row>
        <table:table-row table:style-name="ro2">
          <table:table-cell table:style-name="ce18" office:value-type="string">
            <text:p>3. Different feature maps use different “weights map”.</text:p>
          </table:table-cell>
          <table:table-cell table:number-columns-repeated="31"/>
          <table:table-cell table:style-name="ce26" office:value-type="float" office:value="0">
            <text:p>0</text:p>
          </table:table-cell>
          <table:table-cell table:style-name="ce29" table:formula="of:=([.$AG34]*2)+(ROUNDDOWN([.AH$33]/5;0)*28)+[.AH$33]-((ROUNDDOWN([.AH$33]/5;0)*5))" office:value-type="float" office:value="0">
            <text:p>0</text:p>
          </table:table-cell>
          <table:table-cell table:style-name="ce30" table:formula="of:=([.$AG34]*2)+(ROUNDDOWN([.AI$33]/5;0)*28)+[.AI$33]-((ROUNDDOWN([.AI$33]/5;0)*5))" office:value-type="float" office:value="1">
            <text:p>1</text:p>
          </table:table-cell>
          <table:table-cell table:style-name="ce30" table:formula="of:=([.$AG34]*2)+(ROUNDDOWN([.AJ$33]/5;0)*28)+[.AJ$33]-((ROUNDDOWN([.AJ$33]/5;0)*5))" office:value-type="float" office:value="2">
            <text:p>2</text:p>
          </table:table-cell>
          <table:table-cell table:style-name="ce30" table:formula="of:=([.$AG34]*2)+(ROUNDDOWN([.AK$33]/5;0)*28)+[.AK$33]-((ROUNDDOWN([.AK$33]/5;0)*5))" office:value-type="float" office:value="3">
            <text:p>3</text:p>
          </table:table-cell>
          <table:table-cell table:style-name="ce30" table:formula="of:=([.$AG34]*2)+(ROUNDDOWN([.AL$33]/5;0)*28)+[.AL$33]-((ROUNDDOWN([.AL$33]/5;0)*5))" office:value-type="float" office:value="4">
            <text:p>4</text:p>
          </table:table-cell>
          <table:table-cell table:style-name="ce30" table:formula="of:=([.$AG34]*2)+(ROUNDDOWN([.AM$33]/5;0)*28)+[.AM$33]-((ROUNDDOWN([.AM$33]/5;0)*5))" office:value-type="float" office:value="28">
            <text:p>28</text:p>
          </table:table-cell>
          <table:table-cell table:style-name="ce30" table:formula="of:=([.$AG34]*2)+(ROUNDDOWN([.AN$33]/5;0)*28)+[.AN$33]-((ROUNDDOWN([.AN$33]/5;0)*5))" office:value-type="float" office:value="29">
            <text:p>29</text:p>
          </table:table-cell>
          <table:table-cell table:style-name="ce30" table:formula="of:=([.$AG34]*2)+(ROUNDDOWN([.AO$33]/5;0)*28)+[.AO$33]-((ROUNDDOWN([.AO$33]/5;0)*5))" office:value-type="float" office:value="30">
            <text:p>30</text:p>
          </table:table-cell>
          <table:table-cell table:style-name="ce30" table:formula="of:=([.$AG34]*2)+(ROUNDDOWN([.AP$33]/5;0)*28)+[.AP$33]-((ROUNDDOWN([.AP$33]/5;0)*5))" office:value-type="float" office:value="31">
            <text:p>31</text:p>
          </table:table-cell>
          <table:table-cell table:style-name="ce30" table:formula="of:=([.$AG34]*2)+(ROUNDDOWN([.AQ$33]/5;0)*28)+[.AQ$33]-((ROUNDDOWN([.AQ$33]/5;0)*5))" office:value-type="float" office:value="32">
            <text:p>32</text:p>
          </table:table-cell>
          <table:table-cell table:style-name="ce30" table:formula="of:=([.$AG34]*2)+(ROUNDDOWN([.AR$33]/5;0)*28)+[.AR$33]-((ROUNDDOWN([.AR$33]/5;0)*5))" office:value-type="float" office:value="56">
            <text:p>56</text:p>
          </table:table-cell>
          <table:table-cell table:style-name="ce30" table:formula="of:=([.$AG34]*2)+(ROUNDDOWN([.AS$33]/5;0)*28)+[.AS$33]-((ROUNDDOWN([.AS$33]/5;0)*5))" office:value-type="float" office:value="57">
            <text:p>57</text:p>
          </table:table-cell>
          <table:table-cell table:style-name="ce30" table:formula="of:=([.$AG34]*2)+(ROUNDDOWN([.AT$33]/5;0)*28)+[.AT$33]-((ROUNDDOWN([.AT$33]/5;0)*5))" office:value-type="float" office:value="58">
            <text:p>58</text:p>
          </table:table-cell>
          <table:table-cell table:style-name="ce30" table:formula="of:=([.$AG34]*2)+(ROUNDDOWN([.AU$33]/5;0)*28)+[.AU$33]-((ROUNDDOWN([.AU$33]/5;0)*5))" office:value-type="float" office:value="59">
            <text:p>59</text:p>
          </table:table-cell>
          <table:table-cell table:style-name="ce30" table:formula="of:=([.$AG34]*2)+(ROUNDDOWN([.AV$33]/5;0)*28)+[.AV$33]-((ROUNDDOWN([.AV$33]/5;0)*5))" office:value-type="float" office:value="60">
            <text:p>60</text:p>
          </table:table-cell>
          <table:table-cell table:style-name="ce30" table:formula="of:=([.$AG34]*2)+(ROUNDDOWN([.AW$33]/5;0)*28)+[.AW$33]-((ROUNDDOWN([.AW$33]/5;0)*5))" office:value-type="float" office:value="84">
            <text:p>84</text:p>
          </table:table-cell>
          <table:table-cell table:style-name="ce30" table:formula="of:=([.$AG34]*2)+(ROUNDDOWN([.AX$33]/5;0)*28)+[.AX$33]-((ROUNDDOWN([.AX$33]/5;0)*5))" office:value-type="float" office:value="85">
            <text:p>85</text:p>
          </table:table-cell>
          <table:table-cell table:style-name="ce30" table:formula="of:=([.$AG34]*2)+(ROUNDDOWN([.AY$33]/5;0)*28)+[.AY$33]-((ROUNDDOWN([.AY$33]/5;0)*5))" office:value-type="float" office:value="86">
            <text:p>86</text:p>
          </table:table-cell>
          <table:table-cell table:style-name="ce30" table:formula="of:=([.$AG34]*2)+(ROUNDDOWN([.AZ$33]/5;0)*28)+[.AZ$33]-((ROUNDDOWN([.AZ$33]/5;0)*5))" office:value-type="float" office:value="87">
            <text:p>87</text:p>
          </table:table-cell>
          <table:table-cell table:style-name="ce30" table:formula="of:=([.$AG34]*2)+(ROUNDDOWN([.BA$33]/5;0)*28)+[.BA$33]-((ROUNDDOWN([.BA$33]/5;0)*5))" office:value-type="float" office:value="88">
            <text:p>88</text:p>
          </table:table-cell>
          <table:table-cell table:style-name="ce30" table:formula="of:=([.$AG34]*2)+(ROUNDDOWN([.BB$33]/5;0)*28)+[.BB$33]-((ROUNDDOWN([.BB$33]/5;0)*5))" office:value-type="float" office:value="112">
            <text:p>112</text:p>
          </table:table-cell>
          <table:table-cell table:style-name="ce30" table:formula="of:=([.$AG34]*2)+(ROUNDDOWN([.BC$33]/5;0)*28)+[.BC$33]-((ROUNDDOWN([.BC$33]/5;0)*5))" office:value-type="float" office:value="113">
            <text:p>113</text:p>
          </table:table-cell>
          <table:table-cell table:style-name="ce30" table:formula="of:=([.$AG34]*2)+(ROUNDDOWN([.BD$33]/5;0)*28)+[.BD$33]-((ROUNDDOWN([.BD$33]/5;0)*5))" office:value-type="float" office:value="114">
            <text:p>114</text:p>
          </table:table-cell>
          <table:table-cell table:style-name="ce30" table:formula="of:=([.$AG34]*2)+(ROUNDDOWN([.BE$33]/5;0)*28)+[.BE$33]-((ROUNDDOWN([.BE$33]/5;0)*5))" office:value-type="float" office:value="115">
            <text:p>115</text:p>
          </table:table-cell>
          <table:table-cell table:style-name="ce30" table:formula="of:=([.$AG34]*2)+(ROUNDDOWN([.BF$33]/5;0)*28)+[.BF$33]-((ROUNDDOWN([.BF$33]/5;0)*5))" office:value-type="float" office:value="116">
            <text:p>116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34]+1" office:value-type="float" office:value="1">
            <text:p>1</text:p>
          </table:table-cell>
          <table:table-cell table:style-name="ce30" table:formula="of:=([.$AG35]*2)+(ROUNDDOWN([.AH$33]/5;0)*28)+[.AH$33]-((ROUNDDOWN([.AH$33]/5;0)*5))" office:value-type="float" office:value="2">
            <text:p>2</text:p>
          </table:table-cell>
          <table:table-cell table:style-name="ce30" table:formula="of:=([.$AG35]*2)+(ROUNDDOWN([.AI$33]/5;0)*28)+[.AI$33]-((ROUNDDOWN([.AI$33]/5;0)*5))" office:value-type="float" office:value="3">
            <text:p>3</text:p>
          </table:table-cell>
          <table:table-cell table:style-name="ce30" table:formula="of:=([.$AG35]*2)+(ROUNDDOWN([.AJ$33]/5;0)*28)+[.AJ$33]-((ROUNDDOWN([.AJ$33]/5;0)*5))" office:value-type="float" office:value="4">
            <text:p>4</text:p>
          </table:table-cell>
          <table:table-cell table:style-name="ce30" table:formula="of:=([.$AG35]*2)+(ROUNDDOWN([.AK$33]/5;0)*28)+[.AK$33]-((ROUNDDOWN([.AK$33]/5;0)*5))" office:value-type="float" office:value="5">
            <text:p>5</text:p>
          </table:table-cell>
          <table:table-cell table:style-name="ce30" table:formula="of:=([.$AG35]*2)+(ROUNDDOWN([.AL$33]/5;0)*28)+[.AL$33]-((ROUNDDOWN([.AL$33]/5;0)*5))" office:value-type="float" office:value="6">
            <text:p>6</text:p>
          </table:table-cell>
          <table:table-cell table:style-name="ce30" table:formula="of:=([.$AG35]*2)+(ROUNDDOWN([.AM$33]/5;0)*28)+[.AM$33]-((ROUNDDOWN([.AM$33]/5;0)*5))" office:value-type="float" office:value="30">
            <text:p>30</text:p>
          </table:table-cell>
          <table:table-cell table:style-name="ce30" table:formula="of:=([.$AG35]*2)+(ROUNDDOWN([.AN$33]/5;0)*28)+[.AN$33]-((ROUNDDOWN([.AN$33]/5;0)*5))" office:value-type="float" office:value="31">
            <text:p>31</text:p>
          </table:table-cell>
          <table:table-cell table:style-name="ce30" table:formula="of:=([.$AG35]*2)+(ROUNDDOWN([.AO$33]/5;0)*28)+[.AO$33]-((ROUNDDOWN([.AO$33]/5;0)*5))" office:value-type="float" office:value="32">
            <text:p>32</text:p>
          </table:table-cell>
          <table:table-cell table:style-name="ce30" table:formula="of:=([.$AG35]*2)+(ROUNDDOWN([.AP$33]/5;0)*28)+[.AP$33]-((ROUNDDOWN([.AP$33]/5;0)*5))" office:value-type="float" office:value="33">
            <text:p>33</text:p>
          </table:table-cell>
          <table:table-cell table:style-name="ce30" table:formula="of:=([.$AG35]*2)+(ROUNDDOWN([.AQ$33]/5;0)*28)+[.AQ$33]-((ROUNDDOWN([.AQ$33]/5;0)*5))" office:value-type="float" office:value="34">
            <text:p>34</text:p>
          </table:table-cell>
          <table:table-cell table:style-name="ce30" table:formula="of:=([.$AG35]*2)+(ROUNDDOWN([.AR$33]/5;0)*28)+[.AR$33]-((ROUNDDOWN([.AR$33]/5;0)*5))" office:value-type="float" office:value="58">
            <text:p>58</text:p>
          </table:table-cell>
          <table:table-cell table:style-name="ce30" table:formula="of:=([.$AG35]*2)+(ROUNDDOWN([.AS$33]/5;0)*28)+[.AS$33]-((ROUNDDOWN([.AS$33]/5;0)*5))" office:value-type="float" office:value="59">
            <text:p>59</text:p>
          </table:table-cell>
          <table:table-cell table:style-name="ce30" table:formula="of:=([.$AG35]*2)+(ROUNDDOWN([.AT$33]/5;0)*28)+[.AT$33]-((ROUNDDOWN([.AT$33]/5;0)*5))" office:value-type="float" office:value="60">
            <text:p>60</text:p>
          </table:table-cell>
          <table:table-cell table:style-name="ce30" table:formula="of:=([.$AG35]*2)+(ROUNDDOWN([.AU$33]/5;0)*28)+[.AU$33]-((ROUNDDOWN([.AU$33]/5;0)*5))" office:value-type="float" office:value="61">
            <text:p>61</text:p>
          </table:table-cell>
          <table:table-cell table:style-name="ce30" table:formula="of:=([.$AG35]*2)+(ROUNDDOWN([.AV$33]/5;0)*28)+[.AV$33]-((ROUNDDOWN([.AV$33]/5;0)*5))" office:value-type="float" office:value="62">
            <text:p>62</text:p>
          </table:table-cell>
          <table:table-cell table:style-name="ce30" table:formula="of:=([.$AG35]*2)+(ROUNDDOWN([.AW$33]/5;0)*28)+[.AW$33]-((ROUNDDOWN([.AW$33]/5;0)*5))" office:value-type="float" office:value="86">
            <text:p>86</text:p>
          </table:table-cell>
          <table:table-cell table:style-name="ce30" table:formula="of:=([.$AG35]*2)+(ROUNDDOWN([.AX$33]/5;0)*28)+[.AX$33]-((ROUNDDOWN([.AX$33]/5;0)*5))" office:value-type="float" office:value="87">
            <text:p>87</text:p>
          </table:table-cell>
          <table:table-cell table:style-name="ce30" table:formula="of:=([.$AG35]*2)+(ROUNDDOWN([.AY$33]/5;0)*28)+[.AY$33]-((ROUNDDOWN([.AY$33]/5;0)*5))" office:value-type="float" office:value="88">
            <text:p>88</text:p>
          </table:table-cell>
          <table:table-cell table:style-name="ce30" table:formula="of:=([.$AG35]*2)+(ROUNDDOWN([.AZ$33]/5;0)*28)+[.AZ$33]-((ROUNDDOWN([.AZ$33]/5;0)*5))" office:value-type="float" office:value="89">
            <text:p>89</text:p>
          </table:table-cell>
          <table:table-cell table:style-name="ce30" table:formula="of:=([.$AG35]*2)+(ROUNDDOWN([.BA$33]/5;0)*28)+[.BA$33]-((ROUNDDOWN([.BA$33]/5;0)*5))" office:value-type="float" office:value="90">
            <text:p>90</text:p>
          </table:table-cell>
          <table:table-cell table:style-name="ce30" table:formula="of:=([.$AG35]*2)+(ROUNDDOWN([.BB$33]/5;0)*28)+[.BB$33]-((ROUNDDOWN([.BB$33]/5;0)*5))" office:value-type="float" office:value="114">
            <text:p>114</text:p>
          </table:table-cell>
          <table:table-cell table:style-name="ce30" table:formula="of:=([.$AG35]*2)+(ROUNDDOWN([.BC$33]/5;0)*28)+[.BC$33]-((ROUNDDOWN([.BC$33]/5;0)*5))" office:value-type="float" office:value="115">
            <text:p>115</text:p>
          </table:table-cell>
          <table:table-cell table:style-name="ce30" table:formula="of:=([.$AG35]*2)+(ROUNDDOWN([.BD$33]/5;0)*28)+[.BD$33]-((ROUNDDOWN([.BD$33]/5;0)*5))" office:value-type="float" office:value="116">
            <text:p>116</text:p>
          </table:table-cell>
          <table:table-cell table:style-name="ce30" table:formula="of:=([.$AG35]*2)+(ROUNDDOWN([.BE$33]/5;0)*28)+[.BE$33]-((ROUNDDOWN([.BE$33]/5;0)*5))" office:value-type="float" office:value="117">
            <text:p>117</text:p>
          </table:table-cell>
          <table:table-cell table:style-name="ce30" table:formula="of:=([.$AG35]*2)+(ROUNDDOWN([.BF$33]/5;0)*28)+[.BF$33]-((ROUNDDOWN([.BF$33]/5;0)*5))" office:value-type="float" office:value="118">
            <text:p>118</text:p>
          </table:table-cell>
          <table:table-cell table:number-columns-repeated="966"/>
        </table:table-row>
        <table:table-row table:style-name="ro2">
          <table:table-cell/>
          <table:table-cell office:value-type="float" office:value="28">
            <text:p>28</text:p>
          </table:table-cell>
          <table:table-cell table:number-columns-repeated="30"/>
          <table:table-cell table:style-name="ce26" table:formula="of:=[.AG35]+1" office:value-type="float" office:value="2">
            <text:p>2</text:p>
          </table:table-cell>
          <table:table-cell table:style-name="ce30" table:formula="of:=([.$AG36]*2)+(ROUNDDOWN([.AH$33]/5;0)*28)+[.AH$33]-((ROUNDDOWN([.AH$33]/5;0)*5))" office:value-type="float" office:value="4">
            <text:p>4</text:p>
          </table:table-cell>
          <table:table-cell table:style-name="ce30" table:formula="of:=([.$AG36]*2)+(ROUNDDOWN([.AI$33]/5;0)*28)+[.AI$33]-((ROUNDDOWN([.AI$33]/5;0)*5))" office:value-type="float" office:value="5">
            <text:p>5</text:p>
          </table:table-cell>
          <table:table-cell table:style-name="ce30" table:formula="of:=([.$AG36]*2)+(ROUNDDOWN([.AJ$33]/5;0)*28)+[.AJ$33]-((ROUNDDOWN([.AJ$33]/5;0)*5))" office:value-type="float" office:value="6">
            <text:p>6</text:p>
          </table:table-cell>
          <table:table-cell table:style-name="ce30" table:formula="of:=([.$AG36]*2)+(ROUNDDOWN([.AK$33]/5;0)*28)+[.AK$33]-((ROUNDDOWN([.AK$33]/5;0)*5))" office:value-type="float" office:value="7">
            <text:p>7</text:p>
          </table:table-cell>
          <table:table-cell table:style-name="ce30" table:formula="of:=([.$AG36]*2)+(ROUNDDOWN([.AL$33]/5;0)*28)+[.AL$33]-((ROUNDDOWN([.AL$33]/5;0)*5))" office:value-type="float" office:value="8">
            <text:p>8</text:p>
          </table:table-cell>
          <table:table-cell table:style-name="ce30" table:formula="of:=([.$AG36]*2)+(ROUNDDOWN([.AM$33]/5;0)*28)+[.AM$33]-((ROUNDDOWN([.AM$33]/5;0)*5))" office:value-type="float" office:value="32">
            <text:p>32</text:p>
          </table:table-cell>
          <table:table-cell table:style-name="ce30" table:formula="of:=([.$AG36]*2)+(ROUNDDOWN([.AN$33]/5;0)*28)+[.AN$33]-((ROUNDDOWN([.AN$33]/5;0)*5))" office:value-type="float" office:value="33">
            <text:p>33</text:p>
          </table:table-cell>
          <table:table-cell table:style-name="ce30" table:formula="of:=([.$AG36]*2)+(ROUNDDOWN([.AO$33]/5;0)*28)+[.AO$33]-((ROUNDDOWN([.AO$33]/5;0)*5))" office:value-type="float" office:value="34">
            <text:p>34</text:p>
          </table:table-cell>
          <table:table-cell table:style-name="ce30" table:formula="of:=([.$AG36]*2)+(ROUNDDOWN([.AP$33]/5;0)*28)+[.AP$33]-((ROUNDDOWN([.AP$33]/5;0)*5))" office:value-type="float" office:value="35">
            <text:p>35</text:p>
          </table:table-cell>
          <table:table-cell table:style-name="ce30" table:formula="of:=([.$AG36]*2)+(ROUNDDOWN([.AQ$33]/5;0)*28)+[.AQ$33]-((ROUNDDOWN([.AQ$33]/5;0)*5))" office:value-type="float" office:value="36">
            <text:p>36</text:p>
          </table:table-cell>
          <table:table-cell table:style-name="ce30" table:formula="of:=([.$AG36]*2)+(ROUNDDOWN([.AR$33]/5;0)*28)+[.AR$33]-((ROUNDDOWN([.AR$33]/5;0)*5))" office:value-type="float" office:value="60">
            <text:p>60</text:p>
          </table:table-cell>
          <table:table-cell table:style-name="ce30" table:formula="of:=([.$AG36]*2)+(ROUNDDOWN([.AS$33]/5;0)*28)+[.AS$33]-((ROUNDDOWN([.AS$33]/5;0)*5))" office:value-type="float" office:value="61">
            <text:p>61</text:p>
          </table:table-cell>
          <table:table-cell table:style-name="ce30" table:formula="of:=([.$AG36]*2)+(ROUNDDOWN([.AT$33]/5;0)*28)+[.AT$33]-((ROUNDDOWN([.AT$33]/5;0)*5))" office:value-type="float" office:value="62">
            <text:p>62</text:p>
          </table:table-cell>
          <table:table-cell table:style-name="ce30" table:formula="of:=([.$AG36]*2)+(ROUNDDOWN([.AU$33]/5;0)*28)+[.AU$33]-((ROUNDDOWN([.AU$33]/5;0)*5))" office:value-type="float" office:value="63">
            <text:p>63</text:p>
          </table:table-cell>
          <table:table-cell table:style-name="ce30" table:formula="of:=([.$AG36]*2)+(ROUNDDOWN([.AV$33]/5;0)*28)+[.AV$33]-((ROUNDDOWN([.AV$33]/5;0)*5))" office:value-type="float" office:value="64">
            <text:p>64</text:p>
          </table:table-cell>
          <table:table-cell table:style-name="ce30" table:formula="of:=([.$AG36]*2)+(ROUNDDOWN([.AW$33]/5;0)*28)+[.AW$33]-((ROUNDDOWN([.AW$33]/5;0)*5))" office:value-type="float" office:value="88">
            <text:p>88</text:p>
          </table:table-cell>
          <table:table-cell table:style-name="ce30" table:formula="of:=([.$AG36]*2)+(ROUNDDOWN([.AX$33]/5;0)*28)+[.AX$33]-((ROUNDDOWN([.AX$33]/5;0)*5))" office:value-type="float" office:value="89">
            <text:p>89</text:p>
          </table:table-cell>
          <table:table-cell table:style-name="ce30" table:formula="of:=([.$AG36]*2)+(ROUNDDOWN([.AY$33]/5;0)*28)+[.AY$33]-((ROUNDDOWN([.AY$33]/5;0)*5))" office:value-type="float" office:value="90">
            <text:p>90</text:p>
          </table:table-cell>
          <table:table-cell table:style-name="ce30" table:formula="of:=([.$AG36]*2)+(ROUNDDOWN([.AZ$33]/5;0)*28)+[.AZ$33]-((ROUNDDOWN([.AZ$33]/5;0)*5))" office:value-type="float" office:value="91">
            <text:p>91</text:p>
          </table:table-cell>
          <table:table-cell table:style-name="ce30" table:formula="of:=([.$AG36]*2)+(ROUNDDOWN([.BA$33]/5;0)*28)+[.BA$33]-((ROUNDDOWN([.BA$33]/5;0)*5))" office:value-type="float" office:value="92">
            <text:p>92</text:p>
          </table:table-cell>
          <table:table-cell table:style-name="ce30" table:formula="of:=([.$AG36]*2)+(ROUNDDOWN([.BB$33]/5;0)*28)+[.BB$33]-((ROUNDDOWN([.BB$33]/5;0)*5))" office:value-type="float" office:value="116">
            <text:p>116</text:p>
          </table:table-cell>
          <table:table-cell table:style-name="ce30" table:formula="of:=([.$AG36]*2)+(ROUNDDOWN([.BC$33]/5;0)*28)+[.BC$33]-((ROUNDDOWN([.BC$33]/5;0)*5))" office:value-type="float" office:value="117">
            <text:p>117</text:p>
          </table:table-cell>
          <table:table-cell table:style-name="ce30" table:formula="of:=([.$AG36]*2)+(ROUNDDOWN([.BD$33]/5;0)*28)+[.BD$33]-((ROUNDDOWN([.BD$33]/5;0)*5))" office:value-type="float" office:value="118">
            <text:p>118</text:p>
          </table:table-cell>
          <table:table-cell table:style-name="ce30" table:formula="of:=([.$AG36]*2)+(ROUNDDOWN([.BE$33]/5;0)*28)+[.BE$33]-((ROUNDDOWN([.BE$33]/5;0)*5))" office:value-type="float" office:value="119">
            <text:p>119</text:p>
          </table:table-cell>
          <table:table-cell table:style-name="ce30" table:formula="of:=([.$AG36]*2)+(ROUNDDOWN([.BF$33]/5;0)*28)+[.BF$33]-((ROUNDDOWN([.BF$33]/5;0)*5))" office:value-type="float" office:value="120">
            <text:p>120</text:p>
          </table:table-cell>
          <table:table-cell table:number-columns-repeated="966"/>
        </table:table-row>
        <table:table-row table:style-name="ro2">
          <table:table-cell/>
          <table:table-cell table:style-name="ce18" office:value-type="string">
            <text:p>skipNodes</text:p>
          </table:table-cell>
          <table:table-cell table:number-columns-repeated="30"/>
          <table:table-cell table:style-name="ce26" table:formula="of:=[.AG36]+1" office:value-type="float" office:value="3">
            <text:p>3</text:p>
          </table:table-cell>
          <table:table-cell table:style-name="ce30" table:formula="of:=([.$AG37]*2)+(ROUNDDOWN([.AH$33]/5;0)*28)+[.AH$33]-((ROUNDDOWN([.AH$33]/5;0)*5))" office:value-type="float" office:value="6">
            <text:p>6</text:p>
          </table:table-cell>
          <table:table-cell table:style-name="ce30" table:formula="of:=([.$AG37]*2)+(ROUNDDOWN([.AI$33]/5;0)*28)+[.AI$33]-((ROUNDDOWN([.AI$33]/5;0)*5))" office:value-type="float" office:value="7">
            <text:p>7</text:p>
          </table:table-cell>
          <table:table-cell table:style-name="ce30" table:formula="of:=([.$AG37]*2)+(ROUNDDOWN([.AJ$33]/5;0)*28)+[.AJ$33]-((ROUNDDOWN([.AJ$33]/5;0)*5))" office:value-type="float" office:value="8">
            <text:p>8</text:p>
          </table:table-cell>
          <table:table-cell table:style-name="ce30" table:formula="of:=([.$AG37]*2)+(ROUNDDOWN([.AK$33]/5;0)*28)+[.AK$33]-((ROUNDDOWN([.AK$33]/5;0)*5))" office:value-type="float" office:value="9">
            <text:p>9</text:p>
          </table:table-cell>
          <table:table-cell table:style-name="ce30" table:formula="of:=([.$AG37]*2)+(ROUNDDOWN([.AL$33]/5;0)*28)+[.AL$33]-((ROUNDDOWN([.AL$33]/5;0)*5))" office:value-type="float" office:value="10">
            <text:p>10</text:p>
          </table:table-cell>
          <table:table-cell table:style-name="ce30" table:formula="of:=([.$AG37]*2)+(ROUNDDOWN([.AM$33]/5;0)*28)+[.AM$33]-((ROUNDDOWN([.AM$33]/5;0)*5))" office:value-type="float" office:value="34">
            <text:p>34</text:p>
          </table:table-cell>
          <table:table-cell table:style-name="ce30" table:formula="of:=([.$AG37]*2)+(ROUNDDOWN([.AN$33]/5;0)*28)+[.AN$33]-((ROUNDDOWN([.AN$33]/5;0)*5))" office:value-type="float" office:value="35">
            <text:p>35</text:p>
          </table:table-cell>
          <table:table-cell table:style-name="ce30" table:formula="of:=([.$AG37]*2)+(ROUNDDOWN([.AO$33]/5;0)*28)+[.AO$33]-((ROUNDDOWN([.AO$33]/5;0)*5))" office:value-type="float" office:value="36">
            <text:p>36</text:p>
          </table:table-cell>
          <table:table-cell table:style-name="ce30" table:formula="of:=([.$AG37]*2)+(ROUNDDOWN([.AP$33]/5;0)*28)+[.AP$33]-((ROUNDDOWN([.AP$33]/5;0)*5))" office:value-type="float" office:value="37">
            <text:p>37</text:p>
          </table:table-cell>
          <table:table-cell table:style-name="ce30" table:formula="of:=([.$AG37]*2)+(ROUNDDOWN([.AQ$33]/5;0)*28)+[.AQ$33]-((ROUNDDOWN([.AQ$33]/5;0)*5))" office:value-type="float" office:value="38">
            <text:p>38</text:p>
          </table:table-cell>
          <table:table-cell table:style-name="ce30" table:formula="of:=([.$AG37]*2)+(ROUNDDOWN([.AR$33]/5;0)*28)+[.AR$33]-((ROUNDDOWN([.AR$33]/5;0)*5))" office:value-type="float" office:value="62">
            <text:p>62</text:p>
          </table:table-cell>
          <table:table-cell table:style-name="ce30" table:formula="of:=([.$AG37]*2)+(ROUNDDOWN([.AS$33]/5;0)*28)+[.AS$33]-((ROUNDDOWN([.AS$33]/5;0)*5))" office:value-type="float" office:value="63">
            <text:p>63</text:p>
          </table:table-cell>
          <table:table-cell table:style-name="ce30" table:formula="of:=([.$AG37]*2)+(ROUNDDOWN([.AT$33]/5;0)*28)+[.AT$33]-((ROUNDDOWN([.AT$33]/5;0)*5))" office:value-type="float" office:value="64">
            <text:p>64</text:p>
          </table:table-cell>
          <table:table-cell table:style-name="ce30" table:formula="of:=([.$AG37]*2)+(ROUNDDOWN([.AU$33]/5;0)*28)+[.AU$33]-((ROUNDDOWN([.AU$33]/5;0)*5))" office:value-type="float" office:value="65">
            <text:p>65</text:p>
          </table:table-cell>
          <table:table-cell table:style-name="ce30" table:formula="of:=([.$AG37]*2)+(ROUNDDOWN([.AV$33]/5;0)*28)+[.AV$33]-((ROUNDDOWN([.AV$33]/5;0)*5))" office:value-type="float" office:value="66">
            <text:p>66</text:p>
          </table:table-cell>
          <table:table-cell table:style-name="ce30" table:formula="of:=([.$AG37]*2)+(ROUNDDOWN([.AW$33]/5;0)*28)+[.AW$33]-((ROUNDDOWN([.AW$33]/5;0)*5))" office:value-type="float" office:value="90">
            <text:p>90</text:p>
          </table:table-cell>
          <table:table-cell table:style-name="ce30" table:formula="of:=([.$AG37]*2)+(ROUNDDOWN([.AX$33]/5;0)*28)+[.AX$33]-((ROUNDDOWN([.AX$33]/5;0)*5))" office:value-type="float" office:value="91">
            <text:p>91</text:p>
          </table:table-cell>
          <table:table-cell table:style-name="ce30" table:formula="of:=([.$AG37]*2)+(ROUNDDOWN([.AY$33]/5;0)*28)+[.AY$33]-((ROUNDDOWN([.AY$33]/5;0)*5))" office:value-type="float" office:value="92">
            <text:p>92</text:p>
          </table:table-cell>
          <table:table-cell table:style-name="ce30" table:formula="of:=([.$AG37]*2)+(ROUNDDOWN([.AZ$33]/5;0)*28)+[.AZ$33]-((ROUNDDOWN([.AZ$33]/5;0)*5))" office:value-type="float" office:value="93">
            <text:p>93</text:p>
          </table:table-cell>
          <table:table-cell table:style-name="ce30" table:formula="of:=([.$AG37]*2)+(ROUNDDOWN([.BA$33]/5;0)*28)+[.BA$33]-((ROUNDDOWN([.BA$33]/5;0)*5))" office:value-type="float" office:value="94">
            <text:p>94</text:p>
          </table:table-cell>
          <table:table-cell table:style-name="ce30" table:formula="of:=([.$AG37]*2)+(ROUNDDOWN([.BB$33]/5;0)*28)+[.BB$33]-((ROUNDDOWN([.BB$33]/5;0)*5))" office:value-type="float" office:value="118">
            <text:p>118</text:p>
          </table:table-cell>
          <table:table-cell table:style-name="ce30" table:formula="of:=([.$AG37]*2)+(ROUNDDOWN([.BC$33]/5;0)*28)+[.BC$33]-((ROUNDDOWN([.BC$33]/5;0)*5))" office:value-type="float" office:value="119">
            <text:p>119</text:p>
          </table:table-cell>
          <table:table-cell table:style-name="ce30" table:formula="of:=([.$AG37]*2)+(ROUNDDOWN([.BD$33]/5;0)*28)+[.BD$33]-((ROUNDDOWN([.BD$33]/5;0)*5))" office:value-type="float" office:value="120">
            <text:p>120</text:p>
          </table:table-cell>
          <table:table-cell table:style-name="ce30" table:formula="of:=([.$AG37]*2)+(ROUNDDOWN([.BE$33]/5;0)*28)+[.BE$33]-((ROUNDDOWN([.BE$33]/5;0)*5))" office:value-type="float" office:value="121">
            <text:p>121</text:p>
          </table:table-cell>
          <table:table-cell table:style-name="ce30" table:formula="of:=([.$AG37]*2)+(ROUNDDOWN([.BF$33]/5;0)*28)+[.BF$33]-((ROUNDDOWN([.BF$33]/5;0)*5))" office:value-type="float" office:value="122">
            <text:p>122</text:p>
          </table:table-cell>
          <table:table-cell table:number-columns-repeated="966"/>
        </table:table-row>
        <table:table-row table:style-name="ro2">
          <table:table-cell/>
          <table:table-cell table:formula="of:=ROUNDUP(([.B36]-5)/(13-1);0)" office:value-type="float" office:value="2">
            <text:p>2</text:p>
          </table:table-cell>
          <table:table-cell table:number-columns-repeated="30"/>
          <table:table-cell table:style-name="ce26" table:formula="of:=[.AG37]+1" office:value-type="float" office:value="4">
            <text:p>4</text:p>
          </table:table-cell>
          <table:table-cell table:style-name="ce30" table:formula="of:=([.$AG38]*2)+(ROUNDDOWN([.AH$33]/5;0)*28)+[.AH$33]-((ROUNDDOWN([.AH$33]/5;0)*5))" office:value-type="float" office:value="8">
            <text:p>8</text:p>
          </table:table-cell>
          <table:table-cell table:style-name="ce30" table:formula="of:=([.$AG38]*2)+(ROUNDDOWN([.AI$33]/5;0)*28)+[.AI$33]-((ROUNDDOWN([.AI$33]/5;0)*5))" office:value-type="float" office:value="9">
            <text:p>9</text:p>
          </table:table-cell>
          <table:table-cell table:style-name="ce30" table:formula="of:=([.$AG38]*2)+(ROUNDDOWN([.AJ$33]/5;0)*28)+[.AJ$33]-((ROUNDDOWN([.AJ$33]/5;0)*5))" office:value-type="float" office:value="10">
            <text:p>10</text:p>
          </table:table-cell>
          <table:table-cell table:style-name="ce30" table:formula="of:=([.$AG38]*2)+(ROUNDDOWN([.AK$33]/5;0)*28)+[.AK$33]-((ROUNDDOWN([.AK$33]/5;0)*5))" office:value-type="float" office:value="11">
            <text:p>11</text:p>
          </table:table-cell>
          <table:table-cell table:style-name="ce30" table:formula="of:=([.$AG38]*2)+(ROUNDDOWN([.AL$33]/5;0)*28)+[.AL$33]-((ROUNDDOWN([.AL$33]/5;0)*5))" office:value-type="float" office:value="12">
            <text:p>12</text:p>
          </table:table-cell>
          <table:table-cell table:style-name="ce30" table:formula="of:=([.$AG38]*2)+(ROUNDDOWN([.AM$33]/5;0)*28)+[.AM$33]-((ROUNDDOWN([.AM$33]/5;0)*5))" office:value-type="float" office:value="36">
            <text:p>36</text:p>
          </table:table-cell>
          <table:table-cell table:style-name="ce30" table:formula="of:=([.$AG38]*2)+(ROUNDDOWN([.AN$33]/5;0)*28)+[.AN$33]-((ROUNDDOWN([.AN$33]/5;0)*5))" office:value-type="float" office:value="37">
            <text:p>37</text:p>
          </table:table-cell>
          <table:table-cell table:style-name="ce30" table:formula="of:=([.$AG38]*2)+(ROUNDDOWN([.AO$33]/5;0)*28)+[.AO$33]-((ROUNDDOWN([.AO$33]/5;0)*5))" office:value-type="float" office:value="38">
            <text:p>38</text:p>
          </table:table-cell>
          <table:table-cell table:style-name="ce30" table:formula="of:=([.$AG38]*2)+(ROUNDDOWN([.AP$33]/5;0)*28)+[.AP$33]-((ROUNDDOWN([.AP$33]/5;0)*5))" office:value-type="float" office:value="39">
            <text:p>39</text:p>
          </table:table-cell>
          <table:table-cell table:style-name="ce30" table:formula="of:=([.$AG38]*2)+(ROUNDDOWN([.AQ$33]/5;0)*28)+[.AQ$33]-((ROUNDDOWN([.AQ$33]/5;0)*5))" office:value-type="float" office:value="40">
            <text:p>40</text:p>
          </table:table-cell>
          <table:table-cell table:style-name="ce30" table:formula="of:=([.$AG38]*2)+(ROUNDDOWN([.AR$33]/5;0)*28)+[.AR$33]-((ROUNDDOWN([.AR$33]/5;0)*5))" office:value-type="float" office:value="64">
            <text:p>64</text:p>
          </table:table-cell>
          <table:table-cell table:style-name="ce30" table:formula="of:=([.$AG38]*2)+(ROUNDDOWN([.AS$33]/5;0)*28)+[.AS$33]-((ROUNDDOWN([.AS$33]/5;0)*5))" office:value-type="float" office:value="65">
            <text:p>65</text:p>
          </table:table-cell>
          <table:table-cell table:style-name="ce30" table:formula="of:=([.$AG38]*2)+(ROUNDDOWN([.AT$33]/5;0)*28)+[.AT$33]-((ROUNDDOWN([.AT$33]/5;0)*5))" office:value-type="float" office:value="66">
            <text:p>66</text:p>
          </table:table-cell>
          <table:table-cell table:style-name="ce30" table:formula="of:=([.$AG38]*2)+(ROUNDDOWN([.AU$33]/5;0)*28)+[.AU$33]-((ROUNDDOWN([.AU$33]/5;0)*5))" office:value-type="float" office:value="67">
            <text:p>67</text:p>
          </table:table-cell>
          <table:table-cell table:style-name="ce30" table:formula="of:=([.$AG38]*2)+(ROUNDDOWN([.AV$33]/5;0)*28)+[.AV$33]-((ROUNDDOWN([.AV$33]/5;0)*5))" office:value-type="float" office:value="68">
            <text:p>68</text:p>
          </table:table-cell>
          <table:table-cell table:style-name="ce30" table:formula="of:=([.$AG38]*2)+(ROUNDDOWN([.AW$33]/5;0)*28)+[.AW$33]-((ROUNDDOWN([.AW$33]/5;0)*5))" office:value-type="float" office:value="92">
            <text:p>92</text:p>
          </table:table-cell>
          <table:table-cell table:style-name="ce30" table:formula="of:=([.$AG38]*2)+(ROUNDDOWN([.AX$33]/5;0)*28)+[.AX$33]-((ROUNDDOWN([.AX$33]/5;0)*5))" office:value-type="float" office:value="93">
            <text:p>93</text:p>
          </table:table-cell>
          <table:table-cell table:style-name="ce30" table:formula="of:=([.$AG38]*2)+(ROUNDDOWN([.AY$33]/5;0)*28)+[.AY$33]-((ROUNDDOWN([.AY$33]/5;0)*5))" office:value-type="float" office:value="94">
            <text:p>94</text:p>
          </table:table-cell>
          <table:table-cell table:style-name="ce30" table:formula="of:=([.$AG38]*2)+(ROUNDDOWN([.AZ$33]/5;0)*28)+[.AZ$33]-((ROUNDDOWN([.AZ$33]/5;0)*5))" office:value-type="float" office:value="95">
            <text:p>95</text:p>
          </table:table-cell>
          <table:table-cell table:style-name="ce30" table:formula="of:=([.$AG38]*2)+(ROUNDDOWN([.BA$33]/5;0)*28)+[.BA$33]-((ROUNDDOWN([.BA$33]/5;0)*5))" office:value-type="float" office:value="96">
            <text:p>96</text:p>
          </table:table-cell>
          <table:table-cell table:style-name="ce30" table:formula="of:=([.$AG38]*2)+(ROUNDDOWN([.BB$33]/5;0)*28)+[.BB$33]-((ROUNDDOWN([.BB$33]/5;0)*5))" office:value-type="float" office:value="120">
            <text:p>120</text:p>
          </table:table-cell>
          <table:table-cell table:style-name="ce30" table:formula="of:=([.$AG38]*2)+(ROUNDDOWN([.BC$33]/5;0)*28)+[.BC$33]-((ROUNDDOWN([.BC$33]/5;0)*5))" office:value-type="float" office:value="121">
            <text:p>121</text:p>
          </table:table-cell>
          <table:table-cell table:style-name="ce30" table:formula="of:=([.$AG38]*2)+(ROUNDDOWN([.BD$33]/5;0)*28)+[.BD$33]-((ROUNDDOWN([.BD$33]/5;0)*5))" office:value-type="float" office:value="122">
            <text:p>122</text:p>
          </table:table-cell>
          <table:table-cell table:style-name="ce30" table:formula="of:=([.$AG38]*2)+(ROUNDDOWN([.BE$33]/5;0)*28)+[.BE$33]-((ROUNDDOWN([.BE$33]/5;0)*5))" office:value-type="float" office:value="123">
            <text:p>123</text:p>
          </table:table-cell>
          <table:table-cell table:style-name="ce30" table:formula="of:=([.$AG38]*2)+(ROUNDDOWN([.BF$33]/5;0)*28)+[.BF$33]-((ROUNDDOWN([.BF$33]/5;0)*5))" office:value-type="float" office:value="124">
            <text:p>124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38]+1" office:value-type="float" office:value="5">
            <text:p>5</text:p>
          </table:table-cell>
          <table:table-cell table:style-name="ce30" table:formula="of:=([.$AG39]*2)+(ROUNDDOWN([.AH$33]/5;0)*28)+[.AH$33]-((ROUNDDOWN([.AH$33]/5;0)*5))" office:value-type="float" office:value="10">
            <text:p>10</text:p>
          </table:table-cell>
          <table:table-cell table:style-name="ce30" table:formula="of:=([.$AG39]*2)+(ROUNDDOWN([.AI$33]/5;0)*28)+[.AI$33]-((ROUNDDOWN([.AI$33]/5;0)*5))" office:value-type="float" office:value="11">
            <text:p>11</text:p>
          </table:table-cell>
          <table:table-cell table:style-name="ce30" table:formula="of:=([.$AG39]*2)+(ROUNDDOWN([.AJ$33]/5;0)*28)+[.AJ$33]-((ROUNDDOWN([.AJ$33]/5;0)*5))" office:value-type="float" office:value="12">
            <text:p>12</text:p>
          </table:table-cell>
          <table:table-cell table:style-name="ce30" table:formula="of:=([.$AG39]*2)+(ROUNDDOWN([.AK$33]/5;0)*28)+[.AK$33]-((ROUNDDOWN([.AK$33]/5;0)*5))" office:value-type="float" office:value="13">
            <text:p>13</text:p>
          </table:table-cell>
          <table:table-cell table:style-name="ce30" table:formula="of:=([.$AG39]*2)+(ROUNDDOWN([.AL$33]/5;0)*28)+[.AL$33]-((ROUNDDOWN([.AL$33]/5;0)*5))" office:value-type="float" office:value="14">
            <text:p>14</text:p>
          </table:table-cell>
          <table:table-cell table:style-name="ce30" table:formula="of:=([.$AG39]*2)+(ROUNDDOWN([.AM$33]/5;0)*28)+[.AM$33]-((ROUNDDOWN([.AM$33]/5;0)*5))" office:value-type="float" office:value="38">
            <text:p>38</text:p>
          </table:table-cell>
          <table:table-cell table:style-name="ce30" table:formula="of:=([.$AG39]*2)+(ROUNDDOWN([.AN$33]/5;0)*28)+[.AN$33]-((ROUNDDOWN([.AN$33]/5;0)*5))" office:value-type="float" office:value="39">
            <text:p>39</text:p>
          </table:table-cell>
          <table:table-cell table:style-name="ce30" table:formula="of:=([.$AG39]*2)+(ROUNDDOWN([.AO$33]/5;0)*28)+[.AO$33]-((ROUNDDOWN([.AO$33]/5;0)*5))" office:value-type="float" office:value="40">
            <text:p>40</text:p>
          </table:table-cell>
          <table:table-cell table:style-name="ce30" table:formula="of:=([.$AG39]*2)+(ROUNDDOWN([.AP$33]/5;0)*28)+[.AP$33]-((ROUNDDOWN([.AP$33]/5;0)*5))" office:value-type="float" office:value="41">
            <text:p>41</text:p>
          </table:table-cell>
          <table:table-cell table:style-name="ce30" table:formula="of:=([.$AG39]*2)+(ROUNDDOWN([.AQ$33]/5;0)*28)+[.AQ$33]-((ROUNDDOWN([.AQ$33]/5;0)*5))" office:value-type="float" office:value="42">
            <text:p>42</text:p>
          </table:table-cell>
          <table:table-cell table:style-name="ce30" table:formula="of:=([.$AG39]*2)+(ROUNDDOWN([.AR$33]/5;0)*28)+[.AR$33]-((ROUNDDOWN([.AR$33]/5;0)*5))" office:value-type="float" office:value="66">
            <text:p>66</text:p>
          </table:table-cell>
          <table:table-cell table:style-name="ce30" table:formula="of:=([.$AG39]*2)+(ROUNDDOWN([.AS$33]/5;0)*28)+[.AS$33]-((ROUNDDOWN([.AS$33]/5;0)*5))" office:value-type="float" office:value="67">
            <text:p>67</text:p>
          </table:table-cell>
          <table:table-cell table:style-name="ce30" table:formula="of:=([.$AG39]*2)+(ROUNDDOWN([.AT$33]/5;0)*28)+[.AT$33]-((ROUNDDOWN([.AT$33]/5;0)*5))" office:value-type="float" office:value="68">
            <text:p>68</text:p>
          </table:table-cell>
          <table:table-cell table:style-name="ce30" table:formula="of:=([.$AG39]*2)+(ROUNDDOWN([.AU$33]/5;0)*28)+[.AU$33]-((ROUNDDOWN([.AU$33]/5;0)*5))" office:value-type="float" office:value="69">
            <text:p>69</text:p>
          </table:table-cell>
          <table:table-cell table:style-name="ce30" table:formula="of:=([.$AG39]*2)+(ROUNDDOWN([.AV$33]/5;0)*28)+[.AV$33]-((ROUNDDOWN([.AV$33]/5;0)*5))" office:value-type="float" office:value="70">
            <text:p>70</text:p>
          </table:table-cell>
          <table:table-cell table:style-name="ce30" table:formula="of:=([.$AG39]*2)+(ROUNDDOWN([.AW$33]/5;0)*28)+[.AW$33]-((ROUNDDOWN([.AW$33]/5;0)*5))" office:value-type="float" office:value="94">
            <text:p>94</text:p>
          </table:table-cell>
          <table:table-cell table:style-name="ce30" table:formula="of:=([.$AG39]*2)+(ROUNDDOWN([.AX$33]/5;0)*28)+[.AX$33]-((ROUNDDOWN([.AX$33]/5;0)*5))" office:value-type="float" office:value="95">
            <text:p>95</text:p>
          </table:table-cell>
          <table:table-cell table:style-name="ce30" table:formula="of:=([.$AG39]*2)+(ROUNDDOWN([.AY$33]/5;0)*28)+[.AY$33]-((ROUNDDOWN([.AY$33]/5;0)*5))" office:value-type="float" office:value="96">
            <text:p>96</text:p>
          </table:table-cell>
          <table:table-cell table:style-name="ce30" table:formula="of:=([.$AG39]*2)+(ROUNDDOWN([.AZ$33]/5;0)*28)+[.AZ$33]-((ROUNDDOWN([.AZ$33]/5;0)*5))" office:value-type="float" office:value="97">
            <text:p>97</text:p>
          </table:table-cell>
          <table:table-cell table:style-name="ce30" table:formula="of:=([.$AG39]*2)+(ROUNDDOWN([.BA$33]/5;0)*28)+[.BA$33]-((ROUNDDOWN([.BA$33]/5;0)*5))" office:value-type="float" office:value="98">
            <text:p>98</text:p>
          </table:table-cell>
          <table:table-cell table:style-name="ce30" table:formula="of:=([.$AG39]*2)+(ROUNDDOWN([.BB$33]/5;0)*28)+[.BB$33]-((ROUNDDOWN([.BB$33]/5;0)*5))" office:value-type="float" office:value="122">
            <text:p>122</text:p>
          </table:table-cell>
          <table:table-cell table:style-name="ce30" table:formula="of:=([.$AG39]*2)+(ROUNDDOWN([.BC$33]/5;0)*28)+[.BC$33]-((ROUNDDOWN([.BC$33]/5;0)*5))" office:value-type="float" office:value="123">
            <text:p>123</text:p>
          </table:table-cell>
          <table:table-cell table:style-name="ce30" table:formula="of:=([.$AG39]*2)+(ROUNDDOWN([.BD$33]/5;0)*28)+[.BD$33]-((ROUNDDOWN([.BD$33]/5;0)*5))" office:value-type="float" office:value="124">
            <text:p>124</text:p>
          </table:table-cell>
          <table:table-cell table:style-name="ce30" table:formula="of:=([.$AG39]*2)+(ROUNDDOWN([.BE$33]/5;0)*28)+[.BE$33]-((ROUNDDOWN([.BE$33]/5;0)*5))" office:value-type="float" office:value="125">
            <text:p>125</text:p>
          </table:table-cell>
          <table:table-cell table:style-name="ce30" table:formula="of:=([.$AG39]*2)+(ROUNDDOWN([.BF$33]/5;0)*28)+[.BF$33]-((ROUNDDOWN([.BF$33]/5;0)*5))" office:value-type="float" office:value="126">
            <text:p>126</text:p>
          </table:table-cell>
          <table:table-cell table:number-columns-repeated="966"/>
        </table:table-row>
        <table:table-row table:style-name="ro2">
          <table:table-cell/>
          <table:table-cell table:formula="of:=[.B36]-5" office:value-type="float" office:value="23">
            <text:p>23</text:p>
          </table:table-cell>
          <table:table-cell table:number-columns-repeated="30"/>
          <table:table-cell table:style-name="ce26" table:formula="of:=[.AG39]+1" office:value-type="float" office:value="6">
            <text:p>6</text:p>
          </table:table-cell>
          <table:table-cell table:style-name="ce30" table:formula="of:=([.$AG40]*2)+(ROUNDDOWN([.AH$33]/5;0)*28)+[.AH$33]-((ROUNDDOWN([.AH$33]/5;0)*5))" office:value-type="float" office:value="12">
            <text:p>12</text:p>
          </table:table-cell>
          <table:table-cell table:style-name="ce30" table:formula="of:=([.$AG40]*2)+(ROUNDDOWN([.AI$33]/5;0)*28)+[.AI$33]-((ROUNDDOWN([.AI$33]/5;0)*5))" office:value-type="float" office:value="13">
            <text:p>13</text:p>
          </table:table-cell>
          <table:table-cell table:style-name="ce30" table:formula="of:=([.$AG40]*2)+(ROUNDDOWN([.AJ$33]/5;0)*28)+[.AJ$33]-((ROUNDDOWN([.AJ$33]/5;0)*5))" office:value-type="float" office:value="14">
            <text:p>14</text:p>
          </table:table-cell>
          <table:table-cell table:style-name="ce30" table:formula="of:=([.$AG40]*2)+(ROUNDDOWN([.AK$33]/5;0)*28)+[.AK$33]-((ROUNDDOWN([.AK$33]/5;0)*5))" office:value-type="float" office:value="15">
            <text:p>15</text:p>
          </table:table-cell>
          <table:table-cell table:style-name="ce30" table:formula="of:=([.$AG40]*2)+(ROUNDDOWN([.AL$33]/5;0)*28)+[.AL$33]-((ROUNDDOWN([.AL$33]/5;0)*5))" office:value-type="float" office:value="16">
            <text:p>16</text:p>
          </table:table-cell>
          <table:table-cell table:style-name="ce30" table:formula="of:=([.$AG40]*2)+(ROUNDDOWN([.AM$33]/5;0)*28)+[.AM$33]-((ROUNDDOWN([.AM$33]/5;0)*5))" office:value-type="float" office:value="40">
            <text:p>40</text:p>
          </table:table-cell>
          <table:table-cell table:style-name="ce30" table:formula="of:=([.$AG40]*2)+(ROUNDDOWN([.AN$33]/5;0)*28)+[.AN$33]-((ROUNDDOWN([.AN$33]/5;0)*5))" office:value-type="float" office:value="41">
            <text:p>41</text:p>
          </table:table-cell>
          <table:table-cell table:style-name="ce30" table:formula="of:=([.$AG40]*2)+(ROUNDDOWN([.AO$33]/5;0)*28)+[.AO$33]-((ROUNDDOWN([.AO$33]/5;0)*5))" office:value-type="float" office:value="42">
            <text:p>42</text:p>
          </table:table-cell>
          <table:table-cell table:style-name="ce30" table:formula="of:=([.$AG40]*2)+(ROUNDDOWN([.AP$33]/5;0)*28)+[.AP$33]-((ROUNDDOWN([.AP$33]/5;0)*5))" office:value-type="float" office:value="43">
            <text:p>43</text:p>
          </table:table-cell>
          <table:table-cell table:style-name="ce30" table:formula="of:=([.$AG40]*2)+(ROUNDDOWN([.AQ$33]/5;0)*28)+[.AQ$33]-((ROUNDDOWN([.AQ$33]/5;0)*5))" office:value-type="float" office:value="44">
            <text:p>44</text:p>
          </table:table-cell>
          <table:table-cell table:style-name="ce30" table:formula="of:=([.$AG40]*2)+(ROUNDDOWN([.AR$33]/5;0)*28)+[.AR$33]-((ROUNDDOWN([.AR$33]/5;0)*5))" office:value-type="float" office:value="68">
            <text:p>68</text:p>
          </table:table-cell>
          <table:table-cell table:style-name="ce30" table:formula="of:=([.$AG40]*2)+(ROUNDDOWN([.AS$33]/5;0)*28)+[.AS$33]-((ROUNDDOWN([.AS$33]/5;0)*5))" office:value-type="float" office:value="69">
            <text:p>69</text:p>
          </table:table-cell>
          <table:table-cell table:style-name="ce30" table:formula="of:=([.$AG40]*2)+(ROUNDDOWN([.AT$33]/5;0)*28)+[.AT$33]-((ROUNDDOWN([.AT$33]/5;0)*5))" office:value-type="float" office:value="70">
            <text:p>70</text:p>
          </table:table-cell>
          <table:table-cell table:style-name="ce30" table:formula="of:=([.$AG40]*2)+(ROUNDDOWN([.AU$33]/5;0)*28)+[.AU$33]-((ROUNDDOWN([.AU$33]/5;0)*5))" office:value-type="float" office:value="71">
            <text:p>71</text:p>
          </table:table-cell>
          <table:table-cell table:style-name="ce30" table:formula="of:=([.$AG40]*2)+(ROUNDDOWN([.AV$33]/5;0)*28)+[.AV$33]-((ROUNDDOWN([.AV$33]/5;0)*5))" office:value-type="float" office:value="72">
            <text:p>72</text:p>
          </table:table-cell>
          <table:table-cell table:style-name="ce30" table:formula="of:=([.$AG40]*2)+(ROUNDDOWN([.AW$33]/5;0)*28)+[.AW$33]-((ROUNDDOWN([.AW$33]/5;0)*5))" office:value-type="float" office:value="96">
            <text:p>96</text:p>
          </table:table-cell>
          <table:table-cell table:style-name="ce30" table:formula="of:=([.$AG40]*2)+(ROUNDDOWN([.AX$33]/5;0)*28)+[.AX$33]-((ROUNDDOWN([.AX$33]/5;0)*5))" office:value-type="float" office:value="97">
            <text:p>97</text:p>
          </table:table-cell>
          <table:table-cell table:style-name="ce30" table:formula="of:=([.$AG40]*2)+(ROUNDDOWN([.AY$33]/5;0)*28)+[.AY$33]-((ROUNDDOWN([.AY$33]/5;0)*5))" office:value-type="float" office:value="98">
            <text:p>98</text:p>
          </table:table-cell>
          <table:table-cell table:style-name="ce30" table:formula="of:=([.$AG40]*2)+(ROUNDDOWN([.AZ$33]/5;0)*28)+[.AZ$33]-((ROUNDDOWN([.AZ$33]/5;0)*5))" office:value-type="float" office:value="99">
            <text:p>99</text:p>
          </table:table-cell>
          <table:table-cell table:style-name="ce30" table:formula="of:=([.$AG40]*2)+(ROUNDDOWN([.BA$33]/5;0)*28)+[.BA$33]-((ROUNDDOWN([.BA$33]/5;0)*5))" office:value-type="float" office:value="100">
            <text:p>100</text:p>
          </table:table-cell>
          <table:table-cell table:style-name="ce30" table:formula="of:=([.$AG40]*2)+(ROUNDDOWN([.BB$33]/5;0)*28)+[.BB$33]-((ROUNDDOWN([.BB$33]/5;0)*5))" office:value-type="float" office:value="124">
            <text:p>124</text:p>
          </table:table-cell>
          <table:table-cell table:style-name="ce30" table:formula="of:=([.$AG40]*2)+(ROUNDDOWN([.BC$33]/5;0)*28)+[.BC$33]-((ROUNDDOWN([.BC$33]/5;0)*5))" office:value-type="float" office:value="125">
            <text:p>125</text:p>
          </table:table-cell>
          <table:table-cell table:style-name="ce30" table:formula="of:=([.$AG40]*2)+(ROUNDDOWN([.BD$33]/5;0)*28)+[.BD$33]-((ROUNDDOWN([.BD$33]/5;0)*5))" office:value-type="float" office:value="126">
            <text:p>126</text:p>
          </table:table-cell>
          <table:table-cell table:style-name="ce30" table:formula="of:=([.$AG40]*2)+(ROUNDDOWN([.BE$33]/5;0)*28)+[.BE$33]-((ROUNDDOWN([.BE$33]/5;0)*5))" office:value-type="float" office:value="127">
            <text:p>127</text:p>
          </table:table-cell>
          <table:table-cell table:style-name="ce30" table:formula="of:=([.$AG40]*2)+(ROUNDDOWN([.BF$33]/5;0)*28)+[.BF$33]-((ROUNDDOWN([.BF$33]/5;0)*5))" office:value-type="float" office:value="128">
            <text:p>128</text:p>
          </table:table-cell>
          <table:table-cell table:number-columns-repeated="966"/>
        </table:table-row>
        <table:table-row table:style-name="ro2">
          <table:table-cell/>
          <table:table-cell table:formula="of:=[.B40]/13" office:value-type="float" office:value="1.76923076923077">
            <text:p>1.7692307692</text:p>
          </table:table-cell>
          <table:table-cell table:number-columns-repeated="30"/>
          <table:table-cell table:style-name="ce26" table:formula="of:=[.AG40]+1" office:value-type="float" office:value="7">
            <text:p>7</text:p>
          </table:table-cell>
          <table:table-cell table:style-name="ce30" table:formula="of:=([.$AG41]*2)+(ROUNDDOWN([.AH$33]/5;0)*28)+[.AH$33]-((ROUNDDOWN([.AH$33]/5;0)*5))" office:value-type="float" office:value="14">
            <text:p>14</text:p>
          </table:table-cell>
          <table:table-cell table:style-name="ce30" table:formula="of:=([.$AG41]*2)+(ROUNDDOWN([.AI$33]/5;0)*28)+[.AI$33]-((ROUNDDOWN([.AI$33]/5;0)*5))" office:value-type="float" office:value="15">
            <text:p>15</text:p>
          </table:table-cell>
          <table:table-cell table:style-name="ce30" table:formula="of:=([.$AG41]*2)+(ROUNDDOWN([.AJ$33]/5;0)*28)+[.AJ$33]-((ROUNDDOWN([.AJ$33]/5;0)*5))" office:value-type="float" office:value="16">
            <text:p>16</text:p>
          </table:table-cell>
          <table:table-cell table:style-name="ce30" table:formula="of:=([.$AG41]*2)+(ROUNDDOWN([.AK$33]/5;0)*28)+[.AK$33]-((ROUNDDOWN([.AK$33]/5;0)*5))" office:value-type="float" office:value="17">
            <text:p>17</text:p>
          </table:table-cell>
          <table:table-cell table:style-name="ce30" table:formula="of:=([.$AG41]*2)+(ROUNDDOWN([.AL$33]/5;0)*28)+[.AL$33]-((ROUNDDOWN([.AL$33]/5;0)*5))" office:value-type="float" office:value="18">
            <text:p>18</text:p>
          </table:table-cell>
          <table:table-cell table:style-name="ce30" table:formula="of:=([.$AG41]*2)+(ROUNDDOWN([.AM$33]/5;0)*28)+[.AM$33]-((ROUNDDOWN([.AM$33]/5;0)*5))" office:value-type="float" office:value="42">
            <text:p>42</text:p>
          </table:table-cell>
          <table:table-cell table:style-name="ce30" table:formula="of:=([.$AG41]*2)+(ROUNDDOWN([.AN$33]/5;0)*28)+[.AN$33]-((ROUNDDOWN([.AN$33]/5;0)*5))" office:value-type="float" office:value="43">
            <text:p>43</text:p>
          </table:table-cell>
          <table:table-cell table:style-name="ce30" table:formula="of:=([.$AG41]*2)+(ROUNDDOWN([.AO$33]/5;0)*28)+[.AO$33]-((ROUNDDOWN([.AO$33]/5;0)*5))" office:value-type="float" office:value="44">
            <text:p>44</text:p>
          </table:table-cell>
          <table:table-cell table:style-name="ce30" table:formula="of:=([.$AG41]*2)+(ROUNDDOWN([.AP$33]/5;0)*28)+[.AP$33]-((ROUNDDOWN([.AP$33]/5;0)*5))" office:value-type="float" office:value="45">
            <text:p>45</text:p>
          </table:table-cell>
          <table:table-cell table:style-name="ce30" table:formula="of:=([.$AG41]*2)+(ROUNDDOWN([.AQ$33]/5;0)*28)+[.AQ$33]-((ROUNDDOWN([.AQ$33]/5;0)*5))" office:value-type="float" office:value="46">
            <text:p>46</text:p>
          </table:table-cell>
          <table:table-cell table:style-name="ce30" table:formula="of:=([.$AG41]*2)+(ROUNDDOWN([.AR$33]/5;0)*28)+[.AR$33]-((ROUNDDOWN([.AR$33]/5;0)*5))" office:value-type="float" office:value="70">
            <text:p>70</text:p>
          </table:table-cell>
          <table:table-cell table:style-name="ce30" table:formula="of:=([.$AG41]*2)+(ROUNDDOWN([.AS$33]/5;0)*28)+[.AS$33]-((ROUNDDOWN([.AS$33]/5;0)*5))" office:value-type="float" office:value="71">
            <text:p>71</text:p>
          </table:table-cell>
          <table:table-cell table:style-name="ce30" table:formula="of:=([.$AG41]*2)+(ROUNDDOWN([.AT$33]/5;0)*28)+[.AT$33]-((ROUNDDOWN([.AT$33]/5;0)*5))" office:value-type="float" office:value="72">
            <text:p>72</text:p>
          </table:table-cell>
          <table:table-cell table:style-name="ce30" table:formula="of:=([.$AG41]*2)+(ROUNDDOWN([.AU$33]/5;0)*28)+[.AU$33]-((ROUNDDOWN([.AU$33]/5;0)*5))" office:value-type="float" office:value="73">
            <text:p>73</text:p>
          </table:table-cell>
          <table:table-cell table:style-name="ce30" table:formula="of:=([.$AG41]*2)+(ROUNDDOWN([.AV$33]/5;0)*28)+[.AV$33]-((ROUNDDOWN([.AV$33]/5;0)*5))" office:value-type="float" office:value="74">
            <text:p>74</text:p>
          </table:table-cell>
          <table:table-cell table:style-name="ce30" table:formula="of:=([.$AG41]*2)+(ROUNDDOWN([.AW$33]/5;0)*28)+[.AW$33]-((ROUNDDOWN([.AW$33]/5;0)*5))" office:value-type="float" office:value="98">
            <text:p>98</text:p>
          </table:table-cell>
          <table:table-cell table:style-name="ce30" table:formula="of:=([.$AG41]*2)+(ROUNDDOWN([.AX$33]/5;0)*28)+[.AX$33]-((ROUNDDOWN([.AX$33]/5;0)*5))" office:value-type="float" office:value="99">
            <text:p>99</text:p>
          </table:table-cell>
          <table:table-cell table:style-name="ce30" table:formula="of:=([.$AG41]*2)+(ROUNDDOWN([.AY$33]/5;0)*28)+[.AY$33]-((ROUNDDOWN([.AY$33]/5;0)*5))" office:value-type="float" office:value="100">
            <text:p>100</text:p>
          </table:table-cell>
          <table:table-cell table:style-name="ce30" table:formula="of:=([.$AG41]*2)+(ROUNDDOWN([.AZ$33]/5;0)*28)+[.AZ$33]-((ROUNDDOWN([.AZ$33]/5;0)*5))" office:value-type="float" office:value="101">
            <text:p>101</text:p>
          </table:table-cell>
          <table:table-cell table:style-name="ce30" table:formula="of:=([.$AG41]*2)+(ROUNDDOWN([.BA$33]/5;0)*28)+[.BA$33]-((ROUNDDOWN([.BA$33]/5;0)*5))" office:value-type="float" office:value="102">
            <text:p>102</text:p>
          </table:table-cell>
          <table:table-cell table:style-name="ce30" table:formula="of:=([.$AG41]*2)+(ROUNDDOWN([.BB$33]/5;0)*28)+[.BB$33]-((ROUNDDOWN([.BB$33]/5;0)*5))" office:value-type="float" office:value="126">
            <text:p>126</text:p>
          </table:table-cell>
          <table:table-cell table:style-name="ce30" table:formula="of:=([.$AG41]*2)+(ROUNDDOWN([.BC$33]/5;0)*28)+[.BC$33]-((ROUNDDOWN([.BC$33]/5;0)*5))" office:value-type="float" office:value="127">
            <text:p>127</text:p>
          </table:table-cell>
          <table:table-cell table:style-name="ce30" table:formula="of:=([.$AG41]*2)+(ROUNDDOWN([.BD$33]/5;0)*28)+[.BD$33]-((ROUNDDOWN([.BD$33]/5;0)*5))" office:value-type="float" office:value="128">
            <text:p>128</text:p>
          </table:table-cell>
          <table:table-cell table:style-name="ce30" table:formula="of:=([.$AG41]*2)+(ROUNDDOWN([.BE$33]/5;0)*28)+[.BE$33]-((ROUNDDOWN([.BE$33]/5;0)*5))" office:value-type="float" office:value="129">
            <text:p>129</text:p>
          </table:table-cell>
          <table:table-cell table:style-name="ce30" table:formula="of:=([.$AG41]*2)+(ROUNDDOWN([.BF$33]/5;0)*28)+[.BF$33]-((ROUNDDOWN([.BF$33]/5;0)*5))" office:value-type="float" office:value="130">
            <text:p>130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1]+1" office:value-type="float" office:value="8">
            <text:p>8</text:p>
          </table:table-cell>
          <table:table-cell table:style-name="ce30" table:formula="of:=([.$AG42]*2)+(ROUNDDOWN([.AH$33]/5;0)*28)+[.AH$33]-((ROUNDDOWN([.AH$33]/5;0)*5))" office:value-type="float" office:value="16">
            <text:p>16</text:p>
          </table:table-cell>
          <table:table-cell table:style-name="ce30" table:formula="of:=([.$AG42]*2)+(ROUNDDOWN([.AI$33]/5;0)*28)+[.AI$33]-((ROUNDDOWN([.AI$33]/5;0)*5))" office:value-type="float" office:value="17">
            <text:p>17</text:p>
          </table:table-cell>
          <table:table-cell table:style-name="ce30" table:formula="of:=([.$AG42]*2)+(ROUNDDOWN([.AJ$33]/5;0)*28)+[.AJ$33]-((ROUNDDOWN([.AJ$33]/5;0)*5))" office:value-type="float" office:value="18">
            <text:p>18</text:p>
          </table:table-cell>
          <table:table-cell table:style-name="ce30" table:formula="of:=([.$AG42]*2)+(ROUNDDOWN([.AK$33]/5;0)*28)+[.AK$33]-((ROUNDDOWN([.AK$33]/5;0)*5))" office:value-type="float" office:value="19">
            <text:p>19</text:p>
          </table:table-cell>
          <table:table-cell table:style-name="ce30" table:formula="of:=([.$AG42]*2)+(ROUNDDOWN([.AL$33]/5;0)*28)+[.AL$33]-((ROUNDDOWN([.AL$33]/5;0)*5))" office:value-type="float" office:value="20">
            <text:p>20</text:p>
          </table:table-cell>
          <table:table-cell table:style-name="ce30" table:formula="of:=([.$AG42]*2)+(ROUNDDOWN([.AM$33]/5;0)*28)+[.AM$33]-((ROUNDDOWN([.AM$33]/5;0)*5))" office:value-type="float" office:value="44">
            <text:p>44</text:p>
          </table:table-cell>
          <table:table-cell table:style-name="ce30" table:formula="of:=([.$AG42]*2)+(ROUNDDOWN([.AN$33]/5;0)*28)+[.AN$33]-((ROUNDDOWN([.AN$33]/5;0)*5))" office:value-type="float" office:value="45">
            <text:p>45</text:p>
          </table:table-cell>
          <table:table-cell table:style-name="ce30" table:formula="of:=([.$AG42]*2)+(ROUNDDOWN([.AO$33]/5;0)*28)+[.AO$33]-((ROUNDDOWN([.AO$33]/5;0)*5))" office:value-type="float" office:value="46">
            <text:p>46</text:p>
          </table:table-cell>
          <table:table-cell table:style-name="ce30" table:formula="of:=([.$AG42]*2)+(ROUNDDOWN([.AP$33]/5;0)*28)+[.AP$33]-((ROUNDDOWN([.AP$33]/5;0)*5))" office:value-type="float" office:value="47">
            <text:p>47</text:p>
          </table:table-cell>
          <table:table-cell table:style-name="ce30" table:formula="of:=([.$AG42]*2)+(ROUNDDOWN([.AQ$33]/5;0)*28)+[.AQ$33]-((ROUNDDOWN([.AQ$33]/5;0)*5))" office:value-type="float" office:value="48">
            <text:p>48</text:p>
          </table:table-cell>
          <table:table-cell table:style-name="ce30" table:formula="of:=([.$AG42]*2)+(ROUNDDOWN([.AR$33]/5;0)*28)+[.AR$33]-((ROUNDDOWN([.AR$33]/5;0)*5))" office:value-type="float" office:value="72">
            <text:p>72</text:p>
          </table:table-cell>
          <table:table-cell table:style-name="ce30" table:formula="of:=([.$AG42]*2)+(ROUNDDOWN([.AS$33]/5;0)*28)+[.AS$33]-((ROUNDDOWN([.AS$33]/5;0)*5))" office:value-type="float" office:value="73">
            <text:p>73</text:p>
          </table:table-cell>
          <table:table-cell table:style-name="ce30" table:formula="of:=([.$AG42]*2)+(ROUNDDOWN([.AT$33]/5;0)*28)+[.AT$33]-((ROUNDDOWN([.AT$33]/5;0)*5))" office:value-type="float" office:value="74">
            <text:p>74</text:p>
          </table:table-cell>
          <table:table-cell table:style-name="ce30" table:formula="of:=([.$AG42]*2)+(ROUNDDOWN([.AU$33]/5;0)*28)+[.AU$33]-((ROUNDDOWN([.AU$33]/5;0)*5))" office:value-type="float" office:value="75">
            <text:p>75</text:p>
          </table:table-cell>
          <table:table-cell table:style-name="ce30" table:formula="of:=([.$AG42]*2)+(ROUNDDOWN([.AV$33]/5;0)*28)+[.AV$33]-((ROUNDDOWN([.AV$33]/5;0)*5))" office:value-type="float" office:value="76">
            <text:p>76</text:p>
          </table:table-cell>
          <table:table-cell table:style-name="ce30" table:formula="of:=([.$AG42]*2)+(ROUNDDOWN([.AW$33]/5;0)*28)+[.AW$33]-((ROUNDDOWN([.AW$33]/5;0)*5))" office:value-type="float" office:value="100">
            <text:p>100</text:p>
          </table:table-cell>
          <table:table-cell table:style-name="ce30" table:formula="of:=([.$AG42]*2)+(ROUNDDOWN([.AX$33]/5;0)*28)+[.AX$33]-((ROUNDDOWN([.AX$33]/5;0)*5))" office:value-type="float" office:value="101">
            <text:p>101</text:p>
          </table:table-cell>
          <table:table-cell table:style-name="ce30" table:formula="of:=([.$AG42]*2)+(ROUNDDOWN([.AY$33]/5;0)*28)+[.AY$33]-((ROUNDDOWN([.AY$33]/5;0)*5))" office:value-type="float" office:value="102">
            <text:p>102</text:p>
          </table:table-cell>
          <table:table-cell table:style-name="ce30" table:formula="of:=([.$AG42]*2)+(ROUNDDOWN([.AZ$33]/5;0)*28)+[.AZ$33]-((ROUNDDOWN([.AZ$33]/5;0)*5))" office:value-type="float" office:value="103">
            <text:p>103</text:p>
          </table:table-cell>
          <table:table-cell table:style-name="ce30" table:formula="of:=([.$AG42]*2)+(ROUNDDOWN([.BA$33]/5;0)*28)+[.BA$33]-((ROUNDDOWN([.BA$33]/5;0)*5))" office:value-type="float" office:value="104">
            <text:p>104</text:p>
          </table:table-cell>
          <table:table-cell table:style-name="ce30" table:formula="of:=([.$AG42]*2)+(ROUNDDOWN([.BB$33]/5;0)*28)+[.BB$33]-((ROUNDDOWN([.BB$33]/5;0)*5))" office:value-type="float" office:value="128">
            <text:p>128</text:p>
          </table:table-cell>
          <table:table-cell table:style-name="ce30" table:formula="of:=([.$AG42]*2)+(ROUNDDOWN([.BC$33]/5;0)*28)+[.BC$33]-((ROUNDDOWN([.BC$33]/5;0)*5))" office:value-type="float" office:value="129">
            <text:p>129</text:p>
          </table:table-cell>
          <table:table-cell table:style-name="ce30" table:formula="of:=([.$AG42]*2)+(ROUNDDOWN([.BD$33]/5;0)*28)+[.BD$33]-((ROUNDDOWN([.BD$33]/5;0)*5))" office:value-type="float" office:value="130">
            <text:p>130</text:p>
          </table:table-cell>
          <table:table-cell table:style-name="ce30" table:formula="of:=([.$AG42]*2)+(ROUNDDOWN([.BE$33]/5;0)*28)+[.BE$33]-((ROUNDDOWN([.BE$33]/5;0)*5))" office:value-type="float" office:value="131">
            <text:p>131</text:p>
          </table:table-cell>
          <table:table-cell table:style-name="ce30" table:formula="of:=([.$AG42]*2)+(ROUNDDOWN([.BF$33]/5;0)*28)+[.BF$33]-((ROUNDDOWN([.BF$33]/5;0)*5))" office:value-type="float" office:value="132">
            <text:p>132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2]+1" office:value-type="float" office:value="9">
            <text:p>9</text:p>
          </table:table-cell>
          <table:table-cell table:style-name="ce30" table:formula="of:=([.$AG43]*2)+(ROUNDDOWN([.AH$33]/5;0)*28)+[.AH$33]-((ROUNDDOWN([.AH$33]/5;0)*5))" office:value-type="float" office:value="18">
            <text:p>18</text:p>
          </table:table-cell>
          <table:table-cell table:style-name="ce30" table:formula="of:=([.$AG43]*2)+(ROUNDDOWN([.AI$33]/5;0)*28)+[.AI$33]-((ROUNDDOWN([.AI$33]/5;0)*5))" office:value-type="float" office:value="19">
            <text:p>19</text:p>
          </table:table-cell>
          <table:table-cell table:style-name="ce30" table:formula="of:=([.$AG43]*2)+(ROUNDDOWN([.AJ$33]/5;0)*28)+[.AJ$33]-((ROUNDDOWN([.AJ$33]/5;0)*5))" office:value-type="float" office:value="20">
            <text:p>20</text:p>
          </table:table-cell>
          <table:table-cell table:style-name="ce30" table:formula="of:=([.$AG43]*2)+(ROUNDDOWN([.AK$33]/5;0)*28)+[.AK$33]-((ROUNDDOWN([.AK$33]/5;0)*5))" office:value-type="float" office:value="21">
            <text:p>21</text:p>
          </table:table-cell>
          <table:table-cell table:style-name="ce30" table:formula="of:=([.$AG43]*2)+(ROUNDDOWN([.AL$33]/5;0)*28)+[.AL$33]-((ROUNDDOWN([.AL$33]/5;0)*5))" office:value-type="float" office:value="22">
            <text:p>22</text:p>
          </table:table-cell>
          <table:table-cell table:style-name="ce30" table:formula="of:=([.$AG43]*2)+(ROUNDDOWN([.AM$33]/5;0)*28)+[.AM$33]-((ROUNDDOWN([.AM$33]/5;0)*5))" office:value-type="float" office:value="46">
            <text:p>46</text:p>
          </table:table-cell>
          <table:table-cell table:style-name="ce30" table:formula="of:=([.$AG43]*2)+(ROUNDDOWN([.AN$33]/5;0)*28)+[.AN$33]-((ROUNDDOWN([.AN$33]/5;0)*5))" office:value-type="float" office:value="47">
            <text:p>47</text:p>
          </table:table-cell>
          <table:table-cell table:style-name="ce30" table:formula="of:=([.$AG43]*2)+(ROUNDDOWN([.AO$33]/5;0)*28)+[.AO$33]-((ROUNDDOWN([.AO$33]/5;0)*5))" office:value-type="float" office:value="48">
            <text:p>48</text:p>
          </table:table-cell>
          <table:table-cell table:style-name="ce30" table:formula="of:=([.$AG43]*2)+(ROUNDDOWN([.AP$33]/5;0)*28)+[.AP$33]-((ROUNDDOWN([.AP$33]/5;0)*5))" office:value-type="float" office:value="49">
            <text:p>49</text:p>
          </table:table-cell>
          <table:table-cell table:style-name="ce30" table:formula="of:=([.$AG43]*2)+(ROUNDDOWN([.AQ$33]/5;0)*28)+[.AQ$33]-((ROUNDDOWN([.AQ$33]/5;0)*5))" office:value-type="float" office:value="50">
            <text:p>50</text:p>
          </table:table-cell>
          <table:table-cell table:style-name="ce30" table:formula="of:=([.$AG43]*2)+(ROUNDDOWN([.AR$33]/5;0)*28)+[.AR$33]-((ROUNDDOWN([.AR$33]/5;0)*5))" office:value-type="float" office:value="74">
            <text:p>74</text:p>
          </table:table-cell>
          <table:table-cell table:style-name="ce30" table:formula="of:=([.$AG43]*2)+(ROUNDDOWN([.AS$33]/5;0)*28)+[.AS$33]-((ROUNDDOWN([.AS$33]/5;0)*5))" office:value-type="float" office:value="75">
            <text:p>75</text:p>
          </table:table-cell>
          <table:table-cell table:style-name="ce30" table:formula="of:=([.$AG43]*2)+(ROUNDDOWN([.AT$33]/5;0)*28)+[.AT$33]-((ROUNDDOWN([.AT$33]/5;0)*5))" office:value-type="float" office:value="76">
            <text:p>76</text:p>
          </table:table-cell>
          <table:table-cell table:style-name="ce30" table:formula="of:=([.$AG43]*2)+(ROUNDDOWN([.AU$33]/5;0)*28)+[.AU$33]-((ROUNDDOWN([.AU$33]/5;0)*5))" office:value-type="float" office:value="77">
            <text:p>77</text:p>
          </table:table-cell>
          <table:table-cell table:style-name="ce30" table:formula="of:=([.$AG43]*2)+(ROUNDDOWN([.AV$33]/5;0)*28)+[.AV$33]-((ROUNDDOWN([.AV$33]/5;0)*5))" office:value-type="float" office:value="78">
            <text:p>78</text:p>
          </table:table-cell>
          <table:table-cell table:style-name="ce30" table:formula="of:=([.$AG43]*2)+(ROUNDDOWN([.AW$33]/5;0)*28)+[.AW$33]-((ROUNDDOWN([.AW$33]/5;0)*5))" office:value-type="float" office:value="102">
            <text:p>102</text:p>
          </table:table-cell>
          <table:table-cell table:style-name="ce30" table:formula="of:=([.$AG43]*2)+(ROUNDDOWN([.AX$33]/5;0)*28)+[.AX$33]-((ROUNDDOWN([.AX$33]/5;0)*5))" office:value-type="float" office:value="103">
            <text:p>103</text:p>
          </table:table-cell>
          <table:table-cell table:style-name="ce30" table:formula="of:=([.$AG43]*2)+(ROUNDDOWN([.AY$33]/5;0)*28)+[.AY$33]-((ROUNDDOWN([.AY$33]/5;0)*5))" office:value-type="float" office:value="104">
            <text:p>104</text:p>
          </table:table-cell>
          <table:table-cell table:style-name="ce30" table:formula="of:=([.$AG43]*2)+(ROUNDDOWN([.AZ$33]/5;0)*28)+[.AZ$33]-((ROUNDDOWN([.AZ$33]/5;0)*5))" office:value-type="float" office:value="105">
            <text:p>105</text:p>
          </table:table-cell>
          <table:table-cell table:style-name="ce30" table:formula="of:=([.$AG43]*2)+(ROUNDDOWN([.BA$33]/5;0)*28)+[.BA$33]-((ROUNDDOWN([.BA$33]/5;0)*5))" office:value-type="float" office:value="106">
            <text:p>106</text:p>
          </table:table-cell>
          <table:table-cell table:style-name="ce30" table:formula="of:=([.$AG43]*2)+(ROUNDDOWN([.BB$33]/5;0)*28)+[.BB$33]-((ROUNDDOWN([.BB$33]/5;0)*5))" office:value-type="float" office:value="130">
            <text:p>130</text:p>
          </table:table-cell>
          <table:table-cell table:style-name="ce30" table:formula="of:=([.$AG43]*2)+(ROUNDDOWN([.BC$33]/5;0)*28)+[.BC$33]-((ROUNDDOWN([.BC$33]/5;0)*5))" office:value-type="float" office:value="131">
            <text:p>131</text:p>
          </table:table-cell>
          <table:table-cell table:style-name="ce30" table:formula="of:=([.$AG43]*2)+(ROUNDDOWN([.BD$33]/5;0)*28)+[.BD$33]-((ROUNDDOWN([.BD$33]/5;0)*5))" office:value-type="float" office:value="132">
            <text:p>132</text:p>
          </table:table-cell>
          <table:table-cell table:style-name="ce30" table:formula="of:=([.$AG43]*2)+(ROUNDDOWN([.BE$33]/5;0)*28)+[.BE$33]-((ROUNDDOWN([.BE$33]/5;0)*5))" office:value-type="float" office:value="133">
            <text:p>133</text:p>
          </table:table-cell>
          <table:table-cell table:style-name="ce30" table:formula="of:=([.$AG43]*2)+(ROUNDDOWN([.BF$33]/5;0)*28)+[.BF$33]-((ROUNDDOWN([.BF$33]/5;0)*5))" office:value-type="float" office:value="134">
            <text:p>134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3]+1" office:value-type="float" office:value="10">
            <text:p>10</text:p>
          </table:table-cell>
          <table:table-cell table:style-name="ce30" table:formula="of:=([.$AG44]*2)+(ROUNDDOWN([.AH$33]/5;0)*28)+[.AH$33]-((ROUNDDOWN([.AH$33]/5;0)*5))" office:value-type="float" office:value="20">
            <text:p>20</text:p>
          </table:table-cell>
          <table:table-cell table:style-name="ce30" table:formula="of:=([.$AG44]*2)+(ROUNDDOWN([.AI$33]/5;0)*28)+[.AI$33]-((ROUNDDOWN([.AI$33]/5;0)*5))" office:value-type="float" office:value="21">
            <text:p>21</text:p>
          </table:table-cell>
          <table:table-cell table:style-name="ce30" table:formula="of:=([.$AG44]*2)+(ROUNDDOWN([.AJ$33]/5;0)*28)+[.AJ$33]-((ROUNDDOWN([.AJ$33]/5;0)*5))" office:value-type="float" office:value="22">
            <text:p>22</text:p>
          </table:table-cell>
          <table:table-cell table:style-name="ce30" table:formula="of:=([.$AG44]*2)+(ROUNDDOWN([.AK$33]/5;0)*28)+[.AK$33]-((ROUNDDOWN([.AK$33]/5;0)*5))" office:value-type="float" office:value="23">
            <text:p>23</text:p>
          </table:table-cell>
          <table:table-cell table:style-name="ce30" table:formula="of:=([.$AG44]*2)+(ROUNDDOWN([.AL$33]/5;0)*28)+[.AL$33]-((ROUNDDOWN([.AL$33]/5;0)*5))" office:value-type="float" office:value="24">
            <text:p>24</text:p>
          </table:table-cell>
          <table:table-cell table:style-name="ce30" table:formula="of:=([.$AG44]*2)+(ROUNDDOWN([.AM$33]/5;0)*28)+[.AM$33]-((ROUNDDOWN([.AM$33]/5;0)*5))" office:value-type="float" office:value="48">
            <text:p>48</text:p>
          </table:table-cell>
          <table:table-cell table:style-name="ce30" table:formula="of:=([.$AG44]*2)+(ROUNDDOWN([.AN$33]/5;0)*28)+[.AN$33]-((ROUNDDOWN([.AN$33]/5;0)*5))" office:value-type="float" office:value="49">
            <text:p>49</text:p>
          </table:table-cell>
          <table:table-cell table:style-name="ce30" table:formula="of:=([.$AG44]*2)+(ROUNDDOWN([.AO$33]/5;0)*28)+[.AO$33]-((ROUNDDOWN([.AO$33]/5;0)*5))" office:value-type="float" office:value="50">
            <text:p>50</text:p>
          </table:table-cell>
          <table:table-cell table:style-name="ce30" table:formula="of:=([.$AG44]*2)+(ROUNDDOWN([.AP$33]/5;0)*28)+[.AP$33]-((ROUNDDOWN([.AP$33]/5;0)*5))" office:value-type="float" office:value="51">
            <text:p>51</text:p>
          </table:table-cell>
          <table:table-cell table:style-name="ce30" table:formula="of:=([.$AG44]*2)+(ROUNDDOWN([.AQ$33]/5;0)*28)+[.AQ$33]-((ROUNDDOWN([.AQ$33]/5;0)*5))" office:value-type="float" office:value="52">
            <text:p>52</text:p>
          </table:table-cell>
          <table:table-cell table:style-name="ce30" table:formula="of:=([.$AG44]*2)+(ROUNDDOWN([.AR$33]/5;0)*28)+[.AR$33]-((ROUNDDOWN([.AR$33]/5;0)*5))" office:value-type="float" office:value="76">
            <text:p>76</text:p>
          </table:table-cell>
          <table:table-cell table:style-name="ce30" table:formula="of:=([.$AG44]*2)+(ROUNDDOWN([.AS$33]/5;0)*28)+[.AS$33]-((ROUNDDOWN([.AS$33]/5;0)*5))" office:value-type="float" office:value="77">
            <text:p>77</text:p>
          </table:table-cell>
          <table:table-cell table:style-name="ce30" table:formula="of:=([.$AG44]*2)+(ROUNDDOWN([.AT$33]/5;0)*28)+[.AT$33]-((ROUNDDOWN([.AT$33]/5;0)*5))" office:value-type="float" office:value="78">
            <text:p>78</text:p>
          </table:table-cell>
          <table:table-cell table:style-name="ce30" table:formula="of:=([.$AG44]*2)+(ROUNDDOWN([.AU$33]/5;0)*28)+[.AU$33]-((ROUNDDOWN([.AU$33]/5;0)*5))" office:value-type="float" office:value="79">
            <text:p>79</text:p>
          </table:table-cell>
          <table:table-cell table:style-name="ce30" table:formula="of:=([.$AG44]*2)+(ROUNDDOWN([.AV$33]/5;0)*28)+[.AV$33]-((ROUNDDOWN([.AV$33]/5;0)*5))" office:value-type="float" office:value="80">
            <text:p>80</text:p>
          </table:table-cell>
          <table:table-cell table:style-name="ce30" table:formula="of:=([.$AG44]*2)+(ROUNDDOWN([.AW$33]/5;0)*28)+[.AW$33]-((ROUNDDOWN([.AW$33]/5;0)*5))" office:value-type="float" office:value="104">
            <text:p>104</text:p>
          </table:table-cell>
          <table:table-cell table:style-name="ce30" table:formula="of:=([.$AG44]*2)+(ROUNDDOWN([.AX$33]/5;0)*28)+[.AX$33]-((ROUNDDOWN([.AX$33]/5;0)*5))" office:value-type="float" office:value="105">
            <text:p>105</text:p>
          </table:table-cell>
          <table:table-cell table:style-name="ce30" table:formula="of:=([.$AG44]*2)+(ROUNDDOWN([.AY$33]/5;0)*28)+[.AY$33]-((ROUNDDOWN([.AY$33]/5;0)*5))" office:value-type="float" office:value="106">
            <text:p>106</text:p>
          </table:table-cell>
          <table:table-cell table:style-name="ce30" table:formula="of:=([.$AG44]*2)+(ROUNDDOWN([.AZ$33]/5;0)*28)+[.AZ$33]-((ROUNDDOWN([.AZ$33]/5;0)*5))" office:value-type="float" office:value="107">
            <text:p>107</text:p>
          </table:table-cell>
          <table:table-cell table:style-name="ce30" table:formula="of:=([.$AG44]*2)+(ROUNDDOWN([.BA$33]/5;0)*28)+[.BA$33]-((ROUNDDOWN([.BA$33]/5;0)*5))" office:value-type="float" office:value="108">
            <text:p>108</text:p>
          </table:table-cell>
          <table:table-cell table:style-name="ce30" table:formula="of:=([.$AG44]*2)+(ROUNDDOWN([.BB$33]/5;0)*28)+[.BB$33]-((ROUNDDOWN([.BB$33]/5;0)*5))" office:value-type="float" office:value="132">
            <text:p>132</text:p>
          </table:table-cell>
          <table:table-cell table:style-name="ce30" table:formula="of:=([.$AG44]*2)+(ROUNDDOWN([.BC$33]/5;0)*28)+[.BC$33]-((ROUNDDOWN([.BC$33]/5;0)*5))" office:value-type="float" office:value="133">
            <text:p>133</text:p>
          </table:table-cell>
          <table:table-cell table:style-name="ce30" table:formula="of:=([.$AG44]*2)+(ROUNDDOWN([.BD$33]/5;0)*28)+[.BD$33]-((ROUNDDOWN([.BD$33]/5;0)*5))" office:value-type="float" office:value="134">
            <text:p>134</text:p>
          </table:table-cell>
          <table:table-cell table:style-name="ce30" table:formula="of:=([.$AG44]*2)+(ROUNDDOWN([.BE$33]/5;0)*28)+[.BE$33]-((ROUNDDOWN([.BE$33]/5;0)*5))" office:value-type="float" office:value="135">
            <text:p>135</text:p>
          </table:table-cell>
          <table:table-cell table:style-name="ce30" table:formula="of:=([.$AG44]*2)+(ROUNDDOWN([.BF$33]/5;0)*28)+[.BF$33]-((ROUNDDOWN([.BF$33]/5;0)*5))" office:value-type="float" office:value="136">
            <text:p>136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4]+1" office:value-type="float" office:value="11">
            <text:p>11</text:p>
          </table:table-cell>
          <table:table-cell table:style-name="ce30" table:formula="of:=([.$AG45]*2)+(ROUNDDOWN([.AH$33]/5;0)*28)+[.AH$33]-((ROUNDDOWN([.AH$33]/5;0)*5))" office:value-type="float" office:value="22">
            <text:p>22</text:p>
          </table:table-cell>
          <table:table-cell table:style-name="ce30" table:formula="of:=([.$AG45]*2)+(ROUNDDOWN([.AI$33]/5;0)*28)+[.AI$33]-((ROUNDDOWN([.AI$33]/5;0)*5))" office:value-type="float" office:value="23">
            <text:p>23</text:p>
          </table:table-cell>
          <table:table-cell table:style-name="ce30" table:formula="of:=([.$AG45]*2)+(ROUNDDOWN([.AJ$33]/5;0)*28)+[.AJ$33]-((ROUNDDOWN([.AJ$33]/5;0)*5))" office:value-type="float" office:value="24">
            <text:p>24</text:p>
          </table:table-cell>
          <table:table-cell table:style-name="ce30" table:formula="of:=([.$AG45]*2)+(ROUNDDOWN([.AK$33]/5;0)*28)+[.AK$33]-((ROUNDDOWN([.AK$33]/5;0)*5))" office:value-type="float" office:value="25">
            <text:p>25</text:p>
          </table:table-cell>
          <table:table-cell table:style-name="ce30" table:formula="of:=([.$AG45]*2)+(ROUNDDOWN([.AL$33]/5;0)*28)+[.AL$33]-((ROUNDDOWN([.AL$33]/5;0)*5))" office:value-type="float" office:value="26">
            <text:p>26</text:p>
          </table:table-cell>
          <table:table-cell table:style-name="ce30" table:formula="of:=([.$AG45]*2)+(ROUNDDOWN([.AM$33]/5;0)*28)+[.AM$33]-((ROUNDDOWN([.AM$33]/5;0)*5))" office:value-type="float" office:value="50">
            <text:p>50</text:p>
          </table:table-cell>
          <table:table-cell table:style-name="ce30" table:formula="of:=([.$AG45]*2)+(ROUNDDOWN([.AN$33]/5;0)*28)+[.AN$33]-((ROUNDDOWN([.AN$33]/5;0)*5))" office:value-type="float" office:value="51">
            <text:p>51</text:p>
          </table:table-cell>
          <table:table-cell table:style-name="ce30" table:formula="of:=([.$AG45]*2)+(ROUNDDOWN([.AO$33]/5;0)*28)+[.AO$33]-((ROUNDDOWN([.AO$33]/5;0)*5))" office:value-type="float" office:value="52">
            <text:p>52</text:p>
          </table:table-cell>
          <table:table-cell table:style-name="ce30" table:formula="of:=([.$AG45]*2)+(ROUNDDOWN([.AP$33]/5;0)*28)+[.AP$33]-((ROUNDDOWN([.AP$33]/5;0)*5))" office:value-type="float" office:value="53">
            <text:p>53</text:p>
          </table:table-cell>
          <table:table-cell table:style-name="ce30" table:formula="of:=([.$AG45]*2)+(ROUNDDOWN([.AQ$33]/5;0)*28)+[.AQ$33]-((ROUNDDOWN([.AQ$33]/5;0)*5))" office:value-type="float" office:value="54">
            <text:p>54</text:p>
          </table:table-cell>
          <table:table-cell table:style-name="ce30" table:formula="of:=([.$AG45]*2)+(ROUNDDOWN([.AR$33]/5;0)*28)+[.AR$33]-((ROUNDDOWN([.AR$33]/5;0)*5))" office:value-type="float" office:value="78">
            <text:p>78</text:p>
          </table:table-cell>
          <table:table-cell table:style-name="ce30" table:formula="of:=([.$AG45]*2)+(ROUNDDOWN([.AS$33]/5;0)*28)+[.AS$33]-((ROUNDDOWN([.AS$33]/5;0)*5))" office:value-type="float" office:value="79">
            <text:p>79</text:p>
          </table:table-cell>
          <table:table-cell table:style-name="ce30" table:formula="of:=([.$AG45]*2)+(ROUNDDOWN([.AT$33]/5;0)*28)+[.AT$33]-((ROUNDDOWN([.AT$33]/5;0)*5))" office:value-type="float" office:value="80">
            <text:p>80</text:p>
          </table:table-cell>
          <table:table-cell table:style-name="ce30" table:formula="of:=([.$AG45]*2)+(ROUNDDOWN([.AU$33]/5;0)*28)+[.AU$33]-((ROUNDDOWN([.AU$33]/5;0)*5))" office:value-type="float" office:value="81">
            <text:p>81</text:p>
          </table:table-cell>
          <table:table-cell table:style-name="ce30" table:formula="of:=([.$AG45]*2)+(ROUNDDOWN([.AV$33]/5;0)*28)+[.AV$33]-((ROUNDDOWN([.AV$33]/5;0)*5))" office:value-type="float" office:value="82">
            <text:p>82</text:p>
          </table:table-cell>
          <table:table-cell table:style-name="ce30" table:formula="of:=([.$AG45]*2)+(ROUNDDOWN([.AW$33]/5;0)*28)+[.AW$33]-((ROUNDDOWN([.AW$33]/5;0)*5))" office:value-type="float" office:value="106">
            <text:p>106</text:p>
          </table:table-cell>
          <table:table-cell table:style-name="ce30" table:formula="of:=([.$AG45]*2)+(ROUNDDOWN([.AX$33]/5;0)*28)+[.AX$33]-((ROUNDDOWN([.AX$33]/5;0)*5))" office:value-type="float" office:value="107">
            <text:p>107</text:p>
          </table:table-cell>
          <table:table-cell table:style-name="ce30" table:formula="of:=([.$AG45]*2)+(ROUNDDOWN([.AY$33]/5;0)*28)+[.AY$33]-((ROUNDDOWN([.AY$33]/5;0)*5))" office:value-type="float" office:value="108">
            <text:p>108</text:p>
          </table:table-cell>
          <table:table-cell table:style-name="ce30" table:formula="of:=([.$AG45]*2)+(ROUNDDOWN([.AZ$33]/5;0)*28)+[.AZ$33]-((ROUNDDOWN([.AZ$33]/5;0)*5))" office:value-type="float" office:value="109">
            <text:p>109</text:p>
          </table:table-cell>
          <table:table-cell table:style-name="ce30" table:formula="of:=([.$AG45]*2)+(ROUNDDOWN([.BA$33]/5;0)*28)+[.BA$33]-((ROUNDDOWN([.BA$33]/5;0)*5))" office:value-type="float" office:value="110">
            <text:p>110</text:p>
          </table:table-cell>
          <table:table-cell table:style-name="ce30" table:formula="of:=([.$AG45]*2)+(ROUNDDOWN([.BB$33]/5;0)*28)+[.BB$33]-((ROUNDDOWN([.BB$33]/5;0)*5))" office:value-type="float" office:value="134">
            <text:p>134</text:p>
          </table:table-cell>
          <table:table-cell table:style-name="ce30" table:formula="of:=([.$AG45]*2)+(ROUNDDOWN([.BC$33]/5;0)*28)+[.BC$33]-((ROUNDDOWN([.BC$33]/5;0)*5))" office:value-type="float" office:value="135">
            <text:p>135</text:p>
          </table:table-cell>
          <table:table-cell table:style-name="ce30" table:formula="of:=([.$AG45]*2)+(ROUNDDOWN([.BD$33]/5;0)*28)+[.BD$33]-((ROUNDDOWN([.BD$33]/5;0)*5))" office:value-type="float" office:value="136">
            <text:p>136</text:p>
          </table:table-cell>
          <table:table-cell table:style-name="ce30" table:formula="of:=([.$AG45]*2)+(ROUNDDOWN([.BE$33]/5;0)*28)+[.BE$33]-((ROUNDDOWN([.BE$33]/5;0)*5))" office:value-type="float" office:value="137">
            <text:p>137</text:p>
          </table:table-cell>
          <table:table-cell table:style-name="ce30" table:formula="of:=([.$AG45]*2)+(ROUNDDOWN([.BF$33]/5;0)*28)+[.BF$33]-((ROUNDDOWN([.BF$33]/5;0)*5))" office:value-type="float" office:value="138">
            <text:p>138</text:p>
          </table:table-cell>
          <table:table-cell table:number-columns-repeated="966"/>
        </table:table-row>
        <table:table-row table:style-name="ro2">
          <table:table-cell table:number-columns-repeated="9"/>
          <table:table-cell table:style-name="ce21" office:value-type="string">
            <text:p>Code the connections and print on screen as shown on the right</text:p>
          </table:table-cell>
          <table:table-cell table:style-name="ce22" table:number-columns-repeated="4"/>
          <table:table-cell table:number-columns-repeated="18"/>
          <table:table-cell table:style-name="ce26" table:formula="of:=[.AG45]+1" office:value-type="float" office:value="12">
            <text:p>12</text:p>
          </table:table-cell>
          <table:table-cell table:style-name="ce30" table:formula="of:=([.$AG46]*2)+(ROUNDDOWN([.AH$33]/5;0)*28)+[.AH$33]-((ROUNDDOWN([.AH$33]/5;0)*5))" office:value-type="float" office:value="24">
            <text:p>24</text:p>
          </table:table-cell>
          <table:table-cell table:style-name="ce30" table:formula="of:=([.$AG46]*2)+(ROUNDDOWN([.AI$33]/5;0)*28)+[.AI$33]-((ROUNDDOWN([.AI$33]/5;0)*5))" office:value-type="float" office:value="25">
            <text:p>25</text:p>
          </table:table-cell>
          <table:table-cell table:style-name="ce30" table:formula="of:=([.$AG46]*2)+(ROUNDDOWN([.AJ$33]/5;0)*28)+[.AJ$33]-((ROUNDDOWN([.AJ$33]/5;0)*5))" office:value-type="float" office:value="26">
            <text:p>26</text:p>
          </table:table-cell>
          <table:table-cell table:style-name="ce30" table:formula="of:=([.$AG46]*2)+(ROUNDDOWN([.AK$33]/5;0)*28)+[.AK$33]-((ROUNDDOWN([.AK$33]/5;0)*5))" office:value-type="float" office:value="27">
            <text:p>27</text:p>
          </table:table-cell>
          <table:table-cell table:style-name="ce32" table:formula="of:=([.$AG46]*2)+(ROUNDDOWN([.AL$33]/5;0)*28)+[.AL$33]-((ROUNDDOWN([.AL$33]/5;0)*5))" office:value-type="float" office:value="28">
            <text:p>28</text:p>
          </table:table-cell>
          <table:table-cell table:style-name="ce30" table:formula="of:=([.$AG46]*2)+(ROUNDDOWN([.AM$33]/5;0)*28)+[.AM$33]-((ROUNDDOWN([.AM$33]/5;0)*5))" office:value-type="float" office:value="52">
            <text:p>52</text:p>
          </table:table-cell>
          <table:table-cell table:style-name="ce30" table:formula="of:=([.$AG46]*2)+(ROUNDDOWN([.AN$33]/5;0)*28)+[.AN$33]-((ROUNDDOWN([.AN$33]/5;0)*5))" office:value-type="float" office:value="53">
            <text:p>53</text:p>
          </table:table-cell>
          <table:table-cell table:style-name="ce30" table:formula="of:=([.$AG46]*2)+(ROUNDDOWN([.AO$33]/5;0)*28)+[.AO$33]-((ROUNDDOWN([.AO$33]/5;0)*5))" office:value-type="float" office:value="54">
            <text:p>54</text:p>
          </table:table-cell>
          <table:table-cell table:style-name="ce30" table:formula="of:=([.$AG46]*2)+(ROUNDDOWN([.AP$33]/5;0)*28)+[.AP$33]-((ROUNDDOWN([.AP$33]/5;0)*5))" office:value-type="float" office:value="55">
            <text:p>55</text:p>
          </table:table-cell>
          <table:table-cell table:style-name="ce32" table:formula="of:=([.$AG46]*2)+(ROUNDDOWN([.AQ$33]/5;0)*28)+[.AQ$33]-((ROUNDDOWN([.AQ$33]/5;0)*5))" office:value-type="float" office:value="56">
            <text:p>56</text:p>
          </table:table-cell>
          <table:table-cell table:style-name="ce30" table:formula="of:=([.$AG46]*2)+(ROUNDDOWN([.AR$33]/5;0)*28)+[.AR$33]-((ROUNDDOWN([.AR$33]/5;0)*5))" office:value-type="float" office:value="80">
            <text:p>80</text:p>
          </table:table-cell>
          <table:table-cell table:style-name="ce30" table:formula="of:=([.$AG46]*2)+(ROUNDDOWN([.AS$33]/5;0)*28)+[.AS$33]-((ROUNDDOWN([.AS$33]/5;0)*5))" office:value-type="float" office:value="81">
            <text:p>81</text:p>
          </table:table-cell>
          <table:table-cell table:style-name="ce30" table:formula="of:=([.$AG46]*2)+(ROUNDDOWN([.AT$33]/5;0)*28)+[.AT$33]-((ROUNDDOWN([.AT$33]/5;0)*5))" office:value-type="float" office:value="82">
            <text:p>82</text:p>
          </table:table-cell>
          <table:table-cell table:style-name="ce30" table:formula="of:=([.$AG46]*2)+(ROUNDDOWN([.AU$33]/5;0)*28)+[.AU$33]-((ROUNDDOWN([.AU$33]/5;0)*5))" office:value-type="float" office:value="83">
            <text:p>83</text:p>
          </table:table-cell>
          <table:table-cell table:style-name="ce32" table:formula="of:=([.$AG46]*2)+(ROUNDDOWN([.AV$33]/5;0)*28)+[.AV$33]-((ROUNDDOWN([.AV$33]/5;0)*5))" office:value-type="float" office:value="84">
            <text:p>84</text:p>
          </table:table-cell>
          <table:table-cell table:style-name="ce30" table:formula="of:=([.$AG46]*2)+(ROUNDDOWN([.AW$33]/5;0)*28)+[.AW$33]-((ROUNDDOWN([.AW$33]/5;0)*5))" office:value-type="float" office:value="108">
            <text:p>108</text:p>
          </table:table-cell>
          <table:table-cell table:style-name="ce30" table:formula="of:=([.$AG46]*2)+(ROUNDDOWN([.AX$33]/5;0)*28)+[.AX$33]-((ROUNDDOWN([.AX$33]/5;0)*5))" office:value-type="float" office:value="109">
            <text:p>109</text:p>
          </table:table-cell>
          <table:table-cell table:style-name="ce30" table:formula="of:=([.$AG46]*2)+(ROUNDDOWN([.AY$33]/5;0)*28)+[.AY$33]-((ROUNDDOWN([.AY$33]/5;0)*5))" office:value-type="float" office:value="110">
            <text:p>110</text:p>
          </table:table-cell>
          <table:table-cell table:style-name="ce30" table:formula="of:=([.$AG46]*2)+(ROUNDDOWN([.AZ$33]/5;0)*28)+[.AZ$33]-((ROUNDDOWN([.AZ$33]/5;0)*5))" office:value-type="float" office:value="111">
            <text:p>111</text:p>
          </table:table-cell>
          <table:table-cell table:style-name="ce32" table:formula="of:=([.$AG46]*2)+(ROUNDDOWN([.BA$33]/5;0)*28)+[.BA$33]-((ROUNDDOWN([.BA$33]/5;0)*5))" office:value-type="float" office:value="112">
            <text:p>112</text:p>
          </table:table-cell>
          <table:table-cell table:style-name="ce30" table:formula="of:=([.$AG46]*2)+(ROUNDDOWN([.BB$33]/5;0)*28)+[.BB$33]-((ROUNDDOWN([.BB$33]/5;0)*5))" office:value-type="float" office:value="136">
            <text:p>136</text:p>
          </table:table-cell>
          <table:table-cell table:style-name="ce30" table:formula="of:=([.$AG46]*2)+(ROUNDDOWN([.BC$33]/5;0)*28)+[.BC$33]-((ROUNDDOWN([.BC$33]/5;0)*5))" office:value-type="float" office:value="137">
            <text:p>137</text:p>
          </table:table-cell>
          <table:table-cell table:style-name="ce30" table:formula="of:=([.$AG46]*2)+(ROUNDDOWN([.BD$33]/5;0)*28)+[.BD$33]-((ROUNDDOWN([.BD$33]/5;0)*5))" office:value-type="float" office:value="138">
            <text:p>138</text:p>
          </table:table-cell>
          <table:table-cell table:style-name="ce30" table:formula="of:=([.$AG46]*2)+(ROUNDDOWN([.BE$33]/5;0)*28)+[.BE$33]-((ROUNDDOWN([.BE$33]/5;0)*5))" office:value-type="float" office:value="139">
            <text:p>139</text:p>
          </table:table-cell>
          <table:table-cell table:style-name="ce32" table:formula="of:=([.$AG46]*2)+(ROUNDDOWN([.BF$33]/5;0)*28)+[.BF$33]-((ROUNDDOWN([.BF$33]/5;0)*5))" office:value-type="float" office:value="140">
            <text:p>140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6]+1" office:value-type="float" office:value="13">
            <text:p>13</text:p>
          </table:table-cell>
          <table:table-cell table:style-name="ce31" table:formula="of:=(ROUNDDOWN([.$AG47]/13;0)*13*2+4)+([.$AG47]*2)+(ROUNDDOWN([.AH$33]/5;0)*28)+[.AH$33]-((ROUNDDOWN([.AH$33]/5;0)*5))" office:value-type="float" office:value="56">
            <text:p>56</text:p>
          </table:table-cell>
          <table:table-cell table:style-name="ce31" table:formula="of:=(ROUNDDOWN([.$AG47]/13;0)*13*2+4)+([.$AG47]*2)+(ROUNDDOWN([.AI$33]/5;0)*28)+[.AI$33]-((ROUNDDOWN([.AI$33]/5;0)*5))" office:value-type="float" office:value="57">
            <text:p>57</text:p>
          </table:table-cell>
          <table:table-cell table:style-name="ce31" table:formula="of:=(ROUNDDOWN([.$AG47]/13;0)*13*2+4)+([.$AG47]*2)+(ROUNDDOWN([.AJ$33]/5;0)*28)+[.AJ$33]-((ROUNDDOWN([.AJ$33]/5;0)*5))" office:value-type="float" office:value="58">
            <text:p>58</text:p>
          </table:table-cell>
          <table:table-cell table:style-name="ce31" table:formula="of:=(ROUNDDOWN([.$AG47]/13;0)*13*2+4)+([.$AG47]*2)+(ROUNDDOWN([.AK$33]/5;0)*28)+[.AK$33]-((ROUNDDOWN([.AK$33]/5;0)*5))" office:value-type="float" office:value="59">
            <text:p>59</text:p>
          </table:table-cell>
          <table:table-cell table:style-name="ce31" table:formula="of:=(ROUNDDOWN([.$AG47]/13;0)*13*2+4)+([.$AG47]*2)+(ROUNDDOWN([.AL$33]/5;0)*28)+[.AL$33]-((ROUNDDOWN([.AL$33]/5;0)*5))" office:value-type="float" office:value="60">
            <text:p>60</text:p>
          </table:table-cell>
          <table:table-cell table:style-name="ce31" table:formula="of:=(ROUNDDOWN([.$AG47]/13;0)*13*2+4)+([.$AG47]*2)+(ROUNDDOWN([.AM$33]/5;0)*28)+[.AM$33]-((ROUNDDOWN([.AM$33]/5;0)*5))" office:value-type="float" office:value="84">
            <text:p>84</text:p>
          </table:table-cell>
          <table:table-cell table:style-name="ce31" table:formula="of:=(ROUNDDOWN([.$AG47]/13;0)*13*2+4)+([.$AG47]*2)+(ROUNDDOWN([.AN$33]/5;0)*28)+[.AN$33]-((ROUNDDOWN([.AN$33]/5;0)*5))" office:value-type="float" office:value="85">
            <text:p>85</text:p>
          </table:table-cell>
          <table:table-cell table:style-name="ce31" table:formula="of:=(ROUNDDOWN([.$AG47]/13;0)*13*2+4)+([.$AG47]*2)+(ROUNDDOWN([.AO$33]/5;0)*28)+[.AO$33]-((ROUNDDOWN([.AO$33]/5;0)*5))" office:value-type="float" office:value="86">
            <text:p>86</text:p>
          </table:table-cell>
          <table:table-cell table:style-name="ce31" table:formula="of:=(ROUNDDOWN([.$AG47]/13;0)*13*2+4)+([.$AG47]*2)+(ROUNDDOWN([.AP$33]/5;0)*28)+[.AP$33]-((ROUNDDOWN([.AP$33]/5;0)*5))" office:value-type="float" office:value="87">
            <text:p>87</text:p>
          </table:table-cell>
          <table:table-cell table:style-name="ce31" table:formula="of:=(ROUNDDOWN([.$AG47]/13;0)*13*2+4)+([.$AG47]*2)+(ROUNDDOWN([.AQ$33]/5;0)*28)+[.AQ$33]-((ROUNDDOWN([.AQ$33]/5;0)*5))" office:value-type="float" office:value="88">
            <text:p>88</text:p>
          </table:table-cell>
          <table:table-cell table:style-name="ce31" table:formula="of:=(ROUNDDOWN([.$AG47]/13;0)*13*2+4)+([.$AG47]*2)+(ROUNDDOWN([.AR$33]/5;0)*28)+[.AR$33]-((ROUNDDOWN([.AR$33]/5;0)*5))" office:value-type="float" office:value="112">
            <text:p>112</text:p>
          </table:table-cell>
          <table:table-cell table:style-name="ce31" table:formula="of:=(ROUNDDOWN([.$AG47]/13;0)*13*2+4)+([.$AG47]*2)+(ROUNDDOWN([.AS$33]/5;0)*28)+[.AS$33]-((ROUNDDOWN([.AS$33]/5;0)*5))" office:value-type="float" office:value="113">
            <text:p>113</text:p>
          </table:table-cell>
          <table:table-cell table:style-name="ce31" table:formula="of:=(ROUNDDOWN([.$AG47]/13;0)*13*2+4)+([.$AG47]*2)+(ROUNDDOWN([.AT$33]/5;0)*28)+[.AT$33]-((ROUNDDOWN([.AT$33]/5;0)*5))" office:value-type="float" office:value="114">
            <text:p>114</text:p>
          </table:table-cell>
          <table:table-cell table:style-name="ce31" table:formula="of:=(ROUNDDOWN([.$AG47]/13;0)*13*2+4)+([.$AG47]*2)+(ROUNDDOWN([.AU$33]/5;0)*28)+[.AU$33]-((ROUNDDOWN([.AU$33]/5;0)*5))" office:value-type="float" office:value="115">
            <text:p>115</text:p>
          </table:table-cell>
          <table:table-cell table:style-name="ce31" table:formula="of:=(ROUNDDOWN([.$AG47]/13;0)*13*2+4)+([.$AG47]*2)+(ROUNDDOWN([.AV$33]/5;0)*28)+[.AV$33]-((ROUNDDOWN([.AV$33]/5;0)*5))" office:value-type="float" office:value="116">
            <text:p>116</text:p>
          </table:table-cell>
          <table:table-cell table:style-name="ce31" table:formula="of:=(ROUNDDOWN([.$AG47]/13;0)*13*2+4)+([.$AG47]*2)+(ROUNDDOWN([.AW$33]/5;0)*28)+[.AW$33]-((ROUNDDOWN([.AW$33]/5;0)*5))" office:value-type="float" office:value="140">
            <text:p>140</text:p>
          </table:table-cell>
          <table:table-cell table:style-name="ce31" table:formula="of:=(ROUNDDOWN([.$AG47]/13;0)*13*2+4)+([.$AG47]*2)+(ROUNDDOWN([.AX$33]/5;0)*28)+[.AX$33]-((ROUNDDOWN([.AX$33]/5;0)*5))" office:value-type="float" office:value="141">
            <text:p>141</text:p>
          </table:table-cell>
          <table:table-cell table:style-name="ce31" table:formula="of:=(ROUNDDOWN([.$AG47]/13;0)*13*2+4)+([.$AG47]*2)+(ROUNDDOWN([.AY$33]/5;0)*28)+[.AY$33]-((ROUNDDOWN([.AY$33]/5;0)*5))" office:value-type="float" office:value="142">
            <text:p>142</text:p>
          </table:table-cell>
          <table:table-cell table:style-name="ce31" table:formula="of:=(ROUNDDOWN([.$AG47]/13;0)*13*2+4)+([.$AG47]*2)+(ROUNDDOWN([.AZ$33]/5;0)*28)+[.AZ$33]-((ROUNDDOWN([.AZ$33]/5;0)*5))" office:value-type="float" office:value="143">
            <text:p>143</text:p>
          </table:table-cell>
          <table:table-cell table:style-name="ce31" table:formula="of:=(ROUNDDOWN([.$AG47]/13;0)*13*2+4)+([.$AG47]*2)+(ROUNDDOWN([.BA$33]/5;0)*28)+[.BA$33]-((ROUNDDOWN([.BA$33]/5;0)*5))" office:value-type="float" office:value="144">
            <text:p>144</text:p>
          </table:table-cell>
          <table:table-cell table:style-name="ce31" table:formula="of:=(ROUNDDOWN([.$AG47]/13;0)*13*2+4)+([.$AG47]*2)+(ROUNDDOWN([.BB$33]/5;0)*28)+[.BB$33]-((ROUNDDOWN([.BB$33]/5;0)*5))" office:value-type="float" office:value="168">
            <text:p>168</text:p>
          </table:table-cell>
          <table:table-cell table:style-name="ce31" table:formula="of:=(ROUNDDOWN([.$AG47]/13;0)*13*2+4)+([.$AG47]*2)+(ROUNDDOWN([.BC$33]/5;0)*28)+[.BC$33]-((ROUNDDOWN([.BC$33]/5;0)*5))" office:value-type="float" office:value="169">
            <text:p>169</text:p>
          </table:table-cell>
          <table:table-cell table:style-name="ce31" table:formula="of:=(ROUNDDOWN([.$AG47]/13;0)*13*2+4)+([.$AG47]*2)+(ROUNDDOWN([.BD$33]/5;0)*28)+[.BD$33]-((ROUNDDOWN([.BD$33]/5;0)*5))" office:value-type="float" office:value="170">
            <text:p>170</text:p>
          </table:table-cell>
          <table:table-cell table:style-name="ce31" table:formula="of:=(ROUNDDOWN([.$AG47]/13;0)*13*2+4)+([.$AG47]*2)+(ROUNDDOWN([.BE$33]/5;0)*28)+[.BE$33]-((ROUNDDOWN([.BE$33]/5;0)*5))" office:value-type="float" office:value="171">
            <text:p>171</text:p>
          </table:table-cell>
          <table:table-cell table:style-name="ce31" table:formula="of:=(ROUNDDOWN([.$AG47]/13;0)*13*2+4)+([.$AG47]*2)+(ROUNDDOWN([.BF$33]/5;0)*28)+[.BF$33]-((ROUNDDOWN([.BF$33]/5;0)*5))" office:value-type="float" office:value="172">
            <text:p>172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7]+1" office:value-type="float" office:value="14">
            <text:p>14</text:p>
          </table:table-cell>
          <table:table-cell table:style-name="ce31" table:formula="of:=(ROUNDDOWN([.$AG48]/13;0)*13*2+4)+([.$AG48]*2)+(ROUNDDOWN([.AH$33]/5;0)*28)+[.AH$33]-((ROUNDDOWN([.AH$33]/5;0)*5))" office:value-type="float" office:value="58">
            <text:p>58</text:p>
          </table:table-cell>
          <table:table-cell table:style-name="ce31" table:formula="of:=(ROUNDDOWN([.$AG48]/13;0)*13*2+4)+([.$AG48]*2)+(ROUNDDOWN([.AI$33]/5;0)*28)+[.AI$33]-((ROUNDDOWN([.AI$33]/5;0)*5))" office:value-type="float" office:value="59">
            <text:p>59</text:p>
          </table:table-cell>
          <table:table-cell table:style-name="ce31" table:formula="of:=(ROUNDDOWN([.$AG48]/13;0)*13*2+4)+([.$AG48]*2)+(ROUNDDOWN([.AJ$33]/5;0)*28)+[.AJ$33]-((ROUNDDOWN([.AJ$33]/5;0)*5))" office:value-type="float" office:value="60">
            <text:p>60</text:p>
          </table:table-cell>
          <table:table-cell table:style-name="ce31" table:formula="of:=(ROUNDDOWN([.$AG48]/13;0)*13*2+4)+([.$AG48]*2)+(ROUNDDOWN([.AK$33]/5;0)*28)+[.AK$33]-((ROUNDDOWN([.AK$33]/5;0)*5))" office:value-type="float" office:value="61">
            <text:p>61</text:p>
          </table:table-cell>
          <table:table-cell table:style-name="ce31" table:formula="of:=(ROUNDDOWN([.$AG48]/13;0)*13*2+4)+([.$AG48]*2)+(ROUNDDOWN([.AL$33]/5;0)*28)+[.AL$33]-((ROUNDDOWN([.AL$33]/5;0)*5))" office:value-type="float" office:value="62">
            <text:p>62</text:p>
          </table:table-cell>
          <table:table-cell table:style-name="ce31" table:formula="of:=(ROUNDDOWN([.$AG48]/13;0)*13*2+4)+([.$AG48]*2)+(ROUNDDOWN([.AM$33]/5;0)*28)+[.AM$33]-((ROUNDDOWN([.AM$33]/5;0)*5))" office:value-type="float" office:value="86">
            <text:p>86</text:p>
          </table:table-cell>
          <table:table-cell table:style-name="ce31" table:formula="of:=(ROUNDDOWN([.$AG48]/13;0)*13*2+4)+([.$AG48]*2)+(ROUNDDOWN([.AN$33]/5;0)*28)+[.AN$33]-((ROUNDDOWN([.AN$33]/5;0)*5))" office:value-type="float" office:value="87">
            <text:p>87</text:p>
          </table:table-cell>
          <table:table-cell table:style-name="ce31" table:formula="of:=(ROUNDDOWN([.$AG48]/13;0)*13*2+4)+([.$AG48]*2)+(ROUNDDOWN([.AO$33]/5;0)*28)+[.AO$33]-((ROUNDDOWN([.AO$33]/5;0)*5))" office:value-type="float" office:value="88">
            <text:p>88</text:p>
          </table:table-cell>
          <table:table-cell table:style-name="ce31" table:formula="of:=(ROUNDDOWN([.$AG48]/13;0)*13*2+4)+([.$AG48]*2)+(ROUNDDOWN([.AP$33]/5;0)*28)+[.AP$33]-((ROUNDDOWN([.AP$33]/5;0)*5))" office:value-type="float" office:value="89">
            <text:p>89</text:p>
          </table:table-cell>
          <table:table-cell table:style-name="ce31" table:formula="of:=(ROUNDDOWN([.$AG48]/13;0)*13*2+4)+([.$AG48]*2)+(ROUNDDOWN([.AQ$33]/5;0)*28)+[.AQ$33]-((ROUNDDOWN([.AQ$33]/5;0)*5))" office:value-type="float" office:value="90">
            <text:p>90</text:p>
          </table:table-cell>
          <table:table-cell table:style-name="ce31" table:formula="of:=(ROUNDDOWN([.$AG48]/13;0)*13*2+4)+([.$AG48]*2)+(ROUNDDOWN([.AR$33]/5;0)*28)+[.AR$33]-((ROUNDDOWN([.AR$33]/5;0)*5))" office:value-type="float" office:value="114">
            <text:p>114</text:p>
          </table:table-cell>
          <table:table-cell table:style-name="ce31" table:formula="of:=(ROUNDDOWN([.$AG48]/13;0)*13*2+4)+([.$AG48]*2)+(ROUNDDOWN([.AS$33]/5;0)*28)+[.AS$33]-((ROUNDDOWN([.AS$33]/5;0)*5))" office:value-type="float" office:value="115">
            <text:p>115</text:p>
          </table:table-cell>
          <table:table-cell table:style-name="ce31" table:formula="of:=(ROUNDDOWN([.$AG48]/13;0)*13*2+4)+([.$AG48]*2)+(ROUNDDOWN([.AT$33]/5;0)*28)+[.AT$33]-((ROUNDDOWN([.AT$33]/5;0)*5))" office:value-type="float" office:value="116">
            <text:p>116</text:p>
          </table:table-cell>
          <table:table-cell table:style-name="ce31" table:formula="of:=(ROUNDDOWN([.$AG48]/13;0)*13*2+4)+([.$AG48]*2)+(ROUNDDOWN([.AU$33]/5;0)*28)+[.AU$33]-((ROUNDDOWN([.AU$33]/5;0)*5))" office:value-type="float" office:value="117">
            <text:p>117</text:p>
          </table:table-cell>
          <table:table-cell table:style-name="ce31" table:formula="of:=(ROUNDDOWN([.$AG48]/13;0)*13*2+4)+([.$AG48]*2)+(ROUNDDOWN([.AV$33]/5;0)*28)+[.AV$33]-((ROUNDDOWN([.AV$33]/5;0)*5))" office:value-type="float" office:value="118">
            <text:p>118</text:p>
          </table:table-cell>
          <table:table-cell table:style-name="ce31" table:formula="of:=(ROUNDDOWN([.$AG48]/13;0)*13*2+4)+([.$AG48]*2)+(ROUNDDOWN([.AW$33]/5;0)*28)+[.AW$33]-((ROUNDDOWN([.AW$33]/5;0)*5))" office:value-type="float" office:value="142">
            <text:p>142</text:p>
          </table:table-cell>
          <table:table-cell table:style-name="ce31" table:formula="of:=(ROUNDDOWN([.$AG48]/13;0)*13*2+4)+([.$AG48]*2)+(ROUNDDOWN([.AX$33]/5;0)*28)+[.AX$33]-((ROUNDDOWN([.AX$33]/5;0)*5))" office:value-type="float" office:value="143">
            <text:p>143</text:p>
          </table:table-cell>
          <table:table-cell table:style-name="ce31" table:formula="of:=(ROUNDDOWN([.$AG48]/13;0)*13*2+4)+([.$AG48]*2)+(ROUNDDOWN([.AY$33]/5;0)*28)+[.AY$33]-((ROUNDDOWN([.AY$33]/5;0)*5))" office:value-type="float" office:value="144">
            <text:p>144</text:p>
          </table:table-cell>
          <table:table-cell table:style-name="ce31" table:formula="of:=(ROUNDDOWN([.$AG48]/13;0)*13*2+4)+([.$AG48]*2)+(ROUNDDOWN([.AZ$33]/5;0)*28)+[.AZ$33]-((ROUNDDOWN([.AZ$33]/5;0)*5))" office:value-type="float" office:value="145">
            <text:p>145</text:p>
          </table:table-cell>
          <table:table-cell table:style-name="ce31" table:formula="of:=(ROUNDDOWN([.$AG48]/13;0)*13*2+4)+([.$AG48]*2)+(ROUNDDOWN([.BA$33]/5;0)*28)+[.BA$33]-((ROUNDDOWN([.BA$33]/5;0)*5))" office:value-type="float" office:value="146">
            <text:p>146</text:p>
          </table:table-cell>
          <table:table-cell table:style-name="ce31" table:formula="of:=(ROUNDDOWN([.$AG48]/13;0)*13*2+4)+([.$AG48]*2)+(ROUNDDOWN([.BB$33]/5;0)*28)+[.BB$33]-((ROUNDDOWN([.BB$33]/5;0)*5))" office:value-type="float" office:value="170">
            <text:p>170</text:p>
          </table:table-cell>
          <table:table-cell table:style-name="ce31" table:formula="of:=(ROUNDDOWN([.$AG48]/13;0)*13*2+4)+([.$AG48]*2)+(ROUNDDOWN([.BC$33]/5;0)*28)+[.BC$33]-((ROUNDDOWN([.BC$33]/5;0)*5))" office:value-type="float" office:value="171">
            <text:p>171</text:p>
          </table:table-cell>
          <table:table-cell table:style-name="ce31" table:formula="of:=(ROUNDDOWN([.$AG48]/13;0)*13*2+4)+([.$AG48]*2)+(ROUNDDOWN([.BD$33]/5;0)*28)+[.BD$33]-((ROUNDDOWN([.BD$33]/5;0)*5))" office:value-type="float" office:value="172">
            <text:p>172</text:p>
          </table:table-cell>
          <table:table-cell table:style-name="ce31" table:formula="of:=(ROUNDDOWN([.$AG48]/13;0)*13*2+4)+([.$AG48]*2)+(ROUNDDOWN([.BE$33]/5;0)*28)+[.BE$33]-((ROUNDDOWN([.BE$33]/5;0)*5))" office:value-type="float" office:value="173">
            <text:p>173</text:p>
          </table:table-cell>
          <table:table-cell table:style-name="ce31" table:formula="of:=(ROUNDDOWN([.$AG48]/13;0)*13*2+4)+([.$AG48]*2)+(ROUNDDOWN([.BF$33]/5;0)*28)+[.BF$33]-((ROUNDDOWN([.BF$33]/5;0)*5))" office:value-type="float" office:value="174">
            <text:p>174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8]+1" office:value-type="float" office:value="15">
            <text:p>15</text:p>
          </table:table-cell>
          <table:table-cell table:style-name="ce31" table:formula="of:=(ROUNDDOWN([.$AG49]/13;0)*13*2+4)+([.$AG49]*2)+(ROUNDDOWN([.AH$33]/5;0)*28)+[.AH$33]-((ROUNDDOWN([.AH$33]/5;0)*5))" office:value-type="float" office:value="60">
            <text:p>60</text:p>
          </table:table-cell>
          <table:table-cell table:style-name="ce31" table:formula="of:=(ROUNDDOWN([.$AG49]/13;0)*13*2+4)+([.$AG49]*2)+(ROUNDDOWN([.AI$33]/5;0)*28)+[.AI$33]-((ROUNDDOWN([.AI$33]/5;0)*5))" office:value-type="float" office:value="61">
            <text:p>61</text:p>
          </table:table-cell>
          <table:table-cell table:style-name="ce31" table:formula="of:=(ROUNDDOWN([.$AG49]/13;0)*13*2+4)+([.$AG49]*2)+(ROUNDDOWN([.AJ$33]/5;0)*28)+[.AJ$33]-((ROUNDDOWN([.AJ$33]/5;0)*5))" office:value-type="float" office:value="62">
            <text:p>62</text:p>
          </table:table-cell>
          <table:table-cell table:style-name="ce31" table:formula="of:=(ROUNDDOWN([.$AG49]/13;0)*13*2+4)+([.$AG49]*2)+(ROUNDDOWN([.AK$33]/5;0)*28)+[.AK$33]-((ROUNDDOWN([.AK$33]/5;0)*5))" office:value-type="float" office:value="63">
            <text:p>63</text:p>
          </table:table-cell>
          <table:table-cell table:style-name="ce31" table:formula="of:=(ROUNDDOWN([.$AG49]/13;0)*13*2+4)+([.$AG49]*2)+(ROUNDDOWN([.AL$33]/5;0)*28)+[.AL$33]-((ROUNDDOWN([.AL$33]/5;0)*5))" office:value-type="float" office:value="64">
            <text:p>64</text:p>
          </table:table-cell>
          <table:table-cell table:style-name="ce31" table:formula="of:=(ROUNDDOWN([.$AG49]/13;0)*13*2+4)+([.$AG49]*2)+(ROUNDDOWN([.AM$33]/5;0)*28)+[.AM$33]-((ROUNDDOWN([.AM$33]/5;0)*5))" office:value-type="float" office:value="88">
            <text:p>88</text:p>
          </table:table-cell>
          <table:table-cell table:style-name="ce31" table:formula="of:=(ROUNDDOWN([.$AG49]/13;0)*13*2+4)+([.$AG49]*2)+(ROUNDDOWN([.AN$33]/5;0)*28)+[.AN$33]-((ROUNDDOWN([.AN$33]/5;0)*5))" office:value-type="float" office:value="89">
            <text:p>89</text:p>
          </table:table-cell>
          <table:table-cell table:style-name="ce31" table:formula="of:=(ROUNDDOWN([.$AG49]/13;0)*13*2+4)+([.$AG49]*2)+(ROUNDDOWN([.AO$33]/5;0)*28)+[.AO$33]-((ROUNDDOWN([.AO$33]/5;0)*5))" office:value-type="float" office:value="90">
            <text:p>90</text:p>
          </table:table-cell>
          <table:table-cell table:style-name="ce31" table:formula="of:=(ROUNDDOWN([.$AG49]/13;0)*13*2+4)+([.$AG49]*2)+(ROUNDDOWN([.AP$33]/5;0)*28)+[.AP$33]-((ROUNDDOWN([.AP$33]/5;0)*5))" office:value-type="float" office:value="91">
            <text:p>91</text:p>
          </table:table-cell>
          <table:table-cell table:style-name="ce31" table:formula="of:=(ROUNDDOWN([.$AG49]/13;0)*13*2+4)+([.$AG49]*2)+(ROUNDDOWN([.AQ$33]/5;0)*28)+[.AQ$33]-((ROUNDDOWN([.AQ$33]/5;0)*5))" office:value-type="float" office:value="92">
            <text:p>92</text:p>
          </table:table-cell>
          <table:table-cell table:style-name="ce31" table:formula="of:=(ROUNDDOWN([.$AG49]/13;0)*13*2+4)+([.$AG49]*2)+(ROUNDDOWN([.AR$33]/5;0)*28)+[.AR$33]-((ROUNDDOWN([.AR$33]/5;0)*5))" office:value-type="float" office:value="116">
            <text:p>116</text:p>
          </table:table-cell>
          <table:table-cell table:style-name="ce31" table:formula="of:=(ROUNDDOWN([.$AG49]/13;0)*13*2+4)+([.$AG49]*2)+(ROUNDDOWN([.AS$33]/5;0)*28)+[.AS$33]-((ROUNDDOWN([.AS$33]/5;0)*5))" office:value-type="float" office:value="117">
            <text:p>117</text:p>
          </table:table-cell>
          <table:table-cell table:style-name="ce31" table:formula="of:=(ROUNDDOWN([.$AG49]/13;0)*13*2+4)+([.$AG49]*2)+(ROUNDDOWN([.AT$33]/5;0)*28)+[.AT$33]-((ROUNDDOWN([.AT$33]/5;0)*5))" office:value-type="float" office:value="118">
            <text:p>118</text:p>
          </table:table-cell>
          <table:table-cell table:style-name="ce31" table:formula="of:=(ROUNDDOWN([.$AG49]/13;0)*13*2+4)+([.$AG49]*2)+(ROUNDDOWN([.AU$33]/5;0)*28)+[.AU$33]-((ROUNDDOWN([.AU$33]/5;0)*5))" office:value-type="float" office:value="119">
            <text:p>119</text:p>
          </table:table-cell>
          <table:table-cell table:style-name="ce31" table:formula="of:=(ROUNDDOWN([.$AG49]/13;0)*13*2+4)+([.$AG49]*2)+(ROUNDDOWN([.AV$33]/5;0)*28)+[.AV$33]-((ROUNDDOWN([.AV$33]/5;0)*5))" office:value-type="float" office:value="120">
            <text:p>120</text:p>
          </table:table-cell>
          <table:table-cell table:style-name="ce31" table:formula="of:=(ROUNDDOWN([.$AG49]/13;0)*13*2+4)+([.$AG49]*2)+(ROUNDDOWN([.AW$33]/5;0)*28)+[.AW$33]-((ROUNDDOWN([.AW$33]/5;0)*5))" office:value-type="float" office:value="144">
            <text:p>144</text:p>
          </table:table-cell>
          <table:table-cell table:style-name="ce31" table:formula="of:=(ROUNDDOWN([.$AG49]/13;0)*13*2+4)+([.$AG49]*2)+(ROUNDDOWN([.AX$33]/5;0)*28)+[.AX$33]-((ROUNDDOWN([.AX$33]/5;0)*5))" office:value-type="float" office:value="145">
            <text:p>145</text:p>
          </table:table-cell>
          <table:table-cell table:style-name="ce31" table:formula="of:=(ROUNDDOWN([.$AG49]/13;0)*13*2+4)+([.$AG49]*2)+(ROUNDDOWN([.AY$33]/5;0)*28)+[.AY$33]-((ROUNDDOWN([.AY$33]/5;0)*5))" office:value-type="float" office:value="146">
            <text:p>146</text:p>
          </table:table-cell>
          <table:table-cell table:style-name="ce31" table:formula="of:=(ROUNDDOWN([.$AG49]/13;0)*13*2+4)+([.$AG49]*2)+(ROUNDDOWN([.AZ$33]/5;0)*28)+[.AZ$33]-((ROUNDDOWN([.AZ$33]/5;0)*5))" office:value-type="float" office:value="147">
            <text:p>147</text:p>
          </table:table-cell>
          <table:table-cell table:style-name="ce31" table:formula="of:=(ROUNDDOWN([.$AG49]/13;0)*13*2+4)+([.$AG49]*2)+(ROUNDDOWN([.BA$33]/5;0)*28)+[.BA$33]-((ROUNDDOWN([.BA$33]/5;0)*5))" office:value-type="float" office:value="148">
            <text:p>148</text:p>
          </table:table-cell>
          <table:table-cell table:style-name="ce31" table:formula="of:=(ROUNDDOWN([.$AG49]/13;0)*13*2+4)+([.$AG49]*2)+(ROUNDDOWN([.BB$33]/5;0)*28)+[.BB$33]-((ROUNDDOWN([.BB$33]/5;0)*5))" office:value-type="float" office:value="172">
            <text:p>172</text:p>
          </table:table-cell>
          <table:table-cell table:style-name="ce31" table:formula="of:=(ROUNDDOWN([.$AG49]/13;0)*13*2+4)+([.$AG49]*2)+(ROUNDDOWN([.BC$33]/5;0)*28)+[.BC$33]-((ROUNDDOWN([.BC$33]/5;0)*5))" office:value-type="float" office:value="173">
            <text:p>173</text:p>
          </table:table-cell>
          <table:table-cell table:style-name="ce31" table:formula="of:=(ROUNDDOWN([.$AG49]/13;0)*13*2+4)+([.$AG49]*2)+(ROUNDDOWN([.BD$33]/5;0)*28)+[.BD$33]-((ROUNDDOWN([.BD$33]/5;0)*5))" office:value-type="float" office:value="174">
            <text:p>174</text:p>
          </table:table-cell>
          <table:table-cell table:style-name="ce31" table:formula="of:=(ROUNDDOWN([.$AG49]/13;0)*13*2+4)+([.$AG49]*2)+(ROUNDDOWN([.BE$33]/5;0)*28)+[.BE$33]-((ROUNDDOWN([.BE$33]/5;0)*5))" office:value-type="float" office:value="175">
            <text:p>175</text:p>
          </table:table-cell>
          <table:table-cell table:style-name="ce31" table:formula="of:=(ROUNDDOWN([.$AG49]/13;0)*13*2+4)+([.$AG49]*2)+(ROUNDDOWN([.BF$33]/5;0)*28)+[.BF$33]-((ROUNDDOWN([.BF$33]/5;0)*5))" office:value-type="float" office:value="176">
            <text:p>176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49]+1" office:value-type="float" office:value="16">
            <text:p>16</text:p>
          </table:table-cell>
          <table:table-cell table:style-name="ce31" table:formula="of:=(ROUNDDOWN([.$AG50]/13;0)*13*2+4)+([.$AG50]*2)+(ROUNDDOWN([.AH$33]/5;0)*28)+[.AH$33]-((ROUNDDOWN([.AH$33]/5;0)*5))" office:value-type="float" office:value="62">
            <text:p>62</text:p>
          </table:table-cell>
          <table:table-cell table:style-name="ce31" table:formula="of:=(ROUNDDOWN([.$AG50]/13;0)*13*2+4)+([.$AG50]*2)+(ROUNDDOWN([.AI$33]/5;0)*28)+[.AI$33]-((ROUNDDOWN([.AI$33]/5;0)*5))" office:value-type="float" office:value="63">
            <text:p>63</text:p>
          </table:table-cell>
          <table:table-cell table:style-name="ce31" table:formula="of:=(ROUNDDOWN([.$AG50]/13;0)*13*2+4)+([.$AG50]*2)+(ROUNDDOWN([.AJ$33]/5;0)*28)+[.AJ$33]-((ROUNDDOWN([.AJ$33]/5;0)*5))" office:value-type="float" office:value="64">
            <text:p>64</text:p>
          </table:table-cell>
          <table:table-cell table:style-name="ce31" table:formula="of:=(ROUNDDOWN([.$AG50]/13;0)*13*2+4)+([.$AG50]*2)+(ROUNDDOWN([.AK$33]/5;0)*28)+[.AK$33]-((ROUNDDOWN([.AK$33]/5;0)*5))" office:value-type="float" office:value="65">
            <text:p>65</text:p>
          </table:table-cell>
          <table:table-cell table:style-name="ce31" table:formula="of:=(ROUNDDOWN([.$AG50]/13;0)*13*2+4)+([.$AG50]*2)+(ROUNDDOWN([.AL$33]/5;0)*28)+[.AL$33]-((ROUNDDOWN([.AL$33]/5;0)*5))" office:value-type="float" office:value="66">
            <text:p>66</text:p>
          </table:table-cell>
          <table:table-cell table:style-name="ce31" table:formula="of:=(ROUNDDOWN([.$AG50]/13;0)*13*2+4)+([.$AG50]*2)+(ROUNDDOWN([.AM$33]/5;0)*28)+[.AM$33]-((ROUNDDOWN([.AM$33]/5;0)*5))" office:value-type="float" office:value="90">
            <text:p>90</text:p>
          </table:table-cell>
          <table:table-cell table:style-name="ce31" table:formula="of:=(ROUNDDOWN([.$AG50]/13;0)*13*2+4)+([.$AG50]*2)+(ROUNDDOWN([.AN$33]/5;0)*28)+[.AN$33]-((ROUNDDOWN([.AN$33]/5;0)*5))" office:value-type="float" office:value="91">
            <text:p>91</text:p>
          </table:table-cell>
          <table:table-cell table:style-name="ce31" table:formula="of:=(ROUNDDOWN([.$AG50]/13;0)*13*2+4)+([.$AG50]*2)+(ROUNDDOWN([.AO$33]/5;0)*28)+[.AO$33]-((ROUNDDOWN([.AO$33]/5;0)*5))" office:value-type="float" office:value="92">
            <text:p>92</text:p>
          </table:table-cell>
          <table:table-cell table:style-name="ce31" table:formula="of:=(ROUNDDOWN([.$AG50]/13;0)*13*2+4)+([.$AG50]*2)+(ROUNDDOWN([.AP$33]/5;0)*28)+[.AP$33]-((ROUNDDOWN([.AP$33]/5;0)*5))" office:value-type="float" office:value="93">
            <text:p>93</text:p>
          </table:table-cell>
          <table:table-cell table:style-name="ce31" table:formula="of:=(ROUNDDOWN([.$AG50]/13;0)*13*2+4)+([.$AG50]*2)+(ROUNDDOWN([.AQ$33]/5;0)*28)+[.AQ$33]-((ROUNDDOWN([.AQ$33]/5;0)*5))" office:value-type="float" office:value="94">
            <text:p>94</text:p>
          </table:table-cell>
          <table:table-cell table:style-name="ce31" table:formula="of:=(ROUNDDOWN([.$AG50]/13;0)*13*2+4)+([.$AG50]*2)+(ROUNDDOWN([.AR$33]/5;0)*28)+[.AR$33]-((ROUNDDOWN([.AR$33]/5;0)*5))" office:value-type="float" office:value="118">
            <text:p>118</text:p>
          </table:table-cell>
          <table:table-cell table:style-name="ce31" table:formula="of:=(ROUNDDOWN([.$AG50]/13;0)*13*2+4)+([.$AG50]*2)+(ROUNDDOWN([.AS$33]/5;0)*28)+[.AS$33]-((ROUNDDOWN([.AS$33]/5;0)*5))" office:value-type="float" office:value="119">
            <text:p>119</text:p>
          </table:table-cell>
          <table:table-cell table:style-name="ce31" table:formula="of:=(ROUNDDOWN([.$AG50]/13;0)*13*2+4)+([.$AG50]*2)+(ROUNDDOWN([.AT$33]/5;0)*28)+[.AT$33]-((ROUNDDOWN([.AT$33]/5;0)*5))" office:value-type="float" office:value="120">
            <text:p>120</text:p>
          </table:table-cell>
          <table:table-cell table:style-name="ce31" table:formula="of:=(ROUNDDOWN([.$AG50]/13;0)*13*2+4)+([.$AG50]*2)+(ROUNDDOWN([.AU$33]/5;0)*28)+[.AU$33]-((ROUNDDOWN([.AU$33]/5;0)*5))" office:value-type="float" office:value="121">
            <text:p>121</text:p>
          </table:table-cell>
          <table:table-cell table:style-name="ce31" table:formula="of:=(ROUNDDOWN([.$AG50]/13;0)*13*2+4)+([.$AG50]*2)+(ROUNDDOWN([.AV$33]/5;0)*28)+[.AV$33]-((ROUNDDOWN([.AV$33]/5;0)*5))" office:value-type="float" office:value="122">
            <text:p>122</text:p>
          </table:table-cell>
          <table:table-cell table:style-name="ce31" table:formula="of:=(ROUNDDOWN([.$AG50]/13;0)*13*2+4)+([.$AG50]*2)+(ROUNDDOWN([.AW$33]/5;0)*28)+[.AW$33]-((ROUNDDOWN([.AW$33]/5;0)*5))" office:value-type="float" office:value="146">
            <text:p>146</text:p>
          </table:table-cell>
          <table:table-cell table:style-name="ce31" table:formula="of:=(ROUNDDOWN([.$AG50]/13;0)*13*2+4)+([.$AG50]*2)+(ROUNDDOWN([.AX$33]/5;0)*28)+[.AX$33]-((ROUNDDOWN([.AX$33]/5;0)*5))" office:value-type="float" office:value="147">
            <text:p>147</text:p>
          </table:table-cell>
          <table:table-cell table:style-name="ce31" table:formula="of:=(ROUNDDOWN([.$AG50]/13;0)*13*2+4)+([.$AG50]*2)+(ROUNDDOWN([.AY$33]/5;0)*28)+[.AY$33]-((ROUNDDOWN([.AY$33]/5;0)*5))" office:value-type="float" office:value="148">
            <text:p>148</text:p>
          </table:table-cell>
          <table:table-cell table:style-name="ce31" table:formula="of:=(ROUNDDOWN([.$AG50]/13;0)*13*2+4)+([.$AG50]*2)+(ROUNDDOWN([.AZ$33]/5;0)*28)+[.AZ$33]-((ROUNDDOWN([.AZ$33]/5;0)*5))" office:value-type="float" office:value="149">
            <text:p>149</text:p>
          </table:table-cell>
          <table:table-cell table:style-name="ce31" table:formula="of:=(ROUNDDOWN([.$AG50]/13;0)*13*2+4)+([.$AG50]*2)+(ROUNDDOWN([.BA$33]/5;0)*28)+[.BA$33]-((ROUNDDOWN([.BA$33]/5;0)*5))" office:value-type="float" office:value="150">
            <text:p>150</text:p>
          </table:table-cell>
          <table:table-cell table:style-name="ce31" table:formula="of:=(ROUNDDOWN([.$AG50]/13;0)*13*2+4)+([.$AG50]*2)+(ROUNDDOWN([.BB$33]/5;0)*28)+[.BB$33]-((ROUNDDOWN([.BB$33]/5;0)*5))" office:value-type="float" office:value="174">
            <text:p>174</text:p>
          </table:table-cell>
          <table:table-cell table:style-name="ce31" table:formula="of:=(ROUNDDOWN([.$AG50]/13;0)*13*2+4)+([.$AG50]*2)+(ROUNDDOWN([.BC$33]/5;0)*28)+[.BC$33]-((ROUNDDOWN([.BC$33]/5;0)*5))" office:value-type="float" office:value="175">
            <text:p>175</text:p>
          </table:table-cell>
          <table:table-cell table:style-name="ce31" table:formula="of:=(ROUNDDOWN([.$AG50]/13;0)*13*2+4)+([.$AG50]*2)+(ROUNDDOWN([.BD$33]/5;0)*28)+[.BD$33]-((ROUNDDOWN([.BD$33]/5;0)*5))" office:value-type="float" office:value="176">
            <text:p>176</text:p>
          </table:table-cell>
          <table:table-cell table:style-name="ce31" table:formula="of:=(ROUNDDOWN([.$AG50]/13;0)*13*2+4)+([.$AG50]*2)+(ROUNDDOWN([.BE$33]/5;0)*28)+[.BE$33]-((ROUNDDOWN([.BE$33]/5;0)*5))" office:value-type="float" office:value="177">
            <text:p>177</text:p>
          </table:table-cell>
          <table:table-cell table:style-name="ce31" table:formula="of:=(ROUNDDOWN([.$AG50]/13;0)*13*2+4)+([.$AG50]*2)+(ROUNDDOWN([.BF$33]/5;0)*28)+[.BF$33]-((ROUNDDOWN([.BF$33]/5;0)*5))" office:value-type="float" office:value="178">
            <text:p>178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0]+1" office:value-type="float" office:value="17">
            <text:p>17</text:p>
          </table:table-cell>
          <table:table-cell table:style-name="ce31" table:formula="of:=(ROUNDDOWN([.$AG51]/13;0)*13*2+4)+([.$AG51]*2)+(ROUNDDOWN([.AH$33]/5;0)*28)+[.AH$33]-((ROUNDDOWN([.AH$33]/5;0)*5))" office:value-type="float" office:value="64">
            <text:p>64</text:p>
          </table:table-cell>
          <table:table-cell table:style-name="ce31" table:formula="of:=(ROUNDDOWN([.$AG51]/13;0)*13*2+4)+([.$AG51]*2)+(ROUNDDOWN([.AI$33]/5;0)*28)+[.AI$33]-((ROUNDDOWN([.AI$33]/5;0)*5))" office:value-type="float" office:value="65">
            <text:p>65</text:p>
          </table:table-cell>
          <table:table-cell table:style-name="ce31" table:formula="of:=(ROUNDDOWN([.$AG51]/13;0)*13*2+4)+([.$AG51]*2)+(ROUNDDOWN([.AJ$33]/5;0)*28)+[.AJ$33]-((ROUNDDOWN([.AJ$33]/5;0)*5))" office:value-type="float" office:value="66">
            <text:p>66</text:p>
          </table:table-cell>
          <table:table-cell table:style-name="ce31" table:formula="of:=(ROUNDDOWN([.$AG51]/13;0)*13*2+4)+([.$AG51]*2)+(ROUNDDOWN([.AK$33]/5;0)*28)+[.AK$33]-((ROUNDDOWN([.AK$33]/5;0)*5))" office:value-type="float" office:value="67">
            <text:p>67</text:p>
          </table:table-cell>
          <table:table-cell table:style-name="ce31" table:formula="of:=(ROUNDDOWN([.$AG51]/13;0)*13*2+4)+([.$AG51]*2)+(ROUNDDOWN([.AL$33]/5;0)*28)+[.AL$33]-((ROUNDDOWN([.AL$33]/5;0)*5))" office:value-type="float" office:value="68">
            <text:p>68</text:p>
          </table:table-cell>
          <table:table-cell table:style-name="ce31" table:formula="of:=(ROUNDDOWN([.$AG51]/13;0)*13*2+4)+([.$AG51]*2)+(ROUNDDOWN([.AM$33]/5;0)*28)+[.AM$33]-((ROUNDDOWN([.AM$33]/5;0)*5))" office:value-type="float" office:value="92">
            <text:p>92</text:p>
          </table:table-cell>
          <table:table-cell table:style-name="ce31" table:formula="of:=(ROUNDDOWN([.$AG51]/13;0)*13*2+4)+([.$AG51]*2)+(ROUNDDOWN([.AN$33]/5;0)*28)+[.AN$33]-((ROUNDDOWN([.AN$33]/5;0)*5))" office:value-type="float" office:value="93">
            <text:p>93</text:p>
          </table:table-cell>
          <table:table-cell table:style-name="ce31" table:formula="of:=(ROUNDDOWN([.$AG51]/13;0)*13*2+4)+([.$AG51]*2)+(ROUNDDOWN([.AO$33]/5;0)*28)+[.AO$33]-((ROUNDDOWN([.AO$33]/5;0)*5))" office:value-type="float" office:value="94">
            <text:p>94</text:p>
          </table:table-cell>
          <table:table-cell table:style-name="ce31" table:formula="of:=(ROUNDDOWN([.$AG51]/13;0)*13*2+4)+([.$AG51]*2)+(ROUNDDOWN([.AP$33]/5;0)*28)+[.AP$33]-((ROUNDDOWN([.AP$33]/5;0)*5))" office:value-type="float" office:value="95">
            <text:p>95</text:p>
          </table:table-cell>
          <table:table-cell table:style-name="ce31" table:formula="of:=(ROUNDDOWN([.$AG51]/13;0)*13*2+4)+([.$AG51]*2)+(ROUNDDOWN([.AQ$33]/5;0)*28)+[.AQ$33]-((ROUNDDOWN([.AQ$33]/5;0)*5))" office:value-type="float" office:value="96">
            <text:p>96</text:p>
          </table:table-cell>
          <table:table-cell table:style-name="ce31" table:formula="of:=(ROUNDDOWN([.$AG51]/13;0)*13*2+4)+([.$AG51]*2)+(ROUNDDOWN([.AR$33]/5;0)*28)+[.AR$33]-((ROUNDDOWN([.AR$33]/5;0)*5))" office:value-type="float" office:value="120">
            <text:p>120</text:p>
          </table:table-cell>
          <table:table-cell table:style-name="ce31" table:formula="of:=(ROUNDDOWN([.$AG51]/13;0)*13*2+4)+([.$AG51]*2)+(ROUNDDOWN([.AS$33]/5;0)*28)+[.AS$33]-((ROUNDDOWN([.AS$33]/5;0)*5))" office:value-type="float" office:value="121">
            <text:p>121</text:p>
          </table:table-cell>
          <table:table-cell table:style-name="ce31" table:formula="of:=(ROUNDDOWN([.$AG51]/13;0)*13*2+4)+([.$AG51]*2)+(ROUNDDOWN([.AT$33]/5;0)*28)+[.AT$33]-((ROUNDDOWN([.AT$33]/5;0)*5))" office:value-type="float" office:value="122">
            <text:p>122</text:p>
          </table:table-cell>
          <table:table-cell table:style-name="ce31" table:formula="of:=(ROUNDDOWN([.$AG51]/13;0)*13*2+4)+([.$AG51]*2)+(ROUNDDOWN([.AU$33]/5;0)*28)+[.AU$33]-((ROUNDDOWN([.AU$33]/5;0)*5))" office:value-type="float" office:value="123">
            <text:p>123</text:p>
          </table:table-cell>
          <table:table-cell table:style-name="ce31" table:formula="of:=(ROUNDDOWN([.$AG51]/13;0)*13*2+4)+([.$AG51]*2)+(ROUNDDOWN([.AV$33]/5;0)*28)+[.AV$33]-((ROUNDDOWN([.AV$33]/5;0)*5))" office:value-type="float" office:value="124">
            <text:p>124</text:p>
          </table:table-cell>
          <table:table-cell table:style-name="ce31" table:formula="of:=(ROUNDDOWN([.$AG51]/13;0)*13*2+4)+([.$AG51]*2)+(ROUNDDOWN([.AW$33]/5;0)*28)+[.AW$33]-((ROUNDDOWN([.AW$33]/5;0)*5))" office:value-type="float" office:value="148">
            <text:p>148</text:p>
          </table:table-cell>
          <table:table-cell table:style-name="ce31" table:formula="of:=(ROUNDDOWN([.$AG51]/13;0)*13*2+4)+([.$AG51]*2)+(ROUNDDOWN([.AX$33]/5;0)*28)+[.AX$33]-((ROUNDDOWN([.AX$33]/5;0)*5))" office:value-type="float" office:value="149">
            <text:p>149</text:p>
          </table:table-cell>
          <table:table-cell table:style-name="ce31" table:formula="of:=(ROUNDDOWN([.$AG51]/13;0)*13*2+4)+([.$AG51]*2)+(ROUNDDOWN([.AY$33]/5;0)*28)+[.AY$33]-((ROUNDDOWN([.AY$33]/5;0)*5))" office:value-type="float" office:value="150">
            <text:p>150</text:p>
          </table:table-cell>
          <table:table-cell table:style-name="ce31" table:formula="of:=(ROUNDDOWN([.$AG51]/13;0)*13*2+4)+([.$AG51]*2)+(ROUNDDOWN([.AZ$33]/5;0)*28)+[.AZ$33]-((ROUNDDOWN([.AZ$33]/5;0)*5))" office:value-type="float" office:value="151">
            <text:p>151</text:p>
          </table:table-cell>
          <table:table-cell table:style-name="ce31" table:formula="of:=(ROUNDDOWN([.$AG51]/13;0)*13*2+4)+([.$AG51]*2)+(ROUNDDOWN([.BA$33]/5;0)*28)+[.BA$33]-((ROUNDDOWN([.BA$33]/5;0)*5))" office:value-type="float" office:value="152">
            <text:p>152</text:p>
          </table:table-cell>
          <table:table-cell table:style-name="ce31" table:formula="of:=(ROUNDDOWN([.$AG51]/13;0)*13*2+4)+([.$AG51]*2)+(ROUNDDOWN([.BB$33]/5;0)*28)+[.BB$33]-((ROUNDDOWN([.BB$33]/5;0)*5))" office:value-type="float" office:value="176">
            <text:p>176</text:p>
          </table:table-cell>
          <table:table-cell table:style-name="ce31" table:formula="of:=(ROUNDDOWN([.$AG51]/13;0)*13*2+4)+([.$AG51]*2)+(ROUNDDOWN([.BC$33]/5;0)*28)+[.BC$33]-((ROUNDDOWN([.BC$33]/5;0)*5))" office:value-type="float" office:value="177">
            <text:p>177</text:p>
          </table:table-cell>
          <table:table-cell table:style-name="ce31" table:formula="of:=(ROUNDDOWN([.$AG51]/13;0)*13*2+4)+([.$AG51]*2)+(ROUNDDOWN([.BD$33]/5;0)*28)+[.BD$33]-((ROUNDDOWN([.BD$33]/5;0)*5))" office:value-type="float" office:value="178">
            <text:p>178</text:p>
          </table:table-cell>
          <table:table-cell table:style-name="ce31" table:formula="of:=(ROUNDDOWN([.$AG51]/13;0)*13*2+4)+([.$AG51]*2)+(ROUNDDOWN([.BE$33]/5;0)*28)+[.BE$33]-((ROUNDDOWN([.BE$33]/5;0)*5))" office:value-type="float" office:value="179">
            <text:p>179</text:p>
          </table:table-cell>
          <table:table-cell table:style-name="ce31" table:formula="of:=(ROUNDDOWN([.$AG51]/13;0)*13*2+4)+([.$AG51]*2)+(ROUNDDOWN([.BF$33]/5;0)*28)+[.BF$33]-((ROUNDDOWN([.BF$33]/5;0)*5))" office:value-type="float" office:value="180">
            <text:p>180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1]+1" office:value-type="float" office:value="18">
            <text:p>18</text:p>
          </table:table-cell>
          <table:table-cell table:style-name="ce31" table:formula="of:=(ROUNDDOWN([.$AG52]/13;0)*13*2+4)+([.$AG52]*2)+(ROUNDDOWN([.AH$33]/5;0)*28)+[.AH$33]-((ROUNDDOWN([.AH$33]/5;0)*5))" office:value-type="float" office:value="66">
            <text:p>66</text:p>
          </table:table-cell>
          <table:table-cell table:style-name="ce31" table:formula="of:=(ROUNDDOWN([.$AG52]/13;0)*13*2+4)+([.$AG52]*2)+(ROUNDDOWN([.AI$33]/5;0)*28)+[.AI$33]-((ROUNDDOWN([.AI$33]/5;0)*5))" office:value-type="float" office:value="67">
            <text:p>67</text:p>
          </table:table-cell>
          <table:table-cell table:style-name="ce31" table:formula="of:=(ROUNDDOWN([.$AG52]/13;0)*13*2+4)+([.$AG52]*2)+(ROUNDDOWN([.AJ$33]/5;0)*28)+[.AJ$33]-((ROUNDDOWN([.AJ$33]/5;0)*5))" office:value-type="float" office:value="68">
            <text:p>68</text:p>
          </table:table-cell>
          <table:table-cell table:style-name="ce31" table:formula="of:=(ROUNDDOWN([.$AG52]/13;0)*13*2+4)+([.$AG52]*2)+(ROUNDDOWN([.AK$33]/5;0)*28)+[.AK$33]-((ROUNDDOWN([.AK$33]/5;0)*5))" office:value-type="float" office:value="69">
            <text:p>69</text:p>
          </table:table-cell>
          <table:table-cell table:style-name="ce31" table:formula="of:=(ROUNDDOWN([.$AG52]/13;0)*13*2+4)+([.$AG52]*2)+(ROUNDDOWN([.AL$33]/5;0)*28)+[.AL$33]-((ROUNDDOWN([.AL$33]/5;0)*5))" office:value-type="float" office:value="70">
            <text:p>70</text:p>
          </table:table-cell>
          <table:table-cell table:style-name="ce31" table:formula="of:=(ROUNDDOWN([.$AG52]/13;0)*13*2+4)+([.$AG52]*2)+(ROUNDDOWN([.AM$33]/5;0)*28)+[.AM$33]-((ROUNDDOWN([.AM$33]/5;0)*5))" office:value-type="float" office:value="94">
            <text:p>94</text:p>
          </table:table-cell>
          <table:table-cell table:style-name="ce31" table:formula="of:=(ROUNDDOWN([.$AG52]/13;0)*13*2+4)+([.$AG52]*2)+(ROUNDDOWN([.AN$33]/5;0)*28)+[.AN$33]-((ROUNDDOWN([.AN$33]/5;0)*5))" office:value-type="float" office:value="95">
            <text:p>95</text:p>
          </table:table-cell>
          <table:table-cell table:style-name="ce31" table:formula="of:=(ROUNDDOWN([.$AG52]/13;0)*13*2+4)+([.$AG52]*2)+(ROUNDDOWN([.AO$33]/5;0)*28)+[.AO$33]-((ROUNDDOWN([.AO$33]/5;0)*5))" office:value-type="float" office:value="96">
            <text:p>96</text:p>
          </table:table-cell>
          <table:table-cell table:style-name="ce31" table:formula="of:=(ROUNDDOWN([.$AG52]/13;0)*13*2+4)+([.$AG52]*2)+(ROUNDDOWN([.AP$33]/5;0)*28)+[.AP$33]-((ROUNDDOWN([.AP$33]/5;0)*5))" office:value-type="float" office:value="97">
            <text:p>97</text:p>
          </table:table-cell>
          <table:table-cell table:style-name="ce31" table:formula="of:=(ROUNDDOWN([.$AG52]/13;0)*13*2+4)+([.$AG52]*2)+(ROUNDDOWN([.AQ$33]/5;0)*28)+[.AQ$33]-((ROUNDDOWN([.AQ$33]/5;0)*5))" office:value-type="float" office:value="98">
            <text:p>98</text:p>
          </table:table-cell>
          <table:table-cell table:style-name="ce31" table:formula="of:=(ROUNDDOWN([.$AG52]/13;0)*13*2+4)+([.$AG52]*2)+(ROUNDDOWN([.AR$33]/5;0)*28)+[.AR$33]-((ROUNDDOWN([.AR$33]/5;0)*5))" office:value-type="float" office:value="122">
            <text:p>122</text:p>
          </table:table-cell>
          <table:table-cell table:style-name="ce31" table:formula="of:=(ROUNDDOWN([.$AG52]/13;0)*13*2+4)+([.$AG52]*2)+(ROUNDDOWN([.AS$33]/5;0)*28)+[.AS$33]-((ROUNDDOWN([.AS$33]/5;0)*5))" office:value-type="float" office:value="123">
            <text:p>123</text:p>
          </table:table-cell>
          <table:table-cell table:style-name="ce31" table:formula="of:=(ROUNDDOWN([.$AG52]/13;0)*13*2+4)+([.$AG52]*2)+(ROUNDDOWN([.AT$33]/5;0)*28)+[.AT$33]-((ROUNDDOWN([.AT$33]/5;0)*5))" office:value-type="float" office:value="124">
            <text:p>124</text:p>
          </table:table-cell>
          <table:table-cell table:style-name="ce31" table:formula="of:=(ROUNDDOWN([.$AG52]/13;0)*13*2+4)+([.$AG52]*2)+(ROUNDDOWN([.AU$33]/5;0)*28)+[.AU$33]-((ROUNDDOWN([.AU$33]/5;0)*5))" office:value-type="float" office:value="125">
            <text:p>125</text:p>
          </table:table-cell>
          <table:table-cell table:style-name="ce31" table:formula="of:=(ROUNDDOWN([.$AG52]/13;0)*13*2+4)+([.$AG52]*2)+(ROUNDDOWN([.AV$33]/5;0)*28)+[.AV$33]-((ROUNDDOWN([.AV$33]/5;0)*5))" office:value-type="float" office:value="126">
            <text:p>126</text:p>
          </table:table-cell>
          <table:table-cell table:style-name="ce31" table:formula="of:=(ROUNDDOWN([.$AG52]/13;0)*13*2+4)+([.$AG52]*2)+(ROUNDDOWN([.AW$33]/5;0)*28)+[.AW$33]-((ROUNDDOWN([.AW$33]/5;0)*5))" office:value-type="float" office:value="150">
            <text:p>150</text:p>
          </table:table-cell>
          <table:table-cell table:style-name="ce31" table:formula="of:=(ROUNDDOWN([.$AG52]/13;0)*13*2+4)+([.$AG52]*2)+(ROUNDDOWN([.AX$33]/5;0)*28)+[.AX$33]-((ROUNDDOWN([.AX$33]/5;0)*5))" office:value-type="float" office:value="151">
            <text:p>151</text:p>
          </table:table-cell>
          <table:table-cell table:style-name="ce31" table:formula="of:=(ROUNDDOWN([.$AG52]/13;0)*13*2+4)+([.$AG52]*2)+(ROUNDDOWN([.AY$33]/5;0)*28)+[.AY$33]-((ROUNDDOWN([.AY$33]/5;0)*5))" office:value-type="float" office:value="152">
            <text:p>152</text:p>
          </table:table-cell>
          <table:table-cell table:style-name="ce31" table:formula="of:=(ROUNDDOWN([.$AG52]/13;0)*13*2+4)+([.$AG52]*2)+(ROUNDDOWN([.AZ$33]/5;0)*28)+[.AZ$33]-((ROUNDDOWN([.AZ$33]/5;0)*5))" office:value-type="float" office:value="153">
            <text:p>153</text:p>
          </table:table-cell>
          <table:table-cell table:style-name="ce31" table:formula="of:=(ROUNDDOWN([.$AG52]/13;0)*13*2+4)+([.$AG52]*2)+(ROUNDDOWN([.BA$33]/5;0)*28)+[.BA$33]-((ROUNDDOWN([.BA$33]/5;0)*5))" office:value-type="float" office:value="154">
            <text:p>154</text:p>
          </table:table-cell>
          <table:table-cell table:style-name="ce31" table:formula="of:=(ROUNDDOWN([.$AG52]/13;0)*13*2+4)+([.$AG52]*2)+(ROUNDDOWN([.BB$33]/5;0)*28)+[.BB$33]-((ROUNDDOWN([.BB$33]/5;0)*5))" office:value-type="float" office:value="178">
            <text:p>178</text:p>
          </table:table-cell>
          <table:table-cell table:style-name="ce31" table:formula="of:=(ROUNDDOWN([.$AG52]/13;0)*13*2+4)+([.$AG52]*2)+(ROUNDDOWN([.BC$33]/5;0)*28)+[.BC$33]-((ROUNDDOWN([.BC$33]/5;0)*5))" office:value-type="float" office:value="179">
            <text:p>179</text:p>
          </table:table-cell>
          <table:table-cell table:style-name="ce31" table:formula="of:=(ROUNDDOWN([.$AG52]/13;0)*13*2+4)+([.$AG52]*2)+(ROUNDDOWN([.BD$33]/5;0)*28)+[.BD$33]-((ROUNDDOWN([.BD$33]/5;0)*5))" office:value-type="float" office:value="180">
            <text:p>180</text:p>
          </table:table-cell>
          <table:table-cell table:style-name="ce31" table:formula="of:=(ROUNDDOWN([.$AG52]/13;0)*13*2+4)+([.$AG52]*2)+(ROUNDDOWN([.BE$33]/5;0)*28)+[.BE$33]-((ROUNDDOWN([.BE$33]/5;0)*5))" office:value-type="float" office:value="181">
            <text:p>181</text:p>
          </table:table-cell>
          <table:table-cell table:style-name="ce31" table:formula="of:=(ROUNDDOWN([.$AG52]/13;0)*13*2+4)+([.$AG52]*2)+(ROUNDDOWN([.BF$33]/5;0)*28)+[.BF$33]-((ROUNDDOWN([.BF$33]/5;0)*5))" office:value-type="float" office:value="182">
            <text:p>182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2]+1" office:value-type="float" office:value="19">
            <text:p>19</text:p>
          </table:table-cell>
          <table:table-cell table:style-name="ce31" table:formula="of:=(ROUNDDOWN([.$AG53]/13;0)*13*2+4)+([.$AG53]*2)+(ROUNDDOWN([.AH$33]/5;0)*28)+[.AH$33]-((ROUNDDOWN([.AH$33]/5;0)*5))" office:value-type="float" office:value="68">
            <text:p>68</text:p>
          </table:table-cell>
          <table:table-cell table:style-name="ce31" table:formula="of:=(ROUNDDOWN([.$AG53]/13;0)*13*2+4)+([.$AG53]*2)+(ROUNDDOWN([.AI$33]/5;0)*28)+[.AI$33]-((ROUNDDOWN([.AI$33]/5;0)*5))" office:value-type="float" office:value="69">
            <text:p>69</text:p>
          </table:table-cell>
          <table:table-cell table:style-name="ce31" table:formula="of:=(ROUNDDOWN([.$AG53]/13;0)*13*2+4)+([.$AG53]*2)+(ROUNDDOWN([.AJ$33]/5;0)*28)+[.AJ$33]-((ROUNDDOWN([.AJ$33]/5;0)*5))" office:value-type="float" office:value="70">
            <text:p>70</text:p>
          </table:table-cell>
          <table:table-cell table:style-name="ce31" table:formula="of:=(ROUNDDOWN([.$AG53]/13;0)*13*2+4)+([.$AG53]*2)+(ROUNDDOWN([.AK$33]/5;0)*28)+[.AK$33]-((ROUNDDOWN([.AK$33]/5;0)*5))" office:value-type="float" office:value="71">
            <text:p>71</text:p>
          </table:table-cell>
          <table:table-cell table:style-name="ce31" table:formula="of:=(ROUNDDOWN([.$AG53]/13;0)*13*2+4)+([.$AG53]*2)+(ROUNDDOWN([.AL$33]/5;0)*28)+[.AL$33]-((ROUNDDOWN([.AL$33]/5;0)*5))" office:value-type="float" office:value="72">
            <text:p>72</text:p>
          </table:table-cell>
          <table:table-cell table:style-name="ce31" table:formula="of:=(ROUNDDOWN([.$AG53]/13;0)*13*2+4)+([.$AG53]*2)+(ROUNDDOWN([.AM$33]/5;0)*28)+[.AM$33]-((ROUNDDOWN([.AM$33]/5;0)*5))" office:value-type="float" office:value="96">
            <text:p>96</text:p>
          </table:table-cell>
          <table:table-cell table:style-name="ce31" table:formula="of:=(ROUNDDOWN([.$AG53]/13;0)*13*2+4)+([.$AG53]*2)+(ROUNDDOWN([.AN$33]/5;0)*28)+[.AN$33]-((ROUNDDOWN([.AN$33]/5;0)*5))" office:value-type="float" office:value="97">
            <text:p>97</text:p>
          </table:table-cell>
          <table:table-cell table:style-name="ce31" table:formula="of:=(ROUNDDOWN([.$AG53]/13;0)*13*2+4)+([.$AG53]*2)+(ROUNDDOWN([.AO$33]/5;0)*28)+[.AO$33]-((ROUNDDOWN([.AO$33]/5;0)*5))" office:value-type="float" office:value="98">
            <text:p>98</text:p>
          </table:table-cell>
          <table:table-cell table:style-name="ce31" table:formula="of:=(ROUNDDOWN([.$AG53]/13;0)*13*2+4)+([.$AG53]*2)+(ROUNDDOWN([.AP$33]/5;0)*28)+[.AP$33]-((ROUNDDOWN([.AP$33]/5;0)*5))" office:value-type="float" office:value="99">
            <text:p>99</text:p>
          </table:table-cell>
          <table:table-cell table:style-name="ce31" table:formula="of:=(ROUNDDOWN([.$AG53]/13;0)*13*2+4)+([.$AG53]*2)+(ROUNDDOWN([.AQ$33]/5;0)*28)+[.AQ$33]-((ROUNDDOWN([.AQ$33]/5;0)*5))" office:value-type="float" office:value="100">
            <text:p>100</text:p>
          </table:table-cell>
          <table:table-cell table:style-name="ce31" table:formula="of:=(ROUNDDOWN([.$AG53]/13;0)*13*2+4)+([.$AG53]*2)+(ROUNDDOWN([.AR$33]/5;0)*28)+[.AR$33]-((ROUNDDOWN([.AR$33]/5;0)*5))" office:value-type="float" office:value="124">
            <text:p>124</text:p>
          </table:table-cell>
          <table:table-cell table:style-name="ce31" table:formula="of:=(ROUNDDOWN([.$AG53]/13;0)*13*2+4)+([.$AG53]*2)+(ROUNDDOWN([.AS$33]/5;0)*28)+[.AS$33]-((ROUNDDOWN([.AS$33]/5;0)*5))" office:value-type="float" office:value="125">
            <text:p>125</text:p>
          </table:table-cell>
          <table:table-cell table:style-name="ce31" table:formula="of:=(ROUNDDOWN([.$AG53]/13;0)*13*2+4)+([.$AG53]*2)+(ROUNDDOWN([.AT$33]/5;0)*28)+[.AT$33]-((ROUNDDOWN([.AT$33]/5;0)*5))" office:value-type="float" office:value="126">
            <text:p>126</text:p>
          </table:table-cell>
          <table:table-cell table:style-name="ce31" table:formula="of:=(ROUNDDOWN([.$AG53]/13;0)*13*2+4)+([.$AG53]*2)+(ROUNDDOWN([.AU$33]/5;0)*28)+[.AU$33]-((ROUNDDOWN([.AU$33]/5;0)*5))" office:value-type="float" office:value="127">
            <text:p>127</text:p>
          </table:table-cell>
          <table:table-cell table:style-name="ce31" table:formula="of:=(ROUNDDOWN([.$AG53]/13;0)*13*2+4)+([.$AG53]*2)+(ROUNDDOWN([.AV$33]/5;0)*28)+[.AV$33]-((ROUNDDOWN([.AV$33]/5;0)*5))" office:value-type="float" office:value="128">
            <text:p>128</text:p>
          </table:table-cell>
          <table:table-cell table:style-name="ce31" table:formula="of:=(ROUNDDOWN([.$AG53]/13;0)*13*2+4)+([.$AG53]*2)+(ROUNDDOWN([.AW$33]/5;0)*28)+[.AW$33]-((ROUNDDOWN([.AW$33]/5;0)*5))" office:value-type="float" office:value="152">
            <text:p>152</text:p>
          </table:table-cell>
          <table:table-cell table:style-name="ce31" table:formula="of:=(ROUNDDOWN([.$AG53]/13;0)*13*2+4)+([.$AG53]*2)+(ROUNDDOWN([.AX$33]/5;0)*28)+[.AX$33]-((ROUNDDOWN([.AX$33]/5;0)*5))" office:value-type="float" office:value="153">
            <text:p>153</text:p>
          </table:table-cell>
          <table:table-cell table:style-name="ce31" table:formula="of:=(ROUNDDOWN([.$AG53]/13;0)*13*2+4)+([.$AG53]*2)+(ROUNDDOWN([.AY$33]/5;0)*28)+[.AY$33]-((ROUNDDOWN([.AY$33]/5;0)*5))" office:value-type="float" office:value="154">
            <text:p>154</text:p>
          </table:table-cell>
          <table:table-cell table:style-name="ce31" table:formula="of:=(ROUNDDOWN([.$AG53]/13;0)*13*2+4)+([.$AG53]*2)+(ROUNDDOWN([.AZ$33]/5;0)*28)+[.AZ$33]-((ROUNDDOWN([.AZ$33]/5;0)*5))" office:value-type="float" office:value="155">
            <text:p>155</text:p>
          </table:table-cell>
          <table:table-cell table:style-name="ce31" table:formula="of:=(ROUNDDOWN([.$AG53]/13;0)*13*2+4)+([.$AG53]*2)+(ROUNDDOWN([.BA$33]/5;0)*28)+[.BA$33]-((ROUNDDOWN([.BA$33]/5;0)*5))" office:value-type="float" office:value="156">
            <text:p>156</text:p>
          </table:table-cell>
          <table:table-cell table:style-name="ce31" table:formula="of:=(ROUNDDOWN([.$AG53]/13;0)*13*2+4)+([.$AG53]*2)+(ROUNDDOWN([.BB$33]/5;0)*28)+[.BB$33]-((ROUNDDOWN([.BB$33]/5;0)*5))" office:value-type="float" office:value="180">
            <text:p>180</text:p>
          </table:table-cell>
          <table:table-cell table:style-name="ce31" table:formula="of:=(ROUNDDOWN([.$AG53]/13;0)*13*2+4)+([.$AG53]*2)+(ROUNDDOWN([.BC$33]/5;0)*28)+[.BC$33]-((ROUNDDOWN([.BC$33]/5;0)*5))" office:value-type="float" office:value="181">
            <text:p>181</text:p>
          </table:table-cell>
          <table:table-cell table:style-name="ce31" table:formula="of:=(ROUNDDOWN([.$AG53]/13;0)*13*2+4)+([.$AG53]*2)+(ROUNDDOWN([.BD$33]/5;0)*28)+[.BD$33]-((ROUNDDOWN([.BD$33]/5;0)*5))" office:value-type="float" office:value="182">
            <text:p>182</text:p>
          </table:table-cell>
          <table:table-cell table:style-name="ce31" table:formula="of:=(ROUNDDOWN([.$AG53]/13;0)*13*2+4)+([.$AG53]*2)+(ROUNDDOWN([.BE$33]/5;0)*28)+[.BE$33]-((ROUNDDOWN([.BE$33]/5;0)*5))" office:value-type="float" office:value="183">
            <text:p>183</text:p>
          </table:table-cell>
          <table:table-cell table:style-name="ce31" table:formula="of:=(ROUNDDOWN([.$AG53]/13;0)*13*2+4)+([.$AG53]*2)+(ROUNDDOWN([.BF$33]/5;0)*28)+[.BF$33]-((ROUNDDOWN([.BF$33]/5;0)*5))" office:value-type="float" office:value="184">
            <text:p>184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3]+1" office:value-type="float" office:value="20">
            <text:p>20</text:p>
          </table:table-cell>
          <table:table-cell table:style-name="ce31" table:formula="of:=(ROUNDDOWN([.$AG54]/13;0)*13*2+4)+([.$AG54]*2)+(ROUNDDOWN([.AH$33]/5;0)*28)+[.AH$33]-((ROUNDDOWN([.AH$33]/5;0)*5))" office:value-type="float" office:value="70">
            <text:p>70</text:p>
          </table:table-cell>
          <table:table-cell table:style-name="ce31" table:formula="of:=(ROUNDDOWN([.$AG54]/13;0)*13*2+4)+([.$AG54]*2)+(ROUNDDOWN([.AI$33]/5;0)*28)+[.AI$33]-((ROUNDDOWN([.AI$33]/5;0)*5))" office:value-type="float" office:value="71">
            <text:p>71</text:p>
          </table:table-cell>
          <table:table-cell table:style-name="ce31" table:formula="of:=(ROUNDDOWN([.$AG54]/13;0)*13*2+4)+([.$AG54]*2)+(ROUNDDOWN([.AJ$33]/5;0)*28)+[.AJ$33]-((ROUNDDOWN([.AJ$33]/5;0)*5))" office:value-type="float" office:value="72">
            <text:p>72</text:p>
          </table:table-cell>
          <table:table-cell table:style-name="ce31" table:formula="of:=(ROUNDDOWN([.$AG54]/13;0)*13*2+4)+([.$AG54]*2)+(ROUNDDOWN([.AK$33]/5;0)*28)+[.AK$33]-((ROUNDDOWN([.AK$33]/5;0)*5))" office:value-type="float" office:value="73">
            <text:p>73</text:p>
          </table:table-cell>
          <table:table-cell table:style-name="ce31" table:formula="of:=(ROUNDDOWN([.$AG54]/13;0)*13*2+4)+([.$AG54]*2)+(ROUNDDOWN([.AL$33]/5;0)*28)+[.AL$33]-((ROUNDDOWN([.AL$33]/5;0)*5))" office:value-type="float" office:value="74">
            <text:p>74</text:p>
          </table:table-cell>
          <table:table-cell table:style-name="ce31" table:formula="of:=(ROUNDDOWN([.$AG54]/13;0)*13*2+4)+([.$AG54]*2)+(ROUNDDOWN([.AM$33]/5;0)*28)+[.AM$33]-((ROUNDDOWN([.AM$33]/5;0)*5))" office:value-type="float" office:value="98">
            <text:p>98</text:p>
          </table:table-cell>
          <table:table-cell table:style-name="ce31" table:formula="of:=(ROUNDDOWN([.$AG54]/13;0)*13*2+4)+([.$AG54]*2)+(ROUNDDOWN([.AN$33]/5;0)*28)+[.AN$33]-((ROUNDDOWN([.AN$33]/5;0)*5))" office:value-type="float" office:value="99">
            <text:p>99</text:p>
          </table:table-cell>
          <table:table-cell table:style-name="ce31" table:formula="of:=(ROUNDDOWN([.$AG54]/13;0)*13*2+4)+([.$AG54]*2)+(ROUNDDOWN([.AO$33]/5;0)*28)+[.AO$33]-((ROUNDDOWN([.AO$33]/5;0)*5))" office:value-type="float" office:value="100">
            <text:p>100</text:p>
          </table:table-cell>
          <table:table-cell table:style-name="ce31" table:formula="of:=(ROUNDDOWN([.$AG54]/13;0)*13*2+4)+([.$AG54]*2)+(ROUNDDOWN([.AP$33]/5;0)*28)+[.AP$33]-((ROUNDDOWN([.AP$33]/5;0)*5))" office:value-type="float" office:value="101">
            <text:p>101</text:p>
          </table:table-cell>
          <table:table-cell table:style-name="ce31" table:formula="of:=(ROUNDDOWN([.$AG54]/13;0)*13*2+4)+([.$AG54]*2)+(ROUNDDOWN([.AQ$33]/5;0)*28)+[.AQ$33]-((ROUNDDOWN([.AQ$33]/5;0)*5))" office:value-type="float" office:value="102">
            <text:p>102</text:p>
          </table:table-cell>
          <table:table-cell table:style-name="ce31" table:formula="of:=(ROUNDDOWN([.$AG54]/13;0)*13*2+4)+([.$AG54]*2)+(ROUNDDOWN([.AR$33]/5;0)*28)+[.AR$33]-((ROUNDDOWN([.AR$33]/5;0)*5))" office:value-type="float" office:value="126">
            <text:p>126</text:p>
          </table:table-cell>
          <table:table-cell table:style-name="ce31" table:formula="of:=(ROUNDDOWN([.$AG54]/13;0)*13*2+4)+([.$AG54]*2)+(ROUNDDOWN([.AS$33]/5;0)*28)+[.AS$33]-((ROUNDDOWN([.AS$33]/5;0)*5))" office:value-type="float" office:value="127">
            <text:p>127</text:p>
          </table:table-cell>
          <table:table-cell table:style-name="ce31" table:formula="of:=(ROUNDDOWN([.$AG54]/13;0)*13*2+4)+([.$AG54]*2)+(ROUNDDOWN([.AT$33]/5;0)*28)+[.AT$33]-((ROUNDDOWN([.AT$33]/5;0)*5))" office:value-type="float" office:value="128">
            <text:p>128</text:p>
          </table:table-cell>
          <table:table-cell table:style-name="ce31" table:formula="of:=(ROUNDDOWN([.$AG54]/13;0)*13*2+4)+([.$AG54]*2)+(ROUNDDOWN([.AU$33]/5;0)*28)+[.AU$33]-((ROUNDDOWN([.AU$33]/5;0)*5))" office:value-type="float" office:value="129">
            <text:p>129</text:p>
          </table:table-cell>
          <table:table-cell table:style-name="ce31" table:formula="of:=(ROUNDDOWN([.$AG54]/13;0)*13*2+4)+([.$AG54]*2)+(ROUNDDOWN([.AV$33]/5;0)*28)+[.AV$33]-((ROUNDDOWN([.AV$33]/5;0)*5))" office:value-type="float" office:value="130">
            <text:p>130</text:p>
          </table:table-cell>
          <table:table-cell table:style-name="ce31" table:formula="of:=(ROUNDDOWN([.$AG54]/13;0)*13*2+4)+([.$AG54]*2)+(ROUNDDOWN([.AW$33]/5;0)*28)+[.AW$33]-((ROUNDDOWN([.AW$33]/5;0)*5))" office:value-type="float" office:value="154">
            <text:p>154</text:p>
          </table:table-cell>
          <table:table-cell table:style-name="ce31" table:formula="of:=(ROUNDDOWN([.$AG54]/13;0)*13*2+4)+([.$AG54]*2)+(ROUNDDOWN([.AX$33]/5;0)*28)+[.AX$33]-((ROUNDDOWN([.AX$33]/5;0)*5))" office:value-type="float" office:value="155">
            <text:p>155</text:p>
          </table:table-cell>
          <table:table-cell table:style-name="ce31" table:formula="of:=(ROUNDDOWN([.$AG54]/13;0)*13*2+4)+([.$AG54]*2)+(ROUNDDOWN([.AY$33]/5;0)*28)+[.AY$33]-((ROUNDDOWN([.AY$33]/5;0)*5))" office:value-type="float" office:value="156">
            <text:p>156</text:p>
          </table:table-cell>
          <table:table-cell table:style-name="ce31" table:formula="of:=(ROUNDDOWN([.$AG54]/13;0)*13*2+4)+([.$AG54]*2)+(ROUNDDOWN([.AZ$33]/5;0)*28)+[.AZ$33]-((ROUNDDOWN([.AZ$33]/5;0)*5))" office:value-type="float" office:value="157">
            <text:p>157</text:p>
          </table:table-cell>
          <table:table-cell table:style-name="ce31" table:formula="of:=(ROUNDDOWN([.$AG54]/13;0)*13*2+4)+([.$AG54]*2)+(ROUNDDOWN([.BA$33]/5;0)*28)+[.BA$33]-((ROUNDDOWN([.BA$33]/5;0)*5))" office:value-type="float" office:value="158">
            <text:p>158</text:p>
          </table:table-cell>
          <table:table-cell table:style-name="ce31" table:formula="of:=(ROUNDDOWN([.$AG54]/13;0)*13*2+4)+([.$AG54]*2)+(ROUNDDOWN([.BB$33]/5;0)*28)+[.BB$33]-((ROUNDDOWN([.BB$33]/5;0)*5))" office:value-type="float" office:value="182">
            <text:p>182</text:p>
          </table:table-cell>
          <table:table-cell table:style-name="ce31" table:formula="of:=(ROUNDDOWN([.$AG54]/13;0)*13*2+4)+([.$AG54]*2)+(ROUNDDOWN([.BC$33]/5;0)*28)+[.BC$33]-((ROUNDDOWN([.BC$33]/5;0)*5))" office:value-type="float" office:value="183">
            <text:p>183</text:p>
          </table:table-cell>
          <table:table-cell table:style-name="ce31" table:formula="of:=(ROUNDDOWN([.$AG54]/13;0)*13*2+4)+([.$AG54]*2)+(ROUNDDOWN([.BD$33]/5;0)*28)+[.BD$33]-((ROUNDDOWN([.BD$33]/5;0)*5))" office:value-type="float" office:value="184">
            <text:p>184</text:p>
          </table:table-cell>
          <table:table-cell table:style-name="ce31" table:formula="of:=(ROUNDDOWN([.$AG54]/13;0)*13*2+4)+([.$AG54]*2)+(ROUNDDOWN([.BE$33]/5;0)*28)+[.BE$33]-((ROUNDDOWN([.BE$33]/5;0)*5))" office:value-type="float" office:value="185">
            <text:p>185</text:p>
          </table:table-cell>
          <table:table-cell table:style-name="ce31" table:formula="of:=(ROUNDDOWN([.$AG54]/13;0)*13*2+4)+([.$AG54]*2)+(ROUNDDOWN([.BF$33]/5;0)*28)+[.BF$33]-((ROUNDDOWN([.BF$33]/5;0)*5))" office:value-type="float" office:value="186">
            <text:p>186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4]+1" office:value-type="float" office:value="21">
            <text:p>21</text:p>
          </table:table-cell>
          <table:table-cell table:style-name="ce31" table:formula="of:=(ROUNDDOWN([.$AG55]/13;0)*13*2+4)+([.$AG55]*2)+(ROUNDDOWN([.AH$33]/5;0)*28)+[.AH$33]-((ROUNDDOWN([.AH$33]/5;0)*5))" office:value-type="float" office:value="72">
            <text:p>72</text:p>
          </table:table-cell>
          <table:table-cell table:style-name="ce31" table:formula="of:=(ROUNDDOWN([.$AG55]/13;0)*13*2+4)+([.$AG55]*2)+(ROUNDDOWN([.AI$33]/5;0)*28)+[.AI$33]-((ROUNDDOWN([.AI$33]/5;0)*5))" office:value-type="float" office:value="73">
            <text:p>73</text:p>
          </table:table-cell>
          <table:table-cell table:style-name="ce31" table:formula="of:=(ROUNDDOWN([.$AG55]/13;0)*13*2+4)+([.$AG55]*2)+(ROUNDDOWN([.AJ$33]/5;0)*28)+[.AJ$33]-((ROUNDDOWN([.AJ$33]/5;0)*5))" office:value-type="float" office:value="74">
            <text:p>74</text:p>
          </table:table-cell>
          <table:table-cell table:style-name="ce31" table:formula="of:=(ROUNDDOWN([.$AG55]/13;0)*13*2+4)+([.$AG55]*2)+(ROUNDDOWN([.AK$33]/5;0)*28)+[.AK$33]-((ROUNDDOWN([.AK$33]/5;0)*5))" office:value-type="float" office:value="75">
            <text:p>75</text:p>
          </table:table-cell>
          <table:table-cell table:style-name="ce31" table:formula="of:=(ROUNDDOWN([.$AG55]/13;0)*13*2+4)+([.$AG55]*2)+(ROUNDDOWN([.AL$33]/5;0)*28)+[.AL$33]-((ROUNDDOWN([.AL$33]/5;0)*5))" office:value-type="float" office:value="76">
            <text:p>76</text:p>
          </table:table-cell>
          <table:table-cell table:style-name="ce31" table:formula="of:=(ROUNDDOWN([.$AG55]/13;0)*13*2+4)+([.$AG55]*2)+(ROUNDDOWN([.AM$33]/5;0)*28)+[.AM$33]-((ROUNDDOWN([.AM$33]/5;0)*5))" office:value-type="float" office:value="100">
            <text:p>100</text:p>
          </table:table-cell>
          <table:table-cell table:style-name="ce31" table:formula="of:=(ROUNDDOWN([.$AG55]/13;0)*13*2+4)+([.$AG55]*2)+(ROUNDDOWN([.AN$33]/5;0)*28)+[.AN$33]-((ROUNDDOWN([.AN$33]/5;0)*5))" office:value-type="float" office:value="101">
            <text:p>101</text:p>
          </table:table-cell>
          <table:table-cell table:style-name="ce31" table:formula="of:=(ROUNDDOWN([.$AG55]/13;0)*13*2+4)+([.$AG55]*2)+(ROUNDDOWN([.AO$33]/5;0)*28)+[.AO$33]-((ROUNDDOWN([.AO$33]/5;0)*5))" office:value-type="float" office:value="102">
            <text:p>102</text:p>
          </table:table-cell>
          <table:table-cell table:style-name="ce31" table:formula="of:=(ROUNDDOWN([.$AG55]/13;0)*13*2+4)+([.$AG55]*2)+(ROUNDDOWN([.AP$33]/5;0)*28)+[.AP$33]-((ROUNDDOWN([.AP$33]/5;0)*5))" office:value-type="float" office:value="103">
            <text:p>103</text:p>
          </table:table-cell>
          <table:table-cell table:style-name="ce31" table:formula="of:=(ROUNDDOWN([.$AG55]/13;0)*13*2+4)+([.$AG55]*2)+(ROUNDDOWN([.AQ$33]/5;0)*28)+[.AQ$33]-((ROUNDDOWN([.AQ$33]/5;0)*5))" office:value-type="float" office:value="104">
            <text:p>104</text:p>
          </table:table-cell>
          <table:table-cell table:style-name="ce31" table:formula="of:=(ROUNDDOWN([.$AG55]/13;0)*13*2+4)+([.$AG55]*2)+(ROUNDDOWN([.AR$33]/5;0)*28)+[.AR$33]-((ROUNDDOWN([.AR$33]/5;0)*5))" office:value-type="float" office:value="128">
            <text:p>128</text:p>
          </table:table-cell>
          <table:table-cell table:style-name="ce31" table:formula="of:=(ROUNDDOWN([.$AG55]/13;0)*13*2+4)+([.$AG55]*2)+(ROUNDDOWN([.AS$33]/5;0)*28)+[.AS$33]-((ROUNDDOWN([.AS$33]/5;0)*5))" office:value-type="float" office:value="129">
            <text:p>129</text:p>
          </table:table-cell>
          <table:table-cell table:style-name="ce31" table:formula="of:=(ROUNDDOWN([.$AG55]/13;0)*13*2+4)+([.$AG55]*2)+(ROUNDDOWN([.AT$33]/5;0)*28)+[.AT$33]-((ROUNDDOWN([.AT$33]/5;0)*5))" office:value-type="float" office:value="130">
            <text:p>130</text:p>
          </table:table-cell>
          <table:table-cell table:style-name="ce31" table:formula="of:=(ROUNDDOWN([.$AG55]/13;0)*13*2+4)+([.$AG55]*2)+(ROUNDDOWN([.AU$33]/5;0)*28)+[.AU$33]-((ROUNDDOWN([.AU$33]/5;0)*5))" office:value-type="float" office:value="131">
            <text:p>131</text:p>
          </table:table-cell>
          <table:table-cell table:style-name="ce31" table:formula="of:=(ROUNDDOWN([.$AG55]/13;0)*13*2+4)+([.$AG55]*2)+(ROUNDDOWN([.AV$33]/5;0)*28)+[.AV$33]-((ROUNDDOWN([.AV$33]/5;0)*5))" office:value-type="float" office:value="132">
            <text:p>132</text:p>
          </table:table-cell>
          <table:table-cell table:style-name="ce31" table:formula="of:=(ROUNDDOWN([.$AG55]/13;0)*13*2+4)+([.$AG55]*2)+(ROUNDDOWN([.AW$33]/5;0)*28)+[.AW$33]-((ROUNDDOWN([.AW$33]/5;0)*5))" office:value-type="float" office:value="156">
            <text:p>156</text:p>
          </table:table-cell>
          <table:table-cell table:style-name="ce31" table:formula="of:=(ROUNDDOWN([.$AG55]/13;0)*13*2+4)+([.$AG55]*2)+(ROUNDDOWN([.AX$33]/5;0)*28)+[.AX$33]-((ROUNDDOWN([.AX$33]/5;0)*5))" office:value-type="float" office:value="157">
            <text:p>157</text:p>
          </table:table-cell>
          <table:table-cell table:style-name="ce31" table:formula="of:=(ROUNDDOWN([.$AG55]/13;0)*13*2+4)+([.$AG55]*2)+(ROUNDDOWN([.AY$33]/5;0)*28)+[.AY$33]-((ROUNDDOWN([.AY$33]/5;0)*5))" office:value-type="float" office:value="158">
            <text:p>158</text:p>
          </table:table-cell>
          <table:table-cell table:style-name="ce31" table:formula="of:=(ROUNDDOWN([.$AG55]/13;0)*13*2+4)+([.$AG55]*2)+(ROUNDDOWN([.AZ$33]/5;0)*28)+[.AZ$33]-((ROUNDDOWN([.AZ$33]/5;0)*5))" office:value-type="float" office:value="159">
            <text:p>159</text:p>
          </table:table-cell>
          <table:table-cell table:style-name="ce31" table:formula="of:=(ROUNDDOWN([.$AG55]/13;0)*13*2+4)+([.$AG55]*2)+(ROUNDDOWN([.BA$33]/5;0)*28)+[.BA$33]-((ROUNDDOWN([.BA$33]/5;0)*5))" office:value-type="float" office:value="160">
            <text:p>160</text:p>
          </table:table-cell>
          <table:table-cell table:style-name="ce31" table:formula="of:=(ROUNDDOWN([.$AG55]/13;0)*13*2+4)+([.$AG55]*2)+(ROUNDDOWN([.BB$33]/5;0)*28)+[.BB$33]-((ROUNDDOWN([.BB$33]/5;0)*5))" office:value-type="float" office:value="184">
            <text:p>184</text:p>
          </table:table-cell>
          <table:table-cell table:style-name="ce31" table:formula="of:=(ROUNDDOWN([.$AG55]/13;0)*13*2+4)+([.$AG55]*2)+(ROUNDDOWN([.BC$33]/5;0)*28)+[.BC$33]-((ROUNDDOWN([.BC$33]/5;0)*5))" office:value-type="float" office:value="185">
            <text:p>185</text:p>
          </table:table-cell>
          <table:table-cell table:style-name="ce31" table:formula="of:=(ROUNDDOWN([.$AG55]/13;0)*13*2+4)+([.$AG55]*2)+(ROUNDDOWN([.BD$33]/5;0)*28)+[.BD$33]-((ROUNDDOWN([.BD$33]/5;0)*5))" office:value-type="float" office:value="186">
            <text:p>186</text:p>
          </table:table-cell>
          <table:table-cell table:style-name="ce31" table:formula="of:=(ROUNDDOWN([.$AG55]/13;0)*13*2+4)+([.$AG55]*2)+(ROUNDDOWN([.BE$33]/5;0)*28)+[.BE$33]-((ROUNDDOWN([.BE$33]/5;0)*5))" office:value-type="float" office:value="187">
            <text:p>187</text:p>
          </table:table-cell>
          <table:table-cell table:style-name="ce31" table:formula="of:=(ROUNDDOWN([.$AG55]/13;0)*13*2+4)+([.$AG55]*2)+(ROUNDDOWN([.BF$33]/5;0)*28)+[.BF$33]-((ROUNDDOWN([.BF$33]/5;0)*5))" office:value-type="float" office:value="188">
            <text:p>188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5]+1" office:value-type="float" office:value="22">
            <text:p>22</text:p>
          </table:table-cell>
          <table:table-cell table:style-name="ce31" table:formula="of:=(ROUNDDOWN([.$AG56]/13;0)*13*2+4)+([.$AG56]*2)+(ROUNDDOWN([.AH$33]/5;0)*28)+[.AH$33]-((ROUNDDOWN([.AH$33]/5;0)*5))" office:value-type="float" office:value="74">
            <text:p>74</text:p>
          </table:table-cell>
          <table:table-cell table:style-name="ce31" table:formula="of:=(ROUNDDOWN([.$AG56]/13;0)*13*2+4)+([.$AG56]*2)+(ROUNDDOWN([.AI$33]/5;0)*28)+[.AI$33]-((ROUNDDOWN([.AI$33]/5;0)*5))" office:value-type="float" office:value="75">
            <text:p>75</text:p>
          </table:table-cell>
          <table:table-cell table:style-name="ce31" table:formula="of:=(ROUNDDOWN([.$AG56]/13;0)*13*2+4)+([.$AG56]*2)+(ROUNDDOWN([.AJ$33]/5;0)*28)+[.AJ$33]-((ROUNDDOWN([.AJ$33]/5;0)*5))" office:value-type="float" office:value="76">
            <text:p>76</text:p>
          </table:table-cell>
          <table:table-cell table:style-name="ce31" table:formula="of:=(ROUNDDOWN([.$AG56]/13;0)*13*2+4)+([.$AG56]*2)+(ROUNDDOWN([.AK$33]/5;0)*28)+[.AK$33]-((ROUNDDOWN([.AK$33]/5;0)*5))" office:value-type="float" office:value="77">
            <text:p>77</text:p>
          </table:table-cell>
          <table:table-cell table:style-name="ce31" table:formula="of:=(ROUNDDOWN([.$AG56]/13;0)*13*2+4)+([.$AG56]*2)+(ROUNDDOWN([.AL$33]/5;0)*28)+[.AL$33]-((ROUNDDOWN([.AL$33]/5;0)*5))" office:value-type="float" office:value="78">
            <text:p>78</text:p>
          </table:table-cell>
          <table:table-cell table:style-name="ce31" table:formula="of:=(ROUNDDOWN([.$AG56]/13;0)*13*2+4)+([.$AG56]*2)+(ROUNDDOWN([.AM$33]/5;0)*28)+[.AM$33]-((ROUNDDOWN([.AM$33]/5;0)*5))" office:value-type="float" office:value="102">
            <text:p>102</text:p>
          </table:table-cell>
          <table:table-cell table:style-name="ce31" table:formula="of:=(ROUNDDOWN([.$AG56]/13;0)*13*2+4)+([.$AG56]*2)+(ROUNDDOWN([.AN$33]/5;0)*28)+[.AN$33]-((ROUNDDOWN([.AN$33]/5;0)*5))" office:value-type="float" office:value="103">
            <text:p>103</text:p>
          </table:table-cell>
          <table:table-cell table:style-name="ce31" table:formula="of:=(ROUNDDOWN([.$AG56]/13;0)*13*2+4)+([.$AG56]*2)+(ROUNDDOWN([.AO$33]/5;0)*28)+[.AO$33]-((ROUNDDOWN([.AO$33]/5;0)*5))" office:value-type="float" office:value="104">
            <text:p>104</text:p>
          </table:table-cell>
          <table:table-cell table:style-name="ce31" table:formula="of:=(ROUNDDOWN([.$AG56]/13;0)*13*2+4)+([.$AG56]*2)+(ROUNDDOWN([.AP$33]/5;0)*28)+[.AP$33]-((ROUNDDOWN([.AP$33]/5;0)*5))" office:value-type="float" office:value="105">
            <text:p>105</text:p>
          </table:table-cell>
          <table:table-cell table:style-name="ce31" table:formula="of:=(ROUNDDOWN([.$AG56]/13;0)*13*2+4)+([.$AG56]*2)+(ROUNDDOWN([.AQ$33]/5;0)*28)+[.AQ$33]-((ROUNDDOWN([.AQ$33]/5;0)*5))" office:value-type="float" office:value="106">
            <text:p>106</text:p>
          </table:table-cell>
          <table:table-cell table:style-name="ce31" table:formula="of:=(ROUNDDOWN([.$AG56]/13;0)*13*2+4)+([.$AG56]*2)+(ROUNDDOWN([.AR$33]/5;0)*28)+[.AR$33]-((ROUNDDOWN([.AR$33]/5;0)*5))" office:value-type="float" office:value="130">
            <text:p>130</text:p>
          </table:table-cell>
          <table:table-cell table:style-name="ce31" table:formula="of:=(ROUNDDOWN([.$AG56]/13;0)*13*2+4)+([.$AG56]*2)+(ROUNDDOWN([.AS$33]/5;0)*28)+[.AS$33]-((ROUNDDOWN([.AS$33]/5;0)*5))" office:value-type="float" office:value="131">
            <text:p>131</text:p>
          </table:table-cell>
          <table:table-cell table:style-name="ce31" table:formula="of:=(ROUNDDOWN([.$AG56]/13;0)*13*2+4)+([.$AG56]*2)+(ROUNDDOWN([.AT$33]/5;0)*28)+[.AT$33]-((ROUNDDOWN([.AT$33]/5;0)*5))" office:value-type="float" office:value="132">
            <text:p>132</text:p>
          </table:table-cell>
          <table:table-cell table:style-name="ce31" table:formula="of:=(ROUNDDOWN([.$AG56]/13;0)*13*2+4)+([.$AG56]*2)+(ROUNDDOWN([.AU$33]/5;0)*28)+[.AU$33]-((ROUNDDOWN([.AU$33]/5;0)*5))" office:value-type="float" office:value="133">
            <text:p>133</text:p>
          </table:table-cell>
          <table:table-cell table:style-name="ce31" table:formula="of:=(ROUNDDOWN([.$AG56]/13;0)*13*2+4)+([.$AG56]*2)+(ROUNDDOWN([.AV$33]/5;0)*28)+[.AV$33]-((ROUNDDOWN([.AV$33]/5;0)*5))" office:value-type="float" office:value="134">
            <text:p>134</text:p>
          </table:table-cell>
          <table:table-cell table:style-name="ce31" table:formula="of:=(ROUNDDOWN([.$AG56]/13;0)*13*2+4)+([.$AG56]*2)+(ROUNDDOWN([.AW$33]/5;0)*28)+[.AW$33]-((ROUNDDOWN([.AW$33]/5;0)*5))" office:value-type="float" office:value="158">
            <text:p>158</text:p>
          </table:table-cell>
          <table:table-cell table:style-name="ce31" table:formula="of:=(ROUNDDOWN([.$AG56]/13;0)*13*2+4)+([.$AG56]*2)+(ROUNDDOWN([.AX$33]/5;0)*28)+[.AX$33]-((ROUNDDOWN([.AX$33]/5;0)*5))" office:value-type="float" office:value="159">
            <text:p>159</text:p>
          </table:table-cell>
          <table:table-cell table:style-name="ce31" table:formula="of:=(ROUNDDOWN([.$AG56]/13;0)*13*2+4)+([.$AG56]*2)+(ROUNDDOWN([.AY$33]/5;0)*28)+[.AY$33]-((ROUNDDOWN([.AY$33]/5;0)*5))" office:value-type="float" office:value="160">
            <text:p>160</text:p>
          </table:table-cell>
          <table:table-cell table:style-name="ce31" table:formula="of:=(ROUNDDOWN([.$AG56]/13;0)*13*2+4)+([.$AG56]*2)+(ROUNDDOWN([.AZ$33]/5;0)*28)+[.AZ$33]-((ROUNDDOWN([.AZ$33]/5;0)*5))" office:value-type="float" office:value="161">
            <text:p>161</text:p>
          </table:table-cell>
          <table:table-cell table:style-name="ce31" table:formula="of:=(ROUNDDOWN([.$AG56]/13;0)*13*2+4)+([.$AG56]*2)+(ROUNDDOWN([.BA$33]/5;0)*28)+[.BA$33]-((ROUNDDOWN([.BA$33]/5;0)*5))" office:value-type="float" office:value="162">
            <text:p>162</text:p>
          </table:table-cell>
          <table:table-cell table:style-name="ce31" table:formula="of:=(ROUNDDOWN([.$AG56]/13;0)*13*2+4)+([.$AG56]*2)+(ROUNDDOWN([.BB$33]/5;0)*28)+[.BB$33]-((ROUNDDOWN([.BB$33]/5;0)*5))" office:value-type="float" office:value="186">
            <text:p>186</text:p>
          </table:table-cell>
          <table:table-cell table:style-name="ce31" table:formula="of:=(ROUNDDOWN([.$AG56]/13;0)*13*2+4)+([.$AG56]*2)+(ROUNDDOWN([.BC$33]/5;0)*28)+[.BC$33]-((ROUNDDOWN([.BC$33]/5;0)*5))" office:value-type="float" office:value="187">
            <text:p>187</text:p>
          </table:table-cell>
          <table:table-cell table:style-name="ce31" table:formula="of:=(ROUNDDOWN([.$AG56]/13;0)*13*2+4)+([.$AG56]*2)+(ROUNDDOWN([.BD$33]/5;0)*28)+[.BD$33]-((ROUNDDOWN([.BD$33]/5;0)*5))" office:value-type="float" office:value="188">
            <text:p>188</text:p>
          </table:table-cell>
          <table:table-cell table:style-name="ce31" table:formula="of:=(ROUNDDOWN([.$AG56]/13;0)*13*2+4)+([.$AG56]*2)+(ROUNDDOWN([.BE$33]/5;0)*28)+[.BE$33]-((ROUNDDOWN([.BE$33]/5;0)*5))" office:value-type="float" office:value="189">
            <text:p>189</text:p>
          </table:table-cell>
          <table:table-cell table:style-name="ce31" table:formula="of:=(ROUNDDOWN([.$AG56]/13;0)*13*2+4)+([.$AG56]*2)+(ROUNDDOWN([.BF$33]/5;0)*28)+[.BF$33]-((ROUNDDOWN([.BF$33]/5;0)*5))" office:value-type="float" office:value="190">
            <text:p>190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6]+1" office:value-type="float" office:value="23">
            <text:p>23</text:p>
          </table:table-cell>
          <table:table-cell table:style-name="ce31" table:formula="of:=(ROUNDDOWN([.$AG57]/13;0)*13*2+4)+([.$AG57]*2)+(ROUNDDOWN([.AH$33]/5;0)*28)+[.AH$33]-((ROUNDDOWN([.AH$33]/5;0)*5))" office:value-type="float" office:value="76">
            <text:p>76</text:p>
          </table:table-cell>
          <table:table-cell table:style-name="ce31" table:formula="of:=(ROUNDDOWN([.$AG57]/13;0)*13*2+4)+([.$AG57]*2)+(ROUNDDOWN([.AI$33]/5;0)*28)+[.AI$33]-((ROUNDDOWN([.AI$33]/5;0)*5))" office:value-type="float" office:value="77">
            <text:p>77</text:p>
          </table:table-cell>
          <table:table-cell table:style-name="ce31" table:formula="of:=(ROUNDDOWN([.$AG57]/13;0)*13*2+4)+([.$AG57]*2)+(ROUNDDOWN([.AJ$33]/5;0)*28)+[.AJ$33]-((ROUNDDOWN([.AJ$33]/5;0)*5))" office:value-type="float" office:value="78">
            <text:p>78</text:p>
          </table:table-cell>
          <table:table-cell table:style-name="ce31" table:formula="of:=(ROUNDDOWN([.$AG57]/13;0)*13*2+4)+([.$AG57]*2)+(ROUNDDOWN([.AK$33]/5;0)*28)+[.AK$33]-((ROUNDDOWN([.AK$33]/5;0)*5))" office:value-type="float" office:value="79">
            <text:p>79</text:p>
          </table:table-cell>
          <table:table-cell table:style-name="ce31" table:formula="of:=(ROUNDDOWN([.$AG57]/13;0)*13*2+4)+([.$AG57]*2)+(ROUNDDOWN([.AL$33]/5;0)*28)+[.AL$33]-((ROUNDDOWN([.AL$33]/5;0)*5))" office:value-type="float" office:value="80">
            <text:p>80</text:p>
          </table:table-cell>
          <table:table-cell table:style-name="ce31" table:formula="of:=(ROUNDDOWN([.$AG57]/13;0)*13*2+4)+([.$AG57]*2)+(ROUNDDOWN([.AM$33]/5;0)*28)+[.AM$33]-((ROUNDDOWN([.AM$33]/5;0)*5))" office:value-type="float" office:value="104">
            <text:p>104</text:p>
          </table:table-cell>
          <table:table-cell table:style-name="ce31" table:formula="of:=(ROUNDDOWN([.$AG57]/13;0)*13*2+4)+([.$AG57]*2)+(ROUNDDOWN([.AN$33]/5;0)*28)+[.AN$33]-((ROUNDDOWN([.AN$33]/5;0)*5))" office:value-type="float" office:value="105">
            <text:p>105</text:p>
          </table:table-cell>
          <table:table-cell table:style-name="ce31" table:formula="of:=(ROUNDDOWN([.$AG57]/13;0)*13*2+4)+([.$AG57]*2)+(ROUNDDOWN([.AO$33]/5;0)*28)+[.AO$33]-((ROUNDDOWN([.AO$33]/5;0)*5))" office:value-type="float" office:value="106">
            <text:p>106</text:p>
          </table:table-cell>
          <table:table-cell table:style-name="ce31" table:formula="of:=(ROUNDDOWN([.$AG57]/13;0)*13*2+4)+([.$AG57]*2)+(ROUNDDOWN([.AP$33]/5;0)*28)+[.AP$33]-((ROUNDDOWN([.AP$33]/5;0)*5))" office:value-type="float" office:value="107">
            <text:p>107</text:p>
          </table:table-cell>
          <table:table-cell table:style-name="ce31" table:formula="of:=(ROUNDDOWN([.$AG57]/13;0)*13*2+4)+([.$AG57]*2)+(ROUNDDOWN([.AQ$33]/5;0)*28)+[.AQ$33]-((ROUNDDOWN([.AQ$33]/5;0)*5))" office:value-type="float" office:value="108">
            <text:p>108</text:p>
          </table:table-cell>
          <table:table-cell table:style-name="ce31" table:formula="of:=(ROUNDDOWN([.$AG57]/13;0)*13*2+4)+([.$AG57]*2)+(ROUNDDOWN([.AR$33]/5;0)*28)+[.AR$33]-((ROUNDDOWN([.AR$33]/5;0)*5))" office:value-type="float" office:value="132">
            <text:p>132</text:p>
          </table:table-cell>
          <table:table-cell table:style-name="ce31" table:formula="of:=(ROUNDDOWN([.$AG57]/13;0)*13*2+4)+([.$AG57]*2)+(ROUNDDOWN([.AS$33]/5;0)*28)+[.AS$33]-((ROUNDDOWN([.AS$33]/5;0)*5))" office:value-type="float" office:value="133">
            <text:p>133</text:p>
          </table:table-cell>
          <table:table-cell table:style-name="ce31" table:formula="of:=(ROUNDDOWN([.$AG57]/13;0)*13*2+4)+([.$AG57]*2)+(ROUNDDOWN([.AT$33]/5;0)*28)+[.AT$33]-((ROUNDDOWN([.AT$33]/5;0)*5))" office:value-type="float" office:value="134">
            <text:p>134</text:p>
          </table:table-cell>
          <table:table-cell table:style-name="ce31" table:formula="of:=(ROUNDDOWN([.$AG57]/13;0)*13*2+4)+([.$AG57]*2)+(ROUNDDOWN([.AU$33]/5;0)*28)+[.AU$33]-((ROUNDDOWN([.AU$33]/5;0)*5))" office:value-type="float" office:value="135">
            <text:p>135</text:p>
          </table:table-cell>
          <table:table-cell table:style-name="ce31" table:formula="of:=(ROUNDDOWN([.$AG57]/13;0)*13*2+4)+([.$AG57]*2)+(ROUNDDOWN([.AV$33]/5;0)*28)+[.AV$33]-((ROUNDDOWN([.AV$33]/5;0)*5))" office:value-type="float" office:value="136">
            <text:p>136</text:p>
          </table:table-cell>
          <table:table-cell table:style-name="ce31" table:formula="of:=(ROUNDDOWN([.$AG57]/13;0)*13*2+4)+([.$AG57]*2)+(ROUNDDOWN([.AW$33]/5;0)*28)+[.AW$33]-((ROUNDDOWN([.AW$33]/5;0)*5))" office:value-type="float" office:value="160">
            <text:p>160</text:p>
          </table:table-cell>
          <table:table-cell table:style-name="ce31" table:formula="of:=(ROUNDDOWN([.$AG57]/13;0)*13*2+4)+([.$AG57]*2)+(ROUNDDOWN([.AX$33]/5;0)*28)+[.AX$33]-((ROUNDDOWN([.AX$33]/5;0)*5))" office:value-type="float" office:value="161">
            <text:p>161</text:p>
          </table:table-cell>
          <table:table-cell table:style-name="ce31" table:formula="of:=(ROUNDDOWN([.$AG57]/13;0)*13*2+4)+([.$AG57]*2)+(ROUNDDOWN([.AY$33]/5;0)*28)+[.AY$33]-((ROUNDDOWN([.AY$33]/5;0)*5))" office:value-type="float" office:value="162">
            <text:p>162</text:p>
          </table:table-cell>
          <table:table-cell table:style-name="ce31" table:formula="of:=(ROUNDDOWN([.$AG57]/13;0)*13*2+4)+([.$AG57]*2)+(ROUNDDOWN([.AZ$33]/5;0)*28)+[.AZ$33]-((ROUNDDOWN([.AZ$33]/5;0)*5))" office:value-type="float" office:value="163">
            <text:p>163</text:p>
          </table:table-cell>
          <table:table-cell table:style-name="ce31" table:formula="of:=(ROUNDDOWN([.$AG57]/13;0)*13*2+4)+([.$AG57]*2)+(ROUNDDOWN([.BA$33]/5;0)*28)+[.BA$33]-((ROUNDDOWN([.BA$33]/5;0)*5))" office:value-type="float" office:value="164">
            <text:p>164</text:p>
          </table:table-cell>
          <table:table-cell table:style-name="ce31" table:formula="of:=(ROUNDDOWN([.$AG57]/13;0)*13*2+4)+([.$AG57]*2)+(ROUNDDOWN([.BB$33]/5;0)*28)+[.BB$33]-((ROUNDDOWN([.BB$33]/5;0)*5))" office:value-type="float" office:value="188">
            <text:p>188</text:p>
          </table:table-cell>
          <table:table-cell table:style-name="ce31" table:formula="of:=(ROUNDDOWN([.$AG57]/13;0)*13*2+4)+([.$AG57]*2)+(ROUNDDOWN([.BC$33]/5;0)*28)+[.BC$33]-((ROUNDDOWN([.BC$33]/5;0)*5))" office:value-type="float" office:value="189">
            <text:p>189</text:p>
          </table:table-cell>
          <table:table-cell table:style-name="ce31" table:formula="of:=(ROUNDDOWN([.$AG57]/13;0)*13*2+4)+([.$AG57]*2)+(ROUNDDOWN([.BD$33]/5;0)*28)+[.BD$33]-((ROUNDDOWN([.BD$33]/5;0)*5))" office:value-type="float" office:value="190">
            <text:p>190</text:p>
          </table:table-cell>
          <table:table-cell table:style-name="ce31" table:formula="of:=(ROUNDDOWN([.$AG57]/13;0)*13*2+4)+([.$AG57]*2)+(ROUNDDOWN([.BE$33]/5;0)*28)+[.BE$33]-((ROUNDDOWN([.BE$33]/5;0)*5))" office:value-type="float" office:value="191">
            <text:p>191</text:p>
          </table:table-cell>
          <table:table-cell table:style-name="ce31" table:formula="of:=(ROUNDDOWN([.$AG57]/13;0)*13*2+4)+([.$AG57]*2)+(ROUNDDOWN([.BF$33]/5;0)*28)+[.BF$33]-((ROUNDDOWN([.BF$33]/5;0)*5))" office:value-type="float" office:value="192">
            <text:p>192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7]+1" office:value-type="float" office:value="24">
            <text:p>24</text:p>
          </table:table-cell>
          <table:table-cell table:style-name="ce31" table:formula="of:=(ROUNDDOWN([.$AG58]/13;0)*13*2+4)+([.$AG58]*2)+(ROUNDDOWN([.AH$33]/5;0)*28)+[.AH$33]-((ROUNDDOWN([.AH$33]/5;0)*5))" office:value-type="float" office:value="78">
            <text:p>78</text:p>
          </table:table-cell>
          <table:table-cell table:style-name="ce31" table:formula="of:=(ROUNDDOWN([.$AG58]/13;0)*13*2+4)+([.$AG58]*2)+(ROUNDDOWN([.AI$33]/5;0)*28)+[.AI$33]-((ROUNDDOWN([.AI$33]/5;0)*5))" office:value-type="float" office:value="79">
            <text:p>79</text:p>
          </table:table-cell>
          <table:table-cell table:style-name="ce31" table:formula="of:=(ROUNDDOWN([.$AG58]/13;0)*13*2+4)+([.$AG58]*2)+(ROUNDDOWN([.AJ$33]/5;0)*28)+[.AJ$33]-((ROUNDDOWN([.AJ$33]/5;0)*5))" office:value-type="float" office:value="80">
            <text:p>80</text:p>
          </table:table-cell>
          <table:table-cell table:style-name="ce31" table:formula="of:=(ROUNDDOWN([.$AG58]/13;0)*13*2+4)+([.$AG58]*2)+(ROUNDDOWN([.AK$33]/5;0)*28)+[.AK$33]-((ROUNDDOWN([.AK$33]/5;0)*5))" office:value-type="float" office:value="81">
            <text:p>81</text:p>
          </table:table-cell>
          <table:table-cell table:style-name="ce31" table:formula="of:=(ROUNDDOWN([.$AG58]/13;0)*13*2+4)+([.$AG58]*2)+(ROUNDDOWN([.AL$33]/5;0)*28)+[.AL$33]-((ROUNDDOWN([.AL$33]/5;0)*5))" office:value-type="float" office:value="82">
            <text:p>82</text:p>
          </table:table-cell>
          <table:table-cell table:style-name="ce31" table:formula="of:=(ROUNDDOWN([.$AG58]/13;0)*13*2+4)+([.$AG58]*2)+(ROUNDDOWN([.AM$33]/5;0)*28)+[.AM$33]-((ROUNDDOWN([.AM$33]/5;0)*5))" office:value-type="float" office:value="106">
            <text:p>106</text:p>
          </table:table-cell>
          <table:table-cell table:style-name="ce31" table:formula="of:=(ROUNDDOWN([.$AG58]/13;0)*13*2+4)+([.$AG58]*2)+(ROUNDDOWN([.AN$33]/5;0)*28)+[.AN$33]-((ROUNDDOWN([.AN$33]/5;0)*5))" office:value-type="float" office:value="107">
            <text:p>107</text:p>
          </table:table-cell>
          <table:table-cell table:style-name="ce31" table:formula="of:=(ROUNDDOWN([.$AG58]/13;0)*13*2+4)+([.$AG58]*2)+(ROUNDDOWN([.AO$33]/5;0)*28)+[.AO$33]-((ROUNDDOWN([.AO$33]/5;0)*5))" office:value-type="float" office:value="108">
            <text:p>108</text:p>
          </table:table-cell>
          <table:table-cell table:style-name="ce31" table:formula="of:=(ROUNDDOWN([.$AG58]/13;0)*13*2+4)+([.$AG58]*2)+(ROUNDDOWN([.AP$33]/5;0)*28)+[.AP$33]-((ROUNDDOWN([.AP$33]/5;0)*5))" office:value-type="float" office:value="109">
            <text:p>109</text:p>
          </table:table-cell>
          <table:table-cell table:style-name="ce31" table:formula="of:=(ROUNDDOWN([.$AG58]/13;0)*13*2+4)+([.$AG58]*2)+(ROUNDDOWN([.AQ$33]/5;0)*28)+[.AQ$33]-((ROUNDDOWN([.AQ$33]/5;0)*5))" office:value-type="float" office:value="110">
            <text:p>110</text:p>
          </table:table-cell>
          <table:table-cell table:style-name="ce31" table:formula="of:=(ROUNDDOWN([.$AG58]/13;0)*13*2+4)+([.$AG58]*2)+(ROUNDDOWN([.AR$33]/5;0)*28)+[.AR$33]-((ROUNDDOWN([.AR$33]/5;0)*5))" office:value-type="float" office:value="134">
            <text:p>134</text:p>
          </table:table-cell>
          <table:table-cell table:style-name="ce31" table:formula="of:=(ROUNDDOWN([.$AG58]/13;0)*13*2+4)+([.$AG58]*2)+(ROUNDDOWN([.AS$33]/5;0)*28)+[.AS$33]-((ROUNDDOWN([.AS$33]/5;0)*5))" office:value-type="float" office:value="135">
            <text:p>135</text:p>
          </table:table-cell>
          <table:table-cell table:style-name="ce31" table:formula="of:=(ROUNDDOWN([.$AG58]/13;0)*13*2+4)+([.$AG58]*2)+(ROUNDDOWN([.AT$33]/5;0)*28)+[.AT$33]-((ROUNDDOWN([.AT$33]/5;0)*5))" office:value-type="float" office:value="136">
            <text:p>136</text:p>
          </table:table-cell>
          <table:table-cell table:style-name="ce31" table:formula="of:=(ROUNDDOWN([.$AG58]/13;0)*13*2+4)+([.$AG58]*2)+(ROUNDDOWN([.AU$33]/5;0)*28)+[.AU$33]-((ROUNDDOWN([.AU$33]/5;0)*5))" office:value-type="float" office:value="137">
            <text:p>137</text:p>
          </table:table-cell>
          <table:table-cell table:style-name="ce31" table:formula="of:=(ROUNDDOWN([.$AG58]/13;0)*13*2+4)+([.$AG58]*2)+(ROUNDDOWN([.AV$33]/5;0)*28)+[.AV$33]-((ROUNDDOWN([.AV$33]/5;0)*5))" office:value-type="float" office:value="138">
            <text:p>138</text:p>
          </table:table-cell>
          <table:table-cell table:style-name="ce31" table:formula="of:=(ROUNDDOWN([.$AG58]/13;0)*13*2+4)+([.$AG58]*2)+(ROUNDDOWN([.AW$33]/5;0)*28)+[.AW$33]-((ROUNDDOWN([.AW$33]/5;0)*5))" office:value-type="float" office:value="162">
            <text:p>162</text:p>
          </table:table-cell>
          <table:table-cell table:style-name="ce31" table:formula="of:=(ROUNDDOWN([.$AG58]/13;0)*13*2+4)+([.$AG58]*2)+(ROUNDDOWN([.AX$33]/5;0)*28)+[.AX$33]-((ROUNDDOWN([.AX$33]/5;0)*5))" office:value-type="float" office:value="163">
            <text:p>163</text:p>
          </table:table-cell>
          <table:table-cell table:style-name="ce31" table:formula="of:=(ROUNDDOWN([.$AG58]/13;0)*13*2+4)+([.$AG58]*2)+(ROUNDDOWN([.AY$33]/5;0)*28)+[.AY$33]-((ROUNDDOWN([.AY$33]/5;0)*5))" office:value-type="float" office:value="164">
            <text:p>164</text:p>
          </table:table-cell>
          <table:table-cell table:style-name="ce31" table:formula="of:=(ROUNDDOWN([.$AG58]/13;0)*13*2+4)+([.$AG58]*2)+(ROUNDDOWN([.AZ$33]/5;0)*28)+[.AZ$33]-((ROUNDDOWN([.AZ$33]/5;0)*5))" office:value-type="float" office:value="165">
            <text:p>165</text:p>
          </table:table-cell>
          <table:table-cell table:style-name="ce31" table:formula="of:=(ROUNDDOWN([.$AG58]/13;0)*13*2+4)+([.$AG58]*2)+(ROUNDDOWN([.BA$33]/5;0)*28)+[.BA$33]-((ROUNDDOWN([.BA$33]/5;0)*5))" office:value-type="float" office:value="166">
            <text:p>166</text:p>
          </table:table-cell>
          <table:table-cell table:style-name="ce31" table:formula="of:=(ROUNDDOWN([.$AG58]/13;0)*13*2+4)+([.$AG58]*2)+(ROUNDDOWN([.BB$33]/5;0)*28)+[.BB$33]-((ROUNDDOWN([.BB$33]/5;0)*5))" office:value-type="float" office:value="190">
            <text:p>190</text:p>
          </table:table-cell>
          <table:table-cell table:style-name="ce31" table:formula="of:=(ROUNDDOWN([.$AG58]/13;0)*13*2+4)+([.$AG58]*2)+(ROUNDDOWN([.BC$33]/5;0)*28)+[.BC$33]-((ROUNDDOWN([.BC$33]/5;0)*5))" office:value-type="float" office:value="191">
            <text:p>191</text:p>
          </table:table-cell>
          <table:table-cell table:style-name="ce31" table:formula="of:=(ROUNDDOWN([.$AG58]/13;0)*13*2+4)+([.$AG58]*2)+(ROUNDDOWN([.BD$33]/5;0)*28)+[.BD$33]-((ROUNDDOWN([.BD$33]/5;0)*5))" office:value-type="float" office:value="192">
            <text:p>192</text:p>
          </table:table-cell>
          <table:table-cell table:style-name="ce31" table:formula="of:=(ROUNDDOWN([.$AG58]/13;0)*13*2+4)+([.$AG58]*2)+(ROUNDDOWN([.BE$33]/5;0)*28)+[.BE$33]-((ROUNDDOWN([.BE$33]/5;0)*5))" office:value-type="float" office:value="193">
            <text:p>193</text:p>
          </table:table-cell>
          <table:table-cell table:style-name="ce31" table:formula="of:=(ROUNDDOWN([.$AG58]/13;0)*13*2+4)+([.$AG58]*2)+(ROUNDDOWN([.BF$33]/5;0)*28)+[.BF$33]-((ROUNDDOWN([.BF$33]/5;0)*5))" office:value-type="float" office:value="194">
            <text:p>194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8]+1" office:value-type="float" office:value="25">
            <text:p>25</text:p>
          </table:table-cell>
          <table:table-cell table:style-name="ce31" table:formula="of:=(ROUNDDOWN([.$AG59]/13;0)*13*2+4)+([.$AG59]*2)+(ROUNDDOWN([.AH$33]/5;0)*28)+[.AH$33]-((ROUNDDOWN([.AH$33]/5;0)*5))" office:value-type="float" office:value="80">
            <text:p>80</text:p>
          </table:table-cell>
          <table:table-cell table:style-name="ce31" table:formula="of:=(ROUNDDOWN([.$AG59]/13;0)*13*2+4)+([.$AG59]*2)+(ROUNDDOWN([.AI$33]/5;0)*28)+[.AI$33]-((ROUNDDOWN([.AI$33]/5;0)*5))" office:value-type="float" office:value="81">
            <text:p>81</text:p>
          </table:table-cell>
          <table:table-cell table:style-name="ce31" table:formula="of:=(ROUNDDOWN([.$AG59]/13;0)*13*2+4)+([.$AG59]*2)+(ROUNDDOWN([.AJ$33]/5;0)*28)+[.AJ$33]-((ROUNDDOWN([.AJ$33]/5;0)*5))" office:value-type="float" office:value="82">
            <text:p>82</text:p>
          </table:table-cell>
          <table:table-cell table:style-name="ce31" table:formula="of:=(ROUNDDOWN([.$AG59]/13;0)*13*2+4)+([.$AG59]*2)+(ROUNDDOWN([.AK$33]/5;0)*28)+[.AK$33]-((ROUNDDOWN([.AK$33]/5;0)*5))" office:value-type="float" office:value="83">
            <text:p>83</text:p>
          </table:table-cell>
          <table:table-cell table:style-name="ce31" table:formula="of:=(ROUNDDOWN([.$AG59]/13;0)*13*2+4)+([.$AG59]*2)+(ROUNDDOWN([.AL$33]/5;0)*28)+[.AL$33]-((ROUNDDOWN([.AL$33]/5;0)*5))" office:value-type="float" office:value="84">
            <text:p>84</text:p>
          </table:table-cell>
          <table:table-cell table:style-name="ce31" table:formula="of:=(ROUNDDOWN([.$AG59]/13;0)*13*2+4)+([.$AG59]*2)+(ROUNDDOWN([.AM$33]/5;0)*28)+[.AM$33]-((ROUNDDOWN([.AM$33]/5;0)*5))" office:value-type="float" office:value="108">
            <text:p>108</text:p>
          </table:table-cell>
          <table:table-cell table:style-name="ce31" table:formula="of:=(ROUNDDOWN([.$AG59]/13;0)*13*2+4)+([.$AG59]*2)+(ROUNDDOWN([.AN$33]/5;0)*28)+[.AN$33]-((ROUNDDOWN([.AN$33]/5;0)*5))" office:value-type="float" office:value="109">
            <text:p>109</text:p>
          </table:table-cell>
          <table:table-cell table:style-name="ce31" table:formula="of:=(ROUNDDOWN([.$AG59]/13;0)*13*2+4)+([.$AG59]*2)+(ROUNDDOWN([.AO$33]/5;0)*28)+[.AO$33]-((ROUNDDOWN([.AO$33]/5;0)*5))" office:value-type="float" office:value="110">
            <text:p>110</text:p>
          </table:table-cell>
          <table:table-cell table:style-name="ce31" table:formula="of:=(ROUNDDOWN([.$AG59]/13;0)*13*2+4)+([.$AG59]*2)+(ROUNDDOWN([.AP$33]/5;0)*28)+[.AP$33]-((ROUNDDOWN([.AP$33]/5;0)*5))" office:value-type="float" office:value="111">
            <text:p>111</text:p>
          </table:table-cell>
          <table:table-cell table:style-name="ce31" table:formula="of:=(ROUNDDOWN([.$AG59]/13;0)*13*2+4)+([.$AG59]*2)+(ROUNDDOWN([.AQ$33]/5;0)*28)+[.AQ$33]-((ROUNDDOWN([.AQ$33]/5;0)*5))" office:value-type="float" office:value="112">
            <text:p>112</text:p>
          </table:table-cell>
          <table:table-cell table:style-name="ce31" table:formula="of:=(ROUNDDOWN([.$AG59]/13;0)*13*2+4)+([.$AG59]*2)+(ROUNDDOWN([.AR$33]/5;0)*28)+[.AR$33]-((ROUNDDOWN([.AR$33]/5;0)*5))" office:value-type="float" office:value="136">
            <text:p>136</text:p>
          </table:table-cell>
          <table:table-cell table:style-name="ce31" table:formula="of:=(ROUNDDOWN([.$AG59]/13;0)*13*2+4)+([.$AG59]*2)+(ROUNDDOWN([.AS$33]/5;0)*28)+[.AS$33]-((ROUNDDOWN([.AS$33]/5;0)*5))" office:value-type="float" office:value="137">
            <text:p>137</text:p>
          </table:table-cell>
          <table:table-cell table:style-name="ce31" table:formula="of:=(ROUNDDOWN([.$AG59]/13;0)*13*2+4)+([.$AG59]*2)+(ROUNDDOWN([.AT$33]/5;0)*28)+[.AT$33]-((ROUNDDOWN([.AT$33]/5;0)*5))" office:value-type="float" office:value="138">
            <text:p>138</text:p>
          </table:table-cell>
          <table:table-cell table:style-name="ce31" table:formula="of:=(ROUNDDOWN([.$AG59]/13;0)*13*2+4)+([.$AG59]*2)+(ROUNDDOWN([.AU$33]/5;0)*28)+[.AU$33]-((ROUNDDOWN([.AU$33]/5;0)*5))" office:value-type="float" office:value="139">
            <text:p>139</text:p>
          </table:table-cell>
          <table:table-cell table:style-name="ce31" table:formula="of:=(ROUNDDOWN([.$AG59]/13;0)*13*2+4)+([.$AG59]*2)+(ROUNDDOWN([.AV$33]/5;0)*28)+[.AV$33]-((ROUNDDOWN([.AV$33]/5;0)*5))" office:value-type="float" office:value="140">
            <text:p>140</text:p>
          </table:table-cell>
          <table:table-cell table:style-name="ce31" table:formula="of:=(ROUNDDOWN([.$AG59]/13;0)*13*2+4)+([.$AG59]*2)+(ROUNDDOWN([.AW$33]/5;0)*28)+[.AW$33]-((ROUNDDOWN([.AW$33]/5;0)*5))" office:value-type="float" office:value="164">
            <text:p>164</text:p>
          </table:table-cell>
          <table:table-cell table:style-name="ce31" table:formula="of:=(ROUNDDOWN([.$AG59]/13;0)*13*2+4)+([.$AG59]*2)+(ROUNDDOWN([.AX$33]/5;0)*28)+[.AX$33]-((ROUNDDOWN([.AX$33]/5;0)*5))" office:value-type="float" office:value="165">
            <text:p>165</text:p>
          </table:table-cell>
          <table:table-cell table:style-name="ce31" table:formula="of:=(ROUNDDOWN([.$AG59]/13;0)*13*2+4)+([.$AG59]*2)+(ROUNDDOWN([.AY$33]/5;0)*28)+[.AY$33]-((ROUNDDOWN([.AY$33]/5;0)*5))" office:value-type="float" office:value="166">
            <text:p>166</text:p>
          </table:table-cell>
          <table:table-cell table:style-name="ce31" table:formula="of:=(ROUNDDOWN([.$AG59]/13;0)*13*2+4)+([.$AG59]*2)+(ROUNDDOWN([.AZ$33]/5;0)*28)+[.AZ$33]-((ROUNDDOWN([.AZ$33]/5;0)*5))" office:value-type="float" office:value="167">
            <text:p>167</text:p>
          </table:table-cell>
          <table:table-cell table:style-name="ce31" table:formula="of:=(ROUNDDOWN([.$AG59]/13;0)*13*2+4)+([.$AG59]*2)+(ROUNDDOWN([.BA$33]/5;0)*28)+[.BA$33]-((ROUNDDOWN([.BA$33]/5;0)*5))" office:value-type="float" office:value="168">
            <text:p>168</text:p>
          </table:table-cell>
          <table:table-cell table:style-name="ce31" table:formula="of:=(ROUNDDOWN([.$AG59]/13;0)*13*2+4)+([.$AG59]*2)+(ROUNDDOWN([.BB$33]/5;0)*28)+[.BB$33]-((ROUNDDOWN([.BB$33]/5;0)*5))" office:value-type="float" office:value="192">
            <text:p>192</text:p>
          </table:table-cell>
          <table:table-cell table:style-name="ce31" table:formula="of:=(ROUNDDOWN([.$AG59]/13;0)*13*2+4)+([.$AG59]*2)+(ROUNDDOWN([.BC$33]/5;0)*28)+[.BC$33]-((ROUNDDOWN([.BC$33]/5;0)*5))" office:value-type="float" office:value="193">
            <text:p>193</text:p>
          </table:table-cell>
          <table:table-cell table:style-name="ce31" table:formula="of:=(ROUNDDOWN([.$AG59]/13;0)*13*2+4)+([.$AG59]*2)+(ROUNDDOWN([.BD$33]/5;0)*28)+[.BD$33]-((ROUNDDOWN([.BD$33]/5;0)*5))" office:value-type="float" office:value="194">
            <text:p>194</text:p>
          </table:table-cell>
          <table:table-cell table:style-name="ce31" table:formula="of:=(ROUNDDOWN([.$AG59]/13;0)*13*2+4)+([.$AG59]*2)+(ROUNDDOWN([.BE$33]/5;0)*28)+[.BE$33]-((ROUNDDOWN([.BE$33]/5;0)*5))" office:value-type="float" office:value="195">
            <text:p>195</text:p>
          </table:table-cell>
          <table:table-cell table:style-name="ce31" table:formula="of:=(ROUNDDOWN([.$AG59]/13;0)*13*2+4)+([.$AG59]*2)+(ROUNDDOWN([.BF$33]/5;0)*28)+[.BF$33]-((ROUNDDOWN([.BF$33]/5;0)*5))" office:value-type="float" office:value="196">
            <text:p>196</text:p>
          </table:table-cell>
          <table:table-cell table:number-columns-repeated="966"/>
        </table:table-row>
        <table:table-row table:style-name="ro2">
          <table:table-cell table:number-columns-repeated="32"/>
          <table:table-cell table:style-name="ce26" table:formula="of:=[.AG59]+1" office:value-type="float" office:value="26">
            <text:p>26</text:p>
          </table:table-cell>
          <table:table-cell table:style-name="ce31" table:formula="of:=(ROUNDDOWN([.$AG60]/13;0)*13*2+4)+([.$AG60]*2)+(ROUNDDOWN([.AH$33]/5;0)*28)+[.AH$33]-((ROUNDDOWN([.AH$33]/5;0)*5))" office:value-type="float" office:value="108">
            <text:p>108</text:p>
          </table:table-cell>
          <table:table-cell table:style-name="ce31" table:formula="of:=(ROUNDDOWN([.$AG60]/13;0)*13*2+4)+([.$AG60]*2)+(ROUNDDOWN([.AI$33]/5;0)*28)+[.AI$33]-((ROUNDDOWN([.AI$33]/5;0)*5))" office:value-type="float" office:value="109">
            <text:p>109</text:p>
          </table:table-cell>
          <table:table-cell table:style-name="ce31" table:formula="of:=(ROUNDDOWN([.$AG60]/13;0)*13*2+4)+([.$AG60]*2)+(ROUNDDOWN([.AJ$33]/5;0)*28)+[.AJ$33]-((ROUNDDOWN([.AJ$33]/5;0)*5))" office:value-type="float" office:value="110">
            <text:p>110</text:p>
          </table:table-cell>
          <table:table-cell table:style-name="ce31" table:formula="of:=(ROUNDDOWN([.$AG60]/13;0)*13*2+4)+([.$AG60]*2)+(ROUNDDOWN([.AK$33]/5;0)*28)+[.AK$33]-((ROUNDDOWN([.AK$33]/5;0)*5))" office:value-type="float" office:value="111">
            <text:p>111</text:p>
          </table:table-cell>
          <table:table-cell table:style-name="ce31" table:formula="of:=(ROUNDDOWN([.$AG60]/13;0)*13*2+4)+([.$AG60]*2)+(ROUNDDOWN([.AL$33]/5;0)*28)+[.AL$33]-((ROUNDDOWN([.AL$33]/5;0)*5))" office:value-type="float" office:value="112">
            <text:p>112</text:p>
          </table:table-cell>
          <table:table-cell table:style-name="ce31" table:formula="of:=(ROUNDDOWN([.$AG60]/13;0)*13*2+4)+([.$AG60]*2)+(ROUNDDOWN([.AM$33]/5;0)*28)+[.AM$33]-((ROUNDDOWN([.AM$33]/5;0)*5))" office:value-type="float" office:value="136">
            <text:p>136</text:p>
          </table:table-cell>
          <table:table-cell table:style-name="ce31" table:formula="of:=(ROUNDDOWN([.$AG60]/13;0)*13*2+4)+([.$AG60]*2)+(ROUNDDOWN([.AN$33]/5;0)*28)+[.AN$33]-((ROUNDDOWN([.AN$33]/5;0)*5))" office:value-type="float" office:value="137">
            <text:p>137</text:p>
          </table:table-cell>
          <table:table-cell table:style-name="ce31" table:formula="of:=(ROUNDDOWN([.$AG60]/13;0)*13*2+4)+([.$AG60]*2)+(ROUNDDOWN([.AO$33]/5;0)*28)+[.AO$33]-((ROUNDDOWN([.AO$33]/5;0)*5))" office:value-type="float" office:value="138">
            <text:p>138</text:p>
          </table:table-cell>
          <table:table-cell table:style-name="ce31" table:formula="of:=(ROUNDDOWN([.$AG60]/13;0)*13*2+4)+([.$AG60]*2)+(ROUNDDOWN([.AP$33]/5;0)*28)+[.AP$33]-((ROUNDDOWN([.AP$33]/5;0)*5))" office:value-type="float" office:value="139">
            <text:p>139</text:p>
          </table:table-cell>
          <table:table-cell table:style-name="ce31" table:formula="of:=(ROUNDDOWN([.$AG60]/13;0)*13*2+4)+([.$AG60]*2)+(ROUNDDOWN([.AQ$33]/5;0)*28)+[.AQ$33]-((ROUNDDOWN([.AQ$33]/5;0)*5))" office:value-type="float" office:value="140">
            <text:p>140</text:p>
          </table:table-cell>
          <table:table-cell table:style-name="ce31" table:formula="of:=(ROUNDDOWN([.$AG60]/13;0)*13*2+4)+([.$AG60]*2)+(ROUNDDOWN([.AR$33]/5;0)*28)+[.AR$33]-((ROUNDDOWN([.AR$33]/5;0)*5))" office:value-type="float" office:value="164">
            <text:p>164</text:p>
          </table:table-cell>
          <table:table-cell table:style-name="ce31" table:formula="of:=(ROUNDDOWN([.$AG60]/13;0)*13*2+4)+([.$AG60]*2)+(ROUNDDOWN([.AS$33]/5;0)*28)+[.AS$33]-((ROUNDDOWN([.AS$33]/5;0)*5))" office:value-type="float" office:value="165">
            <text:p>165</text:p>
          </table:table-cell>
          <table:table-cell table:style-name="ce31" table:formula="of:=(ROUNDDOWN([.$AG60]/13;0)*13*2+4)+([.$AG60]*2)+(ROUNDDOWN([.AT$33]/5;0)*28)+[.AT$33]-((ROUNDDOWN([.AT$33]/5;0)*5))" office:value-type="float" office:value="166">
            <text:p>166</text:p>
          </table:table-cell>
          <table:table-cell table:style-name="ce31" table:formula="of:=(ROUNDDOWN([.$AG60]/13;0)*13*2+4)+([.$AG60]*2)+(ROUNDDOWN([.AU$33]/5;0)*28)+[.AU$33]-((ROUNDDOWN([.AU$33]/5;0)*5))" office:value-type="float" office:value="167">
            <text:p>167</text:p>
          </table:table-cell>
          <table:table-cell table:style-name="ce31" table:formula="of:=(ROUNDDOWN([.$AG60]/13;0)*13*2+4)+([.$AG60]*2)+(ROUNDDOWN([.AV$33]/5;0)*28)+[.AV$33]-((ROUNDDOWN([.AV$33]/5;0)*5))" office:value-type="float" office:value="168">
            <text:p>168</text:p>
          </table:table-cell>
          <table:table-cell table:style-name="ce31" table:formula="of:=(ROUNDDOWN([.$AG60]/13;0)*13*2+4)+([.$AG60]*2)+(ROUNDDOWN([.AW$33]/5;0)*28)+[.AW$33]-((ROUNDDOWN([.AW$33]/5;0)*5))" office:value-type="float" office:value="192">
            <text:p>192</text:p>
          </table:table-cell>
          <table:table-cell table:style-name="ce31" table:formula="of:=(ROUNDDOWN([.$AG60]/13;0)*13*2+4)+([.$AG60]*2)+(ROUNDDOWN([.AX$33]/5;0)*28)+[.AX$33]-((ROUNDDOWN([.AX$33]/5;0)*5))" office:value-type="float" office:value="193">
            <text:p>193</text:p>
          </table:table-cell>
          <table:table-cell table:style-name="ce31" table:formula="of:=(ROUNDDOWN([.$AG60]/13;0)*13*2+4)+([.$AG60]*2)+(ROUNDDOWN([.AY$33]/5;0)*28)+[.AY$33]-((ROUNDDOWN([.AY$33]/5;0)*5))" office:value-type="float" office:value="194">
            <text:p>194</text:p>
          </table:table-cell>
          <table:table-cell table:style-name="ce31" table:formula="of:=(ROUNDDOWN([.$AG60]/13;0)*13*2+4)+([.$AG60]*2)+(ROUNDDOWN([.AZ$33]/5;0)*28)+[.AZ$33]-((ROUNDDOWN([.AZ$33]/5;0)*5))" office:value-type="float" office:value="195">
            <text:p>195</text:p>
          </table:table-cell>
          <table:table-cell table:style-name="ce31" table:formula="of:=(ROUNDDOWN([.$AG60]/13;0)*13*2+4)+([.$AG60]*2)+(ROUNDDOWN([.BA$33]/5;0)*28)+[.BA$33]-((ROUNDDOWN([.BA$33]/5;0)*5))" office:value-type="float" office:value="196">
            <text:p>196</text:p>
          </table:table-cell>
          <table:table-cell table:style-name="ce31" table:formula="of:=(ROUNDDOWN([.$AG60]/13;0)*13*2+4)+([.$AG60]*2)+(ROUNDDOWN([.BB$33]/5;0)*28)+[.BB$33]-((ROUNDDOWN([.BB$33]/5;0)*5))" office:value-type="float" office:value="220">
            <text:p>220</text:p>
          </table:table-cell>
          <table:table-cell table:style-name="ce31" table:formula="of:=(ROUNDDOWN([.$AG60]/13;0)*13*2+4)+([.$AG60]*2)+(ROUNDDOWN([.BC$33]/5;0)*28)+[.BC$33]-((ROUNDDOWN([.BC$33]/5;0)*5))" office:value-type="float" office:value="221">
            <text:p>221</text:p>
          </table:table-cell>
          <table:table-cell table:style-name="ce31" table:formula="of:=(ROUNDDOWN([.$AG60]/13;0)*13*2+4)+([.$AG60]*2)+(ROUNDDOWN([.BD$33]/5;0)*28)+[.BD$33]-((ROUNDDOWN([.BD$33]/5;0)*5))" office:value-type="float" office:value="222">
            <text:p>222</text:p>
          </table:table-cell>
          <table:table-cell table:style-name="ce31" table:formula="of:=(ROUNDDOWN([.$AG60]/13;0)*13*2+4)+([.$AG60]*2)+(ROUNDDOWN([.BE$33]/5;0)*28)+[.BE$33]-((ROUNDDOWN([.BE$33]/5;0)*5))" office:value-type="float" office:value="223">
            <text:p>223</text:p>
          </table:table-cell>
          <table:table-cell table:style-name="ce31" table:formula="of:=(ROUNDDOWN([.$AG60]/13;0)*13*2+4)+([.$AG60]*2)+(ROUNDDOWN([.BF$33]/5;0)*28)+[.BF$33]-((ROUNDDOWN([.BF$33]/5;0)*5))" office:value-type="float" office:value="224">
            <text:p>224</text:p>
          </table:table-cell>
          <table:table-cell table:number-columns-repeated="966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FilterColIds" table:style-name="ta1" table:print="false">
        <table:table-column table:style-name="co4" table:default-cell-style-name="Default"/>
        <table:table-column table:style-name="co5" table:default-cell-style-name="ce34"/>
        <table:table-column table:style-name="co5" table:number-columns-repeated="6" table:default-cell-style-name="ce35"/>
        <table:table-column table:style-name="co4" table:number-columns-repeated="3" table:default-cell-style-name="Default"/>
        <table:table-row table:style-name="ro3">
          <table:table-cell table:number-columns-repeated="9"/>
          <table:table-cell office:value-type="string">
            <text:p>Startx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number-columns-repeated="2"/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table:number-columns-repeated="3"/>
          <table:table-cell/>
          <table:table-cell office:value-type="string">
            <text:p>Starty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formula="of:=(([.$K$2]+[.$B3])*[.$K$3])+[.$K$1]+[.C$2]" office:value-type="float" office:value="27">
            <text:p>27</text:p>
          </table:table-cell>
          <table:table-cell table:formula="of:=(([.$K$2]+[.$B3])*[.$K$3])+[.$K$1]+[.D$2]" office:value-type="float" office:value="28">
            <text:p>28</text:p>
          </table:table-cell>
          <table:table-cell table:formula="of:=(([.$K$2]+[.$B3])*[.$K$3])+[.$K$1]+[.E$2]" office:value-type="float" office:value="29">
            <text:p>29</text:p>
          </table:table-cell>
          <table:table-cell table:number-columns-repeated="4"/>
          <table:table-cell office:value-type="string">
            <text:p>targetMap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(([.$K$2]+[.$B4])*[.$K$3])+[.$K$1]+[.C$2]" office:value-type="float" office:value="33">
            <text:p>33</text:p>
          </table:table-cell>
          <table:table-cell table:formula="of:=(([.$K$2]+[.$B4])*[.$K$3])+[.$K$1]+[.D$2]" office:value-type="float" office:value="34">
            <text:p>34</text:p>
          </table:table-cell>
          <table:table-cell table:formula="of:=(([.$K$2]+[.$B4])*[.$K$3])+[.$K$1]+[.E$2]" office:value-type="float" office:value="35">
            <text:p>35</text:p>
          </table:table-cell>
          <table:table-cell table:number-columns-repeated="6"/>
        </table:table-row>
        <table:table-row table:style-name="ro3">
          <table:table-cell/>
          <table:table-cell office:value-type="float" office:value="2">
            <text:p>2</text:p>
          </table:table-cell>
          <table:table-cell table:formula="of:=(([.$K$2]+[.$B5])*[.$K$3])+[.$K$1]+[.C$2]" office:value-type="float" office:value="39">
            <text:p>39</text:p>
          </table:table-cell>
          <table:table-cell table:formula="of:=(([.$K$2]+[.$B5])*[.$K$3])+[.$K$1]+[.D$2]" office:value-type="float" office:value="40">
            <text:p>40</text:p>
          </table:table-cell>
          <table:table-cell table:formula="of:=(([.$K$2]+[.$B5])*[.$K$3])+[.$K$1]+[.E$2]" office:value-type="float" office:value="41">
            <text:p>41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>
            <text:p>0</text:p>
          </table:table-cell>
          <table:table-cell table:formula="of:=IF(ROUNDDOWN([.C3]/[.$K$3];0)&gt;([.$B8]+[.$K$2]);&quot;X&quot;;[.C3])" office:value-type="float" office:value="27">
            <text:p>27</text:p>
          </table:table-cell>
          <table:table-cell table:formula="of:=IF(ROUNDDOWN([.D3]/[.$K$3];0)&gt;([.$B8]+[.$K$2]);&quot;X&quot;;[.D3])" office:value-type="float" office:value="28">
            <text:p>28</text:p>
          </table:table-cell>
          <table:table-cell table:formula="of:=IF(ROUNDDOWN([.E3]/[.$K$3];0)&gt;([.$B8]+[.$K$2]);&quot;X&quot;;[.E3])" office:value-type="float" office:value="29">
            <text:p>29</text:p>
          </table:table-cell>
          <table:table-cell table:number-columns-repeated="4"/>
          <table:table-cell table:formula="of:=ROUNDDOWN([.C3]/[.K3])" office:value-type="float" office:value="4">
            <text:p>4</text:p>
          </table:table-cell>
          <table:table-cell table:formula="of:=[.B8]+1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IF(ROUNDDOWN([.C4]/[.$K$3];0)&gt;([.$B9]+[.$K$2]);&quot;X&quot;;[.C4])" office:value-type="float" office:value="33">
            <text:p>33</text:p>
          </table:table-cell>
          <table:table-cell table:formula="of:=IF(ROUNDDOWN([.D4]/[.$K$3];0)&gt;([.$B9]+[.$K$2]);&quot;X&quot;;[.D4])" office:value-type="float" office:value="34">
            <text:p>34</text:p>
          </table:table-cell>
          <table:table-cell table:formula="of:=IF(ROUNDDOWN([.E4]/[.$K$3];0)&gt;([.$B9]+[.$K$2]);&quot;X&quot;;[.E4])" office:value-type="float" office:value="35">
            <text:p>35</text:p>
          </table:table-cell>
          <table:table-cell table:number-columns-repeated="6"/>
        </table:table-row>
        <table:table-row table:style-name="ro3">
          <table:table-cell/>
          <table:table-cell office:value-type="float" office:value="2">
            <text:p>2</text:p>
          </table:table-cell>
          <table:table-cell table:formula="of:=IF(ROUNDDOWN([.C5]/[.$K$3];0)&gt;([.$B10]+[.$K$2]);&quot;X&quot;;[.C5])" office:value-type="float" office:value="39">
            <text:p>39</text:p>
          </table:table-cell>
          <table:table-cell table:formula="of:=IF(ROUNDDOWN([.D5]/[.$K$3];0)&gt;([.$B10]+[.$K$2]);&quot;X&quot;;[.D5])" office:value-type="float" office:value="40">
            <text:p>40</text:p>
          </table:table-cell>
          <table:table-cell table:formula="of:=IF(ROUNDDOWN([.E5]/[.$K$3];0)&gt;([.$B10]+[.$K$2]);&quot;X&quot;;[.E5])" office:value-type="float" office:value="41">
            <text:p>41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>
            <text:p>0</text:p>
          </table:table-cell>
          <table:table-cell table:formula="of:=IF([.C8]=&quot;X&quot;;&quot;X&quot;;IF([.C3]&gt;=[.$K$3]*[.$K$3];&quot;X&quot;;[.C3]))" office:value-type="float" office:value="27">
            <text:p>27</text:p>
          </table:table-cell>
          <table:table-cell table:formula="of:=IF([.D8]=&quot;X&quot;;&quot;X&quot;;IF([.D3]&gt;=[.$K$3]*[.$K$3];&quot;X&quot;;[.D3]))" office:value-type="float" office:value="28">
            <text:p>28</text:p>
          </table:table-cell>
          <table:table-cell table:formula="of:=IF([.E8]=&quot;X&quot;;&quot;X&quot;;IF([.E3]&gt;=[.$K$3]*[.$K$3];&quot;X&quot;;[.E3]))" office:value-type="float" office:value="29">
            <text:p>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IF([.C9]=&quot;X&quot;;&quot;X&quot;;IF([.C4]&gt;=[.$K$3]*[.$K$3];&quot;X&quot;;[.C4]))" office:value-type="float" office:value="33">
            <text:p>33</text:p>
          </table:table-cell>
          <table:table-cell table:formula="of:=IF([.D9]=&quot;X&quot;;&quot;X&quot;;IF([.D4]&gt;=[.$K$3]*[.$K$3];&quot;X&quot;;[.D4]))" office:value-type="float" office:value="34">
            <text:p>34</text:p>
          </table:table-cell>
          <table:table-cell table:formula="of:=IF([.E9]=&quot;X&quot;;&quot;X&quot;;IF([.E4]&gt;=[.$K$3]*[.$K$3];&quot;X&quot;;[.E4]))" office:value-type="float" office:value="35">
            <text:p>35</text:p>
          </table:table-cell>
          <table:table-cell table:number-columns-repeated="6"/>
        </table:table-row>
        <table:table-row table:style-name="ro3">
          <table:table-cell/>
          <table:table-cell office:value-type="float" office:value="2">
            <text:p>2</text:p>
          </table:table-cell>
          <table:table-cell table:formula="of:=IF([.C10]=&quot;X&quot;;&quot;X&quot;;IF([.C5]&gt;=[.$K$3]*[.$K$3];&quot;X&quot;;[.C5]))" office:value-type="string" office:string-value="X">
            <text:p>X</text:p>
          </table:table-cell>
          <table:table-cell table:formula="of:=IF([.D10]=&quot;X&quot;;&quot;X&quot;;IF([.D5]&gt;=[.$K$3]*[.$K$3];&quot;X&quot;;[.D5]))" office:value-type="string" office:string-value="X">
            <text:p>X</text:p>
          </table:table-cell>
          <table:table-cell table:formula="of:=IF([.E10]=&quot;X&quot;;&quot;X&quot;;IF([.E5]&gt;=[.$K$3]*[.$K$3];&quot;X&quot;;[.E5]))" office:value-type="string" office:string-value="X">
            <text:p>X</text:p>
          </table:table-cell>
          <table:table-cell table:number-columns-repeated="6"/>
        </table:table-row>
        <table:table-row table:style-name="ro3" table:number-rows-repeated="10485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EBUG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4" table:number-columns-repeated="2" table:default-cell-style-name="Default"/>
        <table:table-column table:style-name="co14" table:number-columns-repeated="3" table:default-cell-style-name="ce18"/>
        <table:table-column table:style-name="co15" table:default-cell-style-name="Default"/>
        <table:table-row table:style-name="ro4">
          <table:table-cell/>
          <table:table-cell table:style-name="ce36" office:value-type="string">
            <text:p>TYPE</text:p>
          </table:table-cell>
          <table:table-cell table:style-name="ce36" office:value-type="string">
            <text:p>MemorySize</text:p>
          </table:table-cell>
          <table:table-cell table:style-name="ce36" office:value-type="string">
            <text:p>VARIABLE</text:p>
          </table:table-cell>
          <table:table-cell table:style-name="ce36" table:number-columns-repeated="9"/>
          <table:table-cell table:style-name="ce36" office:value-type="string">
            <text:p>Address</text:p>
          </table:table-cell>
          <table:table-cell table:style-name="ce37" office:value-type="string">
            <text:p>Value</text:p>
          </table:table-cell>
          <table:table-cell table:style-name="ce37" table:number-columns-repeated="2"/>
          <table:table-cell table:style-name="ce36" office:value-type="string">
            <text:p>(Value at target)</text:p>
          </table:table-cell>
        </table:table-row>
        <table:table-row table:style-name="ro4">
          <table:table-cell table:number-columns-repeated="18"/>
        </table:table-row>
        <table:table-row table:style-name="ro4">
          <table:table-cell/>
          <table:table-cell office:value-type="string">
            <text:p>int</text:p>
          </table:table-cell>
          <table:table-cell/>
          <table:table-cell office:value-type="string">
            <text:p>layerCount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3"/>
        </table:table-row>
        <table:table-row table:style-name="ro4">
          <table:table-cell table:number-columns-repeated="18"/>
        </table:table-row>
        <table:table-row table:style-name="ro5">
          <table:table-cell/>
          <table:table-cell office:value-type="string">
            <text:p>Layer</text:p>
            <text:p>Definition</text:p>
          </table:table-cell>
          <table:table-cell/>
          <table:table-cell office:value-type="string">
            <text:p>layerDefs[0]</text:p>
          </table:table-cell>
          <table:table-cell table:number-columns-repeated="14"/>
        </table:table-row>
        <table:table-row table:style-name="ro4">
          <table:table-cell table:number-columns-repeated="4"/>
          <table:table-cell office:value-type="string">
            <text:p>layerType</text:p>
          </table:table-cell>
          <table:table-cell table:number-columns-repeated="9"/>
          <table:table-cell office:value-type="string">
            <text:p>INPUT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activationType</text:p>
          </table:table-cell>
          <table:table-cell table:number-columns-repeated="9"/>
          <table:table-cell table:style-name="ce38" office:value-type="string">
            <text:p>SIGMOID</text:p>
          </table:table-cell>
          <table:table-cell table:style-name="ce38" table:number-columns-repeated="2"/>
          <table:table-cell/>
        </table:table-row>
        <table:table-row table:style-name="ro4">
          <table:table-cell table:number-columns-repeated="4"/>
          <table:table-cell office:value-type="string">
            <text:p>nodeMap</text:p>
          </table:table-cell>
          <table:table-cell table:number-columns-repeated="9"/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filter</text:p>
          </table:table-cell>
          <table:table-cell table:number-columns-repeated="9"/>
          <table:table-cell table:style-name="ce38" office:value-type="float" office:value="1">
            <text:p>1</text:p>
          </table:table-cell>
          <table:table-cell table:style-name="ce38" table:number-columns-repeated="2"/>
          <table:table-cell/>
        </table:table-row>
        <table:table-row table:style-name="ro4">
          <table:table-cell table:number-columns-repeated="4"/>
          <table:table-cell office:value-type="string">
            <text:p>stride</text:p>
          </table:table-cell>
          <table:table-cell table:number-columns-repeated="9"/>
          <table:table-cell table:style-name="ce38" office:value-type="float" office:value="1">
            <text:p>1</text:p>
          </table:table-cell>
          <table:table-cell table:style-name="ce38" table:number-columns-repeated="2"/>
          <table:table-cell/>
        </table:table-row>
        <table:table-row table:style-name="ro4">
          <table:table-cell table:number-columns-repeated="18"/>
        </table:table-row>
        <table:table-row table:style-name="ro6">
          <table:table-cell table:number-columns-repeated="3"/>
          <table:table-cell office:value-type="string">
            <text:p>LayerDefs[1]</text:p>
          </table:table-cell>
          <table:table-cell table:number-columns-repeated="14"/>
        </table:table-row>
        <table:table-row table:style-name="ro4">
          <table:table-cell table:number-columns-repeated="4"/>
          <table:table-cell office:value-type="string">
            <text:p>layerType</text:p>
          </table:table-cell>
          <table:table-cell table:number-columns-repeated="9"/>
          <table:table-cell office:value-type="string">
            <text:p>FULLY_CONNECTED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activationType</text:p>
          </table:table-cell>
          <table:table-cell table:number-columns-repeated="9"/>
          <table:table-cell office:value-type="string">
            <text:p>SIGMOID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nodeMap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filter</text:p>
          </table:table-cell>
          <table:table-cell table:number-columns-repeated="9"/>
          <table:table-cell table:style-name="ce38" office:value-type="float" office:value="1">
            <text:p>1</text:p>
          </table:table-cell>
          <table:table-cell table:style-name="ce38" table:number-columns-repeated="2"/>
          <table:table-cell/>
        </table:table-row>
        <table:table-row table:style-name="ro4">
          <table:table-cell table:number-columns-repeated="4"/>
          <table:table-cell office:value-type="string">
            <text:p>stride</text:p>
          </table:table-cell>
          <table:table-cell table:number-columns-repeated="9"/>
          <table:table-cell table:style-name="ce38" office:value-type="float" office:value="1">
            <text:p>1</text:p>
          </table:table-cell>
          <table:table-cell table:style-name="ce38" table:number-columns-repeated="2"/>
          <table:table-cell/>
        </table:table-row>
        <table:table-row table:style-name="ro4">
          <table:table-cell table:number-columns-repeated="18"/>
        </table:table-row>
        <table:table-row table:style-name="ro6">
          <table:table-cell table:number-columns-repeated="3"/>
          <table:table-cell office:value-type="string">
            <text:p>LayerDefs[2]</text:p>
          </table:table-cell>
          <table:table-cell table:number-columns-repeated="14"/>
        </table:table-row>
        <table:table-row table:style-name="ro4">
          <table:table-cell table:number-columns-repeated="4"/>
          <table:table-cell office:value-type="string">
            <text:p>layerType</text:p>
          </table:table-cell>
          <table:table-cell table:number-columns-repeated="9"/>
          <table:table-cell office:value-type="string">
            <text:p>OUTPUT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activationType</text:p>
          </table:table-cell>
          <table:table-cell table:number-columns-repeated="9"/>
          <table:table-cell office:value-type="string">
            <text:p>SIGMOID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nodeMap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filter</text:p>
          </table:table-cell>
          <table:table-cell table:number-columns-repeated="9"/>
          <table:table-cell table:style-name="ce38" office:value-type="float" office:value="1">
            <text:p>1</text:p>
          </table:table-cell>
          <table:table-cell table:style-name="ce38" table:number-columns-repeated="2"/>
          <table:table-cell/>
        </table:table-row>
        <table:table-row table:style-name="ro4">
          <table:table-cell table:number-columns-repeated="4"/>
          <table:table-cell office:value-type="string">
            <text:p>stride</text:p>
          </table:table-cell>
          <table:table-cell table:number-columns-repeated="9"/>
          <table:table-cell table:style-name="ce38" office:value-type="float" office:value="1">
            <text:p>1</text:p>
          </table:table-cell>
          <table:table-cell table:style-name="ce38" table:number-columns-repeated="2"/>
          <table:table-cell/>
        </table:table-row>
        <table:table-row table:style-name="ro4" table:number-rows-repeated="4">
          <table:table-cell table:number-columns-repeated="18"/>
        </table:table-row>
        <table:table-row table:style-name="ro6">
          <table:table-cell office:value-type="string">
            <text:p>Network</text:p>
          </table:table-cell>
          <table:table-cell office:value-type="string">
            <text:p>ByteSize</text:p>
          </table:table-cell>
          <table:table-cell/>
          <table:table-cell office:value-type="string">
            <text:p>nn</text:p>
          </table:table-cell>
          <table:table-cell table:number-columns-repeated="9"/>
          <table:table-cell table:style-name="ce9" office:value-type="string">
            <text:p>start:</text:p>
          </table:table-cell>
          <table:table-cell table:style-name="ce39" office:value-type="float" office:value="227979264">
            <text:p>227979264</text:p>
          </table:table-cell>
          <table:table-cell table:style-name="ce9" office:value-type="string">
            <text:p>end:</text:p>
          </table:table-cell>
          <table:table-cell table:formula="of:=[.O29]+[.O30]" office:value-type="float" office:value="228412664">
            <text:p>228412664</text:p>
          </table:table-cell>
          <table:table-cell/>
        </table:table-row>
        <table:table-row table:style-name="ro4">
          <table:table-cell/>
          <table:table-cell office:value-type="string">
            <text:p>Pointer</text:p>
          </table:table-cell>
          <table:table-cell table:number-columns-repeated="2"/>
          <table:table-cell office:value-type="string">
            <text:p>size</text:p>
          </table:table-cell>
          <table:table-cell table:number-columns-repeated="9"/>
          <table:table-cell table:style-name="ce38" table:formula="of:=['DEBUG Function'.I21]" office:value-type="float" office:value="433400">
            <text:p>43340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Weight</text:p>
          </table:table-cell>
          <table:table-cell table:number-columns-repeated="2"/>
          <table:table-cell office:value-type="string">
            <text:p>*weightsPtr</text:p>
          </table:table-cell>
          <table:table-cell table:number-columns-repeated="9"/>
          <table:table-cell table:style-name="ce38" table:formula="of:=[.O29]+[.O30]-['DEBUG Function'.I3]" office:value-type="float" office:value="228285624">
            <text:p>228285624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double</text:p>
          </table:table-cell>
          <table:table-cell table:number-columns-repeated="2"/>
          <table:table-cell office:value-type="string">
            <text:p>nullWeight</text:p>
          </table:table-cell>
          <table:table-cell table:number-columns-repeated="9"/>
          <table:table-cell table:style-name="ce38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nt</text:p>
          </table:table-cell>
          <table:table-cell table:number-columns-repeated="2"/>
          <table:table-cell office:value-type="string">
            <text:p>learningRate</text:p>
          </table:table-cell>
          <table:table-cell table:number-columns-repeated="9"/>
          <table:table-cell table:style-name="ce38" office:value-type="float" office:value="0.2">
            <text:p>0.2</text:p>
          </table:table-cell>
          <table:table-cell table:number-columns-repeated="3"/>
        </table:table-row>
        <table:table-row table:style-name="ro4">
          <table:table-cell office:value-type="string">
            <text:p>Layer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layerCount</text:p>
          </table:table-cell>
          <table:table-cell table:number-columns-repeated="9"/>
          <table:table-cell table:style-name="ce38" table:formula="of:=[.O3]" office:value-type="float" office:value="3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ointer</text:p>
          </table:table-cell>
          <table:table-cell table:number-columns-repeated="2"/>
          <table:table-cell office:value-type="string">
            <text:p>layers</text:p>
          </table:table-cell>
          <table:table-cell table:number-columns-repeated="8"/>
          <table:table-cell table:style-name="ce18" table:formula="of:=[.O29]+['DEBUG Function'.I22]" office:value-type="float" office:value="227979304">
            <text:p>227979304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Pointer</text:p>
          </table:table-cell>
          <table:table-cell table:number-columns-repeated="3"/>
          <table:table-cell office:value-type="string">
            <text:p>layers[0]</text:p>
          </table:table-cell>
          <table:table-cell table:number-columns-repeated="8"/>
          <table:table-cell table:formula="of:=[.N35]" office:value-type="float" office:value="227979304">
            <text:p>227979304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yteSize</text:p>
          </table:table-cell>
          <table:table-cell table:number-columns-repeated="4"/>
          <table:table-cell office:value-type="string">
            <text:p>i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yteSize</text:p>
          </table:table-cell>
          <table:table-cell table:number-columns-repeated="4"/>
          <table:table-cell office:value-type="string">
            <text:p>*layerDef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int</text:p>
          </table:table-cell>
          <table:table-cell table:number-columns-repeated="4"/>
          <table:table-cell office:value-type="string">
            <text:p>*weightsPtr</text:p>
          </table:table-cell>
          <table:table-cell table:number-columns-repeated="7"/>
          <table:table-cell table:formula="of:=[.O31]" office:value-type="float" office:value="228285624">
            <text:p>228285624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lumn</text:p>
          </table:table-cell>
          <table:table-cell table:number-columns-repeated="4"/>
          <table:table-cell office:value-type="string">
            <text:p>size</text:p>
          </table:table-cell>
          <table:table-cell table:number-columns-repeated="7"/>
          <table:table-cell table:formula="of:=['DEBUG Function'.I23]" office:value-type="float" office:value="50224">
            <text:p>50224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Size</text:p>
          </table:table-cell>
          <table:table-cell table:number-columns-repeated="7"/>
          <table:table-cell table:formula="of:=['DEBUG Function'.I24]" office:value-type="float" office:value="64">
            <text:p>64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Count</text:p>
          </table:table-cell>
          <table:table-cell table:number-columns-repeated="7"/>
          <table:table-cell table:formula="of:=['DEBUG Function'.I66]" office:value-type="float" office:value="784">
            <text:p>784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ode</text:p>
          </table:table-cell>
          <table:table-cell table:number-columns-repeated="4"/>
          <table:table-cell office:value-type="string">
            <text:p>columns</text:p>
          </table:table-cell>
          <table:table-cell table:number-columns-repeated="11"/>
        </table:table-row>
        <table:table-row table:style-name="ro4">
          <table:table-cell table:number-columns-repeated="7"/>
          <table:table-cell office:value-type="string">
            <text:p>columns[0]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>
            <text:p>size</text:p>
          </table:table-cell>
          <table:table-cell table:number-columns-repeated="5"/>
          <table:table-cell table:formula="of:=[.O$41]" office:value-type="float" office:value="64">
            <text:p>64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nodeSize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Count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s</text:p>
          </table:table-cell>
          <table:table-cell table:number-columns-repeated="9"/>
        </table:table-row>
        <table:table-row table:style-name="ro4">
          <table:table-cell table:number-columns-repeated="9"/>
          <table:table-cell office:value-type="string">
            <text:p>nodes[0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9"/>
          <table:table-cell office:value-type="string">
            <text:p>Nodes[1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>
            <text:p>columns[1]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>
            <text:p>size</text:p>
          </table:table-cell>
          <table:table-cell table:number-columns-repeated="5"/>
          <table:table-cell table:formula="of:=[.O$41]" office:value-type="float" office:value="64">
            <text:p>64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nodeSize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Count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s</text:p>
          </table:table-cell>
          <table:table-cell table:number-columns-repeated="9"/>
        </table:table-row>
        <table:table-row table:style-name="ro4">
          <table:table-cell table:number-columns-repeated="9"/>
          <table:table-cell office:value-type="string">
            <text:p>nodes[0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9"/>
          <table:table-cell office:value-type="string">
            <text:p>Nodes[1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Layers[1]</text:p>
          </table:table-cell>
          <table:table-cell table:number-columns-repeated="8"/>
          <table:table-cell table:formula="of:=[.O36]+['DEBUG Function'.I23]" office:value-type="float" office:value="228029528">
            <text:p>228029528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id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*layerDef</text:p>
          </table:table-cell>
          <table:table-cell table:number-columns-repeated="11"/>
        </table:table-row>
        <table:table-row table:style-name="ro4">
          <table:table-cell table:number-columns-repeated="6"/>
          <table:table-cell office:value-type="string">
            <text:p>*weightsPtr</text:p>
          </table:table-cell>
          <table:table-cell table:number-columns-repeated="7"/>
          <table:table-cell table:formula="of:=[.O39]+['DEBUG Function'.I4]" office:value-type="float" office:value="228285624">
            <text:p>228285624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size</text:p>
          </table:table-cell>
          <table:table-cell table:number-columns-repeated="7"/>
          <table:table-cell table:formula="of:=['DEBUG Function'.I33]" office:value-type="float" office:value="252208">
            <text:p>252208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Size</text:p>
          </table:table-cell>
          <table:table-cell table:number-columns-repeated="7"/>
          <table:table-cell table:formula="of:=['DEBUG Function'.I34]" office:value-type="float" office:value="12608">
            <text:p>12608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Count</text:p>
          </table:table-cell>
          <table:table-cell table:number-columns-repeated="7"/>
          <table:table-cell table:formula="of:=['DEBUG Function'.I69]" office:value-type="float" office:value="20">
            <text:p>20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s</text:p>
          </table:table-cell>
          <table:table-cell table:number-columns-repeated="11"/>
        </table:table-row>
        <table:table-row table:style-name="ro4">
          <table:table-cell table:number-columns-repeated="7"/>
          <table:table-cell office:value-type="string">
            <text:p>columns[0]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>
            <text:p>size</text:p>
          </table:table-cell>
          <table:table-cell table:number-columns-repeated="5"/>
          <table:table-cell table:formula="of:=[.O$111]" office:value-type="float" office:value="12608">
            <text:p>12608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nodeSize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Count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s</text:p>
          </table:table-cell>
          <table:table-cell table:number-columns-repeated="9"/>
        </table:table-row>
        <table:table-row table:style-name="ro4">
          <table:table-cell table:number-columns-repeated="9"/>
          <table:table-cell office:value-type="string">
            <text:p>nodes[0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9"/>
          <table:table-cell office:value-type="string">
            <text:p>Nodes[1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>
            <text:p>columns[1]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>
            <text:p>size</text:p>
          </table:table-cell>
          <table:table-cell table:number-columns-repeated="5"/>
          <table:table-cell table:formula="of:=[.O$111]" office:value-type="float" office:value="12608">
            <text:p>12608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nodeSize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Count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s</text:p>
          </table:table-cell>
          <table:table-cell table:number-columns-repeated="9"/>
        </table:table-row>
        <table:table-row table:style-name="ro4">
          <table:table-cell table:number-columns-repeated="9"/>
          <table:table-cell office:value-type="string">
            <text:p>nodes[0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9"/>
          <table:table-cell office:value-type="string">
            <text:p>Nodes[1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Layers[2]</text:p>
          </table:table-cell>
          <table:table-cell table:number-columns-repeated="8"/>
          <table:table-cell table:formula="of:=[.O106]+['DEBUG Function'.I33]" office:value-type="float" office:value="228281736">
            <text:p>228281736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id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*layerDef</text:p>
          </table:table-cell>
          <table:table-cell table:number-columns-repeated="11"/>
        </table:table-row>
        <table:table-row table:style-name="ro4">
          <table:table-cell table:number-columns-repeated="6"/>
          <table:table-cell office:value-type="string">
            <text:p>*weightsPtr</text:p>
          </table:table-cell>
          <table:table-cell table:number-columns-repeated="7"/>
          <table:table-cell table:formula="of:=[.O109]+['DEBUG Function'.I9]" office:value-type="float" office:value="228411064">
            <text:p>228411064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size</text:p>
          </table:table-cell>
          <table:table-cell table:number-columns-repeated="7"/>
          <table:table-cell table:formula="of:=['DEBUG Function'.I43]" office:value-type="float" office:value="3888">
            <text:p>3888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Size</text:p>
          </table:table-cell>
          <table:table-cell table:number-columns-repeated="7"/>
          <table:table-cell table:formula="of:=['DEBUG Function'.I44]" office:value-type="float" office:value="384">
            <text:p>384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Count</text:p>
          </table:table-cell>
          <table:table-cell table:number-columns-repeated="7"/>
          <table:table-cell table:formula="of:=['DEBUG Function'.I72]" office:value-type="float" office:value="10">
            <text:p>10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columns</text:p>
          </table:table-cell>
          <table:table-cell table:number-columns-repeated="11"/>
        </table:table-row>
        <table:table-row table:style-name="ro4">
          <table:table-cell table:number-columns-repeated="7"/>
          <table:table-cell office:value-type="string">
            <text:p>columns[0]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>
            <text:p>size</text:p>
          </table:table-cell>
          <table:table-cell table:number-columns-repeated="5"/>
          <table:table-cell table:formula="of:=[.O$181]" office:value-type="float" office:value="384">
            <text:p>384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nodeSize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Count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s</text:p>
          </table:table-cell>
          <table:table-cell table:number-columns-repeated="9"/>
        </table:table-row>
        <table:table-row table:style-name="ro4">
          <table:table-cell table:number-columns-repeated="9"/>
          <table:table-cell office:value-type="string">
            <text:p>nodes[0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9"/>
          <table:table-cell office:value-type="string">
            <text:p>Nodes[1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>
            <text:p>columns[1]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>
            <text:p>size</text:p>
          </table:table-cell>
          <table:table-cell table:number-columns-repeated="5"/>
          <table:table-cell table:formula="of:=[.O$181]" office:value-type="float" office:value="384">
            <text:p>384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nodeSize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Count</text:p>
          </table:table-cell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nodes</text:p>
          </table:table-cell>
          <table:table-cell table:number-columns-repeated="9"/>
        </table:table-row>
        <table:table-row table:style-name="ro4">
          <table:table-cell table:number-columns-repeated="9"/>
          <table:table-cell office:value-type="string">
            <text:p>nodes[0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9"/>
          <table:table-cell office:value-type="string">
            <text:p>Nodes[1]</text:p>
          </table:table-cell>
          <table:table-cell table:number-columns-repeated="8"/>
        </table:table-row>
        <table:table-row table:style-name="ro4">
          <table:table-cell table:number-columns-repeated="10"/>
          <table:table-cell office:value-type="string">
            <text:p>size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bias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outpu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errorSum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Count</text:p>
          </table:table-cell>
          <table:table-cell table:number-columns-repeated="7"/>
        </table:table-row>
        <table:table-row table:style-name="ro4">
          <table:table-cell table:number-columns-repeated="10"/>
          <table:table-cell office:value-type="string">
            <text:p>connections</text:p>
          </table:table-cell>
          <table:table-cell table:number-columns-repeated="7"/>
        </table:table-row>
        <table:table-row table:style-name="ro4">
          <table:table-cell table:number-columns-repeated="11"/>
          <table:table-cell office:value-type="string">
            <text:p>connections[0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>
          <table:table-cell table:number-columns-repeated="11"/>
          <table:table-cell office:value-type="string">
            <text:p>Connections[1]</text:p>
          </table:table-cell>
          <table:table-cell table:number-columns-repeated="6"/>
        </table:table-row>
        <table:table-row table:style-name="ro4">
          <table:table-cell table:number-columns-repeated="12"/>
          <table:table-cell office:value-type="string">
            <text:p>Node</text:p>
          </table:table-cell>
          <table:table-cell table:number-columns-repeated="5"/>
        </table:table-row>
        <table:table-row table:style-name="ro4">
          <table:table-cell table:number-columns-repeated="12"/>
          <table:table-cell office:value-type="string">
            <text:p>Weight</text:p>
          </table:table-cell>
          <table:table-cell table:number-columns-repeated="5"/>
        </table:table-row>
        <table:table-row table:style-name="ro4" table:number-rows-repeated="1048330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DEBUG Function" table:style-name="ta1" table:print="false">
        <table:table-column table:style-name="co4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1018" table:default-cell-style-name="Default"/>
        <table:table-row table:style-name="ro4">
          <table:table-cell table:number-columns-repeated="10"/>
          <table:table-cell office:value-type="string">
            <text:p>start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formula="of:=[DEBUG.O29]" office:value-type="float" office:value="227979264">
            <text:p>227979264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llNetworkWeightBlockSize</text:p>
          </table:table-cell>
          <table:table-cell table:number-columns-repeated="6"/>
          <table:table-cell table:formula="of:=[.I4]+[.I9]+[.I14]" office:value-type="float" office:value="127040">
            <text:p>12704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getLayerWeightBlockSize</text:p>
          </table:table-cell>
          <table:table-cell table:number-columns-repeated="5"/>
          <table:table-cell table:formula="of:=[.I5]*[.I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style-name="ce40" table:number-columns-repeated="3"/>
          <table:table-cell table:style-name="ce40" office:value-type="string">
            <text:p>sizeof(double)</text:p>
          </table:table-cell>
          <table:table-cell table:style-name="ce40" table:number-columns-repeated="4"/>
          <table:table-cell table:style-name="ce40" office:value-type="float" office:value="8">
            <text:p>8</text:p>
          </table:table-cell>
          <table:table-cell table:style-name="ce40" table:number-columns-repeated="1015"/>
        </table:table-row>
        <table:table-row table:style-name="ro4">
          <table:table-cell table:number-columns-repeated="3"/>
          <table:table-cell office:value-type="string">
            <text:p>getLayerWeightCount</text:p>
          </table:table-cell>
          <table:table-cell table:number-columns-repeated="4"/>
          <table:table-cell table:formula="of:=[.I7]*[.I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LayerNodeCount(layerDef)</text:p>
          </table:table-cell>
          <table:table-cell table:number-columns-repeated="2"/>
          <table:table-cell/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LayerNodeCount(layerDef-1)</text:p>
          </table:table-cell>
          <table:table-cell table:number-columns-repeated="2"/>
          <table:table-cell/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getLayerWeightBlockSize</text:p>
          </table:table-cell>
          <table:table-cell table:number-columns-repeated="5"/>
          <table:table-cell table:formula="of:=[.I10]*[.I11]" office:value-type="float" office:value="125440">
            <text:p>125440</text:p>
          </table:table-cell>
          <table:table-cell table:number-columns-repeated="1015"/>
        </table:table-row>
        <table:table-row table:style-name="ro4">
          <table:table-cell table:style-name="ce40" table:number-columns-repeated="3"/>
          <table:table-cell table:style-name="ce40" office:value-type="string">
            <text:p>sizeof(double)</text:p>
          </table:table-cell>
          <table:table-cell table:style-name="ce40" table:number-columns-repeated="4"/>
          <table:table-cell table:style-name="ce40" office:value-type="float" office:value="8">
            <text:p>8</text:p>
          </table:table-cell>
          <table:table-cell table:style-name="ce40" table:number-columns-repeated="1015"/>
        </table:table-row>
        <table:table-row table:style-name="ro4">
          <table:table-cell table:number-columns-repeated="3"/>
          <table:table-cell office:value-type="string">
            <text:p>getLayerWeightCount</text:p>
          </table:table-cell>
          <table:table-cell table:number-columns-repeated="4"/>
          <table:table-cell table:formula="of:=[.I12]*[.I13]" office:value-type="float" office:value="15680">
            <text:p>1568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LayerNodeCount(layerDef)</text:p>
          </table:table-cell>
          <table:table-cell table:number-columns-repeated="2"/>
          <table:table-cell table:formula="of:=[DEBUG.O15]*[DEBUG.P15]*[DEBUG.Q15]" office:value-type="float" office:value="20">
            <text:p>2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LayerNodeCount(layerDef-1)</text:p>
          </table:table-cell>
          <table:table-cell table:number-columns-repeated="2"/>
          <table:table-cell table:formula="of:=[DEBUG.O8]*[DEBUG.P8]*[DEBUG.Q8]" office:value-type="float" office:value="784">
            <text:p>784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getLayerWeightBlockSize</text:p>
          </table:table-cell>
          <table:table-cell table:number-columns-repeated="5"/>
          <table:table-cell table:formula="of:=[.I15]*[.I16]" office:value-type="float" office:value="1600">
            <text:p>1600</text:p>
          </table:table-cell>
          <table:table-cell table:number-columns-repeated="1015"/>
        </table:table-row>
        <table:table-row table:style-name="ro4">
          <table:table-cell table:style-name="ce40" table:number-columns-repeated="3"/>
          <table:table-cell table:style-name="ce40" office:value-type="string">
            <text:p>sizeof(double)</text:p>
          </table:table-cell>
          <table:table-cell table:style-name="ce40" table:number-columns-repeated="4"/>
          <table:table-cell table:style-name="ce40" office:value-type="float" office:value="8">
            <text:p>8</text:p>
          </table:table-cell>
          <table:table-cell table:style-name="ce40" table:number-columns-repeated="1015"/>
        </table:table-row>
        <table:table-row table:style-name="ro4">
          <table:table-cell table:number-columns-repeated="3"/>
          <table:table-cell office:value-type="string">
            <text:p>getLayerWeightCount</text:p>
          </table:table-cell>
          <table:table-cell table:number-columns-repeated="4"/>
          <table:table-cell table:formula="of:=[.I17]*[.I18]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LayerNodeCount(layerDef)</text:p>
          </table:table-cell>
          <table:table-cell table:number-columns-repeated="2"/>
          <table:table-cell table:formula="of:=[DEBUG.O22]*[DEBUG.P22]*[DEBUG.Q22]" office:value-type="float" office:value="10">
            <text:p>1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LayerNodeCount(layerDef-1)</text:p>
          </table:table-cell>
          <table:table-cell table:number-columns-repeated="2"/>
          <table:table-cell table:formula="of:=[DEBUG.O15]*[DEBUG.P15]*[DEBUG.Q15]" office:value-type="float" office:value="20">
            <text:p>20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getNetworkSize</text:p>
          </table:table-cell>
          <table:table-cell table:number-columns-repeated="6"/>
          <table:table-cell table:formula="of:=[.I22]+[.I23]+[.I33]+[.I43]+[.I3]" office:value-type="float" office:value="433400">
            <text:p>433400</text:p>
          </table:table-cell>
          <table:table-cell table:number-columns-repeated="1015"/>
        </table:table-row>
        <table:table-row table:style-name="ro4">
          <table:table-cell table:style-name="ce40" table:number-columns-repeated="2"/>
          <table:table-cell table:style-name="ce40" office:value-type="string">
            <text:p>sizeof(Network)</text:p>
          </table:table-cell>
          <table:table-cell table:style-name="ce40" table:number-columns-repeated="5"/>
          <table:table-cell table:style-name="ce40" office:value-type="float" office:value="40">
            <text:p>40</text:p>
          </table:table-cell>
          <table:table-cell table:style-name="ce40" table:number-columns-repeated="1015"/>
        </table:table-row>
        <table:table-row table:style-name="ro4">
          <table:table-cell table:number-columns-repeated="2"/>
          <table:table-cell office:value-type="string">
            <text:p>getLayerSize</text:p>
          </table:table-cell>
          <table:table-cell table:number-columns-repeated="5"/>
          <table:table-cell table:formula="of:=[.I31]+([.I32]*[.I24])" office:value-type="float" office:value="50224">
            <text:p>50224</text:p>
          </table:table-cell>
          <table:table-cell table:number-columns-repeated="2"/>
          <table:table-cell table:formula="of:=133987080-[.K2]" office:value-type="float" office:value="-93992184">
            <text:p>-93992184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getColumnSize</text:p>
          </table:table-cell>
          <table:table-cell table:number-columns-repeated="4"/>
          <table:table-cell table:formula="of:=[.I29]+([.I30]*[.I25])" office:value-type="float" office:value="64">
            <text:p>64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getNodeSize</text:p>
          </table:table-cell>
          <table:table-cell table:number-columns-repeated="3"/>
          <table:table-cell table:formula="of:=[.I27]+([.I26]*[.I28])" office:value-type="float" office:value="40">
            <text:p>4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NodeConnectionCoun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style-name="ce40" table:number-columns-repeated="5"/>
          <table:table-cell table:style-name="ce40" office:value-type="string">
            <text:p>sizeof(Node)</text:p>
          </table:table-cell>
          <table:table-cell table:style-name="ce40" table:number-columns-repeated="2"/>
          <table:table-cell table:style-name="ce40" office:value-type="float" office:value="40">
            <text:p>40</text:p>
          </table:table-cell>
          <table:table-cell table:style-name="ce40" table:number-columns-repeated="1015"/>
        </table:table-row>
        <table:table-row table:style-name="ro4">
          <table:table-cell table:style-name="ce40" table:number-columns-repeated="5"/>
          <table:table-cell table:style-name="ce40" office:value-type="string">
            <text:p>sizeof(Connection)</text:p>
          </table:table-cell>
          <table:table-cell table:style-name="ce40" table:number-columns-repeated="2"/>
          <table:table-cell table:style-name="ce40" office:value-type="float" office:value="16">
            <text:p>16</text:p>
          </table:table-cell>
          <table:table-cell table:style-name="ce40" table:number-columns-repeated="1015"/>
        </table:table-row>
        <table:table-row table:style-name="ro4">
          <table:table-cell table:style-name="ce40" table:number-columns-repeated="4"/>
          <table:table-cell table:style-name="ce40" office:value-type="string">
            <text:p>sizeof(Column)</text:p>
          </table:table-cell>
          <table:table-cell table:style-name="ce40" table:number-columns-repeated="3"/>
          <table:table-cell table:style-name="ce40" office:value-type="float" office:value="24">
            <text:p>24</text:p>
          </table:table-cell>
          <table:table-cell table:style-name="ce40" table:number-columns-repeated="1015"/>
        </table:table-row>
        <table:table-row table:style-name="ro4">
          <table:table-cell table:style-name="ce40" table:number-columns-repeated="4"/>
          <table:table-cell office:value-type="string">
            <text:p>columnNodeCount</text:p>
          </table:table-cell>
          <table:table-cell table:style-name="ce40" table:number-columns-repeated="3"/>
          <table:table-cell table:style-name="ce42" table:formula="of:=[DEBUG.Q8]" office:value-type="float" office:value="1">
            <text:p>1</text:p>
          </table:table-cell>
          <table:table-cell table:style-name="ce40" table:number-columns-repeated="1015"/>
        </table:table-row>
        <table:table-row table:style-name="ro4">
          <table:table-cell table:style-name="ce40" table:number-columns-repeated="3"/>
          <table:table-cell table:style-name="ce40" office:value-type="string">
            <text:p>sizeof(Layer)</text:p>
          </table:table-cell>
          <table:table-cell table:style-name="ce40" table:number-columns-repeated="4"/>
          <table:table-cell table:style-name="ce40" office:value-type="float" office:value="48">
            <text:p>48</text:p>
          </table:table-cell>
          <table:table-cell table:style-name="ce40" table:number-columns-repeated="1015"/>
        </table:table-row>
        <table:table-row table:style-name="ro4">
          <table:table-cell table:number-columns-repeated="3"/>
          <table:table-cell office:value-type="string">
            <text:p>getLayerColumnCount</text:p>
          </table:table-cell>
          <table:table-cell table:number-columns-repeated="4"/>
          <table:table-cell table:formula="of:=[DEBUG.O8]*[DEBUG.P8]" office:value-type="float" office:value="784">
            <text:p>784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getLayerSize</text:p>
          </table:table-cell>
          <table:table-cell table:number-columns-repeated="5"/>
          <table:table-cell table:formula="of:=[.I41]+([.I42]*[.I34])" office:value-type="float" office:value="252208">
            <text:p>252208</text:p>
          </table:table-cell>
          <table:table-cell/>
          <table:table-cell table:formula="of:=[.K2]+[.I23]" office:value-type="float" office:value="228029488">
            <text:p>228029488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getColumnSize</text:p>
          </table:table-cell>
          <table:table-cell table:number-columns-repeated="4"/>
          <table:table-cell table:formula="of:=[.I39]+([.I40]*[.I35])" office:value-type="float" office:value="12608">
            <text:p>12608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getNodeSize</text:p>
          </table:table-cell>
          <table:table-cell table:number-columns-repeated="3"/>
          <table:table-cell table:formula="of:=[.I37]+([.I36]*[.I38])" office:value-type="float" office:value="12584">
            <text:p>12584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NodeConnectionCount</text:p>
          </table:table-cell>
          <table:table-cell table:number-columns-repeated="2"/>
          <table:table-cell table:style-name="ce43" table:formula="of:=[DEBUG.O8]*[DEBUG.P8]*[DEBUG.Q8]" office:value-type="float" office:value="784">
            <text:p>78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3"/>
          <table:table-cell table:style-name="ce40" office:value-type="string">
            <text:p>sizeof(Node)</text:p>
          </table:table-cell>
          <table:table-cell table:style-name="ce40" table:number-columns-repeated="2"/>
          <table:table-cell table:style-name="ce44" office:value-type="float" office:value="40">
            <text:p>4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3"/>
          <table:table-cell table:style-name="ce40" office:value-type="string">
            <text:p>sizeof(Connection)</text:p>
          </table:table-cell>
          <table:table-cell table:style-name="ce40" table:number-columns-repeated="2"/>
          <table:table-cell table:style-name="ce44" office:value-type="float" office:value="16">
            <text:p>16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2"/>
          <table:table-cell table:style-name="ce40" office:value-type="string">
            <text:p>sizeof(Column)</text:p>
          </table:table-cell>
          <table:table-cell table:style-name="ce40" table:number-columns-repeated="3"/>
          <table:table-cell table:style-name="ce44" office:value-type="float" office:value="24">
            <text:p>2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2"/>
          <table:table-cell office:value-type="string">
            <text:p>columnNodeCount</text:p>
          </table:table-cell>
          <table:table-cell table:style-name="ce40" table:number-columns-repeated="3"/>
          <table:table-cell table:style-name="ce44" table:formula="of:=[DEBUG.Q15]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/>
          <table:table-cell table:style-name="ce40" office:value-type="string">
            <text:p>sizeof(Layer)</text:p>
          </table:table-cell>
          <table:table-cell table:style-name="ce40" table:number-columns-repeated="4"/>
          <table:table-cell table:style-name="ce44" office:value-type="float" office:value="48">
            <text:p>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getLayerColumnCount</text:p>
          </table:table-cell>
          <table:table-cell table:number-columns-repeated="4"/>
          <table:table-cell table:style-name="ce43" table:formula="of:=[DEBUG.O15]*[DEBUG.P15]" office:value-type="float" office:value="20">
            <text:p>2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getLayerSize</text:p>
          </table:table-cell>
          <table:table-cell table:number-columns-repeated="5"/>
          <table:table-cell table:formula="of:=[.I51]+([.I52]*[.I44])" office:value-type="float" office:value="3888">
            <text:p>388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getColumnSize</text:p>
          </table:table-cell>
          <table:table-cell table:number-columns-repeated="4"/>
          <table:table-cell table:formula="of:=[.I49]+([.I50]*[.I45])" office:value-type="float" office:value="384">
            <text:p>384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getNodeSize</text:p>
          </table:table-cell>
          <table:table-cell table:number-columns-repeated="3"/>
          <table:table-cell table:formula="of:=[.I47]+([.I46]*[.I48])" office:value-type="float" office:value="360">
            <text:p>36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getNodeConnectionCount</text:p>
          </table:table-cell>
          <table:table-cell table:number-columns-repeated="2"/>
          <table:table-cell table:formula="of:=[DEBUG.O15]*[DEBUG.P15]*[DEBUG.Q15]" office:value-type="float" office:value="20">
            <text:p>2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3"/>
          <table:table-cell table:style-name="ce40" office:value-type="string">
            <text:p>sizeof(Node)</text:p>
          </table:table-cell>
          <table:table-cell table:style-name="ce40" table:number-columns-repeated="2"/>
          <table:table-cell table:style-name="ce40" office:value-type="float" office:value="40">
            <text:p>4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3"/>
          <table:table-cell table:style-name="ce40" office:value-type="string">
            <text:p>sizeof(Connection)</text:p>
          </table:table-cell>
          <table:table-cell table:style-name="ce40" table:number-columns-repeated="2"/>
          <table:table-cell table:style-name="ce40" office:value-type="float" office:value="16">
            <text:p>16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2"/>
          <table:table-cell table:style-name="ce40" office:value-type="string">
            <text:p>sizeof(Column)</text:p>
          </table:table-cell>
          <table:table-cell table:style-name="ce40" table:number-columns-repeated="3"/>
          <table:table-cell table:style-name="ce40" office:value-type="float" office:value="24">
            <text:p>2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 table:number-columns-repeated="2"/>
          <table:table-cell office:value-type="string">
            <text:p>columnNodeCount</text:p>
          </table:table-cell>
          <table:table-cell table:style-name="ce40" table:number-columns-repeated="3"/>
          <table:table-cell table:style-name="ce40" table:formula="of:=[DEBUG.Q22]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/>
          <table:table-cell table:style-name="ce40" office:value-type="string">
            <text:p>sizeof(Layer)</text:p>
          </table:table-cell>
          <table:table-cell table:style-name="ce40" table:number-columns-repeated="4"/>
          <table:table-cell table:style-name="ce40" office:value-type="float" office:value="48">
            <text:p>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getLayerColumnCount</text:p>
          </table:table-cell>
          <table:table-cell table:number-columns-repeated="4"/>
          <table:table-cell table:formula="of:=[DEBUG.O22]*[DEBUG.P22]" office:value-type="float" office:value="10">
            <text:p>10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getColumnSize(Column)</text:p>
          </table:table-cell>
          <table:table-cell table:number-columns-repeated="6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sPerColumn</text:p>
          </table:table-cell>
          <table:table-cell table:number-columns-repeated="4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Size</text:p>
          </table:table-cell>
          <table:table-cell table:number-columns-repeated="4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getColumnSize(Column)</text:p>
          </table:table-cell>
          <table:table-cell table:number-columns-repeated="6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sPerColumn</text:p>
          </table:table-cell>
          <table:table-cell table:number-columns-repeated="4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Size</text:p>
          </table:table-cell>
          <table:table-cell table:number-columns-repeated="4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getColumnSize(Column)</text:p>
          </table:table-cell>
          <table:table-cell table:number-columns-repeated="6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sPerColumn</text:p>
          </table:table-cell>
          <table:table-cell table:number-columns-repeated="4"/>
          <table:table-cell office:value-type="string">
            <text:p>aaaa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Size</text:p>
          </table:table-cell>
          <table:table-cell table:number-columns-repeated="4"/>
          <table:table-cell office:value-type="string">
            <text:p>aaaa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getColumnCount(LayerDef)</text:p>
          </table:table-cell>
          <table:table-cell table:number-columns-repeated="6"/>
          <table:table-cell table:formula="of:=[.I67]*[.I68]" office:value-type="float" office:value="784">
            <text:p>78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MapWidth</text:p>
          </table:table-cell>
          <table:table-cell table:number-columns-repeated="4"/>
          <table:table-cell table:formula="of:=[DEBUG.O8]" office:value-type="float" office:value="28">
            <text:p>2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MapHeight</text:p>
          </table:table-cell>
          <table:table-cell table:number-columns-repeated="4"/>
          <table:table-cell table:formula="of:=[DEBUG.P8]" office:value-type="float" office:value="28">
            <text:p>28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getColumnCount(LayerDef)</text:p>
          </table:table-cell>
          <table:table-cell table:number-columns-repeated="6"/>
          <table:table-cell table:formula="of:=[.I70]*[.I71]" office:value-type="float" office:value="20">
            <text:p>2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MapWidth</text:p>
          </table:table-cell>
          <table:table-cell table:number-columns-repeated="4"/>
          <table:table-cell table:formula="of:=[DEBUG.O15]" office:value-type="float" office:value="20">
            <text:p>2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MapHeight</text:p>
          </table:table-cell>
          <table:table-cell table:number-columns-repeated="4"/>
          <table:table-cell table:formula="of:=[DEBUG.P15]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getColumnCount(LayerDef)</text:p>
          </table:table-cell>
          <table:table-cell table:number-columns-repeated="6"/>
          <table:table-cell table:formula="of:=[.I73]*[.I74]" office:value-type="float" office:value="10">
            <text:p>1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MapWidth</text:p>
          </table:table-cell>
          <table:table-cell table:number-columns-repeated="4"/>
          <table:table-cell table:formula="of:=[DEBUG.O22]" office:value-type="float" office:value="10">
            <text:p>1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nodeMapHeight</text:p>
          </table:table-cell>
          <table:table-cell table:number-columns-repeated="4"/>
          <table:table-cell table:formula="of:=[DEBUG.P22]" office:value-type="float" office:value="1">
            <text:p>1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/>
          <table:table-cell office:value-type="string">
            <text:p>What is the memory position of the 17<text:span text:style-name="T2">th</text:span> node in the 1<text:span text:style-name="T2">st</text:span> layer?</text:p>
          </table:table-cell>
          <table:table-cell table:number-columns-repeated="5"/>
          <table:table-cell table:style-name="ce41" table:formula="of:=SUM([.I77:.I81])" office:value-type="float" office:value="228029544">
            <text:p>228029544</text:p>
          </table:table-cell>
          <table:table-cell table:formula="of:=[DEBUG.N35]" office:value-type="float" office:value="227979304">
            <text:p>227979304</text:p>
          </table:table-cell>
          <table:table-cell/>
          <table:table-cell table:formula="of:=392-136" office:value-type="float" office:value="256">
            <text:p>256</text:p>
          </table:table-cell>
          <table:table-cell table:number-columns-repeated="1013"/>
        </table:table-row>
        <table:table-row table:style-name="ro4">
          <table:table-cell table:number-columns-repeated="5"/>
          <table:table-cell office:value-type="string">
            <text:p>LayerId</text:p>
          </table:table-cell>
          <table:table-cell office:value-type="float" office:value="1">
            <text:p>1</text:p>
          </table:table-cell>
          <table:table-cell/>
          <table:table-cell table:formula="of:=[.I23]" office:value-type="float" office:value="50224">
            <text:p>50224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ColumnId</text:p>
          </table:table-cell>
          <table:table-cell office:value-type="float" office:value="0">
            <text:p>0</text:p>
          </table:table-cell>
          <table:table-cell/>
          <table:table-cell table:formula="of:=[.G79]*[.I3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NodeId</text:p>
          </table:table-cell>
          <table:table-cell office:value-type="float" office:value="0">
            <text:p>0</text:p>
          </table:table-cell>
          <table:table-cell/>
          <table:table-cell table:formula="of:=[.G80]*[.I3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ConnectionId</text:p>
          </table:table-cell>
          <table:table-cell office:value-type="float" office:value="1">
            <text:p>1</text:p>
          </table:table-cell>
          <table:table-cell/>
          <table:table-cell table:formula="of:=[.G81]*[.I38]" office:value-type="float" office:value="16">
            <text:p>16</text:p>
          </table:table-cell>
          <table:table-cell/>
          <table:table-cell table:formula="of:=896-544" office:value-type="float" office:value="352">
            <text:p>352</text:p>
          </table:table-cell>
          <table:table-cell table:number-columns-repeated="1013"/>
        </table:table-row>
      </table:table>
      <table:table table:name="Weights" table:style-name="ta1" table:print="false">
        <table:table-column table:style-name="co19" table:number-columns-repeated="1024" table:default-cell-style-name="ce3"/>
        <table:table-row table:style-name="ro8">
          <table:table-cell table:number-columns-repeated="1024"/>
        </table:table-row>
        <table:table-row table:style-name="ro8">
          <table:table-cell/>
          <table:table-cell table:number-columns-repeated="3" table:style-name="ce45" office:value-type="string">
            <text:p>x</text:p>
          </table:table-cell>
          <table:table-cell office:value-type="string">
            <text:p>x</text:p>
          </table:table-cell>
          <table:table-cell table:style-name="ce46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style-name="ce45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47" office:value-type="string">
            <text:p>x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53" office:value-type="string">
            <text:p>x</text:p>
          </table:table-cell>
          <table:table-cell table:number-columns-repeated="1002"/>
        </table:table-row>
        <table:table-row table:style-name="ro8">
          <table:table-cell/>
          <table:table-cell table:number-columns-repeated="3" table:style-name="ce45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table:style-name="ce45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47" office:value-type="string">
            <text:p>x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53" office:value-type="string">
            <text:p>x</text:p>
          </table:table-cell>
          <table:table-cell table:number-columns-repeated="1002"/>
        </table:table-row>
        <table:table-row table:style-name="ro8">
          <table:table-cell/>
          <table:table-cell table:number-columns-repeated="3" table:style-name="ce45" office:value-type="string">
            <text:p>x</text:p>
          </table:table-cell>
          <table:table-cell table:style-name="ce47" office:value-type="string">
            <text:p>x</text:p>
          </table:table-cell>
          <table:table-cell table:style-name="ce46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style-name="ce45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47" office:value-type="string">
            <text:p>x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53" office:value-type="string">
            <text:p>x</text:p>
          </table:table-cell>
          <table:table-cell table:number-columns-repeated="1002"/>
        </table:table-row>
        <table:table-row table:style-name="ro8">
          <table:table-cell/>
          <table:table-cell table:number-columns-repeated="2" office:value-type="string">
            <text:p>x</text:p>
          </table:table-cell>
          <table:table-cell table:number-columns-repeated="3" table:style-name="ce47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ce16"/>
          <table:table-cell table:style-name="ce50" office:value-type="string">
            <text:p>cm1</text:p>
          </table:table-cell>
          <table:table-cell table:style-name="ce50" office:value-type="string">
            <text:p>cm2</text:p>
          </table:table-cell>
          <table:table-cell table:style-name="ce50" office:value-type="string">
            <text:p>cm3</text:p>
          </table:table-cell>
          <table:table-cell table:style-name="ce52"/>
          <table:table-cell table:style-name="ce50" office:value-type="string">
            <text:p>cm4</text:p>
          </table:table-cell>
          <table:table-cell table:style-name="ce50" office:value-type="string">
            <text:p>cm5</text:p>
          </table:table-cell>
          <table:table-cell table:style-name="ce50" office:value-type="string">
            <text:p>cm6</text:p>
          </table:table-cell>
          <table:table-cell table:style-name="ce52"/>
          <table:table-cell table:style-name="ce50" office:value-type="string">
            <text:p>cm7</text:p>
          </table:table-cell>
          <table:table-cell table:style-name="ce50" office:value-type="string">
            <text:p>cm8</text:p>
          </table:table-cell>
          <table:table-cell table:style-name="ce50" office:value-type="string">
            <text:p>cm9</text:p>
          </table:table-cell>
          <table:table-cell table:number-columns-repeated="1002"/>
        </table:table-row>
        <table:table-row table:style-name="ro8">
          <table:table-cell/>
          <table:table-cell table:style-name="ce46" office:value-type="string">
            <text:p>x</text:p>
          </table:table-cell>
          <table:table-cell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7" office:value-type="string">
            <text:p>x</text:p>
          </table:table-cell>
          <table:table-cell table:number-columns-repeated="3" table:style-name="ce48" office:value-type="string">
            <text:p>x</text:p>
          </table:table-cell>
          <table:table-cell table:number-columns-repeated="2"/>
          <table:table-cell table:style-name="ce49"/>
          <table:table-cell table:number-columns-repeated="3" table:style-name="ce51" office:value-type="string">
            <text:p>wm1</text:p>
          </table:table-cell>
          <table:table-cell table:style-name="ce51"/>
          <table:table-cell table:number-columns-repeated="3" table:style-name="ce51" office:value-type="string">
            <text:p>wm1</text:p>
          </table:table-cell>
          <table:table-cell table:style-name="ce51"/>
          <table:table-cell table:number-columns-repeated="3" table:style-name="ce51" office:value-type="string">
            <text:p>wm1</text:p>
          </table:table-cell>
          <table:table-cell table:number-columns-repeated="1002"/>
        </table:table-row>
        <table:table-row table:style-name="ro8">
          <table:table-cell/>
          <table:table-cell table:number-columns-repeated="4" office:value-type="string">
            <text:p>x</text:p>
          </table:table-cell>
          <table:table-cell table:number-columns-repeated="3" table:style-name="ce48" office:value-type="string">
            <text:p>x</text:p>
          </table:table-cell>
          <table:table-cell table:number-columns-repeated="2"/>
          <table:table-cell table:style-name="ce49"/>
          <table:table-cell table:number-columns-repeated="3" table:style-name="ce51" office:value-type="string">
            <text:p>wm2</text:p>
          </table:table-cell>
          <table:table-cell table:style-name="ce51"/>
          <table:table-cell table:number-columns-repeated="3" table:style-name="ce51" office:value-type="string">
            <text:p>wm2</text:p>
          </table:table-cell>
          <table:table-cell table:style-name="ce51"/>
          <table:table-cell table:number-columns-repeated="3" table:style-name="ce51" office:value-type="string">
            <text:p>wm2</text:p>
          </table:table-cell>
          <table:table-cell table:number-columns-repeated="1002"/>
        </table:table-row>
        <table:table-row table:style-name="ro8">
          <table:table-cell/>
          <table:table-cell table:number-columns-repeated="4" office:value-type="string">
            <text:p>x</text:p>
          </table:table-cell>
          <table:table-cell table:number-columns-repeated="3" table:style-name="ce48" office:value-type="string">
            <text:p>x</text:p>
          </table:table-cell>
          <table:table-cell table:number-columns-repeated="2"/>
          <table:table-cell table:style-name="ce49"/>
          <table:table-cell table:number-columns-repeated="3" table:style-name="ce51" office:value-type="string">
            <text:p>wm3</text:p>
          </table:table-cell>
          <table:table-cell table:style-name="ce51"/>
          <table:table-cell table:number-columns-repeated="3" table:style-name="ce51" office:value-type="string">
            <text:p>wm3</text:p>
          </table:table-cell>
          <table:table-cell table:style-name="ce51"/>
          <table:table-cell table:number-columns-repeated="3" table:style-name="ce51" office:value-type="string">
            <text:p>wm3</text:p>
          </table:table-cell>
          <table:table-cell table:number-columns-repeated="1002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etwork Design" table:style-name="ta1">
        <office:forms form:automatic-focus="false" form:apply-design-mode="false"/>
        <table:table-column table:style-name="co24" table:default-cell-style-name="ce70"/>
        <table:table-column table:style-name="co25" table:default-cell-style-name="ce70"/>
        <table:table-column table:style-name="co26" table:default-cell-style-name="ce74"/>
        <table:table-column table:style-name="co27" table:default-cell-style-name="ce70"/>
        <table:table-column table:style-name="co28" table:default-cell-style-name="ce93"/>
        <table:table-column table:style-name="co24" table:default-cell-style-name="ce106"/>
        <table:table-column table:style-name="co24" table:number-columns-repeated="2" table:default-cell-style-name="ce70"/>
        <table:table-column table:style-name="co29" table:default-cell-style-name="ce70"/>
        <table:table-column table:style-name="co24" table:number-columns-repeated="14" table:default-cell-style-name="ce70"/>
        <table:table-column table:style-name="co24" table:default-cell-style-name="ce144"/>
        <table:table-column table:style-name="co24" table:number-columns-repeated="1000" table:default-cell-style-name="ce70"/>
        <table:table-row table:style-name="ro9">
          <table:table-cell table:number-columns-repeated="1024"/>
        </table:table-row>
        <table:table-row table:style-name="ro9">
          <table:table-cell/>
          <table:table-cell table:style-name="ce71" office:value-type="string" table:number-columns-spanned="1" table:number-rows-spanned="41">
            <text:p>Network</text:p>
          </table:table-cell>
          <table:table-cell table:style-name="ce75"/>
          <table:table-cell table:style-name="ce83"/>
          <table:table-cell table:style-name="ce94"/>
          <table:table-cell table:style-name="ce107"/>
          <table:table-cell table:style-name="ce83" table:number-columns-repeated="2"/>
          <table:table-cell table:style-name="ce131"/>
          <table:table-cell table:number-columns-repeated="1015"/>
        </table:table-row>
        <table:table-row table:style-name="ro9">
          <table:table-cell/>
          <table:covered-table-cell table:style-name="ce72"/>
          <table:table-cell table:style-name="ce76" office:value-type="string" table:number-columns-spanned="1" table:number-rows-spanned="7">
            <text:p>Layer 0</text:p>
            <text:p>(input)</text:p>
          </table:table-cell>
          <table:table-cell table:style-name="ce84"/>
          <table:table-cell table:style-name="ce95"/>
          <table:table-cell table:style-name="ce118"/>
          <table:table-cell table:style-name="ce84" table:number-columns-repeated="2"/>
          <table:table-cell table:style-name="ce132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table-cell table:style-name="ce85" office:value-type="string" table:number-columns-spanned="1" table:number-rows-spanned="3">
            <text:p>Col </text:p>
            <text:p>1..</text:p>
          </table:table-cell>
          <table:table-cell table:style-name="ce96"/>
          <table:table-cell table:style-name="ce119"/>
          <table:table-cell table:style-name="ce126" table:number-columns-repeated="2"/>
          <table:table-cell table:style-name="ce133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7" office:value-type="string">
            <text:p><text:s text:c="3"/>Node 1..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7" office:value-type="string">
            <text:p><text:s text:c="3"/>Node ..n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2"/>
          <table:table-cell table:style-name="ce140" table:number-columns-repeated="2"/>
          <table:table-cell office:value-type="string">
            <text:p>Chart 1</text:p>
          </table:table-cell>
          <table:table-cell table:number-columns-repeated="1000"/>
        </table:table-row>
        <table:table-row table:style-name="ro9">
          <table:table-cell/>
          <table:covered-table-cell table:style-name="ce72"/>
          <table:covered-table-cell table:style-name="ce77"/>
          <table:table-cell table:style-name="ce87" office:value-type="string" table:number-columns-spanned="1" table:number-rows-spanned="3">
            <text:p>Col </text:p>
            <text:p>..n</text:p>
          </table:table-cell>
          <table:table-cell table:style-name="ce98"/>
          <table:table-cell table:style-name="ce121"/>
          <table:table-cell table:style-name="ce128" table:number-columns-repeated="2"/>
          <table:table-cell table:style-name="ce135"/>
          <table:table-cell table:number-columns-repeated="12"/>
          <table:table-cell table:style-name="ce141" table:number-columns-repeated="2"/>
          <table:table-cell office:value-type="string">
            <text:p>Sea Blue</text:p>
          </table:table-cell>
          <table:table-cell table:number-columns-repeated="1000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8"/>
          <table:table-cell table:style-name="ce97" office:value-type="string">
            <text:p><text:s text:c="3"/>Node 1..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2"/>
          <table:table-cell table:style-name="ce128" table:number-columns-repeated="2"/>
          <table:table-cell office:value-type="string">
            <text:p>Sky Blue2</text:p>
          </table:table-cell>
          <table:table-cell table:number-columns-repeated="1000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8"/>
          <table:table-cell table:style-name="ce97" office:value-type="string">
            <text:p><text:s text:c="3"/>Node ..n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2"/>
          <table:table-cell table:style-name="ce142" table:number-columns-repeated="2"/>
          <table:table-cell office:value-type="string">
            <text:p>Chart 6</text:p>
          </table:table-cell>
          <table:table-cell table:number-columns-repeated="1000"/>
        </table:table-row>
        <table:table-row table:style-name="ro9">
          <table:table-cell/>
          <table:covered-table-cell table:style-name="ce72"/>
          <table:table-cell table:style-name="ce78" office:value-type="string" table:number-columns-spanned="1" table:number-rows-spanned="15">
            <text:p>Layer </text:p>
            <text:p>1..</text:p>
          </table:table-cell>
          <table:table-cell table:style-name="ce84"/>
          <table:table-cell table:style-name="ce95"/>
          <table:table-cell table:style-name="ce118"/>
          <table:table-cell table:style-name="ce84" table:number-columns-repeated="2"/>
          <table:table-cell table:style-name="ce132"/>
          <table:table-cell table:number-columns-repeated="12"/>
          <table:table-cell table:style-name="ce143" table:number-columns-repeated="2"/>
          <table:table-cell office:value-type="string">
            <text:p>Blue Classic</text:p>
          </table:table-cell>
          <table:table-cell table:number-columns-repeated="1000"/>
        </table:table-row>
        <table:table-row table:style-name="ro9">
          <table:table-cell/>
          <table:covered-table-cell table:style-name="ce72"/>
          <table:covered-table-cell table:style-name="ce77"/>
          <table:table-cell table:style-name="ce85" office:value-type="string" table:number-columns-spanned="1" table:number-rows-spanned="7">
            <text:p>Column </text:p>
            <text:p>1..</text:p>
          </table:table-cell>
          <table:table-cell table:style-name="ce96"/>
          <table:table-cell table:style-name="ce119"/>
          <table:table-cell table:style-name="ce126" table:number-columns-repeated="2"/>
          <table:table-cell table:style-name="ce135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1..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..n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9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table-cell table:style-name="ce85" office:value-type="string" table:number-columns-spanned="1" table:number-rows-spanned="7">
            <text:p>Column </text:p>
            <text:p>..n</text:p>
          </table:table-cell>
          <table:table-cell table:style-name="ce102"/>
          <table:table-cell table:style-name="ce119"/>
          <table:table-cell table:style-name="ce126" table:number-columns-repeated="2"/>
          <table:table-cell table:style-name="ce135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1..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..n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9"/>
          <table:covered-table-cell table:style-name="ce89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table-cell table:style-name="ce78" office:value-type="string" table:number-columns-spanned="1" table:number-rows-spanned="15">
            <text:p><text:s text:c="2"/>Layer ..n </text:p>
            <text:p>(output layer)</text:p>
          </table:table-cell>
          <table:table-cell table:style-name="ce84"/>
          <table:table-cell table:style-name="ce95"/>
          <table:table-cell table:style-name="ce118"/>
          <table:table-cell table:style-name="ce84" table:number-columns-repeated="2"/>
          <table:table-cell table:style-name="ce132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table-cell table:style-name="ce85" office:value-type="string" table:number-columns-spanned="1" table:number-rows-spanned="7">
            <text:p>Column </text:p>
            <text:p>1..</text:p>
          </table:table-cell>
          <table:table-cell table:style-name="ce96"/>
          <table:table-cell table:style-name="ce119"/>
          <table:table-cell table:style-name="ce126" table:number-columns-repeated="2"/>
          <table:table-cell table:style-name="ce135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1..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..n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9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table-cell table:style-name="ce85" office:value-type="string" table:number-columns-spanned="1" table:number-rows-spanned="7">
            <text:p>Column </text:p>
            <text:p>..n</text:p>
          </table:table-cell>
          <table:table-cell table:style-name="ce102"/>
          <table:table-cell table:style-name="ce119"/>
          <table:table-cell table:style-name="ce126" table:number-columns-repeated="2"/>
          <table:table-cell table:style-name="ce135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1..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table-cell table:style-name="ce99" office:value-type="string" table:number-columns-spanned="1" table:number-rows-spanned="3">
            <text:p>Node </text:p>
            <text:p>..n</text:p>
          </table:table-cell>
          <table:table-cell table:style-name="ce120"/>
          <table:table-cell table:style-name="ce127" table:number-columns-repeated="2"/>
          <table:table-cell table:style-name="ce134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7"/>
          <table:covered-table-cell table:style-name="ce86"/>
          <table:covered-table-cell table:style-name="ce100"/>
          <table:table-cell table:style-name="ce122"/>
          <table:table-cell table:style-name="ce129" office:value-type="string">
            <text:p>Connection 1..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79"/>
          <table:covered-table-cell table:style-name="ce89"/>
          <table:covered-table-cell table:style-name="ce101"/>
          <table:table-cell table:style-name="ce122"/>
          <table:table-cell table:style-name="ce129" office:value-type="string">
            <text:p>Connection ..n</text:p>
          </table:table-cell>
          <table:table-cell table:style-name="ce130"/>
          <table:table-cell table:style-name="ce136"/>
          <table:table-cell table:number-columns-repeated="1015"/>
        </table:table-row>
        <table:table-row table:style-name="ro9">
          <table:table-cell/>
          <table:covered-table-cell table:style-name="ce72"/>
          <table:table-cell table:style-name="ce80" office:value-type="string" table:number-columns-spanned="7" table:number-rows-spanned="3">
            <text:p>Weights</text:p>
          </table:table-cell>
          <table:covered-table-cell table:style-name="ce90"/>
          <table:covered-table-cell table:style-name="ce103"/>
          <table:covered-table-cell table:style-name="ce123"/>
          <table:covered-table-cell table:number-columns-repeated="2" table:style-name="ce90"/>
          <table:covered-table-cell table:style-name="ce137"/>
          <table:table-cell table:number-columns-repeated="1015"/>
        </table:table-row>
        <table:table-row table:style-name="ro9">
          <table:table-cell/>
          <table:covered-table-cell table:style-name="ce72"/>
          <table:covered-table-cell table:style-name="ce81"/>
          <table:covered-table-cell table:style-name="ce91"/>
          <table:covered-table-cell table:style-name="ce104"/>
          <table:covered-table-cell table:style-name="ce124"/>
          <table:covered-table-cell table:number-columns-repeated="2" table:style-name="ce91"/>
          <table:covered-table-cell table:style-name="ce138"/>
          <table:table-cell table:number-columns-repeated="1015"/>
        </table:table-row>
        <table:table-row table:style-name="ro9">
          <table:table-cell/>
          <table:covered-table-cell table:style-name="ce73"/>
          <table:covered-table-cell table:style-name="ce82"/>
          <table:covered-table-cell table:style-name="ce92"/>
          <table:covered-table-cell table:style-name="ce105"/>
          <table:covered-table-cell table:style-name="ce125"/>
          <table:covered-table-cell table:number-columns-repeated="2" table:style-name="ce92"/>
          <table:covered-table-cell table:style-name="ce139"/>
          <table:table-cell table:number-columns-repeated="1015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float" office:value="1">
            <text:p>1</text:p>
          </table:table-cell>
          <table:table-cell table:number-columns-repeated="1023"/>
        </table:table-row>
        <table:table-row table:style-name="ro9" table:number-rows-repeated="1048522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o Design" table:style-name="ta1">
        <office:forms form:automatic-focus="false" form:apply-design-mode="false"/>
        <table:table-column table:style-name="co22" table:number-columns-repeated="4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number-columns-repeated="1001" table:default-cell-style-name="ce54"/>
        <table:table-row table:style-name="ro9">
          <table:table-cell office:value-type="float" office:value="1">
            <text:p>1</text:p>
          </table:table-cell>
          <table:table-cell table:number-columns-repeated="1023"/>
        </table:table-row>
        <table:table-row table:style-name="ro10">
          <table:table-cell table:number-columns-repeated="4"/>
          <table:table-cell table:style-name="ce108"/>
          <table:table-cell table:style-name="ce111" table:number-columns-repeated="17"/>
          <table:table-cell table:style-name="ce115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4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4"/>
          <table:table-cell/>
          <table:table-cell table:style-name="ce114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09"/>
          <table:table-cell table:number-columns-repeated="17"/>
          <table:table-cell table:style-name="ce116"/>
          <table:table-cell table:number-columns-repeated="1001"/>
        </table:table-row>
        <table:table-row table:style-name="ro9">
          <table:table-cell table:number-columns-repeated="4"/>
          <table:table-cell table:style-name="ce109"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style-name="ce116"/>
          <table:table-cell table:number-columns-repeated="1001"/>
        </table:table-row>
        <table:table-row table:style-name="ro10">
          <table:table-cell table:number-columns-repeated="4"/>
          <table:table-cell table:style-name="ce110"/>
          <table:table-cell table:style-name="ce113" table:number-columns-repeated="17"/>
          <table:table-cell table:style-name="ce117"/>
          <table:table-cell table:number-columns-repeated="1001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nvolutional" table:style-name="ta1">
        <office:forms form:automatic-focus="false" form:apply-design-mode="false"/>
        <table:table-column table:style-name="co22" table:number-columns-repeated="4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30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31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22" table:number-columns-repeated="4" table:default-cell-style-name="ce54"/>
        <table:table-column table:style-name="co23" table:default-cell-style-name="ce54"/>
        <table:table-column table:style-name="co22" table:default-cell-style-name="ce54"/>
        <table:table-column table:style-name="co23" table:default-cell-style-name="ce54"/>
        <table:table-column table:style-name="co30" table:default-cell-style-name="ce54"/>
        <table:table-column table:style-name="co22" table:number-columns-repeated="940" table:default-cell-style-name="ce54"/>
        <table:table-column table:style-name="co22" table:number-columns-repeated="32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8"/>
          <table:table-cell table:style-name="ce111" table:number-columns-repeated="53"/>
          <table:table-cell table:style-name="ce115"/>
          <table:table-cell table:number-columns-repeated="967"/>
        </table:table-row>
        <table:table-row table:style-name="ro1">
          <table:table-cell table:number-columns-repeated="2"/>
          <table:table-cell table:style-name="ce109"/>
          <table:table-cell table:number-columns-repeated="53"/>
          <table:table-cell table:style-name="ce116"/>
          <table:table-cell table:number-columns-repeated="967"/>
        </table:table-row>
        <table:table-row table:style-name="ro1">
          <table:table-cell table:style-name="ce145" table:number-columns-repeated="2"/>
          <table:table-cell table:style-name="ce146"/>
          <table:table-cell table:style-name="ce145"/>
          <table:table-cell table:style-name="ce147" office:value-type="string">
            <text:p>Input Layer</text:p>
          </table:table-cell>
          <table:table-cell table:style-name="ce145" table:number-columns-repeated="19"/>
          <table:table-cell table:style-name="ce147" office:value-type="string">
            <text:p>Conv Layer 1</text:p>
          </table:table-cell>
          <table:table-cell table:style-name="ce145" table:number-columns-repeated="12"/>
          <table:table-cell table:style-name="ce147" office:value-type="string">
            <text:p>Conv Layer 2</text:p>
          </table:table-cell>
          <table:table-cell table:style-name="ce145" table:number-columns-repeated="10"/>
          <table:table-cell table:style-name="ce147" office:value-type="string">
            <text:p>Output Layer</text:p>
          </table:table-cell>
          <table:table-cell table:style-name="ce145" table:number-columns-repeated="7"/>
          <table:table-cell table:style-name="ce153"/>
          <table:table-cell table:style-name="ce145" table:number-columns-repeated="935"/>
          <table:table-cell table:style-name="ce154" table:number-columns-repeated="32"/>
        </table:table-row>
        <table:table-row table:style-name="ro9">
          <table:table-cell table:number-columns-repeated="2"/>
          <table:table-cell table:style-name="ce109"/>
          <table:table-cell table:number-columns-repeated="53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8"/>
          <table:table-cell table:style-name="ce111" table:number-columns-repeated="17"/>
          <table:table-cell table:style-name="ce115"/>
          <table:table-cell/>
          <table:table-cell table:style-name="ce108"/>
          <table:table-cell table:style-name="ce111" table:number-columns-repeated="9"/>
          <table:table-cell table:style-name="ce115"/>
          <table:table-cell table:number-columns-repeated="2"/>
          <table:table-cell table:style-name="ce108"/>
          <table:table-cell table:style-name="ce111" table:number-columns-repeated="5"/>
          <table:table-cell table:style-name="ce115"/>
          <table:table-cell table:number-columns-repeated="4"/>
          <table:table-cell table:style-name="ce108"/>
          <table:table-cell table:style-name="ce111"/>
          <table:table-cell table:style-name="ce115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8"/>
          <table:table-cell/>
          <table:table-cell table:style-name="ce148"/>
          <table:table-cell/>
          <table:table-cell table:style-name="ce148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 table:style-name="ce116"/>
          <table:table-cell/>
          <table:table-cell table:style-name="ce109"/>
          <table:table-cell table:style-name="ce148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 table:style-name="ce116"/>
          <table:table-cell table:number-columns-repeated="2"/>
          <table:table-cell table:style-name="ce109"/>
          <table:table-cell table:style-name="ce149"/>
          <table:table-cell/>
          <table:table-cell table:style-name="ce149"/>
          <table:table-cell/>
          <table:table-cell table:style-name="ce149"/>
          <table:table-cell table:style-name="ce116"/>
          <table:table-cell table:number-columns-repeated="4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/>
          <table:table-cell table:style-name="ce109"/>
          <table:table-cell table:number-columns-repeated="9"/>
          <table:table-cell table:style-name="ce116"/>
          <table:table-cell table:number-columns-repeated="2"/>
          <table:table-cell table:style-name="ce109"/>
          <table:table-cell table:number-columns-repeated="5"/>
          <table:table-cell table:style-name="ce116"/>
          <table:table-cell table:number-columns-repeated="4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8"/>
          <table:table-cell/>
          <table:table-cell table:style-name="ce148"/>
          <table:table-cell/>
          <table:table-cell table:style-name="ce150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49"/>
          <table:table-cell/>
          <table:table-cell table:style-name="ce149"/>
          <table:table-cell table:style-name="ce116"/>
          <table:table-cell/>
          <table:table-cell table:style-name="ce109"/>
          <table:table-cell table:style-name="ce149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12"/>
          <table:table-cell table:style-name="ce116"/>
          <table:table-cell table:number-columns-repeated="2"/>
          <table:table-cell table:style-name="ce109"/>
          <table:table-cell table:style-name="ce149"/>
          <table:table-cell/>
          <table:table-cell table:style-name="ce151"/>
          <table:table-cell/>
          <table:table-cell table:style-name="ce149"/>
          <table:table-cell table:style-name="ce116"/>
          <table:table-cell table:number-columns-repeated="4"/>
          <table:table-cell table:style-name="ce109"/>
          <table:table-cell table:style-name="ce151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/>
          <table:table-cell table:style-name="ce109"/>
          <table:table-cell table:number-columns-repeated="9"/>
          <table:table-cell table:style-name="ce116"/>
          <table:table-cell table:number-columns-repeated="2"/>
          <table:table-cell table:style-name="ce109"/>
          <table:table-cell table:number-columns-repeated="5"/>
          <table:table-cell table:style-name="ce116"/>
          <table:table-cell table:number-columns-repeated="4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8"/>
          <table:table-cell/>
          <table:table-cell table:style-name="ce148"/>
          <table:table-cell/>
          <table:table-cell table:style-name="ce148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51"/>
          <table:table-cell/>
          <table:table-cell table:style-name="ce149"/>
          <table:table-cell/>
          <table:table-cell table:style-name="ce149"/>
          <table:table-cell table:style-name="ce116"/>
          <table:table-cell/>
          <table:table-cell table:style-name="ce109"/>
          <table:table-cell table:style-name="ce149"/>
          <table:table-cell/>
          <table:table-cell table:style-name="ce151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style-name="ce116"/>
          <table:table-cell table:number-columns-repeated="2"/>
          <table:table-cell table:style-name="ce109"/>
          <table:table-cell table:style-name="ce149"/>
          <table:table-cell/>
          <table:table-cell table:style-name="ce149"/>
          <table:table-cell/>
          <table:table-cell table:style-name="ce152"/>
          <table:table-cell table:style-name="ce116"/>
          <table:table-cell table:number-columns-repeated="4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/>
          <table:table-cell table:style-name="ce109"/>
          <table:table-cell table:number-columns-repeated="9"/>
          <table:table-cell table:style-name="ce116"/>
          <table:table-cell table:number-columns-repeated="2"/>
          <table:table-cell table:style-name="ce110"/>
          <table:table-cell table:style-name="ce113" table:number-columns-repeated="5"/>
          <table:table-cell table:style-name="ce117"/>
          <table:table-cell table:number-columns-repeated="4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51"/>
          <table:table-cell/>
          <table:table-cell table:style-name="ce149"/>
          <table:table-cell/>
          <table:table-cell table:style-name="ce149"/>
          <table:table-cell table:style-name="ce116"/>
          <table:table-cell/>
          <table:table-cell table:style-name="ce109"/>
          <table:table-cell table:style-name="ce149"/>
          <table:table-cell/>
          <table:table-cell table:style-name="ce151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style-name="ce116"/>
          <table:table-cell table:number-columns-repeated="13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/>
          <table:table-cell table:style-name="ce109"/>
          <table:table-cell table:number-columns-repeated="9"/>
          <table:table-cell table:style-name="ce116"/>
          <table:table-cell table:number-columns-repeated="13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9"/>
          <table:table-cell/>
          <table:table-cell table:style-name="ce149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49"/>
          <table:table-cell/>
          <table:table-cell table:style-name="ce149"/>
          <table:table-cell table:style-name="ce116"/>
          <table:table-cell/>
          <table:table-cell table:style-name="ce109"/>
          <table:table-cell table:style-name="ce149"/>
          <table:table-cell/>
          <table:table-cell table:style-name="ce149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style-name="ce116"/>
          <table:table-cell table:number-columns-repeated="13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/>
          <table:table-cell table:style-name="ce110"/>
          <table:table-cell table:style-name="ce113" table:number-columns-repeated="9"/>
          <table:table-cell table:style-name="ce117"/>
          <table:table-cell table:number-columns-repeated="13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9"/>
          <table:table-cell/>
          <table:table-cell table:style-name="ce149"/>
          <table:table-cell/>
          <table:table-cell table:style-name="ce151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 table:style-name="ce116"/>
          <table:table-cell table:number-columns-repeated="25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 table:number-columns-repeated="25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9"/>
          <table:table-cell/>
          <table:table-cell table:style-name="ce149"/>
          <table:table-cell/>
          <table:table-cell table:style-name="ce151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 table:style-name="ce116"/>
          <table:table-cell table:number-columns-repeated="25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 table:number-columns-repeated="25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9"/>
          <table:table-cell/>
          <table:table-cell table:style-name="ce149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51"/>
          <table:table-cell/>
          <table:table-cell table:style-name="ce149"/>
          <table:table-cell/>
          <table:table-cell table:style-name="ce149"/>
          <table:table-cell table:style-name="ce116"/>
          <table:table-cell table:number-columns-repeated="25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09"/>
          <table:table-cell table:number-columns-repeated="17"/>
          <table:table-cell table:style-name="ce116"/>
          <table:table-cell table:number-columns-repeated="25"/>
          <table:table-cell table:style-name="ce109"/>
          <table:table-cell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/>
          <table:table-cell table:style-name="ce109"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 table:style-name="ce116"/>
          <table:table-cell table:number-columns-repeated="25"/>
          <table:table-cell table:style-name="ce109"/>
          <table:table-cell table:style-name="ce149"/>
          <table:table-cell table:style-name="ce116"/>
          <table:table-cell table:number-columns-repeated="5"/>
          <table:table-cell table:style-name="ce116"/>
          <table:table-cell table:number-columns-repeated="967"/>
        </table:table-row>
        <table:table-row table:style-name="ro10">
          <table:table-cell table:number-columns-repeated="2"/>
          <table:table-cell table:style-name="ce109"/>
          <table:table-cell/>
          <table:table-cell table:style-name="ce110"/>
          <table:table-cell table:style-name="ce113" table:number-columns-repeated="17"/>
          <table:table-cell table:style-name="ce117"/>
          <table:table-cell table:number-columns-repeated="25"/>
          <table:table-cell table:style-name="ce110"/>
          <table:table-cell table:style-name="ce113"/>
          <table:table-cell table:style-name="ce117"/>
          <table:table-cell table:number-columns-repeated="5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09"/>
          <table:table-cell table:number-columns-repeated="53"/>
          <table:table-cell table:style-name="ce116"/>
          <table:table-cell table:number-columns-repeated="967"/>
        </table:table-row>
        <table:table-row table:style-name="ro9">
          <table:table-cell table:number-columns-repeated="2"/>
          <table:table-cell table:style-name="ce110"/>
          <table:table-cell table:style-name="ce113" table:number-columns-repeated="53"/>
          <table:table-cell table:style-name="ce117"/>
          <table:table-cell table:number-columns-repeated="967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ults" table:style-name="ta1" table:print="false">
        <office:forms form:automatic-focus="false" form:apply-design-mode="false"/>
        <table:table-column table:style-name="co4" table:number-columns-repeated="9" table:default-cell-style-name="Default"/>
        <table:table-row table:style-name="ro4">
          <table:table-cell table:number-columns-repeated="9"/>
        </table:table-row>
        <table:table-row table:style-name="ro4">
          <table:table-cell office:value-type="string">
            <text:p>Number of layers</text:p>
          </table:table-cell>
          <table:table-cell office:value-type="string">
            <text:p>Layer 1</text:p>
          </table:table-cell>
          <table:table-cell office:value-type="string">
            <text:p>Layer 2</text:p>
          </table:table-cell>
          <table:table-cell office:value-type="string">
            <text:p>Layer 3</text:p>
          </table:table-cell>
          <table:table-cell office:value-type="string">
            <text:p>Output Layer</text:p>
          </table:table-cell>
          <table:table-cell office:value-type="string">
            <text:p>Learning Rate</text:p>
          </table:table-cell>
          <table:table-cell office:value-type="string">
            <text:p>Number of Tain Runs</text:p>
          </table:table-cell>
          <table:table-cell office:value-type="string">
            <text:p>Accuracy</text:p>
          </table:table-cell>
          <table:table-cell office:value-type="string">
            <text:p>Speed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4" number:min-integer-digits="1"/>
    </number:number-style>
    <number:number-style style:name="N126">
      <number:number number:decimal-places="15" number:min-integer-digits="1"/>
    </number:number-style>
    <number:number-style style:name="N127">
      <number:number number:decimal-places="16" number:min-integer-digits="1"/>
    </number:number-style>
    <number:number-style style:name="N128">
      <number:number number:decimal-places="17" number:min-integer-digits="1"/>
    </number:number-style>
    <number:number-style style:name="N129">
      <number:number number:decimal-places="18" number:min-integer-digits="1"/>
    </number:number-style>
    <number:number-style style:name="N130">
      <number:number number:decimal-places="19" number:min-integer-digits="1"/>
    </number:number-style>
    <number:number-style style:name="N131">
      <number:number number:decimal-places="20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3333"/>
    </style:style>
    <style:style style:name="GREEN" style:family="table-cell" style:parent-style-name="Default">
      <style:text-properties fo:color="#66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2016／02／12</text:date>, <text:time>15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M</meta:initial-creator>
    <meta:creation-date>2015-08-10T23:29:19</meta:creation-date>
    <dc:date>2016-02-12T15:17:31</dc:date>
    <dc:creator>M M</dc:creator>
    <meta:editing-duration>P14DT8H4M27S</meta:editing-duration>
    <meta:editing-cycles>43</meta:editing-cycles>
    <meta:generator>OpenOffice/4.1.1$Unix OpenOffice.org_project/411m6$Build-9775</meta:generator>
    <meta:document-statistic meta:table-count="10" meta:cell-count="2362" meta:object-count="0"/>
  </office:meta>
</office:document-meta>
</file>